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ettings.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styles.xml" manifest:media-type="text/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Pictures/10000001000003DC0000031EF79FB2DEFDED9CA0.png" manifest:media-type="image/png"/>
  <manifest:file-entry manifest:full-path="Pictures/100000010000078000000690AE931B8B8EE8D71F.png" manifest:media-type="image/png"/>
  <manifest:file-entry manifest:full-path="Pictures/10000001000007080000034EB6F3DCBA3AF85CF7.png" manifest:media-type="image/png"/>
  <manifest:file-entry manifest:full-path="Pictures/10000001000007800000074CB232DF7B0A4A00C6.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415cm" style:rel-column-width="1294*"/>
    </style:style>
    <style:style style:name="Table11.B" style:family="table-column">
      <style:table-column-properties style:column-width="3.745cm" style:rel-column-width="2006*"/>
    </style:style>
    <style:style style:name="Table11.C" style:family="table-column">
      <style:table-column-properties style:column-width="3.616cm" style:rel-column-width="1937*"/>
    </style:style>
    <style:style style:name="Table11.D" style:family="table-column">
      <style:table-column-properties style:column-width="2.427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2.201cm" table:align="margins"/>
    </style:style>
    <style:style style:name="Table13.A" style:family="table-column">
      <style:table-column-properties style:column-width="4.202cm" style:rel-column-width="22564*"/>
    </style:style>
    <style:style style:name="Table13.B" style:family="table-column">
      <style:table-column-properties style:column-width="7.999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401cm" style:rel-column-width="750*"/>
    </style:style>
    <style:style style:name="Table9.B" style:family="table-column">
      <style:table-column-properties style:column-width="5.399cm" style:rel-column-width="2893*"/>
    </style:style>
    <style:style style:name="Table9.C" style:family="table-column">
      <style:table-column-properties style:column-width="5.401cm" style:rel-column-width="2894*"/>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0" style:family="table">
      <style:table-properties style:width="12.199cm" fo:margin-left="0cm" fo:margin-top="0cm" fo:margin-bottom="0cm" table:align="left" style:writing-mode="page"/>
    </style:style>
    <style:style style:name="Table30.A" style:family="table-column">
      <style:table-column-properties style:column-width="0.958cm"/>
    </style:style>
    <style:style style:name="Table30.B" style:family="table-column">
      <style:table-column-properties style:column-width="1.699cm"/>
    </style:style>
    <style:style style:name="Table30.C" style:family="table-column">
      <style:table-column-properties style:column-width="1.535cm"/>
    </style:style>
    <style:style style:name="Table30.D" style:family="table-column">
      <style:table-column-properties style:column-width="1.667cm"/>
    </style:style>
    <style:style style:name="Table30.E" style:family="table-column">
      <style:table-column-properties style:column-width="0.499cm"/>
    </style:style>
    <style:style style:name="Table30.F" style:family="table-column">
      <style:table-column-properties style:column-width="1cm"/>
    </style:style>
    <style:style style:name="Table30.G" style:family="table-column">
      <style:table-column-properties style:column-width="1.614cm"/>
    </style:style>
    <style:style style:name="Table30.1" style:family="table-row">
      <style:table-row-properties fo:keep-together="auto"/>
    </style:style>
    <style:style style:name="Table30.A1" style:family="table-cell">
      <style:table-cell-properties style:vertical-align="bottom" fo:background-color="#eeeeee" fo:padding-left="0.053cm" fo:padding-right="0.053cm" fo:padding-top="0cm" fo:padding-bottom="0cm" fo:border="0.5pt solid #000000">
        <style:background-image/>
      </style:table-cell-properties>
    </style:style>
    <style:style style:name="Table30.B1" style:family="table-cell" style:data-style-name="N114">
      <style:table-cell-properties style:vertical-align="bottom" fo:background-color="#eeeeee" fo:padding-left="0.053cm" fo:padding-right="0.053cm" fo:padding-top="0cm" fo:padding-bottom="0cm" fo:border="0.5pt solid #000000">
        <style:background-image/>
      </style:table-cell-properties>
    </style:style>
    <style:style style:name="Table30.E1" style:family="table-cell" style:data-style-name="N114">
      <style:table-cell-properties style:vertical-align="bottom" fo:background-color="transparent" fo:padding-left="0.049cm" fo:padding-right="0.049cm" fo:padding-top="0cm" fo:padding-bottom="0cm" fo:border-left="0.5pt solid #000000" fo:border-right="0.5pt solid #000000" fo:border-top="none" fo:border-bottom="none">
        <style:background-image/>
      </style:table-cell-properties>
    </style:style>
    <style:style style:name="Table30.A2" style:family="table-cell">
      <style:table-cell-properties style:vertical-align="bottom" fo:padding-left="0.053cm" fo:padding-right="0.053cm" fo:padding-top="0cm" fo:padding-bottom="0cm" fo:border="0.5pt solid #000000"/>
    </style:style>
    <style:style style:name="Table30.B2" style:family="table-cell" style:data-style-name="N114">
      <style:table-cell-properties style:vertical-align="bottom" fo:padding-left="0.053cm" fo:padding-right="0.053cm" fo:padding-top="0cm" fo:padding-bottom="0cm" fo:border="0.5pt solid #000000"/>
    </style:style>
    <style:style style:name="Table30.C2" style:family="table-cell" style:data-style-name="N114">
      <style:table-cell-properties style:vertical-align="bottom" fo:padding-left="0.053cm" fo:padding-right="0.053cm" fo:padding-top="0cm" fo:padding-bottom="0cm" fo:border="0.5pt solid #000000"/>
    </style:style>
    <style:style style:name="Table30.D2" style:family="table-cell" style:data-style-name="N114">
      <style:table-cell-properties style:vertical-align="bottom" fo:padding-left="0.053cm" fo:padding-right="0.053cm" fo:padding-top="0cm" fo:padding-bottom="0cm" fo:border="0.5pt solid #000000"/>
    </style:style>
    <style:style style:name="Table30.F2" style:family="table-cell">
      <style:table-cell-properties style:vertical-align="bottom" fo:padding-left="0.053cm" fo:padding-right="0.053cm" fo:padding-top="0cm" fo:padding-bottom="0cm" fo:border="0.5pt solid #000000"/>
    </style:style>
    <style:style style:name="Table30.G2" style:family="table-cell" style:data-style-name="N114">
      <style:table-cell-properties style:vertical-align="bottom" fo:padding-left="0.053cm" fo:padding-right="0.053cm" fo:padding-top="0cm" fo:padding-bottom="0cm" fo:border="0.5pt solid #000000"/>
    </style:style>
    <style:style style:name="Table30.H2" style:family="table-cell" style:data-style-name="N114">
      <style:table-cell-properties style:vertical-align="bottom" fo:padding-left="0.053cm" fo:padding-right="0.053cm" fo:padding-top="0cm" fo:padding-bottom="0cm" fo:border="0.5pt solid #000000"/>
    </style:style>
    <style:style style:name="Table30.I2" style:family="table-cell" style:data-style-name="N114">
      <style:table-cell-properties style:vertical-align="bottom" fo:padding-left="0.053cm" fo:padding-right="0.053cm" fo:padding-top="0cm" fo:padding-bottom="0cm" fo:border="0.5pt solid #000000"/>
    </style:style>
    <style:style style:name="Table30.A3" style:family="table-cell">
      <style:table-cell-properties style:vertical-align="bottom" fo:padding-left="0.053cm" fo:padding-right="0.053cm" fo:padding-top="0cm" fo:padding-bottom="0cm" fo:border="0.5pt solid #000000"/>
    </style:style>
    <style:style style:name="Table30.B3" style:family="table-cell" style:data-style-name="N114">
      <style:table-cell-properties style:vertical-align="bottom" fo:padding-left="0.053cm" fo:padding-right="0.053cm" fo:padding-top="0cm" fo:padding-bottom="0cm" fo:border="0.5pt solid #000000"/>
    </style:style>
    <style:style style:name="Table30.C3" style:family="table-cell" style:data-style-name="N114">
      <style:table-cell-properties style:vertical-align="bottom" fo:padding-left="0.053cm" fo:padding-right="0.053cm" fo:padding-top="0cm" fo:padding-bottom="0cm" fo:border="0.5pt solid #000000"/>
    </style:style>
    <style:style style:name="Table30.D3" style:family="table-cell" style:data-style-name="N114">
      <style:table-cell-properties style:vertical-align="bottom" fo:padding-left="0.053cm" fo:padding-right="0.053cm" fo:padding-top="0cm" fo:padding-bottom="0cm" fo:border="0.5pt solid #000000"/>
    </style:style>
    <style:style style:name="Table30.F3" style:family="table-cell">
      <style:table-cell-properties style:vertical-align="bottom" fo:padding-left="0.053cm" fo:padding-right="0.053cm" fo:padding-top="0cm" fo:padding-bottom="0cm" fo:border="0.5pt solid #000000"/>
    </style:style>
    <style:style style:name="Table30.G3" style:family="table-cell" style:data-style-name="N114">
      <style:table-cell-properties style:vertical-align="bottom" fo:padding-left="0.053cm" fo:padding-right="0.053cm" fo:padding-top="0cm" fo:padding-bottom="0cm" fo:border="0.5pt solid #000000"/>
    </style:style>
    <style:style style:name="Table30.H3" style:family="table-cell" style:data-style-name="N114">
      <style:table-cell-properties style:vertical-align="bottom" fo:padding-left="0.053cm" fo:padding-right="0.053cm" fo:padding-top="0cm" fo:padding-bottom="0cm" fo:border="0.5pt solid #000000"/>
    </style:style>
    <style:style style:name="Table30.I3" style:family="table-cell" style:data-style-name="N114">
      <style:table-cell-properties style:vertical-align="bottom" fo:padding-left="0.053cm" fo:padding-right="0.053cm" fo:padding-top="0cm" fo:padding-bottom="0cm" fo:border="0.5pt solid #000000"/>
    </style:style>
    <style:style style:name="Table30.A4" style:family="table-cell">
      <style:table-cell-properties style:vertical-align="bottom" fo:padding-left="0.053cm" fo:padding-right="0.053cm" fo:padding-top="0cm" fo:padding-bottom="0cm" fo:border="0.5pt solid #000000"/>
    </style:style>
    <style:style style:name="Table30.B4" style:family="table-cell" style:data-style-name="N114">
      <style:table-cell-properties style:vertical-align="bottom" fo:padding-left="0.053cm" fo:padding-right="0.053cm" fo:padding-top="0cm" fo:padding-bottom="0cm" fo:border="0.5pt solid #000000"/>
    </style:style>
    <style:style style:name="Table30.C4" style:family="table-cell" style:data-style-name="N114">
      <style:table-cell-properties style:vertical-align="bottom" fo:padding-left="0.053cm" fo:padding-right="0.053cm" fo:padding-top="0cm" fo:padding-bottom="0cm" fo:border="0.5pt solid #000000"/>
    </style:style>
    <style:style style:name="Table30.D4" style:family="table-cell" style:data-style-name="N114">
      <style:table-cell-properties style:vertical-align="bottom" fo:padding-left="0.053cm" fo:padding-right="0.053cm" fo:padding-top="0cm" fo:padding-bottom="0cm" fo:border="0.5pt solid #000000"/>
    </style:style>
    <style:style style:name="Table30.F4" style:family="table-cell">
      <style:table-cell-properties style:vertical-align="bottom" fo:padding-left="0.053cm" fo:padding-right="0.053cm" fo:padding-top="0cm" fo:padding-bottom="0cm" fo:border="0.5pt solid #000000"/>
    </style:style>
    <style:style style:name="Table30.G4" style:family="table-cell" style:data-style-name="N114">
      <style:table-cell-properties style:vertical-align="bottom" fo:padding-left="0.053cm" fo:padding-right="0.053cm" fo:padding-top="0cm" fo:padding-bottom="0cm" fo:border="0.5pt solid #000000"/>
    </style:style>
    <style:style style:name="Table30.H4" style:family="table-cell" style:data-style-name="N114">
      <style:table-cell-properties style:vertical-align="bottom" fo:padding-left="0.053cm" fo:padding-right="0.053cm" fo:padding-top="0cm" fo:padding-bottom="0cm" fo:border="0.5pt solid #000000"/>
    </style:style>
    <style:style style:name="Table30.I4" style:family="table-cell" style:data-style-name="N114">
      <style:table-cell-properties style:vertical-align="bottom" fo:padding-left="0.053cm" fo:padding-right="0.053cm" fo:padding-top="0cm" fo:padding-bottom="0cm" fo:border="0.5pt solid #000000"/>
    </style:style>
    <style:style style:name="Table30.A5" style:family="table-cell">
      <style:table-cell-properties style:vertical-align="bottom" fo:padding-left="0.053cm" fo:padding-right="0.053cm" fo:padding-top="0cm" fo:padding-bottom="0cm" fo:border="0.5pt solid #000000"/>
    </style:style>
    <style:style style:name="Table30.B5" style:family="table-cell" style:data-style-name="N114">
      <style:table-cell-properties style:vertical-align="bottom" fo:padding-left="0.053cm" fo:padding-right="0.053cm" fo:padding-top="0cm" fo:padding-bottom="0cm" fo:border="0.5pt solid #000000"/>
    </style:style>
    <style:style style:name="Table30.C5" style:family="table-cell" style:data-style-name="N114">
      <style:table-cell-properties style:vertical-align="bottom" fo:padding-left="0.053cm" fo:padding-right="0.053cm" fo:padding-top="0cm" fo:padding-bottom="0cm" fo:border="0.5pt solid #000000"/>
    </style:style>
    <style:style style:name="Table30.D5" style:family="table-cell" style:data-style-name="N114">
      <style:table-cell-properties style:vertical-align="bottom" fo:padding-left="0.053cm" fo:padding-right="0.053cm" fo:padding-top="0cm" fo:padding-bottom="0cm" fo:border="0.5pt solid #000000"/>
    </style:style>
    <style:style style:name="Table30.F5" style:family="table-cell">
      <style:table-cell-properties style:vertical-align="bottom" fo:padding-left="0.053cm" fo:padding-right="0.053cm" fo:padding-top="0cm" fo:padding-bottom="0cm" fo:border="0.5pt solid #000000"/>
    </style:style>
    <style:style style:name="Table30.G5" style:family="table-cell" style:data-style-name="N114">
      <style:table-cell-properties style:vertical-align="bottom" fo:padding-left="0.053cm" fo:padding-right="0.053cm" fo:padding-top="0cm" fo:padding-bottom="0cm" fo:border="0.5pt solid #000000"/>
    </style:style>
    <style:style style:name="Table30.H5" style:family="table-cell" style:data-style-name="N114">
      <style:table-cell-properties style:vertical-align="bottom" fo:padding-left="0.053cm" fo:padding-right="0.053cm" fo:padding-top="0cm" fo:padding-bottom="0cm" fo:border="0.5pt solid #000000"/>
    </style:style>
    <style:style style:name="Table30.I5" style:family="table-cell" style:data-style-name="N114">
      <style:table-cell-properties style:vertical-align="bottom" fo:padding-left="0.053cm" fo:padding-right="0.053cm" fo:padding-top="0cm" fo:padding-bottom="0cm" fo:border="0.5pt solid #000000"/>
    </style:style>
    <style:style style:name="Table30.A6" style:family="table-cell">
      <style:table-cell-properties style:vertical-align="bottom" fo:padding-left="0.053cm" fo:padding-right="0.053cm" fo:padding-top="0cm" fo:padding-bottom="0cm" fo:border="0.5pt solid #000000"/>
    </style:style>
    <style:style style:name="Table30.B6" style:family="table-cell" style:data-style-name="N114">
      <style:table-cell-properties style:vertical-align="bottom" fo:padding-left="0.053cm" fo:padding-right="0.053cm" fo:padding-top="0cm" fo:padding-bottom="0cm" fo:border="0.5pt solid #000000"/>
    </style:style>
    <style:style style:name="Table30.C6" style:family="table-cell" style:data-style-name="N114">
      <style:table-cell-properties style:vertical-align="bottom" fo:padding-left="0.053cm" fo:padding-right="0.053cm" fo:padding-top="0cm" fo:padding-bottom="0cm" fo:border="0.5pt solid #000000"/>
    </style:style>
    <style:style style:name="Table30.D6" style:family="table-cell" style:data-style-name="N114">
      <style:table-cell-properties style:vertical-align="bottom" fo:padding-left="0.053cm" fo:padding-right="0.053cm" fo:padding-top="0cm" fo:padding-bottom="0cm" fo:border="0.5pt solid #000000"/>
    </style:style>
    <style:style style:name="Table30.F6" style:family="table-cell">
      <style:table-cell-properties style:vertical-align="bottom" fo:padding-left="0.053cm" fo:padding-right="0.053cm" fo:padding-top="0cm" fo:padding-bottom="0cm" fo:border="0.5pt solid #000000"/>
    </style:style>
    <style:style style:name="Table30.G6" style:family="table-cell" style:data-style-name="N114">
      <style:table-cell-properties style:vertical-align="bottom" fo:padding-left="0.053cm" fo:padding-right="0.053cm" fo:padding-top="0cm" fo:padding-bottom="0cm" fo:border="0.5pt solid #000000"/>
    </style:style>
    <style:style style:name="Table30.H6" style:family="table-cell" style:data-style-name="N114">
      <style:table-cell-properties style:vertical-align="bottom" fo:padding-left="0.053cm" fo:padding-right="0.053cm" fo:padding-top="0cm" fo:padding-bottom="0cm" fo:border="0.5pt solid #000000"/>
    </style:style>
    <style:style style:name="Table30.I6" style:family="table-cell" style:data-style-name="N114">
      <style:table-cell-properties style:vertical-align="bottom" fo:padding-left="0.053cm" fo:padding-right="0.053cm" fo:padding-top="0cm" fo:padding-bottom="0cm" fo:border="0.5pt solid #000000"/>
    </style:style>
    <style:style style:name="Table30.A7" style:family="table-cell">
      <style:table-cell-properties style:vertical-align="bottom" fo:padding-left="0.053cm" fo:padding-right="0.053cm" fo:padding-top="0cm" fo:padding-bottom="0cm" fo:border="0.5pt solid #000000"/>
    </style:style>
    <style:style style:name="Table30.B7" style:family="table-cell" style:data-style-name="N114">
      <style:table-cell-properties style:vertical-align="bottom" fo:padding-left="0.053cm" fo:padding-right="0.053cm" fo:padding-top="0cm" fo:padding-bottom="0cm" fo:border="0.5pt solid #000000"/>
    </style:style>
    <style:style style:name="Table30.C7" style:family="table-cell" style:data-style-name="N114">
      <style:table-cell-properties style:vertical-align="bottom" fo:padding-left="0.053cm" fo:padding-right="0.053cm" fo:padding-top="0cm" fo:padding-bottom="0cm" fo:border="0.5pt solid #000000"/>
    </style:style>
    <style:style style:name="Table30.D7" style:family="table-cell" style:data-style-name="N114">
      <style:table-cell-properties style:vertical-align="bottom" fo:padding-left="0.053cm" fo:padding-right="0.053cm" fo:padding-top="0cm" fo:padding-bottom="0cm" fo:border="0.5pt solid #000000"/>
    </style:style>
    <style:style style:name="Table30.F7" style:family="table-cell">
      <style:table-cell-properties style:vertical-align="bottom" fo:padding-left="0.053cm" fo:padding-right="0.053cm" fo:padding-top="0cm" fo:padding-bottom="0cm" fo:border="0.5pt solid #000000"/>
    </style:style>
    <style:style style:name="Table30.G7" style:family="table-cell" style:data-style-name="N114">
      <style:table-cell-properties style:vertical-align="bottom" fo:padding-left="0.053cm" fo:padding-right="0.053cm" fo:padding-top="0cm" fo:padding-bottom="0cm" fo:border="0.5pt solid #000000"/>
    </style:style>
    <style:style style:name="Table30.H7" style:family="table-cell" style:data-style-name="N114">
      <style:table-cell-properties style:vertical-align="bottom" fo:padding-left="0.053cm" fo:padding-right="0.053cm" fo:padding-top="0cm" fo:padding-bottom="0cm" fo:border="0.5pt solid #000000"/>
    </style:style>
    <style:style style:name="Table30.I7" style:family="table-cell" style:data-style-name="N114">
      <style:table-cell-properties style:vertical-align="bottom" fo:padding-left="0.053cm" fo:padding-right="0.053cm" fo:padding-top="0cm" fo:padding-bottom="0cm" fo:border="0.5pt solid #000000"/>
    </style:style>
    <style:style style:name="Table30.A8" style:family="table-cell">
      <style:table-cell-properties style:vertical-align="bottom" fo:padding-left="0.053cm" fo:padding-right="0.053cm" fo:padding-top="0cm" fo:padding-bottom="0cm" fo:border="0.5pt solid #000000"/>
    </style:style>
    <style:style style:name="Table30.B8" style:family="table-cell" style:data-style-name="N114">
      <style:table-cell-properties style:vertical-align="bottom" fo:padding-left="0.053cm" fo:padding-right="0.053cm" fo:padding-top="0cm" fo:padding-bottom="0cm" fo:border="0.5pt solid #000000"/>
    </style:style>
    <style:style style:name="Table30.C8" style:family="table-cell" style:data-style-name="N114">
      <style:table-cell-properties style:vertical-align="bottom" fo:padding-left="0.053cm" fo:padding-right="0.053cm" fo:padding-top="0cm" fo:padding-bottom="0cm" fo:border="0.5pt solid #000000"/>
    </style:style>
    <style:style style:name="Table30.D8" style:family="table-cell" style:data-style-name="N114">
      <style:table-cell-properties style:vertical-align="bottom" fo:padding-left="0.053cm" fo:padding-right="0.053cm" fo:padding-top="0cm" fo:padding-bottom="0cm" fo:border="0.5pt solid #000000"/>
    </style:style>
    <style:style style:name="Table30.F8" style:family="table-cell">
      <style:table-cell-properties style:vertical-align="bottom" fo:padding-left="0.053cm" fo:padding-right="0.053cm" fo:padding-top="0cm" fo:padding-bottom="0cm" fo:border="0.5pt solid #000000"/>
    </style:style>
    <style:style style:name="Table30.G8" style:family="table-cell" style:data-style-name="N114">
      <style:table-cell-properties style:vertical-align="bottom" fo:padding-left="0.053cm" fo:padding-right="0.053cm" fo:padding-top="0cm" fo:padding-bottom="0cm" fo:border="0.5pt solid #000000"/>
    </style:style>
    <style:style style:name="Table30.H8" style:family="table-cell" style:data-style-name="N114">
      <style:table-cell-properties style:vertical-align="bottom" fo:padding-left="0.053cm" fo:padding-right="0.053cm" fo:padding-top="0cm" fo:padding-bottom="0cm" fo:border="0.5pt solid #000000"/>
    </style:style>
    <style:style style:name="Table30.I8" style:family="table-cell" style:data-style-name="N114">
      <style:table-cell-properties style:vertical-align="bottom" fo:padding-left="0.053cm" fo:padding-right="0.053cm" fo:padding-top="0cm" fo:padding-bottom="0cm" fo:border="0.5pt solid #000000"/>
    </style:style>
    <style:style style:name="Table30.A9" style:family="table-cell">
      <style:table-cell-properties style:vertical-align="bottom" fo:padding-left="0.053cm" fo:padding-right="0.053cm" fo:padding-top="0cm" fo:padding-bottom="0cm" fo:border="0.5pt solid #000000"/>
    </style:style>
    <style:style style:name="Table30.B9" style:family="table-cell" style:data-style-name="N114">
      <style:table-cell-properties style:vertical-align="bottom" fo:padding-left="0.053cm" fo:padding-right="0.053cm" fo:padding-top="0cm" fo:padding-bottom="0cm" fo:border="0.5pt solid #000000"/>
    </style:style>
    <style:style style:name="Table30.C9" style:family="table-cell" style:data-style-name="N114">
      <style:table-cell-properties style:vertical-align="bottom" fo:padding-left="0.053cm" fo:padding-right="0.053cm" fo:padding-top="0cm" fo:padding-bottom="0cm" fo:border="0.5pt solid #000000"/>
    </style:style>
    <style:style style:name="Table30.D9" style:family="table-cell" style:data-style-name="N114">
      <style:table-cell-properties style:vertical-align="bottom" fo:padding-left="0.053cm" fo:padding-right="0.053cm" fo:padding-top="0cm" fo:padding-bottom="0cm" fo:border="0.5pt solid #000000"/>
    </style:style>
    <style:style style:name="Table30.F9" style:family="table-cell">
      <style:table-cell-properties style:vertical-align="bottom" fo:padding-left="0.053cm" fo:padding-right="0.053cm" fo:padding-top="0cm" fo:padding-bottom="0cm" fo:border="0.5pt solid #000000"/>
    </style:style>
    <style:style style:name="Table30.G9" style:family="table-cell" style:data-style-name="N114">
      <style:table-cell-properties style:vertical-align="bottom" fo:padding-left="0.053cm" fo:padding-right="0.053cm" fo:padding-top="0cm" fo:padding-bottom="0cm" fo:border="0.5pt solid #000000"/>
    </style:style>
    <style:style style:name="Table30.H9" style:family="table-cell" style:data-style-name="N114">
      <style:table-cell-properties style:vertical-align="bottom" fo:padding-left="0.053cm" fo:padding-right="0.053cm" fo:padding-top="0cm" fo:padding-bottom="0cm" fo:border="0.5pt solid #000000"/>
    </style:style>
    <style:style style:name="Table30.I9" style:family="table-cell" style:data-style-name="N114">
      <style:table-cell-properties style:vertical-align="bottom" fo:padding-left="0.053cm" fo:padding-right="0.053cm" fo:padding-top="0cm" fo:padding-bottom="0cm" fo:border="0.5pt solid #000000"/>
    </style:style>
    <style:style style:name="Table30.A10" style:family="table-cell">
      <style:table-cell-properties style:vertical-align="bottom" fo:padding-left="0.053cm" fo:padding-right="0.053cm" fo:padding-top="0cm" fo:padding-bottom="0cm" fo:border="0.5pt solid #000000"/>
    </style:style>
    <style:style style:name="Table30.B10" style:family="table-cell" style:data-style-name="N114">
      <style:table-cell-properties style:vertical-align="bottom" fo:padding-left="0.053cm" fo:padding-right="0.053cm" fo:padding-top="0cm" fo:padding-bottom="0cm" fo:border="0.5pt solid #000000"/>
    </style:style>
    <style:style style:name="Table30.C10" style:family="table-cell" style:data-style-name="N114">
      <style:table-cell-properties style:vertical-align="bottom" fo:padding-left="0.053cm" fo:padding-right="0.053cm" fo:padding-top="0cm" fo:padding-bottom="0cm" fo:border="0.5pt solid #000000"/>
    </style:style>
    <style:style style:name="Table30.D10" style:family="table-cell" style:data-style-name="N114">
      <style:table-cell-properties style:vertical-align="bottom" fo:padding-left="0.053cm" fo:padding-right="0.053cm" fo:padding-top="0cm" fo:padding-bottom="0cm" fo:border="0.5pt solid #000000"/>
    </style:style>
    <style:style style:name="Table30.F10" style:family="table-cell">
      <style:table-cell-properties style:vertical-align="bottom" fo:padding-left="0.053cm" fo:padding-right="0.053cm" fo:padding-top="0cm" fo:padding-bottom="0cm" fo:border="0.5pt solid #000000"/>
    </style:style>
    <style:style style:name="Table30.G10" style:family="table-cell" style:data-style-name="N114">
      <style:table-cell-properties style:vertical-align="bottom" fo:padding-left="0.053cm" fo:padding-right="0.053cm" fo:padding-top="0cm" fo:padding-bottom="0cm" fo:border="0.5pt solid #000000"/>
    </style:style>
    <style:style style:name="Table30.H10" style:family="table-cell" style:data-style-name="N114">
      <style:table-cell-properties style:vertical-align="bottom" fo:padding-left="0.053cm" fo:padding-right="0.053cm" fo:padding-top="0cm" fo:padding-bottom="0cm" fo:border="0.5pt solid #000000"/>
    </style:style>
    <style:style style:name="Table30.I10" style:family="table-cell" style:data-style-name="N114">
      <style:table-cell-properties style:vertical-align="bottom" fo:padding-left="0.053cm" fo:padding-right="0.053cm" fo:padding-top="0cm" fo:padding-bottom="0cm" fo:border="0.5pt solid #000000"/>
    </style:style>
    <style:style style:name="Table30.A11" style:family="table-cell">
      <style:table-cell-properties style:vertical-align="bottom" fo:padding-left="0.053cm" fo:padding-right="0.053cm" fo:padding-top="0cm" fo:padding-bottom="0cm" fo:border="0.5pt solid #000000"/>
    </style:style>
    <style:style style:name="Table30.B11" style:family="table-cell" style:data-style-name="N114">
      <style:table-cell-properties style:vertical-align="bottom" fo:padding-left="0.053cm" fo:padding-right="0.053cm" fo:padding-top="0cm" fo:padding-bottom="0cm" fo:border="0.5pt solid #000000"/>
    </style:style>
    <style:style style:name="Table30.C11" style:family="table-cell" style:data-style-name="N114">
      <style:table-cell-properties style:vertical-align="bottom" fo:padding-left="0.053cm" fo:padding-right="0.053cm" fo:padding-top="0cm" fo:padding-bottom="0cm" fo:border="0.5pt solid #000000"/>
    </style:style>
    <style:style style:name="Table30.D11" style:family="table-cell" style:data-style-name="N114">
      <style:table-cell-properties style:vertical-align="bottom" fo:padding-left="0.053cm" fo:padding-right="0.053cm" fo:padding-top="0cm" fo:padding-bottom="0cm" fo:border="0.5pt solid #000000"/>
    </style:style>
    <style:style style:name="Table30.F11" style:family="table-cell">
      <style:table-cell-properties style:vertical-align="bottom" fo:padding-left="0.053cm" fo:padding-right="0.053cm" fo:padding-top="0cm" fo:padding-bottom="0cm" fo:border="0.5pt solid #000000"/>
    </style:style>
    <style:style style:name="Table30.G11" style:family="table-cell" style:data-style-name="N114">
      <style:table-cell-properties style:vertical-align="bottom" fo:padding-left="0.053cm" fo:padding-right="0.053cm" fo:padding-top="0cm" fo:padding-bottom="0cm" fo:border="0.5pt solid #000000"/>
    </style:style>
    <style:style style:name="Table30.H11" style:family="table-cell" style:data-style-name="N114">
      <style:table-cell-properties style:vertical-align="bottom" fo:padding-left="0.053cm" fo:padding-right="0.053cm" fo:padding-top="0cm" fo:padding-bottom="0cm" fo:border="0.5pt solid #000000"/>
    </style:style>
    <style:style style:name="Table30.I11" style:family="table-cell" style:data-style-name="N114">
      <style:table-cell-properties style:vertical-align="bottom" fo:padding-left="0.053cm" fo:padding-right="0.053cm" fo:padding-top="0cm" fo:padding-bottom="0cm" fo:border="0.5pt solid #000000"/>
    </style:style>
    <style:style style:name="Table30.A12" style:family="table-cell">
      <style:table-cell-properties style:vertical-align="bottom" fo:padding-left="0.053cm" fo:padding-right="0.053cm" fo:padding-top="0cm" fo:padding-bottom="0cm" fo:border="0.5pt solid #000000"/>
    </style:style>
    <style:style style:name="Table30.B12" style:family="table-cell" style:data-style-name="N114">
      <style:table-cell-properties style:vertical-align="bottom" fo:padding-left="0.053cm" fo:padding-right="0.053cm" fo:padding-top="0cm" fo:padding-bottom="0cm" fo:border="0.5pt solid #000000"/>
    </style:style>
    <style:style style:name="Table30.C12" style:family="table-cell" style:data-style-name="N114">
      <style:table-cell-properties style:vertical-align="bottom" fo:padding-left="0.053cm" fo:padding-right="0.053cm" fo:padding-top="0cm" fo:padding-bottom="0cm" fo:border="0.5pt solid #000000"/>
    </style:style>
    <style:style style:name="Table30.D12" style:family="table-cell" style:data-style-name="N114">
      <style:table-cell-properties style:vertical-align="bottom" fo:padding-left="0.053cm" fo:padding-right="0.053cm" fo:padding-top="0cm" fo:padding-bottom="0cm" fo:border="0.5pt solid #000000"/>
    </style:style>
    <style:style style:name="Table30.F12" style:family="table-cell">
      <style:table-cell-properties style:vertical-align="bottom" fo:padding-left="0.053cm" fo:padding-right="0.053cm" fo:padding-top="0cm" fo:padding-bottom="0cm" fo:border="0.5pt solid #000000"/>
    </style:style>
    <style:style style:name="Table30.G12" style:family="table-cell" style:data-style-name="N114">
      <style:table-cell-properties style:vertical-align="bottom" fo:padding-left="0.053cm" fo:padding-right="0.053cm" fo:padding-top="0cm" fo:padding-bottom="0cm" fo:border="0.5pt solid #000000"/>
    </style:style>
    <style:style style:name="Table30.H12" style:family="table-cell" style:data-style-name="N114">
      <style:table-cell-properties style:vertical-align="bottom" fo:padding-left="0.053cm" fo:padding-right="0.053cm" fo:padding-top="0cm" fo:padding-bottom="0cm" fo:border="0.5pt solid #000000"/>
    </style:style>
    <style:style style:name="Table30.I12" style:family="table-cell" style:data-style-name="N114">
      <style:table-cell-properties style:vertical-align="bottom" fo:padding-left="0.053cm" fo:padding-right="0.053cm" fo:padding-top="0cm" fo:padding-bottom="0cm" fo:border="0.5pt solid #000000"/>
    </style:style>
    <style:style style:name="Table30.A13" style:family="table-cell">
      <style:table-cell-properties style:vertical-align="bottom" fo:padding-left="0.053cm" fo:padding-right="0.053cm" fo:padding-top="0cm" fo:padding-bottom="0cm" fo:border="0.5pt solid #000000"/>
    </style:style>
    <style:style style:name="Table30.B13" style:family="table-cell" style:data-style-name="N114">
      <style:table-cell-properties style:vertical-align="bottom" fo:padding-left="0.053cm" fo:padding-right="0.053cm" fo:padding-top="0cm" fo:padding-bottom="0cm" fo:border="0.5pt solid #000000"/>
    </style:style>
    <style:style style:name="Table30.C13" style:family="table-cell" style:data-style-name="N114">
      <style:table-cell-properties style:vertical-align="bottom" fo:padding-left="0.053cm" fo:padding-right="0.053cm" fo:padding-top="0cm" fo:padding-bottom="0cm" fo:border="0.5pt solid #000000"/>
    </style:style>
    <style:style style:name="Table30.D13" style:family="table-cell" style:data-style-name="N114">
      <style:table-cell-properties style:vertical-align="bottom" fo:padding-left="0.053cm" fo:padding-right="0.053cm" fo:padding-top="0cm" fo:padding-bottom="0cm" fo:border="0.5pt solid #000000"/>
    </style:style>
    <style:style style:name="Table30.F13" style:family="table-cell">
      <style:table-cell-properties style:vertical-align="bottom" fo:padding-left="0.053cm" fo:padding-right="0.053cm" fo:padding-top="0cm" fo:padding-bottom="0cm" fo:border="0.5pt solid #000000"/>
    </style:style>
    <style:style style:name="Table30.G13" style:family="table-cell" style:data-style-name="N114">
      <style:table-cell-properties style:vertical-align="bottom" fo:padding-left="0.053cm" fo:padding-right="0.053cm" fo:padding-top="0cm" fo:padding-bottom="0cm" fo:border="0.5pt solid #000000"/>
    </style:style>
    <style:style style:name="Table30.H13" style:family="table-cell" style:data-style-name="N114">
      <style:table-cell-properties style:vertical-align="bottom" fo:padding-left="0.053cm" fo:padding-right="0.053cm" fo:padding-top="0cm" fo:padding-bottom="0cm" fo:border="0.5pt solid #000000"/>
    </style:style>
    <style:style style:name="Table30.I13" style:family="table-cell" style:data-style-name="N114">
      <style:table-cell-properties style:vertical-align="bottom" fo:padding-left="0.053cm" fo:padding-right="0.053cm" fo:padding-top="0cm" fo:padding-bottom="0cm" fo:border="0.5pt solid #000000"/>
    </style:style>
    <style:style style:name="Table30.A14" style:family="table-cell">
      <style:table-cell-properties style:vertical-align="bottom" fo:padding-left="0.053cm" fo:padding-right="0.053cm" fo:padding-top="0cm" fo:padding-bottom="0cm" fo:border="0.5pt solid #000000"/>
    </style:style>
    <style:style style:name="Table30.B14" style:family="table-cell" style:data-style-name="N114">
      <style:table-cell-properties style:vertical-align="bottom" fo:padding-left="0.053cm" fo:padding-right="0.053cm" fo:padding-top="0cm" fo:padding-bottom="0cm" fo:border="0.5pt solid #000000"/>
    </style:style>
    <style:style style:name="Table30.C14" style:family="table-cell" style:data-style-name="N114">
      <style:table-cell-properties style:vertical-align="bottom" fo:padding-left="0.053cm" fo:padding-right="0.053cm" fo:padding-top="0cm" fo:padding-bottom="0cm" fo:border="0.5pt solid #000000"/>
    </style:style>
    <style:style style:name="Table30.D14" style:family="table-cell" style:data-style-name="N114">
      <style:table-cell-properties style:vertical-align="bottom" fo:padding-left="0.053cm" fo:padding-right="0.053cm" fo:padding-top="0cm" fo:padding-bottom="0cm" fo:border="0.5pt solid #000000"/>
    </style:style>
    <style:style style:name="Table30.F14" style:family="table-cell">
      <style:table-cell-properties style:vertical-align="bottom" fo:padding-left="0.053cm" fo:padding-right="0.053cm" fo:padding-top="0cm" fo:padding-bottom="0cm" fo:border="0.5pt solid #000000"/>
    </style:style>
    <style:style style:name="Table30.G14" style:family="table-cell" style:data-style-name="N114">
      <style:table-cell-properties style:vertical-align="bottom" fo:padding-left="0.053cm" fo:padding-right="0.053cm" fo:padding-top="0cm" fo:padding-bottom="0cm" fo:border="0.5pt solid #000000"/>
    </style:style>
    <style:style style:name="Table30.H14" style:family="table-cell" style:data-style-name="N114">
      <style:table-cell-properties style:vertical-align="bottom" fo:padding-left="0.053cm" fo:padding-right="0.053cm" fo:padding-top="0cm" fo:padding-bottom="0cm" fo:border="0.5pt solid #000000"/>
    </style:style>
    <style:style style:name="Table30.I14" style:family="table-cell" style:data-style-name="N114">
      <style:table-cell-properties style:vertical-align="bottom" fo:padding-left="0.053cm" fo:padding-right="0.053cm" fo:padding-top="0cm" fo:padding-bottom="0cm" fo:border="0.5pt solid #000000"/>
    </style:style>
    <style:style style:name="Table30.A15" style:family="table-cell">
      <style:table-cell-properties style:vertical-align="bottom" fo:padding-left="0.053cm" fo:padding-right="0.053cm" fo:padding-top="0cm" fo:padding-bottom="0cm" fo:border="0.5pt solid #000000"/>
    </style:style>
    <style:style style:name="Table30.B15" style:family="table-cell" style:data-style-name="N114">
      <style:table-cell-properties style:vertical-align="bottom" fo:padding-left="0.053cm" fo:padding-right="0.053cm" fo:padding-top="0cm" fo:padding-bottom="0cm" fo:border="0.5pt solid #000000"/>
    </style:style>
    <style:style style:name="Table30.C15" style:family="table-cell" style:data-style-name="N114">
      <style:table-cell-properties style:vertical-align="bottom" fo:padding-left="0.053cm" fo:padding-right="0.053cm" fo:padding-top="0cm" fo:padding-bottom="0cm" fo:border="0.5pt solid #000000"/>
    </style:style>
    <style:style style:name="Table30.D15" style:family="table-cell" style:data-style-name="N114">
      <style:table-cell-properties style:vertical-align="bottom" fo:padding-left="0.053cm" fo:padding-right="0.053cm" fo:padding-top="0cm" fo:padding-bottom="0cm" fo:border="0.5pt solid #000000"/>
    </style:style>
    <style:style style:name="Table30.F15" style:family="table-cell">
      <style:table-cell-properties style:vertical-align="bottom" fo:padding-left="0.053cm" fo:padding-right="0.053cm" fo:padding-top="0cm" fo:padding-bottom="0cm" fo:border="0.5pt solid #000000"/>
    </style:style>
    <style:style style:name="Table30.G15" style:family="table-cell" style:data-style-name="N114">
      <style:table-cell-properties style:vertical-align="bottom" fo:padding-left="0.053cm" fo:padding-right="0.053cm" fo:padding-top="0cm" fo:padding-bottom="0cm" fo:border="0.5pt solid #000000"/>
    </style:style>
    <style:style style:name="Table30.H15" style:family="table-cell" style:data-style-name="N114">
      <style:table-cell-properties style:vertical-align="bottom" fo:padding-left="0.053cm" fo:padding-right="0.053cm" fo:padding-top="0cm" fo:padding-bottom="0cm" fo:border="0.5pt solid #000000"/>
    </style:style>
    <style:style style:name="Table30.I15" style:family="table-cell" style:data-style-name="N114">
      <style:table-cell-properties style:vertical-align="bottom" fo:padding-left="0.053cm" fo:padding-right="0.053cm" fo:padding-top="0cm" fo:padding-bottom="0cm" fo:border="0.5pt solid #000000"/>
    </style:style>
    <style:style style:name="Table30.A16" style:family="table-cell">
      <style:table-cell-properties style:vertical-align="bottom" fo:padding-left="0.053cm" fo:padding-right="0.053cm" fo:padding-top="0cm" fo:padding-bottom="0cm" fo:border="0.5pt solid #000000"/>
    </style:style>
    <style:style style:name="Table30.B16" style:family="table-cell" style:data-style-name="N114">
      <style:table-cell-properties style:vertical-align="bottom" fo:padding-left="0.053cm" fo:padding-right="0.053cm" fo:padding-top="0cm" fo:padding-bottom="0cm" fo:border="0.5pt solid #000000"/>
    </style:style>
    <style:style style:name="Table30.C16" style:family="table-cell" style:data-style-name="N114">
      <style:table-cell-properties style:vertical-align="bottom" fo:padding-left="0.053cm" fo:padding-right="0.053cm" fo:padding-top="0cm" fo:padding-bottom="0cm" fo:border="0.5pt solid #000000"/>
    </style:style>
    <style:style style:name="Table30.D16" style:family="table-cell" style:data-style-name="N114">
      <style:table-cell-properties style:vertical-align="bottom" fo:padding-left="0.053cm" fo:padding-right="0.053cm" fo:padding-top="0cm" fo:padding-bottom="0cm" fo:border="0.5pt solid #000000"/>
    </style:style>
    <style:style style:name="Table30.F16" style:family="table-cell">
      <style:table-cell-properties style:vertical-align="bottom" fo:padding-left="0.053cm" fo:padding-right="0.053cm" fo:padding-top="0cm" fo:padding-bottom="0cm" fo:border="0.5pt solid #000000"/>
    </style:style>
    <style:style style:name="Table30.G16" style:family="table-cell" style:data-style-name="N114">
      <style:table-cell-properties style:vertical-align="bottom" fo:padding-left="0.053cm" fo:padding-right="0.053cm" fo:padding-top="0cm" fo:padding-bottom="0cm" fo:border="0.5pt solid #000000"/>
    </style:style>
    <style:style style:name="Table30.H16" style:family="table-cell" style:data-style-name="N114">
      <style:table-cell-properties style:vertical-align="bottom" fo:padding-left="0.053cm" fo:padding-right="0.053cm" fo:padding-top="0cm" fo:padding-bottom="0cm" fo:border="0.5pt solid #000000"/>
    </style:style>
    <style:style style:name="Table30.I16" style:family="table-cell" style:data-style-name="N114">
      <style:table-cell-properties style:vertical-align="bottom" fo:padding-left="0.053cm" fo:padding-right="0.053cm" fo:padding-top="0cm" fo:padding-bottom="0cm" fo:border="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10a8bb" officeooo:paragraph-rsid="0010a8bb" style:font-style-asian="italic" style:font-style-complex="italic"/>
    </style:style>
    <style:style style:name="P6" style:family="paragraph" style:parent-style-name="Table_20_Contents">
      <style:text-properties fo:font-style="italic" officeooo:rsid="0010a8bb" officeooo:paragraph-rsid="00157bbc" style:font-style-asian="italic" style:font-style-complex="italic"/>
    </style:style>
    <style:style style:name="P7" style:family="paragraph" style:parent-style-name="Table_20_Contents">
      <style:text-properties fo:font-style="italic" officeooo:rsid="0010a8bb" officeooo:paragraph-rsid="001873d5" style:font-style-asian="italic" style:font-style-complex="italic"/>
    </style:style>
    <style:style style:name="P8" style:family="paragraph" style:parent-style-name="Table_20_Contents">
      <style:text-properties fo:font-style="italic" officeooo:rsid="0010a8bb" officeooo:paragraph-rsid="001b0a3f" style:font-style-asian="italic" style:font-style-complex="italic"/>
    </style:style>
    <style:style style:name="P9" style:family="paragraph" style:parent-style-name="Table_20_Contents">
      <style:text-properties fo:font-style="italic" officeooo:rsid="0010a8bb" officeooo:paragraph-rsid="001cd2ef" style:font-style-asian="italic" style:font-style-complex="italic"/>
    </style:style>
    <style:style style:name="P10" style:family="paragraph" style:parent-style-name="Table_20_Contents">
      <style:text-properties fo:font-style="italic" officeooo:rsid="0010a8bb" officeooo:paragraph-rsid="006c8695" style:font-style-asian="italic" style:font-style-complex="italic"/>
    </style:style>
    <style:style style:name="P11" style:family="paragraph" style:parent-style-name="Table_20_Contents">
      <style:text-properties fo:font-style="italic" officeooo:rsid="0010a8bb" officeooo:paragraph-rsid="006e5e38" style:font-style-asian="italic" style:font-style-complex="italic"/>
    </style:style>
    <style:style style:name="P12" style:family="paragraph" style:parent-style-name="Table_20_Contents">
      <style:text-properties fo:font-style="italic" officeooo:rsid="0010a8bb" officeooo:paragraph-rsid="0073e120" style:font-style-asian="italic" style:font-style-complex="italic"/>
    </style:style>
    <style:style style:name="P13" style:family="paragraph" style:parent-style-name="Table_20_Contents">
      <style:text-properties fo:font-style="italic" officeooo:rsid="0010a8bb" officeooo:paragraph-rsid="0077cd44" style:font-style-asian="italic" style:font-style-complex="italic"/>
    </style:style>
    <style:style style:name="P14" style:family="paragraph" style:parent-style-name="Table_20_Contents">
      <style:text-properties fo:font-style="italic" officeooo:rsid="0010a8bb" officeooo:paragraph-rsid="007a1f26" style:font-style-asian="italic" style:font-style-complex="italic"/>
    </style:style>
    <style:style style:name="P15" style:family="paragraph" style:parent-style-name="Table_20_Contents">
      <style:text-properties fo:font-style="italic" officeooo:rsid="001873d5" officeooo:paragraph-rsid="001873d5" style:font-style-asian="italic" style:font-style-complex="italic"/>
    </style:style>
    <style:style style:name="P16" style:family="paragraph" style:parent-style-name="Table_20_Contents">
      <style:text-properties fo:font-style="italic" officeooo:rsid="0048580e" officeooo:paragraph-rsid="0048580e" style:font-style-asian="italic" style:font-style-complex="italic"/>
    </style:style>
    <style:style style:name="P17" style:family="paragraph" style:parent-style-name="Table_20_Contents">
      <style:text-properties fo:font-style="italic" officeooo:rsid="0043144b" officeooo:paragraph-rsid="0043144b" style:font-style-asian="italic" style:font-style-complex="italic"/>
    </style:style>
    <style:style style:name="P18" style:family="paragraph" style:parent-style-name="Table_20_Contents">
      <style:text-properties fo:font-style="italic" officeooo:rsid="00443384" officeooo:paragraph-rsid="00443384" style:font-style-asian="italic" style:font-style-complex="italic"/>
    </style:style>
    <style:style style:name="P19" style:family="paragraph" style:parent-style-name="Table_20_Contents">
      <style:text-properties fo:font-style="italic" officeooo:rsid="0049dd78" officeooo:paragraph-rsid="0049dd78" style:font-style-asian="italic" style:font-style-complex="italic"/>
    </style:style>
    <style:style style:name="P20" style:family="paragraph" style:parent-style-name="Table_20_Contents">
      <style:text-properties fo:font-style="italic" officeooo:rsid="004b955e" officeooo:paragraph-rsid="004b955e"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Footnote">
      <style:text-properties fo:font-style="italic" style:font-style-asian="italic" style:font-style-complex="italic"/>
    </style:style>
    <style:style style:name="P23" style:family="paragraph" style:parent-style-name="Table_20_Contents">
      <style:text-properties fo:font-style="italic" officeooo:rsid="00f04006" officeooo:paragraph-rsid="00f04006" style:font-style-asian="italic" style:font-style-complex="italic"/>
    </style:style>
    <style:style style:name="P24" style:family="paragraph" style:parent-style-name="Text_20_body">
      <style:text-properties fo:font-style="italic" officeooo:rsid="003f5891" officeooo:paragraph-rsid="00f7f678" style:font-style-asian="italic" style:font-style-complex="italic"/>
    </style:style>
    <style:style style:name="P25" style:family="paragraph" style:parent-style-name="Table_20_Contents">
      <style:text-properties fo:font-style="italic" officeooo:rsid="00cbc4a1" officeooo:paragraph-rsid="0125873f" style:font-style-asian="italic" style:font-style-complex="italic"/>
    </style:style>
    <style:style style:name="P26" style:family="paragraph" style:parent-style-name="Text_20_body">
      <style:text-properties fo:font-style="italic" officeooo:rsid="0119009b" officeooo:paragraph-rsid="0119009b" style:font-style-asian="italic" style:font-style-complex="italic"/>
    </style:style>
    <style:style style:name="P27" style:family="paragraph" style:parent-style-name="Table_20_Contents">
      <style:text-properties fo:font-style="italic" officeooo:rsid="01534c8a" officeooo:paragraph-rsid="01534c8a" style:font-style-asian="italic" style:font-style-complex="italic"/>
    </style:style>
    <style:style style:name="P28" style:family="paragraph" style:parent-style-name="Table_20_Contents">
      <style:text-properties fo:font-style="italic" officeooo:rsid="0156dac6" officeooo:paragraph-rsid="0156dac6" style:font-style-asian="italic" style:font-style-complex="italic"/>
    </style:style>
    <style:style style:name="P29" style:family="paragraph" style:parent-style-name="Table_20_Contents">
      <style:text-properties fo:font-style="italic" officeooo:rsid="0155040f" officeooo:paragraph-rsid="0155040f" style:font-style-asian="italic" style:font-style-complex="italic"/>
    </style:style>
    <style:style style:name="P30" style:family="paragraph" style:parent-style-name="Table_20_Contents">
      <style:text-properties fo:font-style="italic" officeooo:rsid="01854a22" officeooo:paragraph-rsid="01854a22" style:font-style-asian="italic" style:font-style-complex="italic"/>
    </style:style>
    <style:style style:name="P31" style:family="paragraph" style:parent-style-name="Text_20_body">
      <style:text-properties fo:font-style="italic" officeooo:rsid="015eea09" officeooo:paragraph-rsid="015eea09" style:font-style-asian="italic" style:font-style-complex="italic"/>
    </style:style>
    <style:style style:name="P32" style:family="paragraph" style:parent-style-name="Table_20_Contents">
      <style:text-properties fo:font-style="italic" officeooo:rsid="01b57da5" officeooo:paragraph-rsid="01b57da5" style:font-style-asian="italic" style:font-style-complex="italic"/>
    </style:style>
    <style:style style:name="P33"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4" style:family="paragraph" style:parent-style-name="Table_20_Contents">
      <style:text-properties fo:font-style="italic" officeooo:rsid="01b67cd8" officeooo:paragraph-rsid="01b67cd8" style:font-style-asian="italic" style:font-style-complex="italic"/>
    </style:style>
    <style:style style:name="P35"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8"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9"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0"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1"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2"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3"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4"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5"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6"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7"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8"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9"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1"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2"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3"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4"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5"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0"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2"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5"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6"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7"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8"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9"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0"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1"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2"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3"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4" style:family="paragraph" style:parent-style-name="Table_20_Heading">
      <style:text-properties officeooo:rsid="00157bbc" officeooo:paragraph-rsid="00157bbc"/>
    </style:style>
    <style:style style:name="P105" style:family="paragraph" style:parent-style-name="Table_20_Heading">
      <style:text-properties officeooo:rsid="00157bbc" officeooo:paragraph-rsid="001873d5"/>
    </style:style>
    <style:style style:name="P106" style:family="paragraph" style:parent-style-name="Table_20_Heading">
      <style:text-properties officeooo:rsid="00157bbc" officeooo:paragraph-rsid="001b0a3f"/>
    </style:style>
    <style:style style:name="P107" style:family="paragraph" style:parent-style-name="Table_20_Heading">
      <style:text-properties officeooo:rsid="00157bbc" officeooo:paragraph-rsid="001cd2ef"/>
    </style:style>
    <style:style style:name="P108" style:family="paragraph" style:parent-style-name="Table_20_Heading">
      <style:text-properties officeooo:rsid="00157bbc" officeooo:paragraph-rsid="006c8695"/>
    </style:style>
    <style:style style:name="P109" style:family="paragraph" style:parent-style-name="Table_20_Heading">
      <style:text-properties officeooo:rsid="00157bbc" officeooo:paragraph-rsid="006e5e38"/>
    </style:style>
    <style:style style:name="P110" style:family="paragraph" style:parent-style-name="Table_20_Heading">
      <style:text-properties officeooo:rsid="00157bbc" officeooo:paragraph-rsid="0073e120"/>
    </style:style>
    <style:style style:name="P111" style:family="paragraph" style:parent-style-name="Table_20_Heading">
      <style:text-properties officeooo:rsid="00157bbc" officeooo:paragraph-rsid="0077cd44"/>
    </style:style>
    <style:style style:name="P112" style:family="paragraph" style:parent-style-name="Table_20_Heading">
      <style:text-properties officeooo:rsid="00157bbc" officeooo:paragraph-rsid="00a08226"/>
    </style:style>
    <style:style style:name="P113" style:family="paragraph" style:parent-style-name="Standard">
      <style:text-properties officeooo:rsid="00157bbc" officeooo:paragraph-rsid="00f7f678"/>
    </style:style>
    <style:style style:name="P114" style:family="paragraph" style:parent-style-name="Table_20_Heading">
      <style:text-properties officeooo:rsid="00157bbc" officeooo:paragraph-rsid="0169a532"/>
    </style:style>
    <style:style style:name="P115" style:family="paragraph" style:parent-style-name="Text_20_body">
      <style:text-properties officeooo:rsid="0021773f" officeooo:paragraph-rsid="0021773f"/>
    </style:style>
    <style:style style:name="P116" style:family="paragraph" style:parent-style-name="Text_20_body">
      <style:text-properties officeooo:rsid="001e4261" officeooo:paragraph-rsid="001e4261"/>
    </style:style>
    <style:style style:name="P117" style:family="paragraph" style:parent-style-name="Table_20_Contents">
      <style:text-properties officeooo:rsid="000ee3b1" officeooo:paragraph-rsid="0010a8bb"/>
    </style:style>
    <style:style style:name="P118" style:family="paragraph" style:parent-style-name="Table_20_Contents">
      <style:text-properties officeooo:rsid="000ee3b1" officeooo:paragraph-rsid="00157bbc"/>
    </style:style>
    <style:style style:name="P119" style:family="paragraph" style:parent-style-name="Table_20_Contents">
      <style:text-properties officeooo:rsid="000ee3b1" officeooo:paragraph-rsid="00175a14"/>
    </style:style>
    <style:style style:name="P120" style:family="paragraph" style:parent-style-name="Table_20_Contents">
      <style:text-properties officeooo:rsid="000ee3b1" officeooo:paragraph-rsid="001873d5"/>
    </style:style>
    <style:style style:name="P121" style:family="paragraph" style:parent-style-name="Text_20_body">
      <style:text-properties officeooo:rsid="000ee3b1" officeooo:paragraph-rsid="001873d5"/>
    </style:style>
    <style:style style:name="P122" style:family="paragraph" style:parent-style-name="Table_20_Contents">
      <style:text-properties officeooo:rsid="000ee3b1" officeooo:paragraph-rsid="001b0a3f"/>
    </style:style>
    <style:style style:name="P123" style:family="paragraph" style:parent-style-name="Table_20_Contents">
      <style:text-properties officeooo:rsid="000ee3b1" officeooo:paragraph-rsid="001cd2ef"/>
    </style:style>
    <style:style style:name="P124" style:family="paragraph" style:parent-style-name="Table_20_Contents">
      <style:text-properties officeooo:rsid="000ee3b1" officeooo:paragraph-rsid="006c8695"/>
    </style:style>
    <style:style style:name="P125" style:family="paragraph" style:parent-style-name="Table_20_Contents">
      <style:text-properties officeooo:rsid="000ee3b1" officeooo:paragraph-rsid="006e5e38"/>
    </style:style>
    <style:style style:name="P126" style:family="paragraph" style:parent-style-name="Table_20_Contents">
      <style:text-properties officeooo:rsid="000ee3b1" officeooo:paragraph-rsid="0073e120"/>
    </style:style>
    <style:style style:name="P127" style:family="paragraph" style:parent-style-name="Table_20_Contents">
      <style:text-properties officeooo:rsid="000ee3b1" officeooo:paragraph-rsid="0077cd44"/>
    </style:style>
    <style:style style:name="P128" style:family="paragraph" style:parent-style-name="Table_20_Contents">
      <style:text-properties officeooo:rsid="000ee3b1" officeooo:paragraph-rsid="0169a532"/>
    </style:style>
    <style:style style:name="P129" style:family="paragraph" style:parent-style-name="Text_20_body">
      <style:text-properties officeooo:paragraph-rsid="001873d5"/>
    </style:style>
    <style:style style:name="P130" style:family="paragraph" style:parent-style-name="Table_20_Contents">
      <style:text-properties fo:font-style="normal" officeooo:rsid="000ee3b1" officeooo:paragraph-rsid="000ee3b1" style:font-style-asian="normal" style:font-style-complex="normal"/>
    </style:style>
    <style:style style:name="P131" style:family="paragraph" style:parent-style-name="Table_20_Contents">
      <style:text-properties fo:font-style="normal" officeooo:rsid="000ee3b1" officeooo:paragraph-rsid="0010a8bb" style:font-style-asian="normal" style:font-style-complex="normal"/>
    </style:style>
    <style:style style:name="P132" style:family="paragraph" style:parent-style-name="Table_20_Contents">
      <style:text-properties fo:font-style="normal" officeooo:rsid="000ee3b1" officeooo:paragraph-rsid="00125c68" style:font-style-asian="normal" style:font-style-complex="normal"/>
    </style:style>
    <style:style style:name="P133" style:family="paragraph" style:parent-style-name="Table_20_Contents">
      <style:text-properties fo:font-style="normal" officeooo:rsid="000ee3b1" officeooo:paragraph-rsid="00157bbc" style:font-style-asian="normal" style:font-style-complex="normal"/>
    </style:style>
    <style:style style:name="P134" style:family="paragraph" style:parent-style-name="Table_20_Contents">
      <style:text-properties fo:font-style="normal" officeooo:rsid="000ee3b1" officeooo:paragraph-rsid="001873d5" style:font-style-asian="normal" style:font-style-complex="normal"/>
    </style:style>
    <style:style style:name="P135" style:family="paragraph" style:parent-style-name="Table_20_Contents">
      <style:text-properties fo:font-style="normal" officeooo:rsid="000ee3b1" officeooo:paragraph-rsid="001b0a3f" style:font-style-asian="normal" style:font-style-complex="normal"/>
    </style:style>
    <style:style style:name="P136" style:family="paragraph" style:parent-style-name="Table_20_Contents">
      <style:text-properties fo:font-style="normal" officeooo:rsid="0010a8bb" officeooo:paragraph-rsid="0010a8bb" style:font-style-asian="normal" style:font-style-complex="normal"/>
    </style:style>
    <style:style style:name="P137" style:family="paragraph" style:parent-style-name="Table_20_Contents">
      <style:text-properties fo:font-style="normal" officeooo:rsid="0010a8bb" officeooo:paragraph-rsid="00125c68" style:font-style-asian="normal" style:font-style-complex="normal"/>
    </style:style>
    <style:style style:name="P138" style:family="paragraph" style:parent-style-name="Table_20_Contents">
      <style:text-properties fo:font-style="normal" officeooo:rsid="0010a8bb" officeooo:paragraph-rsid="00132552" style:font-style-asian="normal" style:font-style-complex="normal"/>
    </style:style>
    <style:style style:name="P139" style:family="paragraph" style:parent-style-name="Table_20_Contents">
      <style:text-properties fo:font-style="normal" officeooo:rsid="00125c68" officeooo:paragraph-rsid="00125c68" style:font-style-asian="normal" style:font-style-complex="normal"/>
    </style:style>
    <style:style style:name="P140" style:family="paragraph" style:parent-style-name="Table_20_Contents">
      <style:text-properties fo:font-style="normal" officeooo:rsid="00125c68" officeooo:paragraph-rsid="00157bbc" style:font-style-asian="normal" style:font-style-complex="normal"/>
    </style:style>
    <style:style style:name="P141" style:family="paragraph" style:parent-style-name="Table_20_Contents">
      <style:text-properties fo:font-style="normal" officeooo:rsid="00125c68" officeooo:paragraph-rsid="001873d5" style:font-style-asian="normal" style:font-style-complex="normal"/>
    </style:style>
    <style:style style:name="P142" style:family="paragraph" style:parent-style-name="Table_20_Contents">
      <style:text-properties fo:font-style="normal" officeooo:rsid="00125c68" officeooo:paragraph-rsid="0019f0bf" style:font-style-asian="normal" style:font-style-complex="normal"/>
    </style:style>
    <style:style style:name="P143" style:family="paragraph" style:parent-style-name="Table_20_Contents">
      <style:text-properties fo:font-style="normal" officeooo:rsid="00125c68" officeooo:paragraph-rsid="001cd2ef" style:font-style-asian="normal" style:font-style-complex="normal"/>
    </style:style>
    <style:style style:name="P144" style:family="paragraph" style:parent-style-name="Table_20_Contents">
      <style:text-properties fo:font-style="normal" officeooo:rsid="00125c68" officeooo:paragraph-rsid="006c8695" style:font-style-asian="normal" style:font-style-complex="normal"/>
    </style:style>
    <style:style style:name="P145" style:family="paragraph" style:parent-style-name="Table_20_Contents">
      <style:text-properties fo:font-style="normal" officeooo:rsid="00125c68" officeooo:paragraph-rsid="006e5e38" style:font-style-asian="normal" style:font-style-complex="normal"/>
    </style:style>
    <style:style style:name="P146" style:family="paragraph" style:parent-style-name="Table_20_Contents">
      <style:text-properties fo:font-style="normal" officeooo:rsid="00125c68" officeooo:paragraph-rsid="006fa947" style:font-style-asian="normal" style:font-style-complex="normal"/>
    </style:style>
    <style:style style:name="P147" style:family="paragraph" style:parent-style-name="Table_20_Contents">
      <style:text-properties fo:font-style="normal" officeooo:rsid="00125c68" officeooo:paragraph-rsid="0073e120" style:font-style-asian="normal" style:font-style-complex="normal"/>
    </style:style>
    <style:style style:name="P148" style:family="paragraph" style:parent-style-name="Table_20_Contents">
      <style:text-properties fo:font-style="normal" officeooo:rsid="00125c68" officeooo:paragraph-rsid="0077cd44" style:font-style-asian="normal" style:font-style-complex="normal"/>
    </style:style>
    <style:style style:name="P149" style:family="paragraph" style:parent-style-name="Table_20_Contents">
      <style:text-properties fo:font-style="normal" officeooo:rsid="001873d5" officeooo:paragraph-rsid="001873d5" style:font-style-asian="normal" style:font-style-complex="normal"/>
    </style:style>
    <style:style style:name="P150" style:family="paragraph" style:parent-style-name="Table_20_Contents">
      <style:text-properties fo:font-style="normal" officeooo:rsid="001873d5" officeooo:paragraph-rsid="001cd2ef" style:font-style-asian="normal" style:font-style-complex="normal"/>
    </style:style>
    <style:style style:name="P151" style:family="paragraph" style:parent-style-name="Table_20_Contents">
      <style:text-properties fo:font-style="normal" officeooo:rsid="001873d5" officeooo:paragraph-rsid="006c8695" style:font-style-asian="normal" style:font-style-complex="normal"/>
    </style:style>
    <style:style style:name="P152" style:family="paragraph" style:parent-style-name="Table_20_Contents">
      <style:text-properties fo:font-style="normal" officeooo:rsid="001873d5" officeooo:paragraph-rsid="006e5e38" style:font-style-asian="normal" style:font-style-complex="normal"/>
    </style:style>
    <style:style style:name="P153" style:family="paragraph" style:parent-style-name="Table_20_Contents">
      <style:text-properties fo:font-style="normal" officeooo:rsid="001873d5" officeooo:paragraph-rsid="0073e120" style:font-style-asian="normal" style:font-style-complex="normal"/>
    </style:style>
    <style:style style:name="P154" style:family="paragraph" style:parent-style-name="Table_20_Contents">
      <style:text-properties fo:font-style="normal" officeooo:rsid="001873d5" officeooo:paragraph-rsid="0077cd44" style:font-style-asian="normal" style:font-style-complex="normal"/>
    </style:style>
    <style:style style:name="P155" style:family="paragraph" style:parent-style-name="Table_20_Contents">
      <style:text-properties fo:font-style="normal" officeooo:rsid="0019f0bf" officeooo:paragraph-rsid="0019f0bf" style:font-style-asian="normal" style:font-style-complex="normal"/>
    </style:style>
    <style:style style:name="P156" style:family="paragraph" style:parent-style-name="Table_20_Contents">
      <style:text-properties fo:font-style="normal" officeooo:rsid="001b0a3f" officeooo:paragraph-rsid="001b0a3f" style:font-style-asian="normal" style:font-style-complex="normal"/>
    </style:style>
    <style:style style:name="P157" style:family="paragraph" style:parent-style-name="Table_20_Contents">
      <style:text-properties fo:font-style="normal" officeooo:rsid="0165e0ee" officeooo:paragraph-rsid="0165e0ee" style:font-style-asian="normal" style:font-style-complex="normal"/>
    </style:style>
    <style:style style:name="P158" style:family="paragraph" style:parent-style-name="Table_20_Contents">
      <style:text-properties fo:font-style="normal" officeooo:rsid="0169a532" officeooo:paragraph-rsid="0169a532" style:font-style-asian="normal" style:font-style-complex="normal"/>
    </style:style>
    <style:style style:name="P15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6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6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6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6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7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7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7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7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7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8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8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8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8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8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6"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7"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8"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9"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90"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91"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92"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93"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94"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5"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6"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7"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8"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9"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00"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01"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02"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03"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04"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5"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6"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7"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8"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9"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10"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11"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12"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13"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14"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5"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6"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7"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8"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9" style:family="paragraph" style:parent-style-name="Table_20_Contents">
      <style:text-properties fo:font-weight="bold" officeooo:rsid="0010a8bb" officeooo:paragraph-rsid="0010a8bb" style:font-weight-asian="bold" style:font-weight-complex="bold"/>
    </style:style>
    <style:style style:name="P220" style:family="paragraph" style:parent-style-name="Table_20_Contents">
      <style:text-properties fo:font-weight="bold" officeooo:rsid="0010a8bb" officeooo:paragraph-rsid="00157bbc" style:font-weight-asian="bold" style:font-weight-complex="bold"/>
    </style:style>
    <style:style style:name="P221" style:family="paragraph" style:parent-style-name="Table_20_Contents">
      <style:text-properties fo:font-weight="bold" officeooo:rsid="0010a8bb" officeooo:paragraph-rsid="001873d5" style:font-weight-asian="bold" style:font-weight-complex="bold"/>
    </style:style>
    <style:style style:name="P222" style:family="paragraph" style:parent-style-name="Table_20_Contents">
      <style:text-properties fo:font-weight="bold" officeooo:rsid="0010a8bb" officeooo:paragraph-rsid="001b0a3f" style:font-weight-asian="bold" style:font-weight-complex="bold"/>
    </style:style>
    <style:style style:name="P223" style:family="paragraph" style:parent-style-name="Table_20_Contents">
      <style:text-properties fo:font-weight="bold" officeooo:rsid="0010a8bb" officeooo:paragraph-rsid="001cd2ef" style:font-weight-asian="bold" style:font-weight-complex="bold"/>
    </style:style>
    <style:style style:name="P224" style:family="paragraph" style:parent-style-name="Table_20_Contents">
      <style:text-properties fo:font-weight="bold" officeooo:rsid="0010a8bb" officeooo:paragraph-rsid="006c8695" style:font-weight-asian="bold" style:font-weight-complex="bold"/>
    </style:style>
    <style:style style:name="P225" style:family="paragraph" style:parent-style-name="Table_20_Contents">
      <style:text-properties fo:font-weight="bold" officeooo:rsid="0010a8bb" officeooo:paragraph-rsid="006e5e38" style:font-weight-asian="bold" style:font-weight-complex="bold"/>
    </style:style>
    <style:style style:name="P226" style:family="paragraph" style:parent-style-name="Table_20_Contents">
      <style:text-properties fo:font-weight="bold" officeooo:rsid="0010a8bb" officeooo:paragraph-rsid="0075bd12" style:font-weight-asian="bold" style:font-weight-complex="bold"/>
    </style:style>
    <style:style style:name="P227" style:family="paragraph" style:parent-style-name="Table_20_Contents">
      <style:text-properties fo:font-weight="bold" officeooo:rsid="0010a8bb" officeooo:paragraph-rsid="0077cd44" style:font-weight-asian="bold" style:font-weight-complex="bold"/>
    </style:style>
    <style:style style:name="P228" style:family="paragraph" style:parent-style-name="Table_20_Contents">
      <style:text-properties fo:font-weight="bold" officeooo:rsid="0010a8bb" officeooo:paragraph-rsid="007a1f26" style:font-weight-asian="bold" style:font-weight-complex="bold"/>
    </style:style>
    <style:style style:name="P229" style:family="paragraph" style:parent-style-name="Table_20_Contents">
      <style:text-properties fo:font-weight="bold" officeooo:paragraph-rsid="00125c68" style:font-weight-asian="bold" style:font-weight-complex="bold"/>
    </style:style>
    <style:style style:name="P230" style:family="paragraph" style:parent-style-name="Table_20_Contents">
      <style:text-properties fo:font-weight="bold" officeooo:rsid="00175a14" officeooo:paragraph-rsid="00175a14" style:font-weight-asian="bold" style:font-weight-complex="bold"/>
    </style:style>
    <style:style style:name="P231" style:family="paragraph" style:parent-style-name="Table_20_Contents">
      <style:text-properties fo:font-weight="bold" officeooo:rsid="00175a14" officeooo:paragraph-rsid="001873d5" style:font-weight-asian="bold" style:font-weight-complex="bold"/>
    </style:style>
    <style:style style:name="P232" style:family="paragraph" style:parent-style-name="Table_20_Contents">
      <style:text-properties fo:font-weight="bold" officeooo:rsid="001cd2ef" officeooo:paragraph-rsid="001cd2ef" style:font-weight-asian="bold" style:font-weight-complex="bold"/>
    </style:style>
    <style:style style:name="P233" style:family="paragraph" style:parent-style-name="Table_20_Contents">
      <style:text-properties fo:font-weight="bold" officeooo:rsid="001cd2ef" officeooo:paragraph-rsid="006c8695" style:font-weight-asian="bold" style:font-weight-complex="bold"/>
    </style:style>
    <style:style style:name="P234" style:family="paragraph" style:parent-style-name="Table_20_Contents">
      <style:text-properties fo:font-weight="bold" officeooo:rsid="001cd2ef" officeooo:paragraph-rsid="006d1d1f" style:font-weight-asian="bold" style:font-weight-complex="bold"/>
    </style:style>
    <style:style style:name="P235" style:family="paragraph" style:parent-style-name="Table_20_Contents">
      <style:text-properties fo:font-weight="bold" officeooo:rsid="001cd2ef" officeooo:paragraph-rsid="006e5e38" style:font-weight-asian="bold" style:font-weight-complex="bold"/>
    </style:style>
    <style:style style:name="P236" style:family="paragraph" style:parent-style-name="Table_20_Contents">
      <style:text-properties fo:font-weight="bold" officeooo:rsid="001cd2ef" officeooo:paragraph-rsid="0073e120" style:font-weight-asian="bold" style:font-weight-complex="bold"/>
    </style:style>
    <style:style style:name="P237" style:family="paragraph" style:parent-style-name="Table_20_Contents">
      <style:text-properties fo:font-weight="bold" officeooo:rsid="001cd2ef" officeooo:paragraph-rsid="0075bd12" style:font-weight-asian="bold" style:font-weight-complex="bold"/>
    </style:style>
    <style:style style:name="P238" style:family="paragraph" style:parent-style-name="Table_20_Contents">
      <style:text-properties fo:font-weight="bold" officeooo:rsid="001cd2ef" officeooo:paragraph-rsid="0077cd44" style:font-weight-asian="bold" style:font-weight-complex="bold"/>
    </style:style>
    <style:style style:name="P239" style:family="paragraph" style:parent-style-name="Table_20_Contents">
      <style:text-properties fo:font-weight="bold" officeooo:rsid="001cd2ef" officeooo:paragraph-rsid="007e1537" style:font-weight-asian="bold" style:font-weight-complex="bold"/>
    </style:style>
    <style:style style:name="P240" style:family="paragraph" style:parent-style-name="Table_20_Contents">
      <style:text-properties fo:font-weight="bold" officeooo:rsid="000ee3b1" officeooo:paragraph-rsid="000ee3b1" style:font-weight-asian="bold" style:font-weight-complex="bold"/>
    </style:style>
    <style:style style:name="P241" style:family="paragraph" style:parent-style-name="Table_20_Contents">
      <style:text-properties fo:font-weight="bold" officeooo:rsid="000ee3b1" officeooo:paragraph-rsid="00125c68" style:font-weight-asian="bold" style:font-weight-complex="bold"/>
    </style:style>
    <style:style style:name="P242" style:family="paragraph" style:parent-style-name="Table_20_Contents">
      <style:text-properties fo:font-weight="bold" officeooo:rsid="000ee3b1" officeooo:paragraph-rsid="00132552" style:font-weight-asian="bold" style:font-weight-complex="bold"/>
    </style:style>
    <style:style style:name="P243" style:family="paragraph" style:parent-style-name="Text_20_body">
      <style:text-properties fo:font-weight="bold" officeooo:rsid="002a6194" officeooo:paragraph-rsid="002a6194" style:font-weight-asian="bold" style:font-weight-complex="bold"/>
    </style:style>
    <style:style style:name="P244" style:family="paragraph" style:parent-style-name="Table_20_Contents">
      <style:text-properties fo:font-weight="bold" style:font-weight-asian="bold" style:font-weight-complex="bold"/>
    </style:style>
    <style:style style:name="P245" style:family="paragraph" style:parent-style-name="Table_20_Contents">
      <style:text-properties fo:font-weight="bold" officeooo:rsid="00346ed2" officeooo:paragraph-rsid="003737db" style:font-weight-asian="bold" style:font-weight-complex="bold"/>
    </style:style>
    <style:style style:name="P246" style:family="paragraph" style:parent-style-name="Table_20_Contents">
      <style:text-properties fo:font-weight="bold" officeooo:rsid="00346ed2" officeooo:paragraph-rsid="00387333" style:font-weight-asian="bold" style:font-weight-complex="bold"/>
    </style:style>
    <style:style style:name="P247" style:family="paragraph" style:parent-style-name="Table_20_Contents">
      <style:text-properties fo:font-weight="bold" officeooo:rsid="00346ed2" officeooo:paragraph-rsid="0115bc5b" style:font-weight-asian="bold" style:font-weight-complex="bold"/>
    </style:style>
    <style:style style:name="P248" style:family="paragraph" style:parent-style-name="Table_20_Contents">
      <style:text-properties fo:font-weight="bold" officeooo:rsid="00387333" officeooo:paragraph-rsid="00387333" style:font-weight-asian="bold" style:font-weight-complex="bold"/>
    </style:style>
    <style:style style:name="P249" style:family="paragraph" style:parent-style-name="Table_20_Contents">
      <style:text-properties fo:font-weight="bold" officeooo:rsid="0043144b" officeooo:paragraph-rsid="0043144b" style:font-weight-asian="bold" style:font-weight-complex="bold"/>
    </style:style>
    <style:style style:name="P250" style:family="paragraph" style:parent-style-name="Table_20_Contents">
      <style:text-properties fo:font-weight="bold" officeooo:rsid="0043144b" officeooo:paragraph-rsid="00499e42" style:font-weight-asian="bold" style:font-weight-complex="bold"/>
    </style:style>
    <style:style style:name="P251" style:family="paragraph" style:parent-style-name="Table_20_Contents">
      <style:text-properties fo:font-weight="bold" officeooo:rsid="00499e42" officeooo:paragraph-rsid="00499e42" style:font-weight-asian="bold" style:font-weight-complex="bold"/>
    </style:style>
    <style:style style:name="P252" style:family="paragraph" style:parent-style-name="Table_20_Contents">
      <style:text-properties fo:font-weight="bold" officeooo:rsid="00443384" officeooo:paragraph-rsid="0049dd78" style:font-weight-asian="bold" style:font-weight-complex="bold"/>
    </style:style>
    <style:style style:name="P253" style:family="paragraph" style:parent-style-name="Table_20_Contents">
      <style:text-properties fo:font-weight="bold" officeooo:rsid="0049dd78" officeooo:paragraph-rsid="0049dd78" style:font-weight-asian="bold" style:font-weight-complex="bold"/>
    </style:style>
    <style:style style:name="P254" style:family="paragraph" style:parent-style-name="Table_20_Contents">
      <style:text-properties fo:font-weight="bold" officeooo:rsid="0048580e" officeooo:paragraph-rsid="0049dd78" style:font-weight-asian="bold" style:font-weight-complex="bold"/>
    </style:style>
    <style:style style:name="P255" style:family="paragraph" style:parent-style-name="Table_20_Contents">
      <style:text-properties fo:font-weight="bold" officeooo:rsid="0048580e" officeooo:paragraph-rsid="0048580e" style:font-weight-asian="bold" style:font-weight-complex="bold"/>
    </style:style>
    <style:style style:name="P256"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7" style:family="paragraph" style:parent-style-name="Table_20_Contents">
      <style:paragraph-properties fo:text-align="center" style:justify-single-word="false"/>
      <style:text-properties fo:font-weight="bold" style:font-weight-asian="bold" style:font-weight-complex="bold"/>
    </style:style>
    <style:style style:name="P258" style:family="paragraph" style:parent-style-name="Table_20_Heading">
      <style:paragraph-properties fo:text-align="center" style:justify-single-word="false"/>
      <style:text-properties fo:font-weight="bold" style:font-weight-asian="bold" style:font-weight-complex="bold"/>
    </style:style>
    <style:style style:name="P259"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60"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61"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62" style:family="paragraph" style:parent-style-name="Table_20_Contents">
      <style:text-properties fo:font-weight="bold" officeooo:rsid="006fa947" officeooo:paragraph-rsid="006fa947" style:font-weight-asian="bold" style:font-weight-complex="bold"/>
    </style:style>
    <style:style style:name="P263" style:family="paragraph" style:parent-style-name="Table_20_Contents">
      <style:text-properties fo:font-weight="bold" officeooo:rsid="00708a96" officeooo:paragraph-rsid="00708a96" style:font-weight-asian="bold" style:font-weight-complex="bold"/>
    </style:style>
    <style:style style:name="P264" style:family="paragraph" style:parent-style-name="Table_20_Contents">
      <style:text-properties fo:font-weight="bold" officeooo:rsid="007e1537" officeooo:paragraph-rsid="007e1537" style:font-weight-asian="bold" style:font-weight-complex="bold"/>
    </style:style>
    <style:style style:name="P265" style:family="paragraph" style:parent-style-name="Table_20_Contents">
      <style:text-properties fo:font-weight="bold" officeooo:rsid="007f53d1" officeooo:paragraph-rsid="007f53d1" style:font-weight-asian="bold" style:font-weight-complex="bold"/>
    </style:style>
    <style:style style:name="P266" style:family="paragraph" style:parent-style-name="Table_20_Contents">
      <style:text-properties fo:font-weight="bold" officeooo:rsid="00808e7f" officeooo:paragraph-rsid="00808e7f" style:font-weight-asian="bold" style:font-weight-complex="bold"/>
    </style:style>
    <style:style style:name="P267" style:family="paragraph" style:parent-style-name="Table_20_Contents">
      <style:text-properties fo:font-weight="bold" officeooo:rsid="00808e7f" officeooo:paragraph-rsid="008172b1" style:font-weight-asian="bold" style:font-weight-complex="bold"/>
    </style:style>
    <style:style style:name="P268"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9"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70"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71" style:family="paragraph" style:parent-style-name="Standard">
      <style:text-properties fo:font-weight="bold" style:font-weight-asian="bold" style:font-weight-complex="bold"/>
    </style:style>
    <style:style style:name="P272" style:family="paragraph" style:parent-style-name="Table_20_Contents">
      <style:text-properties fo:font-weight="bold" officeooo:rsid="01074490" officeooo:paragraph-rsid="01074490" style:font-weight-asian="bold" style:font-weight-complex="bold"/>
    </style:style>
    <style:style style:name="P273" style:family="paragraph" style:parent-style-name="Table_20_Contents">
      <style:text-properties fo:font-weight="bold" officeooo:rsid="01074490" officeooo:paragraph-rsid="010f9808" style:font-weight-asian="bold" style:font-weight-complex="bold"/>
    </style:style>
    <style:style style:name="P274" style:family="paragraph" style:parent-style-name="Table_20_Contents">
      <style:text-properties fo:font-weight="bold" officeooo:rsid="0108d14d" officeooo:paragraph-rsid="0108d14d" style:font-weight-asian="bold" style:font-weight-complex="bold"/>
    </style:style>
    <style:style style:name="P275" style:family="paragraph" style:parent-style-name="Table_20_Contents">
      <style:text-properties fo:font-weight="bold" officeooo:rsid="0108d14d" officeooo:paragraph-rsid="010f9808" style:font-weight-asian="bold" style:font-weight-complex="bold"/>
    </style:style>
    <style:style style:name="P276" style:family="paragraph" style:parent-style-name="Table_20_Contents">
      <style:text-properties fo:font-weight="bold" officeooo:rsid="007ba20c" officeooo:paragraph-rsid="007ba20c" style:font-weight-asian="bold" style:font-weight-complex="bold"/>
    </style:style>
    <style:style style:name="P277" style:family="paragraph" style:parent-style-name="Table_20_Contents">
      <style:text-properties fo:font-weight="bold" officeooo:rsid="007ba20c" officeooo:paragraph-rsid="010f9808" style:font-weight-asian="bold" style:font-weight-complex="bold"/>
    </style:style>
    <style:style style:name="P278" style:family="paragraph" style:parent-style-name="Table_20_Contents">
      <style:text-properties fo:font-weight="bold" officeooo:rsid="01123e2b" officeooo:paragraph-rsid="01123e2b" style:font-weight-asian="bold" style:font-weight-complex="bold"/>
    </style:style>
    <style:style style:name="P279" style:family="paragraph" style:parent-style-name="Table_20_Contents">
      <style:text-properties fo:font-weight="bold" officeooo:rsid="00360e70" officeooo:paragraph-rsid="0115bc5b" style:font-weight-asian="bold" style:font-weight-complex="bold"/>
    </style:style>
    <style:style style:name="P280" style:family="paragraph" style:parent-style-name="Table_20_Contents">
      <style:text-properties fo:font-weight="bold" officeooo:rsid="01316c9b" officeooo:paragraph-rsid="01316c9b" style:font-weight-asian="bold" style:font-weight-complex="bold"/>
    </style:style>
    <style:style style:name="P281" style:family="paragraph" style:parent-style-name="Table_20_Morse">
      <style:text-properties fo:font-weight="bold" officeooo:paragraph-rsid="0115bc5b" style:font-weight-asian="bold" style:font-weight-complex="bold"/>
    </style:style>
    <style:style style:name="P282" style:family="paragraph" style:parent-style-name="Table_20_Contents">
      <style:text-properties fo:font-weight="bold" officeooo:rsid="01534c8a" officeooo:paragraph-rsid="01534c8a" style:font-weight-asian="bold" style:font-weight-complex="bold"/>
    </style:style>
    <style:style style:name="P283" style:family="paragraph" style:parent-style-name="Table_20_Contents">
      <style:text-properties fo:font-weight="bold" officeooo:rsid="0155040f" officeooo:paragraph-rsid="0155040f" style:font-weight-asian="bold" style:font-weight-complex="bold"/>
    </style:style>
    <style:style style:name="P284" style:family="paragraph" style:parent-style-name="Table_20_Contents">
      <style:text-properties fo:font-weight="bold" officeooo:rsid="0156dac6" officeooo:paragraph-rsid="0156dac6" style:font-weight-asian="bold" style:font-weight-complex="bold"/>
    </style:style>
    <style:style style:name="P285" style:family="paragraph" style:parent-style-name="Table_20_Contents">
      <style:text-properties fo:font-weight="bold" officeooo:rsid="0157cd14" officeooo:paragraph-rsid="0157cd14" style:font-weight-asian="bold" style:font-weight-complex="bold"/>
    </style:style>
    <style:style style:name="P286" style:family="paragraph" style:parent-style-name="Table_20_Contents">
      <style:text-properties fo:font-weight="bold" officeooo:rsid="016a5f3a" officeooo:paragraph-rsid="016a5f3a" style:font-weight-asian="bold" style:font-weight-complex="bold"/>
    </style:style>
    <style:style style:name="P287" style:family="paragraph" style:parent-style-name="Table_20_Contents">
      <style:text-properties fo:font-weight="bold" officeooo:rsid="016a5f3a" officeooo:paragraph-rsid="016a7956" style:font-weight-asian="bold" style:font-weight-complex="bold"/>
    </style:style>
    <style:style style:name="P288" style:family="paragraph" style:parent-style-name="Table_20_Contents">
      <style:text-properties fo:font-weight="bold" officeooo:rsid="016a5f3a" officeooo:paragraph-rsid="01721aaf" style:font-weight-asian="bold" style:font-weight-complex="bold"/>
    </style:style>
    <style:style style:name="P289" style:family="paragraph" style:parent-style-name="Table_20_Contents">
      <style:text-properties fo:font-weight="bold" officeooo:rsid="016a5f3a" officeooo:paragraph-rsid="0173fd9e" style:font-weight-asian="bold" style:font-weight-complex="bold"/>
    </style:style>
    <style:style style:name="P290" style:family="paragraph" style:parent-style-name="Table_20_Contents">
      <style:text-properties officeooo:rsid="0010a8bb" officeooo:paragraph-rsid="0010a8bb"/>
    </style:style>
    <style:style style:name="P291" style:family="paragraph" style:parent-style-name="Table_20_Contents">
      <style:text-properties officeooo:rsid="0010a8bb" officeooo:paragraph-rsid="00125c68"/>
    </style:style>
    <style:style style:name="P292" style:family="paragraph" style:parent-style-name="Table_20_Contents">
      <style:text-properties officeooo:rsid="0010a8bb" officeooo:paragraph-rsid="00157bbc"/>
    </style:style>
    <style:style style:name="P293" style:family="paragraph" style:parent-style-name="Table_20_Contents">
      <style:text-properties officeooo:rsid="0010a8bb" officeooo:paragraph-rsid="001873d5"/>
    </style:style>
    <style:style style:name="P294" style:family="paragraph" style:parent-style-name="Table_20_Contents">
      <style:text-properties officeooo:rsid="0010a8bb" officeooo:paragraph-rsid="001b0a3f"/>
    </style:style>
    <style:style style:name="P295" style:family="paragraph" style:parent-style-name="Table_20_Contents">
      <style:text-properties officeooo:rsid="0010a8bb" officeooo:paragraph-rsid="001cd2ef"/>
    </style:style>
    <style:style style:name="P296" style:family="paragraph" style:parent-style-name="Table_20_Contents">
      <style:text-properties officeooo:rsid="0010a8bb" officeooo:paragraph-rsid="006c8695"/>
    </style:style>
    <style:style style:name="P297" style:family="paragraph" style:parent-style-name="Table_20_Contents">
      <style:text-properties officeooo:rsid="0010a8bb" officeooo:paragraph-rsid="006e5e38"/>
    </style:style>
    <style:style style:name="P298" style:family="paragraph" style:parent-style-name="Table_20_Contents">
      <style:text-properties officeooo:rsid="0010a8bb" officeooo:paragraph-rsid="0073e120"/>
    </style:style>
    <style:style style:name="P299" style:family="paragraph" style:parent-style-name="Table_20_Contents">
      <style:text-properties officeooo:rsid="0010a8bb" officeooo:paragraph-rsid="0077cd44"/>
    </style:style>
    <style:style style:name="P300" style:family="paragraph" style:parent-style-name="Table_20_Contents">
      <style:text-properties officeooo:rsid="0010a8bb" officeooo:paragraph-rsid="007a1f26"/>
    </style:style>
    <style:style style:name="P301" style:family="paragraph" style:parent-style-name="Table_20_Contents">
      <style:text-properties officeooo:paragraph-rsid="00125c68"/>
    </style:style>
    <style:style style:name="P302" style:family="paragraph" style:parent-style-name="Table_20_Contents">
      <style:text-properties officeooo:rsid="00125c68" officeooo:paragraph-rsid="00157bbc"/>
    </style:style>
    <style:style style:name="P303" style:family="paragraph" style:parent-style-name="Table_20_Contents">
      <style:text-properties officeooo:rsid="00125c68" officeooo:paragraph-rsid="001873d5"/>
    </style:style>
    <style:style style:name="P304" style:family="paragraph" style:parent-style-name="Table_20_Contents">
      <style:text-properties officeooo:rsid="00125c68" officeooo:paragraph-rsid="0019f0bf"/>
    </style:style>
    <style:style style:name="P305" style:family="paragraph" style:parent-style-name="Table_20_Contents">
      <style:text-properties fo:font-weight="normal" officeooo:rsid="001873d5" officeooo:paragraph-rsid="001873d5" style:font-weight-asian="normal" style:font-weight-complex="normal"/>
    </style:style>
    <style:style style:name="P306" style:family="paragraph" style:parent-style-name="Text_20_body">
      <style:text-properties fo:font-weight="normal" officeooo:rsid="005f00cd" officeooo:paragraph-rsid="005f00cd" style:font-weight-asian="normal" style:font-weight-complex="normal"/>
    </style:style>
    <style:style style:name="P307" style:family="paragraph" style:parent-style-name="Table_20_Contents">
      <style:text-properties officeooo:rsid="001873d5" officeooo:paragraph-rsid="001873d5"/>
    </style:style>
    <style:style style:name="P308" style:family="paragraph" style:parent-style-name="Text_20_body">
      <style:text-properties officeooo:rsid="001873d5" officeooo:paragraph-rsid="001873d5"/>
    </style:style>
    <style:style style:name="P309" style:family="paragraph" style:parent-style-name="Table_20_Contents">
      <style:text-properties officeooo:rsid="001873d5" officeooo:paragraph-rsid="0019f0bf"/>
    </style:style>
    <style:style style:name="P310" style:family="paragraph" style:parent-style-name="Text_20_body">
      <style:text-properties officeooo:rsid="001873d5" officeooo:paragraph-rsid="001b0a3f"/>
    </style:style>
    <style:style style:name="P311" style:family="paragraph" style:parent-style-name="Text_20_body">
      <style:text-properties officeooo:rsid="001873d5" officeooo:paragraph-rsid="001cd2ef"/>
    </style:style>
    <style:style style:name="P312" style:family="paragraph" style:parent-style-name="Text_20_body">
      <style:text-properties officeooo:rsid="001873d5" officeooo:paragraph-rsid="00708c35"/>
    </style:style>
    <style:style style:name="P313" style:family="paragraph" style:parent-style-name="Text_20_body">
      <style:text-properties officeooo:rsid="001873d5" officeooo:paragraph-rsid="0071f5ca"/>
    </style:style>
    <style:style style:name="P314" style:family="paragraph" style:parent-style-name="Text_20_body">
      <style:text-properties officeooo:rsid="001873d5" officeooo:paragraph-rsid="0077cd44"/>
    </style:style>
    <style:style style:name="P315" style:family="paragraph" style:parent-style-name="Text_20_body">
      <style:text-properties officeooo:rsid="001873d5" officeooo:paragraph-rsid="007b99df"/>
    </style:style>
    <style:style style:name="P316" style:family="paragraph" style:parent-style-name="Text_20_body">
      <style:text-properties officeooo:rsid="001873d5" officeooo:paragraph-rsid="00a08226"/>
    </style:style>
    <style:style style:name="P317" style:family="paragraph" style:parent-style-name="Table_20_Contents">
      <style:text-properties officeooo:rsid="0019f0bf" officeooo:paragraph-rsid="0019f0bf"/>
    </style:style>
    <style:style style:name="P318" style:family="paragraph" style:parent-style-name="Table_20_Contents">
      <style:text-properties officeooo:rsid="001b0a3f" officeooo:paragraph-rsid="001b0a3f"/>
    </style:style>
    <style:style style:name="P319" style:family="paragraph" style:parent-style-name="Table_20_Contents">
      <style:text-properties officeooo:rsid="001cd2ef" officeooo:paragraph-rsid="001cd2ef"/>
    </style:style>
    <style:style style:name="P320" style:family="paragraph" style:parent-style-name="Text_20_body">
      <style:text-properties officeooo:rsid="001cd2ef" officeooo:paragraph-rsid="00157bbc"/>
    </style:style>
    <style:style style:name="P321" style:family="paragraph" style:parent-style-name="Table_20_Contents">
      <style:text-properties officeooo:rsid="001cd2ef" officeooo:paragraph-rsid="006c8695"/>
    </style:style>
    <style:style style:name="P322" style:family="paragraph" style:parent-style-name="Table_20_Contents">
      <style:text-properties officeooo:rsid="001cd2ef" officeooo:paragraph-rsid="006e5e38"/>
    </style:style>
    <style:style style:name="P323" style:family="paragraph" style:parent-style-name="Table_20_Contents">
      <style:text-properties officeooo:rsid="001cd2ef" officeooo:paragraph-rsid="0073e120"/>
    </style:style>
    <style:style style:name="P324" style:family="paragraph" style:parent-style-name="Table_20_Heading">
      <style:text-properties officeooo:rsid="00132552" officeooo:paragraph-rsid="00132552"/>
    </style:style>
    <style:style style:name="P325" style:family="paragraph" style:parent-style-name="Text_20_body">
      <style:text-properties officeooo:paragraph-rsid="0021773f"/>
    </style:style>
    <style:style style:name="P326" style:family="paragraph" style:parent-style-name="Table_20_Contents">
      <style:paragraph-properties fo:text-align="center" style:justify-single-word="false"/>
    </style:style>
    <style:style style:name="P327" style:family="paragraph" style:parent-style-name="Table_20_Heading">
      <style:paragraph-properties fo:text-align="center" style:justify-single-word="false"/>
    </style:style>
    <style:style style:name="P328" style:family="paragraph" style:parent-style-name="Standard">
      <style:paragraph-properties fo:text-align="center" style:justify-single-word="false">
        <style:tab-stops/>
      </style:paragraph-properties>
      <style:text-properties officeooo:paragraph-rsid="00f7f678"/>
    </style:style>
    <style:style style:name="P329" style:family="paragraph" style:parent-style-name="Table_20_Heading">
      <style:paragraph-properties fo:text-align="center" style:justify-single-word="false"/>
      <style:text-properties officeooo:paragraph-rsid="00f7f678"/>
    </style:style>
    <style:style style:name="P330" style:family="paragraph" style:parent-style-name="Table_20_Contents">
      <style:text-properties officeooo:rsid="002e16f3" officeooo:paragraph-rsid="002e16f3"/>
    </style:style>
    <style:style style:name="P331" style:family="paragraph" style:parent-style-name="Table_20_Contents">
      <style:paragraph-properties fo:text-align="center" style:justify-single-word="false"/>
      <style:text-properties officeooo:rsid="002e16f3" officeooo:paragraph-rsid="002e16f3"/>
    </style:style>
    <style:style style:name="P332" style:family="paragraph" style:parent-style-name="Footnote">
      <style:text-properties officeooo:rsid="003737db" officeooo:paragraph-rsid="003737db"/>
    </style:style>
    <style:style style:name="P333" style:family="paragraph" style:parent-style-name="Table_20_Contents">
      <style:text-properties officeooo:rsid="003737db" officeooo:paragraph-rsid="003737db"/>
    </style:style>
    <style:style style:name="P334" style:family="paragraph" style:parent-style-name="Table_20_Contents">
      <style:text-properties officeooo:rsid="00387333" officeooo:paragraph-rsid="00387333"/>
    </style:style>
    <style:style style:name="P335" style:family="paragraph" style:parent-style-name="Table_20_Contents">
      <style:text-properties officeooo:rsid="0043144b" officeooo:paragraph-rsid="0043144b"/>
    </style:style>
    <style:style style:name="P336" style:family="paragraph" style:parent-style-name="Table_20_Contents">
      <style:text-properties officeooo:rsid="0043144b" officeooo:paragraph-rsid="0049d6ec"/>
    </style:style>
    <style:style style:name="P337" style:family="paragraph" style:parent-style-name="Table_20_Contents">
      <style:text-properties officeooo:rsid="00346ed2" officeooo:paragraph-rsid="00346ed2"/>
    </style:style>
    <style:style style:name="P338" style:family="paragraph" style:parent-style-name="Table_20_Contents">
      <style:text-properties officeooo:rsid="00360e70" officeooo:paragraph-rsid="00360e70"/>
    </style:style>
    <style:style style:name="P339" style:family="paragraph" style:parent-style-name="Table_20_Contents">
      <style:text-properties officeooo:rsid="00360e70" officeooo:paragraph-rsid="003737db"/>
    </style:style>
    <style:style style:name="P340" style:family="paragraph" style:parent-style-name="Table_20_Contents">
      <style:paragraph-properties fo:text-align="center" style:justify-single-word="false"/>
      <style:text-properties officeooo:rsid="004121b9" officeooo:paragraph-rsid="004121b9"/>
    </style:style>
    <style:style style:name="P341" style:family="paragraph" style:parent-style-name="Table_20_Contents">
      <style:text-properties officeooo:rsid="004121b9" officeooo:paragraph-rsid="004121b9"/>
    </style:style>
    <style:style style:name="P342" style:family="paragraph" style:parent-style-name="Table_20_Contents">
      <style:text-properties officeooo:rsid="00443384" officeooo:paragraph-rsid="00443384"/>
    </style:style>
    <style:style style:name="P343" style:family="paragraph" style:parent-style-name="Table_20_Contents">
      <style:text-properties officeooo:rsid="0045a5fe" officeooo:paragraph-rsid="0045a5fe"/>
    </style:style>
    <style:style style:name="P344" style:family="paragraph" style:parent-style-name="Table_20_Contents">
      <style:text-properties officeooo:rsid="0048580e" officeooo:paragraph-rsid="0048580e"/>
    </style:style>
    <style:style style:name="P345" style:family="paragraph" style:parent-style-name="Table_20_Contents">
      <style:text-properties officeooo:rsid="0049dd78" officeooo:paragraph-rsid="0049dd78"/>
    </style:style>
    <style:style style:name="P346" style:family="paragraph" style:parent-style-name="Table_20_Vertical">
      <style:text-properties officeooo:rsid="0049dd78" officeooo:paragraph-rsid="004b955e"/>
    </style:style>
    <style:style style:name="P347" style:family="paragraph" style:parent-style-name="Table_20_Contents">
      <style:text-properties officeooo:rsid="004df964" officeooo:paragraph-rsid="004df964"/>
    </style:style>
    <style:style style:name="P348" style:family="paragraph" style:parent-style-name="Text_20_body">
      <style:text-properties officeooo:paragraph-rsid="00360e70"/>
    </style:style>
    <style:style style:name="P349" style:family="paragraph" style:parent-style-name="Text_20_body" style:master-page-name="">
      <style:paragraph-properties style:page-number="auto" fo:break-before="auto" fo:break-after="auto"/>
      <style:text-properties officeooo:paragraph-rsid="003737db"/>
    </style:style>
    <style:style style:name="P350" style:family="paragraph" style:parent-style-name="Text_20_body">
      <style:text-properties officeooo:paragraph-rsid="00387333"/>
    </style:style>
    <style:style style:name="P351" style:family="paragraph" style:parent-style-name="Text_20_body">
      <style:text-properties officeooo:paragraph-rsid="0043144b"/>
    </style:style>
    <style:style style:name="P352" style:family="paragraph" style:parent-style-name="Text_20_body">
      <style:text-properties officeooo:paragraph-rsid="0051adad"/>
    </style:style>
    <style:style style:name="P353" style:family="paragraph" style:parent-style-name="Table_20_Heading">
      <style:text-properties officeooo:paragraph-rsid="00657575"/>
    </style:style>
    <style:style style:name="P354" style:family="paragraph" style:parent-style-name="Table_20_Heading">
      <style:text-properties officeooo:paragraph-rsid="006483b6"/>
    </style:style>
    <style:style style:name="P355" style:family="paragraph" style:parent-style-name="Table_20_Contents">
      <style:text-properties officeooo:rsid="00657575" officeooo:paragraph-rsid="00657575"/>
    </style:style>
    <style:style style:name="P356" style:family="paragraph" style:parent-style-name="Standard">
      <style:text-properties officeooo:rsid="005f77f6" officeooo:paragraph-rsid="005f77f6"/>
    </style:style>
    <style:style style:name="P357" style:family="paragraph" style:parent-style-name="Table_20_Contents">
      <style:text-properties officeooo:rsid="005f77f6" officeooo:paragraph-rsid="005f77f6"/>
    </style:style>
    <style:style style:name="P358" style:family="paragraph" style:parent-style-name="Standard">
      <style:text-properties officeooo:rsid="006483b6" officeooo:paragraph-rsid="006483b6"/>
    </style:style>
    <style:style style:name="P359" style:family="paragraph" style:parent-style-name="Table_20_Contents">
      <style:text-properties officeooo:rsid="006483b6" officeooo:paragraph-rsid="006483b6"/>
    </style:style>
    <style:style style:name="P360" style:family="paragraph" style:parent-style-name="Text_20_body">
      <style:text-properties officeooo:rsid="005f00cd" officeooo:paragraph-rsid="005f00cd"/>
    </style:style>
    <style:style style:name="P361" style:family="paragraph" style:parent-style-name="Table_20_Contents">
      <style:text-properties style:text-underline-style="solid" style:text-underline-width="auto" style:text-underline-color="font-color" officeooo:rsid="007a1f26" officeooo:paragraph-rsid="007a1f26"/>
    </style:style>
    <style:style style:name="P362" style:family="paragraph" style:parent-style-name="Table_20_Contents">
      <style:text-properties officeooo:rsid="007a1f26" officeooo:paragraph-rsid="007a1f26"/>
    </style:style>
    <style:style style:name="P363" style:family="paragraph" style:parent-style-name="Text_20_body">
      <style:text-properties officeooo:rsid="00a0997b" officeooo:paragraph-rsid="00a0997b"/>
    </style:style>
    <style:style style:name="P364" style:family="paragraph" style:parent-style-name="Table_20_Morse">
      <style:text-properties officeooo:paragraph-rsid="00bd588a"/>
    </style:style>
    <style:style style:name="P365" style:family="paragraph" style:parent-style-name="Table_20_Morse">
      <style:text-properties officeooo:paragraph-rsid="00bf459e"/>
    </style:style>
    <style:style style:name="P366" style:family="paragraph" style:parent-style-name="Table_20_Morse">
      <style:text-properties officeooo:rsid="00346ed2" officeooo:paragraph-rsid="00bd588a" style:font-name-asian="Helvetica Neue" style:font-name-complex="Helvetica Neue"/>
    </style:style>
    <style:style style:name="P367" style:family="paragraph" style:parent-style-name="Table_20_Contents">
      <style:text-properties officeooo:rsid="00cd6693" officeooo:paragraph-rsid="00ea4b26"/>
    </style:style>
    <style:style style:name="P368" style:family="paragraph" style:parent-style-name="Table_20_Contents">
      <style:paragraph-properties fo:line-height="100%"/>
      <style:text-properties officeooo:rsid="00cd6693" officeooo:paragraph-rsid="00cd6693"/>
    </style:style>
    <style:style style:name="P369" style:family="paragraph" style:parent-style-name="Table_20_Contents">
      <style:text-properties style:font-name="Inter" officeooo:rsid="00c814f2" officeooo:paragraph-rsid="018b9baa"/>
    </style:style>
    <style:style style:name="P370" style:family="paragraph" style:parent-style-name="Table_20_Contents">
      <style:text-properties style:font-name="Inter" fo:font-style="italic" officeooo:rsid="00c814f2" officeooo:paragraph-rsid="018b9baa" style:font-style-asian="italic" style:font-style-complex="italic"/>
    </style:style>
    <style:style style:name="P371" style:family="paragraph" style:parent-style-name="Table_20_Contents">
      <style:text-properties style:font-name="Inter" fo:font-style="italic" officeooo:rsid="00cd6693" officeooo:paragraph-rsid="00ea4b26" style:font-style-asian="italic" style:font-style-complex="italic"/>
    </style:style>
    <style:style style:name="P372" style:family="paragraph" style:parent-style-name="Table_20_Contents">
      <style:text-properties style:font-name="Inter" fo:font-style="italic" officeooo:rsid="00f04006" officeooo:paragraph-rsid="00f04006" style:font-style-asian="italic" style:font-style-complex="italic"/>
    </style:style>
    <style:style style:name="P373" style:family="paragraph" style:parent-style-name="Table_20_Contents">
      <style:text-properties style:font-name="Inter" fo:font-style="italic" officeooo:paragraph-rsid="018b9baa" style:font-style-asian="italic" style:font-style-complex="italic"/>
    </style:style>
    <style:style style:name="P374" style:family="paragraph" style:parent-style-name="Table_20_Contents">
      <style:text-properties style:font-name="Inter" officeooo:rsid="00ca241c" officeooo:paragraph-rsid="0125873f"/>
    </style:style>
    <style:style style:name="P375" style:family="paragraph" style:parent-style-name="Table_20_Contents">
      <style:text-properties style:font-name="Inter" officeooo:paragraph-rsid="018b9baa"/>
    </style:style>
    <style:style style:name="P376" style:family="paragraph" style:parent-style-name="Text_20_body">
      <style:text-properties officeooo:rsid="00783ac1" officeooo:paragraph-rsid="00ce7539"/>
    </style:style>
    <style:style style:name="P377" style:family="paragraph" style:parent-style-name="Text_20_body">
      <style:text-properties officeooo:rsid="00783ac1" officeooo:paragraph-rsid="011db6ec"/>
    </style:style>
    <style:style style:name="P378" style:family="paragraph" style:parent-style-name="Text_20_body">
      <style:paragraph-properties fo:break-before="page"/>
      <style:text-properties officeooo:rsid="00df42ba" officeooo:paragraph-rsid="00e62678"/>
    </style:style>
    <style:style style:name="P379" style:family="paragraph" style:parent-style-name="Footnote">
      <style:text-properties officeooo:rsid="0102e94e" officeooo:paragraph-rsid="0102e94e"/>
    </style:style>
    <style:style style:name="P380" style:family="paragraph" style:parent-style-name="Text_20_body">
      <style:text-properties officeooo:rsid="00f7f678" officeooo:paragraph-rsid="00f7f678"/>
    </style:style>
    <style:style style:name="P381" style:family="paragraph" style:parent-style-name="Quotations">
      <style:text-properties officeooo:paragraph-rsid="00f7f678"/>
    </style:style>
    <style:style style:name="P382" style:family="paragraph" style:parent-style-name="Table_20_Heading">
      <style:text-properties officeooo:paragraph-rsid="00f7f678"/>
    </style:style>
    <style:style style:name="P383" style:family="paragraph" style:parent-style-name="Standard">
      <style:paragraph-properties fo:text-align="start" style:justify-single-word="false">
        <style:tab-stops/>
      </style:paragraph-properties>
      <style:text-properties officeooo:paragraph-rsid="00f7f678"/>
    </style:style>
    <style:style style:name="P384"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5" style:family="paragraph" style:parent-style-name="Table_20_Contents">
      <style:text-properties officeooo:rsid="00cd1bcb" officeooo:paragraph-rsid="00cd1bcb"/>
    </style:style>
    <style:style style:name="P386" style:family="paragraph" style:parent-style-name="Table_20_Contents">
      <style:text-properties officeooo:rsid="00f04006" officeooo:paragraph-rsid="00f04006"/>
    </style:style>
    <style:style style:name="P387" style:family="paragraph" style:parent-style-name="Text_20_body">
      <style:text-properties officeooo:paragraph-rsid="00f553bf"/>
    </style:style>
    <style:style style:name="P388" style:family="paragraph" style:parent-style-name="Text_20_body">
      <style:text-properties officeooo:rsid="00a9e472" officeooo:paragraph-rsid="00f7f678"/>
    </style:style>
    <style:style style:name="P389" style:family="paragraph" style:parent-style-name="Text_20_body">
      <style:text-properties officeooo:paragraph-rsid="00fbc346"/>
    </style:style>
    <style:style style:name="P390" style:family="paragraph" style:parent-style-name="Standard">
      <style:paragraph-properties fo:break-before="page"/>
    </style:style>
    <style:style style:name="P391" style:family="paragraph" style:parent-style-name="Contents_20_Heading">
      <style:paragraph-properties fo:break-before="page"/>
    </style:style>
    <style:style style:name="P392" style:family="paragraph" style:parent-style-name="Table_20_Contents">
      <style:text-properties officeooo:rsid="01316c9b" officeooo:paragraph-rsid="01316c9b"/>
    </style:style>
    <style:style style:name="P393" style:family="paragraph" style:parent-style-name="Table_20_Contents">
      <style:text-properties officeooo:paragraph-rsid="0140dd4d"/>
    </style:style>
    <style:style style:name="P394" style:family="paragraph" style:parent-style-name="Table_20_Contents">
      <style:text-properties officeooo:rsid="00c814f2" officeooo:paragraph-rsid="0125873f"/>
    </style:style>
    <style:style style:name="P395" style:family="paragraph" style:parent-style-name="Table_20_Heading">
      <style:text-properties officeooo:rsid="00c814f2" officeooo:paragraph-rsid="0125873f"/>
    </style:style>
    <style:style style:name="P396" style:family="paragraph" style:parent-style-name="Text_20_body">
      <style:text-properties officeooo:rsid="00c814f2" officeooo:paragraph-rsid="0125873f"/>
    </style:style>
    <style:style style:name="P397" style:family="paragraph" style:parent-style-name="Table_20_Contents">
      <style:text-properties officeooo:rsid="00cbc4a1" officeooo:paragraph-rsid="0125873f"/>
    </style:style>
    <style:style style:name="P398" style:family="paragraph" style:parent-style-name="Table_20_Contents">
      <style:text-properties officeooo:rsid="01074490" officeooo:paragraph-rsid="01074490"/>
    </style:style>
    <style:style style:name="P399" style:family="paragraph" style:parent-style-name="Table_20_Contents">
      <style:text-properties officeooo:paragraph-rsid="01074490"/>
    </style:style>
    <style:style style:name="P400" style:family="paragraph" style:parent-style-name="Table_20_Contents">
      <style:text-properties officeooo:paragraph-rsid="0108d14d"/>
    </style:style>
    <style:style style:name="P401" style:family="paragraph" style:parent-style-name="Table_20_Contents">
      <style:text-properties officeooo:rsid="010f9808" officeooo:paragraph-rsid="010f9808"/>
    </style:style>
    <style:style style:name="P402" style:family="paragraph" style:parent-style-name="Table_20_Heading">
      <style:text-properties officeooo:rsid="010f9808" officeooo:paragraph-rsid="010f9808"/>
    </style:style>
    <style:style style:name="P403" style:family="paragraph" style:parent-style-name="Text_20_body">
      <style:text-properties officeooo:rsid="010f9808" officeooo:paragraph-rsid="010f9808"/>
    </style:style>
    <style:style style:name="P404" style:family="paragraph" style:parent-style-name="Table_20_Contents">
      <style:text-properties officeooo:paragraph-rsid="010f9808"/>
    </style:style>
    <style:style style:name="P405" style:family="paragraph" style:parent-style-name="Table_20_Heading">
      <style:text-properties officeooo:paragraph-rsid="010f9808"/>
    </style:style>
    <style:style style:name="P406" style:family="paragraph" style:parent-style-name="Table_20_Contents">
      <style:text-properties officeooo:rsid="01123e2b" officeooo:paragraph-rsid="01123e2b"/>
    </style:style>
    <style:style style:name="P407" style:family="paragraph" style:parent-style-name="Table_20_Contents">
      <style:text-properties officeooo:rsid="0112820f" officeooo:paragraph-rsid="0112820f"/>
    </style:style>
    <style:style style:name="P408" style:family="paragraph" style:parent-style-name="Table_20_Heading">
      <style:text-properties officeooo:rsid="0112820f" officeooo:paragraph-rsid="0112820f"/>
    </style:style>
    <style:style style:name="P409" style:family="paragraph" style:parent-style-name="Table_20_Contents">
      <style:text-properties officeooo:rsid="011c426e" officeooo:paragraph-rsid="011c426e"/>
    </style:style>
    <style:style style:name="P410" style:family="paragraph" style:parent-style-name="Text_20_body">
      <style:text-properties officeooo:rsid="011c426e" officeooo:paragraph-rsid="011c426e"/>
    </style:style>
    <style:style style:name="P411" style:family="paragraph" style:parent-style-name="Table_20_Contents">
      <style:text-properties officeooo:rsid="00330f53" officeooo:paragraph-rsid="011db6ec" style:font-name-asian="Times New Roman" style:font-name-complex="Times New Roman"/>
    </style:style>
    <style:style style:name="P412" style:family="paragraph" style:parent-style-name="Table_20_Contents">
      <style:text-properties officeooo:rsid="00c8ce18" officeooo:paragraph-rsid="0125873f"/>
    </style:style>
    <style:style style:name="P413" style:family="paragraph" style:parent-style-name="Table_20_Contents">
      <style:text-properties fo:font-size="8pt" officeooo:rsid="00c8ce18" officeooo:paragraph-rsid="0125873f" style:font-size-asian="8pt" style:font-size-complex="8pt"/>
    </style:style>
    <style:style style:name="P414" style:family="paragraph" style:parent-style-name="Table_20_Contents">
      <style:text-properties fo:font-size="8pt" officeooo:rsid="00c814f2" officeooo:paragraph-rsid="0125873f" style:font-size-asian="8pt" style:font-size-complex="8pt"/>
    </style:style>
    <style:style style:name="P415" style:family="paragraph" style:parent-style-name="Table_20_Contents">
      <style:text-properties officeooo:rsid="00ca241c" officeooo:paragraph-rsid="0125873f"/>
    </style:style>
    <style:style style:name="P416" style:family="paragraph" style:parent-style-name="Table_20_Contents">
      <style:text-properties officeooo:rsid="00ec3ee4" officeooo:paragraph-rsid="0125873f"/>
    </style:style>
    <style:style style:name="P417" style:family="paragraph" style:parent-style-name="Table_20_Contents">
      <style:text-properties officeooo:rsid="00ef1320" officeooo:paragraph-rsid="0125873f"/>
    </style:style>
    <style:style style:name="P418" style:family="paragraph" style:parent-style-name="Table_20_Contents">
      <style:text-properties officeooo:paragraph-rsid="0125873f"/>
    </style:style>
    <style:style style:name="P419" style:family="paragraph" style:parent-style-name="Table_20_Heading">
      <style:text-properties officeooo:paragraph-rsid="0125873f"/>
    </style:style>
    <style:style style:name="P420" style:family="paragraph" style:parent-style-name="Table_20_Contents">
      <style:text-properties fo:color="#ffffff" loext:opacity="100%" officeooo:rsid="01316c9b" officeooo:paragraph-rsid="01316c9b"/>
    </style:style>
    <style:style style:name="P421" style:family="paragraph" style:parent-style-name="Table_20_Contents">
      <style:text-properties fo:color="#ffffff" loext:opacity="100%"/>
    </style:style>
    <style:style style:name="P422" style:family="paragraph" style:parent-style-name="Table_20_Contents">
      <style:text-properties fo:color="#ffffff" loext:opacity="100%" fo:font-weight="bold" officeooo:rsid="01316c9b" officeooo:paragraph-rsid="01316c9b" style:font-weight-asian="bold" style:font-weight-complex="bold"/>
    </style:style>
    <style:style style:name="P423" style:family="paragraph" style:parent-style-name="Table_20_Contents">
      <style:text-properties officeooo:rsid="01378f3b" officeooo:paragraph-rsid="0140dd4d"/>
    </style:style>
    <style:style style:name="P424" style:family="paragraph" style:parent-style-name="Text_20_body">
      <style:text-properties officeooo:rsid="01378f3b" officeooo:paragraph-rsid="0149222d"/>
    </style:style>
    <style:style style:name="P425" style:family="paragraph" style:parent-style-name="Table_20_Contents">
      <style:paragraph-properties fo:line-height="100%"/>
      <style:text-properties officeooo:rsid="01378f3b" officeooo:paragraph-rsid="01378f3b"/>
    </style:style>
    <style:style style:name="P426" style:family="paragraph" style:parent-style-name="Table_20_Contents">
      <style:paragraph-properties fo:line-height="100%"/>
      <style:text-properties officeooo:rsid="01378f3b" officeooo:paragraph-rsid="013d4c98"/>
    </style:style>
    <style:style style:name="P427" style:family="paragraph" style:parent-style-name="Table_20_Contents">
      <style:text-properties style:font-name="Liberation Serif" fo:font-style="italic" officeooo:rsid="00f04006" officeooo:paragraph-rsid="00f04006" style:font-style-asian="italic" style:font-style-complex="italic"/>
    </style:style>
    <style:style style:name="P428" style:family="paragraph" style:parent-style-name="Table_20_Contents">
      <style:text-properties officeooo:rsid="014aa92c" officeooo:paragraph-rsid="014aa92c"/>
    </style:style>
    <style:style style:name="P429" style:family="paragraph" style:parent-style-name="Table_20_Contents">
      <style:text-properties officeooo:paragraph-rsid="014aa92c"/>
    </style:style>
    <style:style style:name="P430" style:family="paragraph" style:parent-style-name="Table_20_Heading">
      <style:text-properties officeooo:paragraph-rsid="011db6ec"/>
    </style:style>
    <style:style style:name="P431" style:family="paragraph" style:parent-style-name="Text_20_body">
      <style:text-properties officeooo:paragraph-rsid="00fd67ea"/>
    </style:style>
    <style:style style:name="P432" style:family="paragraph" style:parent-style-name="Text_20_body">
      <style:text-properties officeooo:rsid="0142b325" officeooo:paragraph-rsid="0142b325"/>
    </style:style>
    <style:style style:name="P433" style:family="paragraph" style:parent-style-name="Table_20_Morse">
      <style:text-properties officeooo:paragraph-rsid="01509be4"/>
    </style:style>
    <style:style style:name="P434" style:family="paragraph" style:parent-style-name="Standard">
      <style:text-properties officeooo:rsid="0156dac6" officeooo:paragraph-rsid="0156dac6"/>
    </style:style>
    <style:style style:name="P435" style:family="paragraph" style:parent-style-name="Table_20_Contents">
      <style:text-properties officeooo:rsid="0156dac6" officeooo:paragraph-rsid="0156dac6"/>
    </style:style>
    <style:style style:name="P436" style:family="paragraph" style:parent-style-name="Table_20_Contents">
      <style:text-properties officeooo:rsid="01534c8a" officeooo:paragraph-rsid="01534c8a"/>
    </style:style>
    <style:style style:name="P437" style:family="paragraph" style:parent-style-name="Standard">
      <style:text-properties officeooo:rsid="016a5f3a" officeooo:paragraph-rsid="016a5f3a"/>
    </style:style>
    <style:style style:name="P438" style:family="paragraph" style:parent-style-name="Table_20_Contents">
      <style:text-properties officeooo:rsid="0157cd14" officeooo:paragraph-rsid="0157cd14"/>
    </style:style>
    <style:style style:name="P439" style:family="paragraph" style:parent-style-name="Table_20_Contents">
      <style:text-properties officeooo:rsid="0157cd14" officeooo:paragraph-rsid="0165e0ee"/>
    </style:style>
    <style:style style:name="P440" style:family="paragraph" style:parent-style-name="Table_20_Contents">
      <style:text-properties officeooo:rsid="0165e0ee" officeooo:paragraph-rsid="0165e0ee"/>
    </style:style>
    <style:style style:name="P441" style:family="paragraph" style:parent-style-name="Table_20_Contents">
      <style:text-properties officeooo:rsid="01854a22" officeooo:paragraph-rsid="01854a22"/>
    </style:style>
    <style:style style:name="P442" style:family="paragraph" style:parent-style-name="Table_20_Contents">
      <style:text-properties officeooo:rsid="0188a2a6" officeooo:paragraph-rsid="0188a2a6"/>
    </style:style>
    <style:style style:name="P443" style:family="paragraph" style:parent-style-name="Table_20_Heading">
      <style:text-properties officeooo:paragraph-rsid="018b9baa"/>
    </style:style>
    <style:style style:name="P444" style:family="paragraph" style:parent-style-name="Text_20_body">
      <style:text-properties officeooo:rsid="015eea09" officeooo:paragraph-rsid="0115bc5b"/>
    </style:style>
    <style:style style:name="P445"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46" style:family="paragraph" style:parent-style-name="Table_20_Contents">
      <style:text-properties style:font-name="Latin Modern Roman" fo:font-style="italic" officeooo:rsid="00cd1bcb" officeooo:paragraph-rsid="00cd1bcb" style:font-style-asian="italic" style:font-style-complex="italic"/>
    </style:style>
    <style:style style:name="P447" style:family="paragraph" style:parent-style-name="Standard">
      <style:paragraph-properties fo:text-align="end" style:justify-single-word="false">
        <style:tab-stops/>
      </style:paragraph-properties>
      <style:text-properties style:font-name="Latin Modern Roman"/>
    </style:style>
    <style:style style:name="P448" style:family="paragraph" style:parent-style-name="Contents_20_1">
      <style:paragraph-properties>
        <style:tab-stops>
          <style:tab-stop style:position="11.531cm" style:type="right" style:leader-style="dotted" style:leader-text="."/>
        </style:tab-stops>
      </style:paragraph-properties>
    </style:style>
    <style:style style:name="P449" style:family="paragraph" style:parent-style-name="Contents_20_2">
      <style:paragraph-properties>
        <style:tab-stops>
          <style:tab-stop style:position="11.531cm" style:type="right" style:leader-style="dotted" style:leader-text="."/>
        </style:tab-stops>
      </style:paragraph-properties>
    </style:style>
    <style:style style:name="P450" style:family="paragraph" style:parent-style-name="Contents_20_3">
      <style:paragraph-properties>
        <style:tab-stops>
          <style:tab-stop style:position="11.531cm" style:type="right" style:leader-style="dotted" style:leader-text="."/>
        </style:tab-stops>
      </style:paragraph-properties>
    </style:style>
    <style:style style:name="P451" style:family="paragraph" style:parent-style-name="Table_20_Contents">
      <style:text-properties officeooo:rsid="005dc046" officeooo:paragraph-rsid="01aa0110"/>
    </style:style>
    <style:style style:name="P452" style:family="paragraph" style:parent-style-name="Text_20_body">
      <style:text-properties officeooo:rsid="01cfc714" officeooo:paragraph-rsid="01cfc714"/>
    </style:style>
    <style:style style:name="P453" style:family="paragraph" style:parent-style-name="Quotations">
      <style:text-properties officeooo:rsid="01b42613" officeooo:paragraph-rsid="01b42613"/>
    </style:style>
    <style:style style:name="P454" style:family="paragraph" style:parent-style-name="Standard">
      <style:text-properties officeooo:paragraph-rsid="01aa0110"/>
    </style:style>
    <style:style style:name="P455" style:family="paragraph" style:parent-style-name="Table_20_Heading">
      <style:text-properties officeooo:paragraph-rsid="01aa0110"/>
    </style:style>
    <style:style style:name="P456" style:family="paragraph" style:parent-style-name="Standard">
      <style:paragraph-properties fo:break-before="page"/>
      <style:text-properties officeooo:paragraph-rsid="01d1ab6e"/>
    </style:style>
    <style:style style:name="P457" style:family="paragraph" style:parent-style-name="Table_20_Contents">
      <style:text-properties officeooo:rsid="01b57da5" officeooo:paragraph-rsid="01b57da5"/>
    </style:style>
    <style:style style:name="P458" style:family="paragraph" style:parent-style-name="Table_20_Heading">
      <style:text-properties officeooo:rsid="01b57da5" officeooo:paragraph-rsid="01b57da5"/>
    </style:style>
    <style:style style:name="P459" style:family="paragraph" style:parent-style-name="Table_20_Contents">
      <style:paragraph-properties fo:text-align="center" style:justify-single-word="false"/>
      <style:text-properties officeooo:rsid="01b57da5" officeooo:paragraph-rsid="01b57da5"/>
    </style:style>
    <style:style style:name="P460" style:family="paragraph" style:parent-style-name="Table_20_Contents">
      <style:text-properties officeooo:rsid="01bb1fee" officeooo:paragraph-rsid="01bb1fee"/>
    </style:style>
    <style:style style:name="P461" style:family="paragraph" style:parent-style-name="Table_20_Contents">
      <style:text-properties officeooo:rsid="01bef760" officeooo:paragraph-rsid="01bef760"/>
    </style:style>
    <style:style style:name="P462" style:family="paragraph" style:parent-style-name="Table_20_Contents">
      <style:text-properties officeooo:rsid="01c28dfa" officeooo:paragraph-rsid="01c28dfa"/>
    </style:style>
    <style:style style:name="P463" style:family="paragraph" style:parent-style-name="Table_20_Contents">
      <style:text-properties officeooo:rsid="01c28dfa" officeooo:paragraph-rsid="01c5192d"/>
    </style:style>
    <style:style style:name="P464" style:family="paragraph" style:parent-style-name="Table_20_Contents">
      <style:paragraph-properties fo:text-align="center" style:justify-single-word="false"/>
      <style:text-properties officeooo:rsid="01c704ff" officeooo:paragraph-rsid="01c704ff"/>
    </style:style>
    <style:style style:name="P465" style:family="paragraph" style:parent-style-name="Table_20_Heading">
      <style:paragraph-properties fo:text-align="center" style:justify-single-word="false"/>
      <style:text-properties officeooo:rsid="01c704ff" officeooo:paragraph-rsid="01c704ff"/>
    </style:style>
    <style:style style:name="P466" style:family="paragraph" style:parent-style-name="Table_20_Contents">
      <style:text-properties officeooo:rsid="01c704ff" officeooo:paragraph-rsid="01c704ff"/>
    </style:style>
    <style:style style:name="P467" style:family="paragraph" style:parent-style-name="Table_20_Contents">
      <style:text-properties officeooo:rsid="01c704ff" officeooo:paragraph-rsid="01c5192d"/>
    </style:style>
    <style:style style:name="P468" style:family="paragraph" style:parent-style-name="Table_20_Contents">
      <style:paragraph-properties fo:line-height="100%"/>
    </style:style>
    <style:style style:name="P469" style:family="paragraph" style:parent-style-name="Table_20_Math">
      <style:paragraph-properties fo:line-height="100%"/>
    </style:style>
    <style:style style:name="P470" style:family="paragraph" style:parent-style-name="Table_20_Contents">
      <style:paragraph-properties fo:line-height="100%"/>
      <style:text-properties officeooo:paragraph-rsid="013d4c98"/>
    </style:style>
    <style:style style:name="P471" style:family="paragraph" style:parent-style-name="Table_20_Contents">
      <style:paragraph-properties fo:line-height="100%"/>
      <style:text-properties officeooo:paragraph-rsid="01378f3b"/>
    </style:style>
    <style:style style:name="P472" style:family="paragraph" style:parent-style-name="Table_20_Contents">
      <style:paragraph-properties fo:line-height="100%"/>
      <style:text-properties officeooo:rsid="0135a9ae" officeooo:paragraph-rsid="0135a9ae"/>
    </style:style>
    <style:style style:name="P473" style:family="paragraph" style:parent-style-name="Table_20_Contents">
      <style:paragraph-properties fo:line-height="100%"/>
      <style:text-properties officeooo:rsid="00f0d80d" officeooo:paragraph-rsid="00f0d80d"/>
    </style:style>
    <style:style style:name="P474" style:family="paragraph" style:parent-style-name="Table_20_Heading">
      <style:text-properties officeooo:rsid="01bf9215" officeooo:paragraph-rsid="01bf9215"/>
    </style:style>
    <style:style style:name="P475" style:family="paragraph" style:parent-style-name="Table_20_Math">
      <style:paragraph-properties fo:line-height="100%"/>
      <style:text-properties style:text-position="0% 100%" fo:font-style="normal" style:font-style-asian="normal" style:font-style-complex="normal"/>
    </style:style>
    <style:style style:name="P476" style:family="paragraph" style:parent-style-name="Table_20_Math">
      <style:paragraph-properties fo:line-height="100%"/>
      <style:text-properties style:text-position="super 58%" style:font-name-asian="Helvetica Neue" style:font-name-complex="Helvetica Neue"/>
    </style:style>
    <style:style style:name="P477" style:family="paragraph" style:parent-style-name="Text_20_body">
      <style:text-properties officeooo:paragraph-rsid="01316c9b"/>
    </style:style>
    <style:style style:name="P478" style:family="paragraph" style:parent-style-name="Text_20_body">
      <style:paragraph-properties fo:break-before="page"/>
      <style:text-properties officeooo:paragraph-rsid="01316c9b"/>
    </style:style>
    <style:style style:name="P479" style:family="paragraph" style:parent-style-name="Text_20_body">
      <style:paragraph-properties fo:break-before="page"/>
      <style:text-properties officeooo:paragraph-rsid="00a0997b"/>
    </style:style>
    <style:style style:name="P480" style:family="paragraph" style:parent-style-name="Text_20_body">
      <style:text-properties officeooo:rsid="01b907a4" officeooo:paragraph-rsid="01ba2384"/>
    </style:style>
    <style:style style:name="P481"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82" style:family="paragraph" style:parent-style-name="Subtitle">
      <style:text-properties officeooo:rsid="0027d9be" officeooo:paragraph-rsid="0027d9be"/>
    </style:style>
    <style:style style:name="P483" style:family="paragraph" style:parent-style-name="Table_20_Contents">
      <style:text-properties officeooo:paragraph-rsid="01df8ce0"/>
    </style:style>
    <style:style style:name="P484" style:family="paragraph" style:parent-style-name="Table_20_Heading">
      <style:text-properties officeooo:paragraph-rsid="01df8ce0"/>
    </style:style>
    <style:style style:name="P485" style:family="paragraph" style:parent-style-name="Text_20_body">
      <style:text-properties officeooo:paragraph-rsid="01e4fcf9"/>
    </style:style>
    <style:style style:name="P486" style:family="paragraph" style:parent-style-name="Standard">
      <style:text-properties officeooo:paragraph-rsid="01416337"/>
    </style:style>
    <style:style style:name="P487" style:family="paragraph" style:parent-style-name="Table_20_Math">
      <style:text-properties officeooo:rsid="01e28c4a" officeooo:paragraph-rsid="01e28c4a"/>
    </style:style>
    <style:style style:name="P488" style:family="paragraph" style:parent-style-name="Title" style:master-page-name="First_20_Page">
      <style:paragraph-properties style:page-number="auto"/>
    </style:style>
    <style:style style:name="P489" style:family="paragraph" style:parent-style-name="Table_20_Math">
      <style:text-properties style:font-name="Liberation Serif1" fo:font-style="italic" officeooo:rsid="01e3bb12" officeooo:paragraph-rsid="01e3bb12" style:font-style-asian="italic" style:font-style-complex="italic"/>
    </style:style>
    <style:style style:name="P490" style:family="paragraph" style:parent-style-name="Heading_20_1">
      <style:paragraph-properties fo:break-before="page"/>
      <style:text-properties officeooo:rsid="00af6286" officeooo:paragraph-rsid="00a0997b"/>
    </style:style>
    <style:style style:name="P491" style:family="paragraph" style:parent-style-name="Heading_20_1">
      <style:paragraph-properties fo:break-before="page"/>
      <style:text-properties officeooo:rsid="001fe60a" officeooo:paragraph-rsid="0051fb84"/>
    </style:style>
    <style:style style:name="P492" style:family="paragraph" style:parent-style-name="Heading_20_1">
      <style:paragraph-properties fo:break-before="page"/>
      <style:text-properties officeooo:rsid="00316d73" officeooo:paragraph-rsid="0169a532"/>
    </style:style>
    <style:style style:name="P493" style:family="paragraph" style:parent-style-name="Heading_20_1">
      <style:paragraph-properties fo:break-before="page"/>
      <style:text-properties officeooo:rsid="00316d73" officeooo:paragraph-rsid="01123e2b"/>
    </style:style>
    <style:style style:name="P494" style:family="paragraph" style:parent-style-name="Heading_20_1">
      <style:paragraph-properties fo:break-before="page"/>
      <style:text-properties officeooo:rsid="0086728d" officeooo:paragraph-rsid="011db6ec"/>
    </style:style>
    <style:style style:name="P495" style:family="paragraph" style:parent-style-name="Heading_20_1">
      <style:paragraph-properties fo:break-before="page"/>
      <style:text-properties officeooo:rsid="001e4261" officeooo:paragraph-rsid="003737db"/>
    </style:style>
    <style:style style:name="P496" style:family="paragraph" style:parent-style-name="Heading_20_1">
      <style:paragraph-properties fo:break-before="page"/>
      <style:text-properties officeooo:rsid="01c38d4e" officeooo:paragraph-rsid="01c38d4e"/>
    </style:style>
    <style:style style:name="P497" style:family="paragraph" style:parent-style-name="Heading_20_1">
      <style:paragraph-properties fo:break-before="page"/>
      <style:text-properties officeooo:paragraph-rsid="019e1d18"/>
    </style:style>
    <style:style style:name="P498" style:family="paragraph" style:parent-style-name="Heading_20_1">
      <style:paragraph-properties fo:break-before="page"/>
      <style:text-properties officeooo:paragraph-rsid="00f7f678"/>
    </style:style>
    <style:style style:name="P499" style:family="paragraph" style:parent-style-name="Heading_20_1">
      <style:paragraph-properties fo:break-before="page"/>
      <style:text-properties officeooo:rsid="0125873f" officeooo:paragraph-rsid="0125873f"/>
    </style:style>
    <style:style style:name="P500" style:family="paragraph" style:parent-style-name="Heading_20_1">
      <style:paragraph-properties fo:break-before="page"/>
      <style:text-properties officeooo:rsid="01509be4" officeooo:paragraph-rsid="01509be4"/>
    </style:style>
    <style:style style:name="P501" style:family="paragraph" style:parent-style-name="Heading_20_1">
      <style:paragraph-properties fo:break-before="page"/>
      <style:text-properties officeooo:rsid="0051adad" officeooo:paragraph-rsid="0140dd4d"/>
    </style:style>
    <style:style style:name="P502" style:family="paragraph" style:parent-style-name="Heading_20_1">
      <style:paragraph-properties fo:break-before="page"/>
      <style:text-properties officeooo:rsid="0115bc5b" officeooo:paragraph-rsid="0115bc5b"/>
    </style:style>
    <style:style style:name="P503" style:family="paragraph" style:parent-style-name="Heading_20_1">
      <style:paragraph-properties fo:break-before="page"/>
      <style:text-properties officeooo:paragraph-rsid="00657575"/>
    </style:style>
    <style:style style:name="P504" style:family="paragraph" style:parent-style-name="Heading_20_1">
      <style:paragraph-properties fo:break-before="page"/>
    </style:style>
    <style:style style:name="P505" style:family="paragraph" style:parent-style-name="Heading_20_2">
      <style:text-properties officeooo:rsid="0043144b" officeooo:paragraph-rsid="00566ed3"/>
    </style:style>
    <style:style style:name="P506" style:family="paragraph" style:parent-style-name="Heading_20_2">
      <style:paragraph-properties fo:break-before="page"/>
      <style:text-properties officeooo:paragraph-rsid="000d27db"/>
    </style:style>
    <style:style style:name="P507" style:family="paragraph" style:parent-style-name="Heading_20_2">
      <style:text-properties fo:language="en" fo:country="US" officeooo:rsid="000ee3b1" officeooo:paragraph-rsid="000ee3b1"/>
    </style:style>
    <style:style style:name="P508" style:family="paragraph" style:parent-style-name="Heading_20_2">
      <style:paragraph-properties fo:break-before="page"/>
      <style:text-properties officeooo:rsid="0010a8bb" officeooo:paragraph-rsid="00671fbd"/>
    </style:style>
    <style:style style:name="P509" style:family="paragraph" style:parent-style-name="Heading_20_2">
      <style:paragraph-properties fo:break-before="page"/>
      <style:text-properties officeooo:paragraph-rsid="00671fbd"/>
    </style:style>
    <style:style style:name="P510" style:family="paragraph" style:parent-style-name="Heading_20_2">
      <style:paragraph-properties fo:break-before="page"/>
      <style:text-properties officeooo:rsid="006aebb7" officeooo:paragraph-rsid="006aebb7"/>
    </style:style>
    <style:style style:name="P511" style:family="paragraph" style:parent-style-name="Heading_20_2" style:list-style-name="">
      <style:paragraph-properties fo:break-before="page"/>
      <style:text-properties officeooo:rsid="006e5e38" officeooo:paragraph-rsid="006e5e38"/>
    </style:style>
    <style:style style:name="P512" style:family="paragraph" style:parent-style-name="Heading_20_2">
      <style:paragraph-properties fo:break-before="page"/>
      <style:text-properties officeooo:rsid="0073e120" officeooo:paragraph-rsid="0073e120"/>
    </style:style>
    <style:style style:name="P513" style:family="paragraph" style:parent-style-name="Heading_20_2">
      <style:paragraph-properties fo:break-before="page"/>
      <style:text-properties officeooo:rsid="0073e120" officeooo:paragraph-rsid="00a08226"/>
    </style:style>
    <style:style style:name="P514" style:family="paragraph" style:parent-style-name="Heading_20_2">
      <style:paragraph-properties fo:break-before="page"/>
      <style:text-properties officeooo:rsid="0077cd44" officeooo:paragraph-rsid="0077cd44"/>
    </style:style>
    <style:style style:name="P515" style:family="paragraph" style:parent-style-name="Heading_20_2">
      <style:paragraph-properties fo:break-before="page"/>
    </style:style>
    <style:style style:name="P516" style:family="paragraph" style:parent-style-name="Heading_20_2">
      <style:text-properties officeooo:rsid="00ce7539" officeooo:paragraph-rsid="00ce7539"/>
    </style:style>
    <style:style style:name="P517" style:family="paragraph" style:parent-style-name="Heading_20_2">
      <style:text-properties officeooo:rsid="00316d73" officeooo:paragraph-rsid="00316d73"/>
    </style:style>
    <style:style style:name="P518" style:family="paragraph" style:parent-style-name="Heading_20_2">
      <style:text-properties officeooo:rsid="00387333" officeooo:paragraph-rsid="00387333"/>
    </style:style>
    <style:style style:name="P519" style:family="paragraph" style:parent-style-name="Heading_20_2">
      <style:text-properties officeooo:rsid="019e1d18" officeooo:paragraph-rsid="01df8ce0"/>
    </style:style>
    <style:style style:name="P520" style:family="paragraph" style:parent-style-name="Heading_20_2">
      <style:text-properties officeooo:rsid="01965af7" officeooo:paragraph-rsid="01965af7"/>
    </style:style>
    <style:style style:name="P521" style:family="paragraph" style:parent-style-name="Heading_20_2">
      <style:paragraph-properties fo:break-before="page"/>
      <style:text-properties officeooo:rsid="01965af7" officeooo:paragraph-rsid="01965af7"/>
    </style:style>
    <style:style style:name="P522" style:family="paragraph" style:parent-style-name="Heading_20_2">
      <style:text-properties officeooo:rsid="01cfc714" officeooo:paragraph-rsid="01cfc714"/>
    </style:style>
    <style:style style:name="P523" style:family="paragraph" style:parent-style-name="Heading_20_2">
      <style:text-properties officeooo:rsid="00f1043d" officeooo:paragraph-rsid="00f1043d"/>
    </style:style>
    <style:style style:name="P524" style:family="paragraph" style:parent-style-name="Heading_20_2">
      <style:text-properties officeooo:rsid="01b177af" officeooo:paragraph-rsid="01b177af"/>
    </style:style>
    <style:style style:name="P525" style:family="paragraph" style:parent-style-name="Heading_20_2">
      <style:text-properties officeooo:rsid="01316c9b" officeooo:paragraph-rsid="01316c9b"/>
    </style:style>
    <style:style style:name="P526" style:family="paragraph" style:parent-style-name="Heading_20_2">
      <style:text-properties officeooo:rsid="01e4fcf9" officeooo:paragraph-rsid="01e4fcf9"/>
    </style:style>
    <style:style style:name="P527" style:family="paragraph" style:parent-style-name="Heading_20_2">
      <style:paragraph-properties fo:break-before="page"/>
      <style:text-properties officeooo:rsid="00ea4b26" officeooo:paragraph-rsid="0125873f"/>
    </style:style>
    <style:style style:name="P528" style:family="paragraph" style:parent-style-name="Heading_20_2">
      <style:text-properties officeooo:rsid="00690bee" officeooo:paragraph-rsid="018b9baa"/>
    </style:style>
    <style:style style:name="P529" style:family="paragraph" style:parent-style-name="Heading_20_2">
      <style:text-properties officeooo:rsid="005dc046" officeooo:paragraph-rsid="01aa0110"/>
    </style:style>
    <style:style style:name="P530" style:family="paragraph" style:parent-style-name="Heading_20_2">
      <style:text-properties officeooo:rsid="0134da60" officeooo:paragraph-rsid="0134da60"/>
    </style:style>
    <style:style style:name="P531" style:family="paragraph" style:parent-style-name="Heading_20_2" style:master-page-name="">
      <style:paragraph-properties style:page-number="auto" fo:break-before="auto" fo:break-after="auto"/>
      <style:text-properties officeooo:rsid="01378f3b" officeooo:paragraph-rsid="01378f3b"/>
    </style:style>
    <style:style style:name="P532" style:family="paragraph" style:parent-style-name="Heading_20_2">
      <style:text-properties officeooo:paragraph-rsid="01416337"/>
    </style:style>
    <style:style style:name="P533" style:family="paragraph" style:parent-style-name="Heading_20_2" style:master-page-name="">
      <style:paragraph-properties style:page-number="auto" fo:break-before="auto" fo:break-after="auto"/>
      <style:text-properties officeooo:rsid="0140dd4d" officeooo:paragraph-rsid="01ef3c06"/>
    </style:style>
    <style:style style:name="P534" style:family="paragraph" style:parent-style-name="Heading_20_3">
      <style:text-properties officeooo:rsid="01b3fc53" officeooo:paragraph-rsid="01b3fc53"/>
    </style:style>
    <style:style style:name="P535" style:family="paragraph" style:parent-style-name="Standard">
      <style:paragraph-properties fo:text-align="end" style:justify-single-word="false">
        <style:tab-stops/>
      </style:paragraph-properties>
      <style:text-properties style:font-name="Latin Modern Roman"/>
    </style:style>
    <style:style style:name="P536" style:family="paragraph" style:parent-style-name="Standard">
      <style:paragraph-properties fo:text-align="end" style:justify-single-word="false">
        <style:tab-stops/>
      </style:paragraph-properties>
      <style:text-properties style:font-name="Latin Modern Roman" fo:font-size="9pt" fo:font-style="normal" fo:font-weight="bold" officeooo:rsid="01ed2da7" officeooo:paragraph-rsid="01ed2da7" style:font-size-asian="9pt" style:font-style-asian="normal" style:font-weight-asian="bold" style:font-size-complex="9pt" style:font-style-complex="normal" style:font-weight-complex="bold"/>
    </style:style>
    <style:style style:name="P537" style:family="paragraph" style:parent-style-name="Standard">
      <style:paragraph-properties fo:text-align="end" style:justify-single-word="false">
        <style:tab-stops/>
      </style:paragraph-properties>
      <style:text-properties style:font-name="Latin Modern Roman" fo:font-size="9pt" fo:font-weight="bold" style:font-size-asian="9pt" style:font-weight-asian="bold" style:font-size-complex="9pt" style:font-weight-complex="bold"/>
    </style:style>
    <style:style style:name="P538" style:family="paragraph" style:parent-style-name="Standard">
      <style:paragraph-properties fo:text-align="end" style:justify-single-word="false">
        <style:tab-stops/>
      </style:paragraph-properties>
      <style:text-properties style:font-name="Latin Modern Roman" fo:font-size="9pt" officeooo:rsid="01ea2c56" style:font-size-asian="9pt" style:font-size-complex="9pt"/>
    </style:style>
    <style:style style:name="P539" style:family="paragraph" style:parent-style-name="Standard">
      <style:paragraph-properties fo:text-align="end" style:justify-single-word="false">
        <style:tab-stops/>
      </style:paragraph-properties>
      <style:text-properties style:font-name="Latin Modern Roman" fo:font-size="9pt" style:font-size-asian="9pt" style:font-size-complex="9pt"/>
    </style:style>
    <style:style style:name="P540" style:family="paragraph" style:parent-style-name="Standard">
      <style:text-properties officeooo:paragraph-rsid="01ef3c06"/>
    </style:style>
    <style:style style:name="P541" style:family="paragraph" style:parent-style-name="Table_20_Contents">
      <style:text-properties officeooo:rsid="01378f3b" officeooo:paragraph-rsid="01ef3c06"/>
    </style:style>
    <style:style style:name="P542" style:family="paragraph" style:parent-style-name="Table_20_Contents">
      <style:text-properties officeooo:paragraph-rsid="01ef3c06"/>
    </style:style>
    <style:style style:name="P543" style:family="paragraph" style:parent-style-name="Text_20_body" style:list-style-name="L1">
      <style:text-properties officeooo:rsid="005f00cd" officeooo:paragraph-rsid="005f00cd"/>
    </style:style>
    <style:style style:name="P544"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officeooo:rsid="01ca23f6" style:font-style-asian="normal" style:font-style-complex="normal"/>
    </style:style>
    <style:style style:name="T15" style:family="text">
      <style:text-properties fo:font-style="normal" officeooo:rsid="01cc369f" style:font-style-asian="normal" style:font-style-complex="normal"/>
    </style:style>
    <style:style style:name="T16" style:family="text">
      <style:text-properties fo:font-style="normal" officeooo:rsid="01cd9c3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a9f713" style:font-style-asian="normal" style:font-weight-asian="bold" style:font-style-complex="normal" style:font-weight-complex="bold"/>
    </style:style>
    <style:style style:name="T19" style:family="text">
      <style:text-properties fo:font-style="normal" fo:font-weight="normal" officeooo:rsid="00a9f713"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0a8bb" style:font-weight-asian="bold" style:font-weight-complex="bold"/>
    </style:style>
    <style:style style:name="T22" style:family="text">
      <style:text-properties fo:font-weight="bold" officeooo:rsid="00125c68" style:font-weight-asian="bold" style:font-weight-complex="bold"/>
    </style:style>
    <style:style style:name="T23" style:family="text">
      <style:text-properties fo:font-weight="bold" officeooo:rsid="00175a14" style:font-weight-asian="bold" style:font-weight-complex="bold"/>
    </style:style>
    <style:style style:name="T24" style:family="text">
      <style:text-properties fo:font-weight="bold" officeooo:rsid="001873d5" style:font-weight-asian="bold" style:font-weight-complex="bold"/>
    </style:style>
    <style:style style:name="T25" style:family="text">
      <style:text-properties fo:font-weight="bold" officeooo:rsid="0019f0bf" style:font-weight-asian="bold" style:font-weight-complex="bold"/>
    </style:style>
    <style:style style:name="T26" style:family="text">
      <style:text-properties fo:font-weight="bold" officeooo:rsid="001b0a3f" style:font-weight-asian="bold" style:font-weight-complex="bold"/>
    </style:style>
    <style:style style:name="T27" style:family="text">
      <style:text-properties fo:font-weight="bold" officeooo:rsid="001cd2ef" style:font-weight-asian="bold" style:font-weight-complex="bold"/>
    </style:style>
    <style:style style:name="T28" style:family="text">
      <style:text-properties fo:font-weight="bold" officeooo:rsid="0049d6ec" style:font-weight-asian="bold" style:font-weight-complex="bold"/>
    </style:style>
    <style:style style:name="T29" style:family="text">
      <style:text-properties fo:font-weight="bold" officeooo:rsid="006483b6" style:font-weight-asian="bold" style:font-weight-complex="bold"/>
    </style:style>
    <style:style style:name="T30" style:family="text">
      <style:text-properties fo:font-weight="bold" officeooo:rsid="006d1d1f" style:font-weight-asian="bold" style:font-weight-complex="bold"/>
    </style:style>
    <style:style style:name="T31" style:family="text">
      <style:text-properties fo:font-weight="bold" officeooo:rsid="006fa947" style:font-weight-asian="bold" style:font-weight-complex="bold"/>
    </style:style>
    <style:style style:name="T32" style:family="text">
      <style:text-properties fo:font-weight="bold" officeooo:rsid="00708a96" style:font-weight-asian="bold" style:font-weight-complex="bold"/>
    </style:style>
    <style:style style:name="T33" style:family="text">
      <style:text-properties fo:font-weight="bold" officeooo:rsid="0075bd12" style:font-weight-asian="bold" style:font-weight-complex="bold"/>
    </style:style>
    <style:style style:name="T34" style:family="text">
      <style:text-properties fo:font-weight="bold" officeooo:rsid="007a1f26" style:font-weight-asian="bold" style:font-weight-complex="bold"/>
    </style:style>
    <style:style style:name="T35" style:family="text">
      <style:text-properties fo:font-weight="bold" officeooo:rsid="00fdd169" style:font-weight-asian="bold" style:font-weight-complex="bold"/>
    </style:style>
    <style:style style:name="T36" style:family="text">
      <style:text-properties fo:font-weight="bold" officeooo:rsid="0105d3c5" style:font-weight-asian="bold" style:font-weight-complex="bold"/>
    </style:style>
    <style:style style:name="T37" style:family="text">
      <style:text-properties fo:font-weight="bold" officeooo:rsid="0169a532" style:font-weight-asian="bold" style:font-weight-complex="bold"/>
    </style:style>
    <style:style style:name="T38" style:family="text">
      <style:text-properties fo:font-weight="bold" officeooo:rsid="016a5f3a" style:font-weight-asian="bold" style:font-weight-complex="bold"/>
    </style:style>
    <style:style style:name="T39" style:family="text">
      <style:text-properties officeooo:rsid="0010a8bb"/>
    </style:style>
    <style:style style:name="T40" style:family="text">
      <style:text-properties officeooo:rsid="00125c68"/>
    </style:style>
    <style:style style:name="T41" style:family="text">
      <style:text-properties officeooo:rsid="00157bbc"/>
    </style:style>
    <style:style style:name="T42" style:family="text">
      <style:text-properties officeooo:rsid="001873d5"/>
    </style:style>
    <style:style style:name="T43" style:family="text">
      <style:text-properties fo:font-style="italic" style:font-style-asian="italic" style:font-style-complex="italic"/>
    </style:style>
    <style:style style:name="T44" style:family="text">
      <style:text-properties fo:font-style="italic" officeooo:rsid="001e4261" style:font-style-asian="italic" style:font-style-complex="italic"/>
    </style:style>
    <style:style style:name="T45" style:family="text">
      <style:text-properties fo:font-style="italic" officeooo:rsid="0021773f" style:font-style-asian="italic" style:font-style-complex="italic"/>
    </style:style>
    <style:style style:name="T46" style:family="text">
      <style:text-properties fo:font-style="italic" officeooo:rsid="0199da9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19f0bf"/>
    </style:style>
    <style:style style:name="T49" style:family="text">
      <style:text-properties officeooo:rsid="001b0a3f"/>
    </style:style>
    <style:style style:name="T50" style:family="text">
      <style:text-properties officeooo:rsid="001cd2ef"/>
    </style:style>
    <style:style style:name="T51" style:family="text">
      <style:text-properties style:font-name="Symbol" style:font-name-asian="Symbol" style:font-name-complex="Symbol"/>
    </style:style>
    <style:style style:name="T52" style:family="text">
      <style:text-properties officeooo:rsid="001e4261"/>
    </style:style>
    <style:style style:name="T53" style:family="text">
      <style:text-properties officeooo:rsid="0021773f"/>
    </style:style>
    <style:style style:name="T54" style:family="text">
      <style:text-properties officeooo:rsid="0025f8f0"/>
    </style:style>
    <style:style style:name="T55" style:family="text">
      <style:text-properties officeooo:rsid="002acf76"/>
    </style:style>
    <style:style style:name="T56" style:family="text">
      <style:text-properties officeooo:rsid="00316d73"/>
    </style:style>
    <style:style style:name="T57" style:family="text">
      <style:text-properties style:font-name="Helvetica Neue" style:font-name-asian="Helvetica Neue" style:font-name-complex="Helvetica Neue"/>
    </style:style>
    <style:style style:name="T58" style:family="text">
      <style:text-properties style:font-name="Helvetica Neue" officeooo:rsid="00346ed2" style:font-name-asian="Helvetica Neue" style:font-name-complex="Helvetica Neue"/>
    </style:style>
    <style:style style:name="T59" style:family="text">
      <style:text-properties style:font-name="Helvetica Neue" officeooo:rsid="00387333" style:font-name-asian="Helvetica Neue" style:font-name-complex="Helvetica Neue"/>
    </style:style>
    <style:style style:name="T60" style:family="text">
      <style:text-properties style:font-name="Helvetica Neue" officeooo:rsid="00499e42" style:font-name-asian="Helvetica Neue" style:font-name-complex="Helvetica Neue"/>
    </style:style>
    <style:style style:name="T61" style:family="text">
      <style:text-properties style:font-name="Helvetica Neue" fo:font-weight="bold" style:font-name-asian="Helvetica Neue" style:font-weight-asian="bold" style:font-name-complex="Helvetica Neue" style:font-weight-complex="bold"/>
    </style:style>
    <style:style style:name="T62" style:family="text">
      <style:text-properties style:font-name="Helvetica Neue" fo:font-weight="bold" officeooo:rsid="00346ed2" style:font-name-asian="Helvetica Neue" style:font-weight-asian="bold" style:font-name-complex="Helvetica Neue" style:font-weight-complex="bold"/>
    </style:style>
    <style:style style:name="T63" style:family="text">
      <style:text-properties style:font-name="Helvetica Neue" fo:font-weight="normal" style:font-name-asian="Helvetica Neue" style:font-weight-asian="normal" style:font-name-complex="Helvetica Neue" style:font-weight-complex="normal"/>
    </style:style>
    <style:style style:name="T64" style:family="text">
      <style:text-properties style:font-name="Helvetica Neue" fo:font-style="normal" officeooo:rsid="00499e42" style:font-name-asian="Helvetica Neue" style:font-style-asian="normal" style:font-name-complex="Helvetica Neue" style:font-style-complex="normal"/>
    </style:style>
    <style:style style:name="T6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6" style:family="text">
      <style:text-properties officeooo:rsid="00387333"/>
    </style:style>
    <style:style style:name="T67" style:family="text">
      <style:text-properties officeooo:rsid="00412e8f"/>
    </style:style>
    <style:style style:name="T68" style:family="text">
      <style:text-properties officeooo:rsid="0043144b"/>
    </style:style>
    <style:style style:name="T69" style:family="text">
      <style:text-properties officeooo:rsid="00472c8c"/>
    </style:style>
    <style:style style:name="T70" style:family="text">
      <style:text-properties officeooo:rsid="00499e42"/>
    </style:style>
    <style:style style:name="T71" style:family="text">
      <style:text-properties officeooo:rsid="0049d6ec"/>
    </style:style>
    <style:style style:name="T72" style:family="text">
      <style:text-properties officeooo:rsid="0049dd78"/>
    </style:style>
    <style:style style:name="T73" style:family="text">
      <style:text-properties officeooo:rsid="004b955e"/>
    </style:style>
    <style:style style:name="T74" style:family="text">
      <style:text-properties officeooo:rsid="004fdfc6"/>
    </style:style>
    <style:style style:name="T75" style:family="text">
      <style:text-properties fo:font-weight="normal" style:font-weight-asian="normal" style:font-weight-complex="normal"/>
    </style:style>
    <style:style style:name="T76" style:family="text">
      <style:text-properties officeooo:rsid="00671fbd"/>
    </style:style>
    <style:style style:name="T77" style:family="text">
      <style:text-properties officeooo:rsid="006d1d1f"/>
    </style:style>
    <style:style style:name="T78" style:family="text">
      <style:text-properties officeooo:rsid="006fa947"/>
    </style:style>
    <style:style style:name="T79" style:family="text">
      <style:text-properties officeooo:rsid="00708a96"/>
    </style:style>
    <style:style style:name="T80" style:family="text">
      <style:text-properties officeooo:rsid="00708c35"/>
    </style:style>
    <style:style style:name="T81" style:family="text">
      <style:text-properties officeooo:rsid="0071f4fb"/>
    </style:style>
    <style:style style:name="T82" style:family="text">
      <style:text-properties officeooo:rsid="0075bd12"/>
    </style:style>
    <style:style style:name="T83" style:family="text">
      <style:text-properties officeooo:rsid="0077cd44"/>
    </style:style>
    <style:style style:name="T84" style:family="text">
      <style:text-properties officeooo:rsid="007a1f26"/>
    </style:style>
    <style:style style:name="T85" style:family="text">
      <style:text-properties officeooo:rsid="007e1537"/>
    </style:style>
    <style:style style:name="T86" style:family="text">
      <style:text-properties officeooo:rsid="007f53d1"/>
    </style:style>
    <style:style style:name="T87" style:family="text">
      <style:text-properties officeooo:rsid="00808e7f"/>
    </style:style>
    <style:style style:name="T88" style:family="text">
      <style:text-properties officeooo:rsid="00828c5f"/>
    </style:style>
    <style:style style:name="T89" style:family="text">
      <style:text-properties officeooo:rsid="0088d801"/>
    </style:style>
    <style:style style:name="T90" style:family="text">
      <style:text-properties officeooo:rsid="00a08226"/>
    </style:style>
    <style:style style:name="T91" style:family="text">
      <style:text-properties officeooo:rsid="00a2a7f0"/>
    </style:style>
    <style:style style:name="T92" style:family="text">
      <style:text-properties style:font-name-asian="Helvetica Neue" style:font-name-complex="Helvetica Neue"/>
    </style:style>
    <style:style style:name="T93" style:family="text">
      <style:text-properties officeooo:rsid="00346ed2" style:font-name-asian="Helvetica Neue" style:font-name-complex="Helvetica Neue"/>
    </style:style>
    <style:style style:name="T94" style:family="text">
      <style:text-properties officeooo:rsid="0115bc5b" style:font-name-asian="Helvetica Neue" style:font-name-complex="Helvetica Neue"/>
    </style:style>
    <style:style style:name="T95" style:family="text">
      <style:text-properties officeooo:rsid="00c75426"/>
    </style:style>
    <style:style style:name="T96" style:family="text">
      <style:text-properties officeooo:rsid="00c814f2"/>
    </style:style>
    <style:style style:name="T97" style:family="text">
      <style:text-properties style:text-position="super 58%"/>
    </style:style>
    <style:style style:name="T98" style:family="text">
      <style:text-properties style:text-position="super 58%" style:font-name-asian="Helvetica Neue" style:font-name-complex="Helvetica Neue"/>
    </style:style>
    <style:style style:name="T99" style:family="text">
      <style:text-properties style:text-position="super 58%" officeooo:rsid="00c8ce18"/>
    </style:style>
    <style:style style:name="T100" style:family="text">
      <style:text-properties style:text-position="super 58%" officeooo:rsid="01c09ec5"/>
    </style:style>
    <style:style style:name="T101" style:family="text">
      <style:text-properties style:text-position="0% 100%"/>
    </style:style>
    <style:style style:name="T102" style:family="text">
      <style:text-properties style:text-position="0% 100%" style:font-name-asian="Helvetica Neue" style:font-name-complex="Helvetica Neue"/>
    </style:style>
    <style:style style:name="T103" style:family="text">
      <style:text-properties style:text-position="0% 100%" officeooo:rsid="00c814f2" style:font-name-asian="Helvetica Neue" style:font-name-complex="Helvetica Neue"/>
    </style:style>
    <style:style style:name="T104" style:family="text">
      <style:text-properties style:text-position="0% 100%" officeooo:rsid="00c814f2"/>
    </style:style>
    <style:style style:name="T105" style:family="text">
      <style:text-properties style:text-position="0% 100%" officeooo:rsid="01c09ec5"/>
    </style:style>
    <style:style style:name="T106" style:family="text">
      <style:text-properties style:text-position="0% 100%" fo:font-style="italic" style:font-style-asian="italic" style:font-style-complex="italic"/>
    </style:style>
    <style:style style:name="T107" style:family="text">
      <style:text-properties style:text-position="0% 100%" fo:font-style="italic" style:font-name-asian="Helvetica Neue" style:font-style-asian="italic" style:font-name-complex="Helvetica Neue" style:font-style-complex="italic"/>
    </style:style>
    <style:style style:name="T108" style:family="text">
      <style:text-properties style:text-position="sub 58%"/>
    </style:style>
    <style:style style:name="T109" style:family="text">
      <style:text-properties style:text-position="sub 58%" style:font-name-asian="Helvetica Neue" style:font-name-complex="Helvetica Neue"/>
    </style:style>
    <style:style style:name="T110" style:family="text">
      <style:text-properties style:text-position="sub 58%" style:font-name="Latin Modern Roman" fo:font-style="italic" officeooo:rsid="0149222d" style:font-style-asian="italic" style:font-style-complex="italic"/>
    </style:style>
    <style:style style:name="T111" style:family="text">
      <style:text-properties style:text-position="sub 58%" fo:font-style="italic" style:font-style-asian="italic" style:font-style-complex="italic"/>
    </style:style>
    <style:style style:name="T112" style:family="text">
      <style:text-properties officeooo:rsid="00c8ce18"/>
    </style:style>
    <style:style style:name="T113" style:family="text">
      <style:text-properties officeooo:rsid="00ca241c"/>
    </style:style>
    <style:style style:name="T114" style:family="text">
      <style:text-properties officeooo:rsid="00cd1bcb"/>
    </style:style>
    <style:style style:name="T115" style:family="text">
      <style:text-properties officeooo:rsid="00cf3a16"/>
    </style:style>
    <style:style style:name="T116" style:family="text">
      <style:text-properties officeooo:rsid="00d04870"/>
    </style:style>
    <style:style style:name="T117" style:family="text">
      <style:text-properties officeooo:rsid="00ec3ee4"/>
    </style:style>
    <style:style style:name="T118" style:family="text">
      <style:text-properties officeooo:rsid="00efea78"/>
    </style:style>
    <style:style style:name="T119" style:family="text">
      <style:text-properties officeooo:rsid="00f553bf"/>
    </style:style>
    <style:style style:name="T120" style:family="text">
      <style:text-properties officeooo:rsid="00f7f678"/>
    </style:style>
    <style:style style:name="T121" style:family="text">
      <style:text-properties officeooo:rsid="0105d3c5"/>
    </style:style>
    <style:style style:name="T122" style:family="text">
      <style:text-properties officeooo:rsid="01074490"/>
    </style:style>
    <style:style style:name="T123" style:family="text">
      <style:text-properties officeooo:rsid="0108d14d"/>
    </style:style>
    <style:style style:name="T124" style:family="text">
      <style:text-properties officeooo:rsid="010f9808"/>
    </style:style>
    <style:style style:name="T125" style:family="text">
      <style:text-properties officeooo:rsid="01123e2b"/>
    </style:style>
    <style:style style:name="T126" style:family="text">
      <style:text-properties officeooo:rsid="0112820f"/>
    </style:style>
    <style:style style:name="T127" style:family="text">
      <style:text-properties officeooo:rsid="0115bc5b"/>
    </style:style>
    <style:style style:name="T128" style:family="text">
      <style:text-properties officeooo:rsid="011c426e"/>
    </style:style>
    <style:style style:name="T129" style:family="text">
      <style:text-properties officeooo:rsid="01316c9b"/>
    </style:style>
    <style:style style:name="T130" style:family="text">
      <style:text-properties style:font-name="Liberation Serif" fo:font-style="italic" officeooo:rsid="013d4c98" style:font-style-asian="italic" style:font-style-complex="italic"/>
    </style:style>
    <style:style style:name="T131" style:family="text">
      <style:text-properties officeooo:rsid="014716ff"/>
    </style:style>
    <style:style style:name="T132" style:family="text">
      <style:text-properties officeooo:rsid="014aa92c"/>
    </style:style>
    <style:style style:name="T133" style:family="text">
      <style:text-properties officeooo:rsid="01534c8a"/>
    </style:style>
    <style:style style:name="T134" style:family="text">
      <style:text-properties officeooo:rsid="01535253"/>
    </style:style>
    <style:style style:name="T135" style:family="text">
      <style:text-properties officeooo:rsid="01535b0e"/>
    </style:style>
    <style:style style:name="T136" style:family="text">
      <style:text-properties officeooo:rsid="0155040f"/>
    </style:style>
    <style:style style:name="T137" style:family="text">
      <style:text-properties officeooo:rsid="01553769"/>
    </style:style>
    <style:style style:name="T138" style:family="text">
      <style:text-properties officeooo:rsid="01621ddd"/>
    </style:style>
    <style:style style:name="T139" style:family="text">
      <style:text-properties officeooo:rsid="0165e0ee"/>
    </style:style>
    <style:style style:name="T140" style:family="text">
      <style:text-properties officeooo:rsid="0169a532"/>
    </style:style>
    <style:style style:name="T141" style:family="text">
      <style:text-properties officeooo:rsid="016a5f3a"/>
    </style:style>
    <style:style style:name="T142" style:family="text">
      <style:text-properties officeooo:rsid="016a7956"/>
    </style:style>
    <style:style style:name="T143" style:family="text">
      <style:text-properties officeooo:rsid="016ce12d"/>
    </style:style>
    <style:style style:name="T144" style:family="text">
      <style:text-properties officeooo:rsid="01721aaf"/>
    </style:style>
    <style:style style:name="T145" style:family="text">
      <style:text-properties officeooo:rsid="01763681"/>
    </style:style>
    <style:style style:name="T146" style:family="text">
      <style:text-properties officeooo:rsid="017851e0"/>
    </style:style>
    <style:style style:name="T147" style:family="text">
      <style:text-properties officeooo:rsid="01788b7d"/>
    </style:style>
    <style:style style:name="T148" style:family="text">
      <style:text-properties officeooo:rsid="017a47e3"/>
    </style:style>
    <style:style style:name="T149" style:family="text">
      <style:text-properties officeooo:rsid="017ac906"/>
    </style:style>
    <style:style style:name="T150" style:family="text">
      <style:text-properties officeooo:rsid="017f9893"/>
    </style:style>
    <style:style style:name="T151" style:family="text">
      <style:text-properties officeooo:rsid="0186c637"/>
    </style:style>
    <style:style style:name="T152" style:family="text">
      <style:text-properties officeooo:rsid="018b9baa"/>
    </style:style>
    <style:style style:name="T153" style:family="text">
      <style:text-properties officeooo:rsid="0199da97"/>
    </style:style>
    <style:style style:name="T154" style:family="text">
      <style:text-properties officeooo:rsid="003a5dc7"/>
    </style:style>
    <style:style style:name="T155" style:family="text">
      <style:text-properties officeooo:rsid="01a05746"/>
    </style:style>
    <style:style style:name="T156" style:family="text">
      <style:text-properties officeooo:rsid="01b57da5"/>
    </style:style>
    <style:style style:name="T157" style:family="text">
      <style:text-properties officeooo:rsid="01b907a4"/>
    </style:style>
    <style:style style:name="T158" style:family="text">
      <style:text-properties officeooo:rsid="01ba2384"/>
    </style:style>
    <style:style style:name="T159" style:family="text">
      <style:text-properties officeooo:rsid="01bb1fee"/>
    </style:style>
    <style:style style:name="T160" style:family="text">
      <style:text-properties officeooo:rsid="01bca0bc"/>
    </style:style>
    <style:style style:name="T161" style:family="text">
      <style:text-properties officeooo:rsid="01be3f97"/>
    </style:style>
    <style:style style:name="T162" style:family="text">
      <style:text-properties officeooo:rsid="01bef760"/>
    </style:style>
    <style:style style:name="T163" style:family="text">
      <style:text-properties officeooo:rsid="01bf9215"/>
    </style:style>
    <style:style style:name="T164" style:family="text">
      <style:text-properties officeooo:rsid="01c09ec5"/>
    </style:style>
    <style:style style:name="T165" style:family="text">
      <style:text-properties officeooo:rsid="01c1c93c"/>
    </style:style>
    <style:style style:name="T166" style:family="text">
      <style:text-properties officeooo:rsid="01c260ed"/>
    </style:style>
    <style:style style:name="T167" style:family="text">
      <style:text-properties officeooo:rsid="01c28dfa"/>
    </style:style>
    <style:style style:name="T168" style:family="text">
      <style:text-properties officeooo:rsid="01c704ff"/>
    </style:style>
    <style:style style:name="T169" style:family="text">
      <style:text-properties officeooo:rsid="01c89118"/>
    </style:style>
    <style:style style:name="T170" style:family="text">
      <style:text-properties officeooo:rsid="01c8b6b5"/>
    </style:style>
    <style:style style:name="T171" style:family="text">
      <style:text-properties officeooo:rsid="01cc369f"/>
    </style:style>
    <style:style style:name="T172" style:family="text">
      <style:text-properties officeooo:rsid="01cd9c3a"/>
    </style:style>
    <style:style style:name="T173" style:family="text">
      <style:text-properties officeooo:rsid="01d1ab6e"/>
    </style:style>
    <style:style style:name="T174" style:family="text">
      <style:text-properties officeooo:rsid="01d43dee"/>
    </style:style>
    <style:style style:name="T175" style:family="text">
      <style:text-properties officeooo:rsid="01d45057"/>
    </style:style>
    <style:style style:name="T176" style:family="text">
      <style:text-properties officeooo:rsid="01d4bc65"/>
    </style:style>
    <style:style style:name="T177" style:family="text">
      <style:text-properties officeooo:rsid="01d583ef"/>
    </style:style>
    <style:style style:name="T178" style:family="text">
      <style:text-properties officeooo:rsid="01d754f1"/>
    </style:style>
    <style:style style:name="T179" style:family="text">
      <style:text-properties style:font-name="Latin Modern Roman" fo:font-style="italic" style:font-style-asian="italic" style:font-style-complex="italic"/>
    </style:style>
    <style:style style:name="T180" style:family="text">
      <style:text-properties officeooo:rsid="01db8c43"/>
    </style:style>
    <style:style style:name="T181" style:family="text">
      <style:text-properties officeooo:rsid="01e28c4a"/>
    </style:style>
    <style:style style:name="T182" style:family="text">
      <style:text-properties officeooo:rsid="01416337"/>
    </style:style>
    <style:style style:name="T183" style:family="text">
      <style:text-properties officeooo:rsid="01ef306b"/>
    </style:style>
    <style:style style:name="T184" style:family="text">
      <style:text-properties officeooo:rsid="01f06e06"/>
    </style:style>
    <style:style style:name="T185" style:family="text">
      <style:text-properties style:font-name="Latin Modern Roman" officeooo:rsid="00d04870"/>
    </style:style>
    <style:style style:name="T186" style:family="text">
      <style:text-properties style:font-name="Latin Modern Roman" fo:font-style="normal" officeooo:rsid="00d04870"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8">Amateur Radio <draw:frame draw:style-name="fr5" draw:name="Image1" text:anchor-type="char" svg:x="6.223cm" svg:y="0.026cm" svg:width="4.526cm" svg:height="9.742cm" draw:z-index="2"><draw:image xlink:href="Pictures/10000001000001DF00000407EFABC6FAA631BB92.png" xlink:type="simple" xlink:show="embed" xlink:actuate="onLoad" draw:mime-type="image/png"/></draw:frame><text:span text:style-name="T69">Booklet</text:span></text:p>
      <text:p text:style-name="P482">2023 <text:span text:style-name="T2">Edition</text:span></text:p>
      <text:p text:style-name="P481">Noël Martin – F4JJD</text:p>
      <text:p text:style-name="P378"><text:span text:style-name="T20">Cover Picture</text:span><text:line-break/>SAQ Grimeton, Sweden, <text:span text:style-name="T43">Mårten Sjöbeck</text:span><text:span text:style-name="T7">, Public Domain</text:span></text:p>
      <text:h text:style-name="P490" text:outline-level="1" text:is-list-header="true"><text:bookmark-start text:name="__RefHeading___Toc13705_2417730479"/>Licen<text:span text:style-name="T95">s</text:span>e<text:bookmark-end text:name="__RefHeading___Toc13705_2417730479"/></text:h>
      <text:p text:style-name="Text_20_body"><text:span text:style-name="T20">Amateur Radio Booklet</text:span> ©<draw:frame draw:style-name="fr4"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0">Noël Martin F4JJD</text:span> is licensed under <text:span text:style-name="T20">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63">Noël Martin – F4JJD – <text:a xlink:type="simple" xlink:href="mailto:f4jjd@noelmrtn.fr" text:style-name="Internet_20_link" text:visited-style-name="Visited_20_Internet_20_Link">f4jjd@<text:span text:style-name="T150">noelmrtn.fr</text:span></text:a></text:p>
      <text:p text:style-name="P4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1">Table of Contents</text:p>
          </text:index-title>
          <text:p text:style-name="P448"><text:a xlink:type="simple" xlink:href="#__RefHeading___Toc13705_2417730479" text:style-name="Index_20_Link" text:visited-style-name="Index_20_Link">License<text:tab/>3</text:a></text:p>
          <text:p text:style-name="P449"><text:a xlink:type="simple" xlink:href="#__RefHeading___Toc13707_2417730479" text:style-name="Index_20_Link" text:visited-style-name="Index_20_Link">Contributors<text:tab/>3</text:a></text:p>
          <text:p text:style-name="P448"><text:a xlink:type="simple" xlink:href="#__RefHeading___Toc2278_358155005" text:style-name="Index_20_Link" text:visited-style-name="Index_20_Link">1 Band Plans<text:tab/>7</text:a></text:p>
          <text:p text:style-name="P449"><text:a xlink:type="simple" xlink:href="#__RefHeading___Toc9442_1863253040" text:style-name="Index_20_Link" text:visited-style-name="Index_20_Link">Summary<text:tab/>7</text:a></text:p>
          <text:p text:style-name="P449"><text:a xlink:type="simple" xlink:href="#__RefHeading___Toc2280_358155005" text:style-name="Index_20_Link" text:visited-style-name="Index_20_Link">2200 Meters<text:tab/>9</text:a></text:p>
          <text:p text:style-name="P449"><text:a xlink:type="simple" xlink:href="#__RefHeading___Toc2282_358155005" text:style-name="Index_20_Link" text:visited-style-name="Index_20_Link">630 Meters<text:tab/>9</text:a></text:p>
          <text:p text:style-name="P449"><text:a xlink:type="simple" xlink:href="#__RefHeading___Toc2284_358155005" text:style-name="Index_20_Link" text:visited-style-name="Index_20_Link">160 Meters<text:tab/>10</text:a></text:p>
          <text:p text:style-name="P449"><text:a xlink:type="simple" xlink:href="#__RefHeading___Toc2286_358155005" text:style-name="Index_20_Link" text:visited-style-name="Index_20_Link">80 Meters<text:tab/>11</text:a></text:p>
          <text:p text:style-name="P449"><text:a xlink:type="simple" xlink:href="#__RefHeading___Toc2288_358155005" text:style-name="Index_20_Link" text:visited-style-name="Index_20_Link">60 Meters<text:tab/>12</text:a></text:p>
          <text:p text:style-name="P449"><text:a xlink:type="simple" xlink:href="#__RefHeading___Toc2290_358155005" text:style-name="Index_20_Link" text:visited-style-name="Index_20_Link">40 Meters<text:tab/>13</text:a></text:p>
          <text:p text:style-name="P449"><text:a xlink:type="simple" xlink:href="#__RefHeading___Toc2292_358155005" text:style-name="Index_20_Link" text:visited-style-name="Index_20_Link">30 Meters<text:tab/>14</text:a></text:p>
          <text:p text:style-name="P449"><text:a xlink:type="simple" xlink:href="#__RefHeading___Toc2294_358155005" text:style-name="Index_20_Link" text:visited-style-name="Index_20_Link">20 Meters<text:tab/>15</text:a></text:p>
          <text:p text:style-name="P449"><text:a xlink:type="simple" xlink:href="#__RefHeading___Toc6068_1324021094" text:style-name="Index_20_Link" text:visited-style-name="Index_20_Link">17 Meters<text:tab/>16</text:a></text:p>
          <text:p text:style-name="P449"><text:a xlink:type="simple" xlink:href="#__RefHeading___Toc6070_1324021094" text:style-name="Index_20_Link" text:visited-style-name="Index_20_Link">15 Meters<text:tab/>17</text:a></text:p>
          <text:p text:style-name="P449"><text:a xlink:type="simple" xlink:href="#__RefHeading___Toc6072_1324021094" text:style-name="Index_20_Link" text:visited-style-name="Index_20_Link">12 Meters<text:tab/>18</text:a></text:p>
          <text:p text:style-name="P449"><text:a xlink:type="simple" xlink:href="#__RefHeading___Toc6074_1324021094" text:style-name="Index_20_Link" text:visited-style-name="Index_20_Link">10 Meters<text:tab/>19</text:a></text:p>
          <text:p text:style-name="P449"><text:a xlink:type="simple" xlink:href="#__RefHeading___Toc6072_1324021094%20Copy%201" text:style-name="Index_20_Link" text:visited-style-name="Index_20_Link">6 Meters<text:tab/>21</text:a></text:p>
          <text:p text:style-name="P449"><text:a xlink:type="simple" xlink:href="#__RefHeading___Toc11836_3587909854" text:style-name="Index_20_Link" text:visited-style-name="Index_20_Link">2 Meters<text:tab/>23</text:a></text:p>
          <text:p text:style-name="P448"><text:a xlink:type="simple" xlink:href="#__RefHeading___Toc2116_1863253040" text:style-name="Index_20_Link" text:visited-style-name="Index_20_Link">2 International Beacon Project<text:tab/>25</text:a></text:p>
          <text:p text:style-name="P449"><text:a xlink:type="simple" xlink:href="#__RefHeading___Toc7027_3166611502" text:style-name="Index_20_Link" text:visited-style-name="Index_20_Link">Beacons List<text:tab/>25</text:a></text:p>
          <text:p text:style-name="P449"><text:a xlink:type="simple" xlink:href="#__RefHeading___Toc2118_1863253040" text:style-name="Index_20_Link" text:visited-style-name="Index_20_Link">Frequencies<text:tab/>26</text:a></text:p>
          <text:p text:style-name="P448"><text:a xlink:type="simple" xlink:href="#__RefHeading___Toc6078_1324021094" text:style-name="Index_20_Link" text:visited-style-name="Index_20_Link">3 Digital Modes<text:tab/>27</text:a></text:p>
          <text:p text:style-name="P448"><text:a xlink:type="simple" xlink:href="#__RefHeading___Toc2120_1863253040" text:style-name="Index_20_Link" text:visited-style-name="Index_20_Link">4 Morse Code<text:tab/>31</text:a></text:p>
          <text:p text:style-name="P449"><text:a xlink:type="simple" xlink:href="#__RefHeading___Toc9444_1863253040" text:style-name="Index_20_Link" text:visited-style-name="Index_20_Link">Timings<text:tab/>32</text:a></text:p>
          <text:p text:style-name="P448"><text:a xlink:type="simple" xlink:href="#__RefHeading___Toc2296_358155005" text:style-name="Index_20_Link" text:visited-style-name="Index_20_Link">5 Q Codes<text:tab/>33</text:a></text:p>
          <text:p text:style-name="P448"><text:a xlink:type="simple" xlink:href="#__RefHeading___Toc73508_3151152902" text:style-name="Index_20_Link" text:visited-style-name="Index_20_Link">6 Classification of emissions<text:tab/>37</text:a></text:p>
          <text:p text:style-name="P449"><text:a xlink:type="simple" xlink:href="#__RefHeading___Toc5426_125883045" text:style-name="Index_20_Link" text:visited-style-name="Index_20_Link">Modulation of the main Carrier<text:tab/>37</text:a></text:p>
          <text:p text:style-name="P449"><text:a xlink:type="simple" xlink:href="#__RefHeading___Toc5803_1324021094" text:style-name="Index_20_Link" text:visited-style-name="Index_20_Link">Nature of signals<text:tab/>38</text:a></text:p>
          <text:p text:style-name="P449"><text:a xlink:type="simple" xlink:href="#__RefHeading___Toc5805_1324021094" text:style-name="Index_20_Link" text:visited-style-name="Index_20_Link">Type of Information<text:tab/>38</text:a></text:p>
          <text:p text:style-name="P448"><text:a xlink:type="simple" xlink:href="#__RefHeading___Toc6080_1324021094" text:style-name="Index_20_Link" text:visited-style-name="Index_20_Link">7 Radio Waves<text:tab/>41</text:a></text:p>
          <text:p text:style-name="P449"><text:a xlink:type="simple" xlink:href="#__RefHeading___Toc8303_3695554685" text:style-name="Index_20_Link" text:visited-style-name="Index_20_Link">Propagation<text:tab/>41</text:a></text:p>
          <text:p text:style-name="P450"><text:a xlink:type="simple" xlink:href="#__RefHeading___Toc9728_3695554685" text:style-name="Index_20_Link" text:visited-style-name="Index_20_Link">Ionosphere Regions<text:tab/>41</text:a></text:p>
          <text:p text:style-name="P450"><text:a xlink:type="simple" xlink:href="#__RefHeading___Toc9730_3695554685" text:style-name="Index_20_Link" text:visited-style-name="Index_20_Link">Bands<text:tab/>42</text:a></text:p>
          <text:p text:style-name="P449"><text:a xlink:type="simple" xlink:href="#__RefHeading___Toc8726_3695554685" text:style-name="Index_20_Link" text:visited-style-name="Index_20_Link">Band Definitions<text:tab/>43</text:a></text:p>
          <text:p text:style-name="P449"><text:a xlink:type="simple" xlink:href="#__RefHeading___Toc9732_3695554685" text:style-name="Index_20_Link" text:visited-style-name="Index_20_Link">Antennas<text:tab/>43</text:a></text:p>
          <text:p text:style-name="P448"><text:a xlink:type="simple" xlink:href="#__RefHeading___Toc7776_3610226323" text:style-name="Index_20_Link" text:visited-style-name="Index_20_Link">8 Electricity<text:tab/>44</text:a></text:p>
          <text:p text:style-name="P449"><text:a xlink:type="simple" xlink:href="#__RefHeading___Toc8048_2866097283" text:style-name="Index_20_Link" text:visited-style-name="Index_20_Link">Kirchhoff’s Law<text:tab/>45</text:a></text:p>
          <text:p text:style-name="P450"><text:a xlink:type="simple" xlink:href="#__RefHeading___Toc8050_2866097283" text:style-name="Index_20_Link" text:visited-style-name="Index_20_Link">Currents<text:tab/>45</text:a></text:p>
          <text:p text:style-name="P450"><text:a xlink:type="simple" xlink:href="#__RefHeading___Toc8052_2866097283" text:style-name="Index_20_Link" text:visited-style-name="Index_20_Link">Voltage<text:tab/>45</text:a></text:p>
          <text:p text:style-name="P449"><text:a xlink:type="simple" xlink:href="#__RefHeading___Toc6088_1324021094" text:style-name="Index_20_Link" text:visited-style-name="Index_20_Link">Operational Amplifiers<text:tab/>45</text:a></text:p>
          <text:p text:style-name="P450"><text:a xlink:type="simple" xlink:href="#__RefHeading___Toc8054_2866097283" text:style-name="Index_20_Link" text:visited-style-name="Index_20_Link"><text:soft-page-break/>Inverting Configuration<text:tab/>45</text:a></text:p>
          <text:p text:style-name="P450"><text:a xlink:type="simple" xlink:href="#__RefHeading___Toc8056_2866097283" text:style-name="Index_20_Link" text:visited-style-name="Index_20_Link">Non-inverting Configuration<text:tab/>45</text:a></text:p>
          <text:p text:style-name="P449"><text:a xlink:type="simple" xlink:href="#__RefHeading___Toc8728_3695554685" text:style-name="Index_20_Link" text:visited-style-name="Index_20_Link">Filters &amp; RLC<text:tab/>46</text:a></text:p>
          <text:p text:style-name="P449"><text:a xlink:type="simple" xlink:href="#__RefHeading___Toc8730_3695554685" text:style-name="Index_20_Link" text:visited-style-name="Index_20_Link">Transistors<text:tab/>46</text:a></text:p>
          <text:p text:style-name="P449"><text:a xlink:type="simple" xlink:href="#__RefHeading___Toc62255_2866097283" text:style-name="Index_20_Link" text:visited-style-name="Index_20_Link">Resistor Colors<text:tab/>46</text:a></text:p>
          <text:p text:style-name="P448"><text:a xlink:type="simple" xlink:href="#__RefHeading___Toc9446_1863253040" text:style-name="Index_20_Link" text:visited-style-name="Index_20_Link">9 ITU Prefixes Allocation<text:tab/>48</text:a></text:p>
          <text:p text:style-name="P448"><text:a xlink:type="simple" xlink:href="#__RefHeading___Toc38923_2866097283" text:style-name="Index_20_Link" text:visited-style-name="Index_20_Link">10 International System of Units<text:tab/>59</text:a></text:p>
          <text:p text:style-name="P449"><text:a xlink:type="simple" xlink:href="#__RefHeading___Toc7043_3166611502%20Copy%201" text:style-name="Index_20_Link" text:visited-style-name="Index_20_Link">Base Units<text:tab/>59</text:a></text:p>
          <text:p text:style-name="P449"><text:a xlink:type="simple" xlink:href="#__RefHeading___Toc7045_3166611502%20Copy%201" text:style-name="Index_20_Link" text:visited-style-name="Index_20_Link">Derived Units<text:tab/>59</text:a></text:p>
          <text:p text:style-name="P449"><text:a xlink:type="simple" xlink:href="#__RefHeading___Toc7047_3166611502%20Copy%201" text:style-name="Index_20_Link" text:visited-style-name="Index_20_Link">Prefixes<text:tab/>60</text:a></text:p>
          <text:p text:style-name="P449"><text:a xlink:type="simple" xlink:href="#__RefHeading___Toc6088_1324021094%20Copy%201%20Copy%201" text:style-name="Index_20_Link" text:visited-style-name="Index_20_Link">Conversions<text:tab/>61</text:a></text:p>
          <text:p text:style-name="P449"><text:a xlink:type="simple" xlink:href="#__RefHeading___Toc6082_1324021094%20Copy%201" text:style-name="Index_20_Link" text:visited-style-name="Index_20_Link">Physics Constants<text:tab/>62</text:a></text:p>
          <text:p text:style-name="P449"><text:a xlink:type="simple" xlink:href="#__RefHeading___Toc5422_125883045%20Copy%201" text:style-name="Index_20_Link" text:visited-style-name="Index_20_Link">Decibels<text:tab/>63</text:a></text:p>
          <text:p text:style-name="P448"><text:a xlink:type="simple" xlink:href="#__RefHeading___Toc62257_2866097283" text:style-name="Index_20_Link" text:visited-style-name="Index_20_Link">11 Mathematics<text:tab/>65</text:a></text:p>
          <text:p text:style-name="P449"><text:a xlink:type="simple" xlink:href="#__RefHeading___Toc62259_2866097283" text:style-name="Index_20_Link" text:visited-style-name="Index_20_Link">Algebra<text:tab/>65</text:a></text:p>
          <text:p text:style-name="P449"><text:a xlink:type="simple" xlink:href="#__RefHeading___Toc62261_2866097283" text:style-name="Index_20_Link" text:visited-style-name="Index_20_Link">Logarithms<text:tab/>66</text:a></text:p>
          <text:p text:style-name="P449"><text:a xlink:type="simple" xlink:href="#__RefHeading___Toc62263_2866097283" text:style-name="Index_20_Link" text:visited-style-name="Index_20_Link">Trigonometry<text:tab/>66</text:a></text:p>
          <text:p text:style-name="P449"><text:a xlink:type="simple" xlink:href="#__RefHeading___Toc62265_2866097283" text:style-name="Index_20_Link" text:visited-style-name="Index_20_Link">Remarkable Values<text:tab/>67</text:a></text:p>
          <text:p text:style-name="P448"><text:a xlink:type="simple" xlink:href="#__RefHeading___Toc73436_3151152902" text:style-name="Index_20_Link" text:visited-style-name="Index_20_Link">12 ITU Regions<text:tab/>68</text:a></text:p>
          <text:p text:style-name="P448"><text:a xlink:type="simple" xlink:href="#__RefHeading___Toc38925_2866097283" text:style-name="Index_20_Link" text:visited-style-name="Index_20_Link">13 ITU Alphabet<text:tab/>69</text:a></text:p>
          <text:p text:style-name="P448"><text:a xlink:type="simple" xlink:href="#__RefHeading___Toc5428_125883045" text:style-name="Index_20_Link" text:visited-style-name="Index_20_Link">Abbreviations<text:tab/>70</text:a></text:p>
          <text:p text:style-name="P448"><text:a xlink:type="simple" xlink:href="#__RefHeading___Toc5430_125883045" text:style-name="Index_20_Link" text:visited-style-name="Index_20_Link">References<text:tab/>71</text:a></text:p>
        </text:index-body>
      </text:table-of-content>
      <text:p text:style-name="Text_20_body"><text:bookmark-start text:name="__RefHeading___Toc2017_786230543"/><text:bookmark-end text:name="__RefHeading___Toc2017_786230543"/></text:p>
      <text:h text:style-name="P491" text:outline-level="1"><text:bookmark-start text:name="__RefHeading___Toc2278_358155005"/>Band Plans<text:bookmark-end text:name="__RefHeading___Toc2278_358155005"/></text:h>
      <text:h text:style-name="P505" text:outline-level="2" text:is-list-header="true"><text:bookmark-start text:name="__RefHeading___Toc9442_1863253040"/>Summary<text:bookmark-end text:name="__RefHeading___Toc9442_1863253040"/></text:h>
      <text:p text:style-name="P172"><text:span text:style-name="T20">Primary</text:span> allocations are written in bold, e.g. <text:span text:style-name="T20">14000 — 14350.</text:span> If the band is exclusive to the amateur service the frequencies are followed by the infinite symbol, e.g. <text:span text:style-name="T20">1800 — 1850 </text:span><text:span text:style-name="T61">∞.</text:span></text:p>
      <text:p text:style-name="P172"><text:span text:style-name="T43">Secondary</text:span> allocations are written in italic, e.g. <text:span text:style-name="T43">135.7 — 137.8</text:span>.</text:p>
      <text:p text:style-name="P172">If the band allows <text:span text:style-name="T20">amateur satellite</text:span> <text:span text:style-name="T20">(AMSAT)</text:span>, the frequencies are followed by the lozenge symbol, e.g. <text:span text:style-name="T20">7000 — 7200 </text:span><text:span text:style-name="T6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1">(kHz)</text:span></text:p>
          </table:table-cell>
          <table:table-cell table:style-name="Table18.B2" office:value-type="string">
            <text:p text:style-name="P335">2200m</text:p>
          </table:table-cell>
          <table:table-cell table:style-name="Table18.C2" table:number-columns-spanned="4" office:value-type="string">
            <text:p text:style-name="P17">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1">(kHz)</text:span></text:p>
          </table:table-cell>
          <table:table-cell table:style-name="Table18.B3" office:value-type="string">
            <text:p text:style-name="P335">630m</text:p>
          </table:table-cell>
          <table:table-cell table:style-name="Table18.C3" table:number-columns-spanned="4" office:value-type="string">
            <text:p text:style-name="P43">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5">160m</text:p>
          </table:table-cell>
          <table:table-cell table:style-name="Table18.C4" table:number-rows-spanned="2" office:value-type="string">
            <text:p text:style-name="P250">1810 — 1850<text:span text:style-name="T70"> </text:span><text:span text:style-name="T64">∞</text:span></text:p>
          </table:table-cell>
          <table:table-cell table:style-name="Table18.D4" table:number-columns-spanned="2" office:value-type="string">
            <text:p text:style-name="P250">18<text:span text:style-name="T70">0</text:span>0 — <text:span text:style-name="T70">1850 </text:span><text:span text:style-name="T64">∞</text:span></text:p>
          </table:table-cell>
          <table:covered-table-cell/>
          <table:table-cell table:style-name="Table18.F4" table:number-rows-spanned="2" office:value-type="string">
            <text:p text:style-name="P251">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50"><text:span text:style-name="T70">1850</text:span> — <text:span text:style-name="T7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1">(kHz)</text:span></text:p>
          </table:table-cell>
          <table:table-cell table:style-name="Table18.B6" office:value-type="string">
            <text:p text:style-name="P335">80m</text:p>
          </table:table-cell>
          <table:table-cell table:style-name="Table18.C6" office:value-type="string">
            <text:p text:style-name="P249">3500 — 3800</text:p>
          </table:table-cell>
          <table:table-cell table:style-name="Table18.D6" table:number-columns-spanned="2" office:value-type="string">
            <text:p text:style-name="P336"><text:span text:style-name="T20">3500 — </text:span><text:span text:style-name="T28">3750</text:span><text:span text:style-name="T20"> </text:span><text:span text:style-name="T65">∞</text:span></text:p>
          </table:table-cell>
          <table:covered-table-cell/>
          <table:table-cell table:style-name="Table18.F6" office:value-type="string">
            <text:p text:style-name="P249">3500 — 3900</text:p>
          </table:table-cell>
        </table:table-row>
        <table:table-row table:style-name="Table18.1">
          <table:covered-table-cell table:style-name="Table18.A6"/>
          <table:table-cell table:style-name="Table18.B7" office:value-type="string">
            <text:p text:style-name="P342">60m</text:p>
          </table:table-cell>
          <table:table-cell table:style-name="Table18.C7" table:number-columns-spanned="4" office:value-type="string">
            <text:p text:style-name="P5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42">40m</text:p>
          </table:table-cell>
          <table:table-cell table:style-name="Table18.C8" table:number-columns-spanned="4" office:value-type="string">
            <text:p text:style-name="P252">7000 — <text:span text:style-name="T72">7100 </text:span><text:span text:style-name="T6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53">7100 — 7200 <text:span text:style-name="T6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8">Forbidden</text:p>
          </table:table-cell>
          <table:table-cell table:style-name="Table18.D10" table:number-columns-spanned="2" office:value-type="string">
            <text:p text:style-name="P253">7200 — 7300 <text:span text:style-name="T64">∞</text:span></text:p>
          </table:table-cell>
          <table:covered-table-cell/>
          <table:table-cell table:style-name="Table18.F10" office:value-type="string">
            <text:p text:style-name="P68">Forbidden</text:p>
          </table:table-cell>
        </table:table-row>
        <table:table-row table:style-name="Table18.1">
          <table:covered-table-cell table:style-name="Table18.A6"/>
          <table:table-cell table:style-name="Table18.B11" office:value-type="string">
            <text:p text:style-name="P342">30m</text:p>
          </table:table-cell>
          <table:table-cell table:style-name="Table18.C11" table:number-columns-spanned="4" office:value-type="string">
            <text:p text:style-name="P18">10100 — 10150</text:p>
            <text:p text:style-name="P18"/>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42">20m</text:p>
          </table:table-cell>
          <table:table-cell table:style-name="Table18.C12" table:number-columns-spanned="4" office:value-type="string">
            <text:p text:style-name="P252">14000 — 14<text:span text:style-name="T72">250 </text:span><text:span text:style-name="T6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53">14250 — 14350 <text:span text:style-name="T64">∞</text:span></text:p>
          </table:table-cell>
          <table:covered-table-cell/>
          <table:covered-table-cell/>
          <table:covered-table-cell/>
        </table:table-row>
        <table:table-row table:style-name="Table18.1">
          <table:covered-table-cell table:style-name="Table18.A6"/>
          <table:table-cell table:style-name="Table18.B14" office:value-type="string">
            <text:p text:style-name="P343">17m</text:p>
          </table:table-cell>
          <table:table-cell table:style-name="Table18.C14" table:number-columns-spanned="4" office:value-type="string">
            <text:p text:style-name="P254">18068 — 18168 <text:span text:style-name="T64">◊</text:span></text:p>
          </table:table-cell>
          <table:covered-table-cell/>
          <table:covered-table-cell/>
          <table:covered-table-cell/>
        </table:table-row>
        <table:table-row table:style-name="Table18.1">
          <table:covered-table-cell table:style-name="Table18.A6"/>
          <table:table-cell table:style-name="Table18.B15" office:value-type="string">
            <text:p text:style-name="P343">15m</text:p>
          </table:table-cell>
          <table:table-cell table:style-name="Table18.C15" table:number-columns-spanned="4" office:value-type="string">
            <text:p text:style-name="P254">21000 — 21450 <text:span text:style-name="T64">◊</text:span></text:p>
          </table:table-cell>
          <table:covered-table-cell/>
          <table:covered-table-cell/>
          <table:covered-table-cell/>
        </table:table-row>
        <table:table-row table:style-name="Table18.1">
          <table:covered-table-cell table:style-name="Table18.A6"/>
          <table:table-cell table:style-name="Table18.B16" office:value-type="string">
            <text:p text:style-name="P343">1<text:span text:style-name="T74">2</text:span>m</text:p>
          </table:table-cell>
          <table:table-cell table:style-name="Table18.C16" table:number-columns-spanned="4" office:value-type="string">
            <text:p text:style-name="P254">24<text:span text:style-name="T121">89</text:span>0 — 24990 <text:span text:style-name="T64">◊</text:span></text:p>
          </table:table-cell>
          <table:covered-table-cell/>
          <table:covered-table-cell/>
          <table:covered-table-cell/>
        </table:table-row>
        <table:table-row table:style-name="Table18.1">
          <table:covered-table-cell table:style-name="Table18.A6"/>
          <table:table-cell table:style-name="Table18.B17" office:value-type="string">
            <text:p text:style-name="P343">10m</text:p>
          </table:table-cell>
          <table:table-cell table:style-name="Table18.C17" table:number-columns-spanned="4" office:value-type="string">
            <text:p text:style-name="P254">28000 — 29700 <text:span text:style-name="T64">◊</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2">(MHz)</text:span></text:p>
          </table:table-cell>
          <table:table-cell table:style-name="Table18.B18" office:value-type="string">
            <text:p text:style-name="P343">6m</text:p>
          </table:table-cell>
          <table:table-cell table:style-name="Table18.C18" office:value-type="string">
            <text:p text:style-name="P16">50 — 52</text:p>
          </table:table-cell>
          <table:table-cell table:style-name="Table18.D18" table:number-columns-spanned="3" office:value-type="string">
            <text:p text:style-name="P255">50 — 54</text:p>
          </table:table-cell>
          <table:covered-table-cell/>
          <table:covered-table-cell/>
        </table:table-row>
        <table:table-row table:style-name="Table18.1">
          <table:covered-table-cell table:style-name="Table18.A18"/>
          <table:table-cell table:style-name="Table18.B19" table:number-rows-spanned="2" office:value-type="string">
            <text:p text:style-name="P343">2m</text:p>
          </table:table-cell>
          <table:table-cell table:style-name="Table18.C19" table:number-columns-spanned="4" office:value-type="string">
            <text:p text:style-name="P254">144 — 146 <text:span text:style-name="T6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8">Forbidden</text:p>
          </table:table-cell>
          <table:table-cell table:style-name="Table18.D20" table:number-columns-spanned="2" office:value-type="string">
            <text:p text:style-name="P253">146 — 148 <text:span text:style-name="T64">∞</text:span></text:p>
          </table:table-cell>
          <table:covered-table-cell/>
          <table:table-cell table:style-name="Table18.F20" office:value-type="string">
            <text:p text:style-name="P253">146 — 148</text:p>
          </table:table-cell>
        </table:table-row>
        <table:table-row table:style-name="Table18.1">
          <table:covered-table-cell table:style-name="Table18.A18"/>
          <table:table-cell table:style-name="Table18.B21" office:value-type="string">
            <text:p text:style-name="P344">1.35<text:span text:style-name="T72">m</text:span></text:p>
          </table:table-cell>
          <table:table-cell table:style-name="Table18.C21" office:value-type="string">
            <text:p text:style-name="P16">Forbidden</text:p>
          </table:table-cell>
          <table:table-cell table:style-name="Table18.D21" table:number-columns-spanned="2" office:value-type="string">
            <text:p text:style-name="P255">220 — 225</text:p>
          </table:table-cell>
          <table:covered-table-cell/>
          <table:table-cell table:style-name="Table18.F21" office:value-type="string">
            <text:p text:style-name="P16">Forbidden</text:p>
          </table:table-cell>
        </table:table-row>
        <table:table-row table:style-name="Table18.1">
          <table:table-cell table:style-name="Table18.A22" table:number-rows-spanned="4" office:value-type="string">
            <text:p text:style-name="Table_20_Vertical">UHF <text:span text:style-name="T72">(MHz)</text:span></text:p>
          </table:table-cell>
          <table:table-cell table:style-name="Table18.B22" office:value-type="string">
            <text:p text:style-name="P343">70cm</text:p>
          </table:table-cell>
          <table:table-cell table:style-name="Table18.C22" office:value-type="string">
            <text:p text:style-name="P255">430 — 440</text:p>
          </table:table-cell>
          <table:table-cell table:style-name="Table18.D22" table:number-columns-spanned="3" office:value-type="string">
            <text:p text:style-name="P19">430 — 440</text:p>
          </table:table-cell>
          <table:covered-table-cell/>
          <table:covered-table-cell/>
        </table:table-row>
        <table:table-row table:style-name="Table18.1">
          <table:covered-table-cell table:style-name="Table18.A22"/>
          <table:table-cell table:style-name="Table18.B23" office:value-type="string">
            <text:p text:style-name="P347">33cm</text:p>
          </table:table-cell>
          <table:table-cell table:style-name="Table18.C23" office:value-type="string">
            <text:p text:style-name="P69">Forbidden</text:p>
          </table:table-cell>
          <table:table-cell table:style-name="Table18.D23" table:number-columns-spanned="2" office:value-type="string">
            <text:p text:style-name="P20">902 — 928</text:p>
          </table:table-cell>
          <table:covered-table-cell/>
          <table:table-cell table:style-name="Table18.F23" office:value-type="string">
            <text:p text:style-name="P20">Forbidden</text:p>
          </table:table-cell>
        </table:table-row>
        <table:table-row table:style-name="Table18.1">
          <table:covered-table-cell table:style-name="Table18.A22"/>
          <table:table-cell table:style-name="Table18.B24" office:value-type="string">
            <text:p text:style-name="P345">23cm</text:p>
          </table:table-cell>
          <table:table-cell table:style-name="Table18.C24" table:number-columns-spanned="4" office:value-type="string">
            <text:p text:style-name="P68">1240 — 1300</text:p>
          </table:table-cell>
          <table:covered-table-cell/>
          <table:covered-table-cell/>
          <table:covered-table-cell/>
        </table:table-row>
        <table:table-row table:style-name="Table18.1">
          <table:covered-table-cell table:style-name="Table18.A22"/>
          <table:table-cell table:style-name="Table18.B25" office:value-type="string">
            <text:p text:style-name="P345">13cm</text:p>
          </table:table-cell>
          <table:table-cell table:style-name="Table18.C25" table:number-columns-spanned="4" office:value-type="string">
            <text:p text:style-name="P69">2300 — 2450</text:p>
          </table:table-cell>
          <table:covered-table-cell/>
          <table:covered-table-cell/>
          <table:covered-table-cell/>
        </table:table-row>
        <table:table-row table:style-name="Table18.1">
          <table:table-cell table:style-name="Table18.A26" table:number-rows-spanned="17" office:value-type="string">
            <text:p text:style-name="P346">SHF (GHz)</text:p>
          </table:table-cell>
          <table:table-cell table:style-name="Table18.B26" office:value-type="string">
            <text:p text:style-name="P347">9cm</text:p>
          </table:table-cell>
          <table:table-cell table:style-name="Table18.C26" office:value-type="string">
            <text:p text:style-name="P69">Forbidden</text:p>
          </table:table-cell>
          <table:table-cell table:style-name="Table18.D26" table:number-columns-spanned="3" office:value-type="string">
            <text:p text:style-name="P69">3.3 — 3.5</text:p>
          </table:table-cell>
          <table:covered-table-cell/>
          <table:covered-table-cell/>
        </table:table-row>
        <table:table-row table:style-name="Table18.1">
          <table:covered-table-cell table:style-name="Table18.A26"/>
          <table:table-cell table:style-name="Table18.B27" table:number-rows-spanned="3" office:value-type="string">
            <text:p text:style-name="P347">5cm</text:p>
          </table:table-cell>
          <table:table-cell table:style-name="Table18.C27" table:number-columns-spanned="4" office:value-type="string">
            <text:p text:style-name="P69">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9">5.83 — 5.85 <text:span text:style-name="T6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70">Forbidden</text:p>
          </table:table-cell>
          <table:table-cell table:style-name="Table18.D29" table:number-columns-spanned="2" office:value-type="string">
            <text:p text:style-name="P70">5.85 — 5.925</text:p>
          </table:table-cell>
          <table:covered-table-cell/>
          <table:table-cell table:style-name="Table18.F29" office:value-type="string">
            <text:p text:style-name="P70">Forbidden</text:p>
          </table:table-cell>
        </table:table-row>
        <table:table-row table:style-name="Table18.1">
          <table:covered-table-cell table:style-name="Table18.A26"/>
          <table:table-cell table:style-name="Table18.B30" table:number-rows-spanned="2" office:value-type="string">
            <text:p text:style-name="P347">3cm</text:p>
          </table:table-cell>
          <table:table-cell table:style-name="Table18.C30" table:number-columns-spanned="4" office:value-type="string">
            <text:p text:style-name="P70">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70">10.45 — 10.5<text:span text:style-name="T73"> </text:span><text:span text:style-name="T6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7">1.2cm</text:p>
          </table:table-cell>
          <table:table-cell table:style-name="Table18.C32" table:number-columns-spanned="4" office:value-type="string">
            <text:p text:style-name="P206">24 — 24.05 <text:span text:style-name="T6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1">24.05 — 24.25</text:p>
          </table:table-cell>
          <table:covered-table-cell/>
          <table:covered-table-cell/>
          <table:covered-table-cell/>
        </table:table-row>
        <table:table-row table:style-name="Table18.1">
          <table:covered-table-cell table:style-name="Table18.A26"/>
          <table:table-cell table:style-name="Table18.B34" office:value-type="string">
            <text:p text:style-name="P347">6mm</text:p>
          </table:table-cell>
          <table:table-cell table:style-name="Table18.C34" table:number-columns-spanned="4" office:value-type="string">
            <text:p text:style-name="P206">47 — 47.2 <text:span text:style-name="T6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7">4mm</text:p>
          </table:table-cell>
          <table:table-cell table:style-name="Table18.C35" table:number-columns-spanned="4" office:value-type="string">
            <text:p text:style-name="P71">76 — 77.5<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6">77.5 — 78<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1">78 — 81 <text:span text:style-name="T60">◊</text:span></text:p>
          </table:table-cell>
          <table:covered-table-cell/>
          <table:covered-table-cell/>
          <table:covered-table-cell/>
        </table:table-row>
        <table:table-row table:style-name="Table18.1">
          <table:covered-table-cell table:style-name="Table18.A26"/>
          <table:table-cell table:style-name="Table18.B38" office:value-type="string">
            <text:p text:style-name="P347">2.4mm</text:p>
          </table:table-cell>
          <table:table-cell table:style-name="Table18.C38" table:number-columns-spanned="4" office:value-type="string">
            <text:p text:style-name="P71">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7">2.2mm</text:p>
          </table:table-cell>
          <table:table-cell table:style-name="Table18.C39" table:number-columns-spanned="4" office:value-type="string">
            <text:p text:style-name="P206">134 — 136 <text:span text:style-name="T6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1">136 — 141 <text:span text:style-name="T6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7">1.2mm</text:p>
          </table:table-cell>
          <table:table-cell table:style-name="Table18.C41" table:number-columns-spanned="4" office:value-type="string">
            <text:p text:style-name="P71">241 — 248 <text:span text:style-name="T6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6">248 — 250 <text:span text:style-name="T60">◊</text:span></text:p>
          </table:table-cell>
          <table:covered-table-cell/>
          <table:covered-table-cell/>
          <table:covered-table-cell/>
        </table:table-row>
      </table:table>
      <text:p text:style-name="P351"/>
      <text:h text:style-name="P506"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0">egion </text:span>1</text:p>
          </table:table-cell>
          <table:table-cell table:style-name="Table4.A1" office:value-type="string">
            <text:p text:style-name="Table_20_Heading">R<text:span text:style-name="T40">egion </text:span>2</text:p>
          </table:table-cell>
          <table:table-cell table:style-name="Table4.C1" office:value-type="string">
            <text:p text:style-name="Table_20_Heading">R<text:span text:style-name="T40">egion </text:span>3</text:p>
          </table:table-cell>
        </table:table-row>
        <table:table-row>
          <table:table-cell table:style-name="Table4.A2" office:value-type="string">
            <text:p text:style-name="P229">135.7 — 137.8 kHz</text:p>
            <text:p text:style-name="P49">BW 200Hz</text:p>
            <text:p text:style-name="P301"/>
            <text:p text:style-name="P301">CW, QRSS, DM</text:p>
          </table:table-cell>
          <table:table-cell table:style-name="Table4.A2" office:value-type="string">
            <text:p text:style-name="P240">135.7 — 137.8 kHz</text:p>
            <text:p text:style-name="P3">BW 200 Hz</text:p>
            <text:p text:style-name="P130"/>
            <text:p text:style-name="P130">All Modes</text:p>
          </table:table-cell>
          <table:table-cell table:style-name="Table4.C2" office:value-type="string">
            <text:p text:style-name="P241">135.7 — 137.8 kHz</text:p>
            <text:p text:style-name="P37">BW 500 Hz</text:p>
            <text:p text:style-name="P139"/>
            <text:p text:style-name="P132">CW, QRSS, DM</text:p>
          </table:table-cell>
        </table:table-row>
      </table:table>
      <text:p text:style-name="P121">Max Power: 1W EIRP — <text:span text:style-name="T42">Status: Secondary R1, R2, R3 (primary Fixed, Maritime Mobile, R3 Radio-navigation)</text:span></text:p>
      <text:h text:style-name="P507" text:outline-level="2" text:is-list-header="true"><text:bookmark-start text:name="__RefHeading___Toc2282_358155005"/>630 <text:span text:style-name="T76">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4">Region 1</text:p>
          </table:table-cell>
          <table:table-cell table:style-name="Table1.A1" office:value-type="string">
            <text:p text:style-name="P324">Region 2</text:p>
          </table:table-cell>
          <table:table-cell table:style-name="Table1.C1" office:value-type="string">
            <text:p text:style-name="P324">Region 3</text:p>
          </table:table-cell>
        </table:table-row>
        <table:table-row>
          <table:table-cell table:style-name="Table1.A2" office:value-type="string">
            <text:p text:style-name="P240">472 — 475 kHz</text:p>
            <text:p text:style-name="P35">BW 200 Hz</text:p>
            <text:p text:style-name="P35"/>
            <text:p text:style-name="P130">CW</text:p>
          </table:table-cell>
          <table:table-cell table:style-name="Table1.B2" table:number-rows-spanned="2" office:value-type="string">
            <text:p text:style-name="P240">472 — 479 kHz</text:p>
            <text:p text:style-name="P35">BW 500 Hz</text:p>
            <text:p text:style-name="P35"/>
            <text:p text:style-name="P130">CW, DM</text:p>
          </table:table-cell>
          <table:table-cell table:style-name="Table1.C2" table:number-rows-spanned="2" office:value-type="string">
            <text:p text:style-name="P240">472 — 479 kHz</text:p>
            <text:p text:style-name="P35">BW 500 Hz</text:p>
            <text:p text:style-name="P35"/>
            <text:p text:style-name="P159">CW, DM</text:p>
          </table:table-cell>
        </table:table-row>
        <table:table-row>
          <table:table-cell table:style-name="Table1.A2" office:value-type="string">
            <text:p text:style-name="P242">475 — 479 kHz</text:p>
            <text:p text:style-name="P38">BW 500 Hz</text:p>
            <text:p text:style-name="P38"/>
            <text:p text:style-name="P138">NBM</text:p>
          </table:table-cell>
          <table:covered-table-cell table:style-name="Table1.B2"/>
          <table:covered-table-cell table:style-name="Table1.C2"/>
        </table:table-row>
      </table:table>
      <text:p text:style-name="P129"><text:span text:style-name="T4">Max Power: 1W EIRP — </text:span><text:span text:style-name="T5">Status: Secondary R1, R2, R3 (primary Maritime Mobile)</text:span></text:p>
      <text:h text:style-name="P508"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4">Region 1</text:p>
          </table:table-cell>
          <table:table-cell table:style-name="Table2.A1" office:value-type="string">
            <text:p text:style-name="P324">Region 2</text:p>
          </table:table-cell>
          <table:table-cell table:style-name="Table2.C1" office:value-type="string">
            <text:p text:style-name="P324">Region 3</text:p>
          </table:table-cell>
        </table:table-row>
        <table:table-row>
          <table:table-cell table:style-name="Table2.A2" office:value-type="string">
            <text:p text:style-name="P117"><text:span text:style-name="T21">1810</text:span><text:span text:style-name="T20"> — </text:span><text:span text:style-name="T21">1838</text:span><text:span text:style-name="T20"> kHz</text:span></text:p>
            <text:p text:style-name="P36">BW 200 Hz</text:p>
            <text:p text:style-name="P36"/>
            <text:p text:style-name="P132">CW, <text:span text:style-name="T39">1836 </text:span><text:span text:style-name="T40">– CW </text:span><text:span text:style-name="T39">QRP</text:span></text:p>
          </table:table-cell>
          <table:table-cell table:style-name="Table2.A2" office:value-type="string">
            <text:p text:style-name="P117"><text:span text:style-name="T21">1800</text:span><text:span text:style-name="T20"> — </text:span><text:span text:style-name="T21">1810</text:span><text:span text:style-name="T20"> kHz</text:span></text:p>
            <text:p text:style-name="P4">BW: <text:span text:style-name="T39">500</text:span> Hz</text:p>
            <text:p text:style-name="P131"/>
            <text:p text:style-name="P136">DM</text:p>
          </table:table-cell>
          <table:table-cell table:style-name="Table2.C2" office:value-type="string">
            <text:p text:style-name="P117"><text:span text:style-name="T21">1800 </text:span><text:span text:style-name="T20">— </text:span><text:span text:style-name="T21">1830</text:span><text:span text:style-name="T20"> kHz</text:span></text:p>
            <text:p text:style-name="P36">BW: <text:span text:style-name="T39">200</text:span> Hz</text:p>
            <text:p text:style-name="P131"/>
            <text:p text:style-name="P131">CW</text:p>
          </table:table-cell>
        </table:table-row>
        <table:table-row>
          <table:table-cell table:style-name="Table2.A2" office:value-type="string">
            <text:p text:style-name="P219">1838 — 1840 kHz</text:p>
            <text:p text:style-name="P5">BW: 500 Hz</text:p>
            <text:p text:style-name="P290"/>
            <text:p text:style-name="P290">NBM</text:p>
          </table:table-cell>
          <table:table-cell table:style-name="Table2.A2" office:value-type="string">
            <text:p text:style-name="P219">1810 — 1840 kHz</text:p>
            <text:p text:style-name="P5">BW: 200 Hz</text:p>
            <text:p text:style-name="P5"/>
            <text:p text:style-name="P136">CW, DM</text:p>
            <text:p text:style-name="P137">1812 <text:span text:style-name="T40">– CW </text:span>QRP CoA</text:p>
          </table:table-cell>
          <table:table-cell table:style-name="Table2.C2" office:value-type="string">
            <text:p text:style-name="P219">1830 — 1840 kHz</text:p>
            <text:p text:style-name="P5">BW: 500Hz</text:p>
            <text:p text:style-name="P5"/>
            <text:p text:style-name="P136">CW (DX), NBM</text:p>
            <text:p text:style-name="P137">1836 <text:span text:style-name="T40">– CW </text:span>QRP CoA</text:p>
          </table:table-cell>
        </table:table-row>
        <table:table-row>
          <table:table-cell table:style-name="Table2.A4" table:number-rows-spanned="2" office:value-type="string">
            <text:p text:style-name="P219">1840 — 1850 kHz</text:p>
            <text:p text:style-name="P5">BW: 2700 Hz</text:p>
            <text:p text:style-name="P290"/>
            <text:p text:style-name="P290">All <text:span text:style-name="T41">Modes</text:span></text:p>
          </table:table-cell>
          <table:table-cell table:style-name="Table2.A2" office:value-type="string">
            <text:p text:style-name="P219">1840 — 1850 kHz</text:p>
            <text:p text:style-name="P5">BW: 2700 Hz</text:p>
            <text:p text:style-name="P290"/>
            <text:p text:style-name="P290">CW, DM, SSB (DX)</text:p>
          </table:table-cell>
          <table:table-cell table:style-name="Table2.C4" table:number-rows-spanned="2" office:value-type="string">
            <text:p text:style-name="P219">1840 — 2000 kHz</text:p>
            <text:p text:style-name="P5">BW: 2700 Hz</text:p>
            <text:p text:style-name="P290"/>
            <text:p text:style-name="P290">All <text:span text:style-name="T41">Modes</text:span></text:p>
          </table:table-cell>
        </table:table-row>
        <table:table-row>
          <table:covered-table-cell table:style-name="Table2.A4"/>
          <table:table-cell table:style-name="Table2.A2" office:value-type="string">
            <text:p text:style-name="P219">1850 — 20<text:span text:style-name="T68">0</text:span>0 kHz</text:p>
            <text:p text:style-name="P5">BW: 2700 Hz</text:p>
            <text:p text:style-name="P290"/>
            <text:p text:style-name="P290">All <text:span text:style-name="T42">Modes</text:span></text:p>
            <text:p text:style-name="P291">1910 <text:span text:style-name="T8">– SSB </text:span>QRP <text:span text:style-name="T40">CoA</text:span></text:p>
          </table:table-cell>
          <table:covered-table-cell table:style-name="Table2.C4"/>
        </table:table-row>
      </table:table>
      <text:p text:style-name="P308">Status: Primary R1, R2, R3</text:p>
      <text:h text:style-name="P508"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04">Region 1</text:p>
          </table:table-cell>
          <table:table-cell table:style-name="Table5.A1" office:value-type="string">
            <text:p text:style-name="P104">Region 2</text:p>
          </table:table-cell>
          <table:table-cell table:style-name="Table5.C1" office:value-type="string">
            <text:p text:style-name="P104">Region 3</text:p>
          </table:table-cell>
        </table:table-row>
        <table:table-row>
          <table:table-cell table:style-name="Table5.A2" office:value-type="string">
            <text:p text:style-name="P118"><text:span text:style-name="T21">3500</text:span><text:span text:style-name="T20"> — </text:span><text:span text:style-name="T22">3580</text:span><text:span text:style-name="T20"> kHz</text:span></text:p>
            <text:p text:style-name="P39">BW: 200 Hz</text:p>
            <text:p text:style-name="P39"/>
            <text:p text:style-name="P134">CW <text:span text:style-name="T40">(35</text:span><text:span text:style-name="T42">05</text:span><text:span text:style-name="T40"> – DX </text:span><text:span text:style-name="T42">CoA</text:span><text:span text:style-name="T40">)</text:span></text:p>
            <text:p text:style-name="P140">3555 – CW QRS CoA</text:p>
            <text:p text:style-name="P140">3560 – CW QRP CoA</text:p>
            <text:p text:style-name="P140">&gt; 3570 – NBM</text:p>
          </table:table-cell>
          <table:table-cell table:style-name="Table5.A2" office:value-type="string">
            <text:p text:style-name="P118"><text:span text:style-name="T21">3500</text:span><text:span text:style-name="T20"> — </text:span><text:span text:style-name="T22">3580</text:span><text:span text:style-name="T20"> kHz</text:span></text:p>
            <text:p text:style-name="P39">BW: 200 Hz</text:p>
            <text:p text:style-name="P39"/>
            <text:p text:style-name="P133">CW <text:span text:style-name="T40">(35</text:span><text:span text:style-name="T42">05</text:span><text:span text:style-name="T40"> – DX </text:span><text:span text:style-name="T42">CoA</text:span><text:span text:style-name="T40">)</text:span></text:p>
            <text:p text:style-name="P140">3555 – CW QRS CoA</text:p>
            <text:p text:style-name="P140">3560 – CW QRP CoA</text:p>
            <text:p text:style-name="P140">&gt; 3570 – NBM</text:p>
          </table:table-cell>
          <table:table-cell table:style-name="Table5.C2" office:value-type="string">
            <text:p text:style-name="P118"><text:span text:style-name="T21">3500</text:span><text:span text:style-name="T20"> — </text:span><text:span text:style-name="T22">3535</text:span><text:span text:style-name="T20"> kHz</text:span></text:p>
            <text:p text:style-name="P39">BW: 200 Hz</text:p>
            <text:p text:style-name="P39"/>
            <text:p text:style-name="P134">CW <text:span text:style-name="T40">(35</text:span><text:span text:style-name="T42">05</text:span><text:span text:style-name="T40"> – DX </text:span><text:span text:style-name="T42">CoA</text:span><text:span text:style-name="T40">)</text:span></text:p>
            <text:p text:style-name="P140"/>
          </table:table-cell>
        </table:table-row>
        <table:table-row>
          <table:table-cell table:style-name="Table5.A2" office:value-type="string">
            <text:p text:style-name="P220"><text:span text:style-name="T40">3580</text:span> — <text:span text:style-name="T40">3600</text:span> kHz</text:p>
            <text:p text:style-name="P6">BW: 500 Hz</text:p>
            <text:p text:style-name="P292"/>
            <text:p text:style-name="P292">NBM, <text:span text:style-name="T40">DM</text:span></text:p>
          </table:table-cell>
          <table:table-cell table:style-name="Table5.A2" office:value-type="string">
            <text:p text:style-name="P220"><text:span text:style-name="T40">3580</text:span> — <text:span text:style-name="T40">3600</text:span> kHz</text:p>
            <text:p text:style-name="P6">BW: 500 Hz</text:p>
            <text:p text:style-name="P292"/>
            <text:p text:style-name="P292"><text:span text:style-name="T40">CW</text:span>, <text:span text:style-name="T40">DM</text:span></text:p>
          </table:table-cell>
          <table:table-cell table:style-name="Table5.C3" table:number-rows-spanned="2" office:value-type="string">
            <text:p text:style-name="P119"><text:span text:style-name="T23">3535</text:span><text:span text:style-name="T20"> — </text:span><text:span text:style-name="T23">3900</text:span><text:span text:style-name="T20"> kHz</text:span></text:p>
            <text:p text:style-name="P50">BW 2700 Hz</text:p>
            <text:p text:style-name="P50"/>
            <text:p text:style-name="P161">CW, SSB, DM</text:p>
            <text:p text:style-name="P161">3560 – QRP CoA</text:p>
            <text:p text:style-name="P161">3600 – EMCOM CoA</text:p>
            <text:p text:style-name="P161">3690 – DV CoA</text:p>
            <text:p text:style-name="P161">3690 – SSB QRP CoA</text:p>
            <text:p text:style-name="P161">3735 – Image CoA</text:p>
            <text:p text:style-name="P161">3795 – DX SSB CoA</text:p>
            <text:p text:style-name="P161">3845 – Image CoA</text:p>
          </table:table-cell>
        </table:table-row>
        <table:table-row>
          <table:table-cell table:style-name="Table5.A2" office:value-type="string">
            <text:p text:style-name="P220"><text:span text:style-name="T40">3600</text:span> — <text:span text:style-name="T40">3800</text:span> kHz</text:p>
            <text:p text:style-name="P6">BW: 2700 Hz</text:p>
            <text:p text:style-name="P292"/>
            <text:p text:style-name="P292">All <text:span text:style-name="T42">Modes</text:span></text:p>
            <text:p text:style-name="P302">3690 <text:span text:style-name="T7">–</text:span> SSB QRP CoA</text:p>
            <text:p text:style-name="P302">3735 <text:span text:style-name="T7">– </text:span>Image CoA</text:p>
            <text:p text:style-name="P302">3760 <text:span text:style-name="T7">– </text:span>EMCOM CoA</text:p>
            <text:p text:style-name="P307">3775 – DX CoA</text:p>
          </table:table-cell>
          <table:table-cell table:style-name="Table5.A2" office:value-type="string">
            <text:p text:style-name="P230">3600 — 4000 kHz</text:p>
            <text:p text:style-name="P50">BW 2700 Hz</text:p>
            <text:p text:style-name="P50"/>
            <text:p text:style-name="P161">All <text:span text:style-name="T42">Modes</text:span></text:p>
            <text:p text:style-name="P161">3690 – SSB QRP CoA</text:p>
            <text:p text:style-name="P161">3735 – Image CoA</text:p>
            <text:p text:style-name="P161">3750 – EMCOM CoA</text:p>
            <text:p text:style-name="P161">3775 – DX CoA</text:p>
            <text:p text:style-name="P161">3845 – Image CoA</text:p>
            <text:p text:style-name="P161">3885 – AM CoA</text:p>
            <text:p text:style-name="P161">3985 – EMCOM CoA</text:p>
          </table:table-cell>
          <table:covered-table-cell table:style-name="Table5.C3"/>
        </table:table-row>
      </table:table>
      <text:p text:style-name="P308">Status: Primary R1, R2, R3</text:p>
      <text:h text:style-name="P509" text:outline-level="2" text:is-list-header="true"><text:bookmark-start text:name="__RefHeading___Toc2288_358155005"/><text:span text:style-name="T42">60</text:span><text:span text:style-name="T39">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5">Region 1</text:p>
          </table:table-cell>
          <table:table-cell table:style-name="Table6.A1" office:value-type="string">
            <text:p text:style-name="P105">Region 2</text:p>
          </table:table-cell>
          <table:table-cell table:style-name="Table6.C1" office:value-type="string">
            <text:p text:style-name="P105">Region 3</text:p>
          </table:table-cell>
        </table:table-row>
        <table:table-row>
          <table:table-cell table:style-name="Table6.A2" office:value-type="string">
            <text:p text:style-name="P120"><text:span text:style-name="T24">5351.5</text:span><text:span text:style-name="T20"> — </text:span><text:span text:style-name="T24">5354</text:span><text:span text:style-name="T20"> kHz</text:span></text:p>
            <text:p text:style-name="P40">BW 200 Hz</text:p>
            <text:p text:style-name="P40"/>
            <text:p text:style-name="P134">CW, <text:span text:style-name="T42">NBM</text:span></text:p>
          </table:table-cell>
          <table:table-cell table:style-name="Table6.A2" office:value-type="string">
            <text:p text:style-name="P120"><text:span text:style-name="T20">5351.5 — 5354 </text:span><text:span text:style-name="T24">kHz</text:span></text:p>
            <text:p text:style-name="P40">BW <text:span text:style-name="T42">500</text:span> Hz</text:p>
            <text:p text:style-name="P40"/>
            <text:p text:style-name="P134">CW, <text:span text:style-name="T42">DM</text:span></text:p>
          </table:table-cell>
          <table:table-cell table:style-name="Table6.C2" office:value-type="string">
            <text:p text:style-name="P120"><text:span text:style-name="T20">5351.5 — 5354 </text:span><text:span text:style-name="T24">kHz</text:span></text:p>
            <text:p text:style-name="P40">BW <text:span text:style-name="T42">500</text:span> Hz</text:p>
            <text:p text:style-name="P40"/>
            <text:p text:style-name="P160">CW, <text:span text:style-name="T42">NBM, DM</text:span></text:p>
          </table:table-cell>
        </table:table-row>
        <table:table-row>
          <table:table-cell table:style-name="Table6.A2" office:value-type="string">
            <text:p text:style-name="P221"><text:span text:style-name="T42">5354</text:span> — <text:span text:style-name="T42">5366</text:span> kHz</text:p>
            <text:p text:style-name="P7">BW <text:span text:style-name="T42">2700</text:span> Hz</text:p>
            <text:p text:style-name="P293"/>
            <text:p text:style-name="P307">All Modes, Pref. USB</text:p>
          </table:table-cell>
          <table:table-cell table:style-name="Table6.A2" office:value-type="string">
            <text:p text:style-name="P221"><text:span text:style-name="T42">5354</text:span> — <text:span text:style-name="T42">5366</text:span> kHz</text:p>
            <text:p text:style-name="P7">BW <text:span text:style-name="T42">27</text:span>00 Hz</text:p>
            <text:p text:style-name="P293"/>
            <text:p text:style-name="P307">All Modes</text:p>
          </table:table-cell>
          <table:table-cell table:style-name="Table6.C3" office:value-type="string">
            <text:p text:style-name="P221"><text:span text:style-name="T42">5354</text:span> — <text:span text:style-name="T42">5366</text:span> kHz</text:p>
            <text:p text:style-name="P7">BW <text:span text:style-name="T42">27</text:span>00 Hz</text:p>
            <text:p text:style-name="P293"/>
            <text:p text:style-name="P305">All Modes, Pref. USB</text:p>
          </table:table-cell>
        </table:table-row>
        <table:table-row>
          <table:table-cell table:style-name="Table6.A4" office:value-type="string">
            <text:p text:style-name="P221"><text:span text:style-name="T42">5366</text:span> — <text:span text:style-name="T42">5366.5</text:span> kHz</text:p>
            <text:p text:style-name="P95">BW <text:span text:style-name="T42">20 Hz</text:span></text:p>
            <text:p text:style-name="P15"/>
            <text:p text:style-name="P149">Weak Signal</text:p>
          </table:table-cell>
          <table:table-cell table:style-name="Table6.A4" office:value-type="string">
            <text:p text:style-name="P221"><text:span text:style-name="T42">5366</text:span> — <text:span text:style-name="T42">5366.5</text:span> kHz</text:p>
            <text:p text:style-name="P94">BW <text:span text:style-name="T42">20</text:span> Hz</text:p>
            <text:p text:style-name="P51"/>
            <text:p text:style-name="P134">CW, <text:span text:style-name="T42">DM</text:span></text:p>
          </table:table-cell>
          <table:table-cell table:style-name="Table6.C4" office:value-type="string">
            <text:p text:style-name="P221"><text:span text:style-name="T42">5366</text:span> — <text:span text:style-name="T42">5366.5</text:span> kHz</text:p>
            <text:p text:style-name="P94">BW <text:span text:style-name="T42">20</text:span> Hz</text:p>
            <text:p text:style-name="P51"/>
            <text:p text:style-name="P149">Weak Signal</text:p>
          </table:table-cell>
        </table:table-row>
      </table:table>
      <text:p text:style-name="P308">Max Power: 15W EIRP — Status: Secondary R1, R2, R3 (primary Fixed, Mobile)</text:p>
      <text:p text:style-name="P243">Warning: very <text:span text:style-name="T55">small</text:span> bandwidth between 5366-5366.5 kHz</text:p>
      <text:h text:style-name="P509" text:outline-level="2" text:is-list-header="true"><text:bookmark-start text:name="__RefHeading___Toc2290_358155005"/><text:span text:style-name="T42">40</text:span><text:span text:style-name="T39">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5">Region 1</text:p>
          </table:table-cell>
          <table:table-cell table:style-name="Table3.A1" office:value-type="string">
            <text:p text:style-name="P105">Region 2</text:p>
          </table:table-cell>
          <table:table-cell table:style-name="Table3.C1" office:value-type="string">
            <text:p text:style-name="P105">Region 3</text:p>
          </table:table-cell>
        </table:table-row>
        <table:table-row>
          <table:table-cell table:style-name="Table3.A2" office:value-type="string">
            <text:p text:style-name="P120"><text:span text:style-name="T24">7000</text:span><text:span text:style-name="T20"> — </text:span><text:span text:style-name="T24">7040</text:span><text:span text:style-name="T20"> kHz</text:span></text:p>
            <text:p text:style-name="P53">BW 200 Hz</text:p>
            <text:p text:style-name="P40"/>
            <text:p text:style-name="P149">CW</text:p>
            <text:p text:style-name="P141"><text:span text:style-name="T42">7030</text:span> – CW <text:span text:style-name="T42">QRP</text:span> CoA</text:p>
          </table:table-cell>
          <table:table-cell table:style-name="Table3.A2" office:value-type="string">
            <text:p text:style-name="P120"><text:span text:style-name="T25">7000</text:span><text:span text:style-name="T20"> — </text:span><text:span text:style-name="T25">7040</text:span><text:span text:style-name="T20"> kHz</text:span></text:p>
            <text:p text:style-name="P40">BW 200 Hz</text:p>
            <text:p text:style-name="P40"/>
            <text:p text:style-name="P155">CW</text:p>
            <text:p text:style-name="P155">&lt; 7025 – DX</text:p>
            <text:p text:style-name="P142"><text:span text:style-name="T42">7030</text:span> – CW <text:span text:style-name="T42">QRP</text:span> CoA</text:p>
          </table:table-cell>
          <table:table-cell table:style-name="Table3.C2" office:value-type="string">
            <text:p text:style-name="P120"><text:span text:style-name="T25">7000</text:span><text:span text:style-name="T20"> — </text:span><text:span text:style-name="T25">7030</text:span><text:span text:style-name="T20"> kHz</text:span></text:p>
            <text:p text:style-name="P40">BW 200 Hz</text:p>
            <text:p text:style-name="P40"/>
            <text:p text:style-name="P134">CW</text:p>
            <text:p text:style-name="P141"/>
          </table:table-cell>
        </table:table-row>
        <table:table-row>
          <table:table-cell table:style-name="Table3.A2" office:value-type="string">
            <text:p text:style-name="P221"><text:span text:style-name="T42">7040</text:span> — <text:span text:style-name="T42">7050</text:span> kHz</text:p>
            <text:p text:style-name="P7">BW 500 Hz</text:p>
            <text:p text:style-name="P293"/>
            <text:p text:style-name="P293">NBM, <text:span text:style-name="T40">DM</text:span></text:p>
          </table:table-cell>
          <table:table-cell table:style-name="Table3.A2" office:value-type="string">
            <text:p text:style-name="P221"><text:span text:style-name="T48">7040</text:span> — <text:span text:style-name="T48">7050</text:span> kHz</text:p>
            <text:p text:style-name="P7">BW 500 Hz</text:p>
            <text:p text:style-name="P293"/>
            <text:p text:style-name="P293"><text:span text:style-name="T40">CW</text:span>, <text:span text:style-name="T40">DM</text:span></text:p>
          </table:table-cell>
          <table:table-cell table:style-name="Table3.C3" table:number-rows-spanned="2" office:value-type="string">
            <text:p text:style-name="P120"><text:span text:style-name="T25">7030</text:span><text:span text:style-name="T20"> — </text:span><text:span text:style-name="T25">7200</text:span><text:span text:style-name="T20"> kHz</text:span></text:p>
            <text:p text:style-name="P51">BW 2700 Hz</text:p>
            <text:p text:style-name="P51"/>
            <text:p text:style-name="P162">CW, SSB, DM</text:p>
            <text:p text:style-name="P142"><text:span text:style-name="T42">7030</text:span> – <text:span text:style-name="T42">QRP</text:span> CoA</text:p>
            <text:p text:style-name="P304"><text:span text:style-name="T48">7070</text:span> – <text:span text:style-name="T48">DV</text:span> CoA</text:p>
            <text:p text:style-name="P304"><text:span text:style-name="T48">7090</text:span> – <text:span text:style-name="T48">SSB QRP</text:span> CoA</text:p>
            <text:p text:style-name="P304"><text:span text:style-name="T48">7095</text:span> – <text:span text:style-name="T48">DX Phone</text:span> CoA</text:p>
            <text:p text:style-name="P309"><text:span text:style-name="T48">7110</text:span> – <text:span text:style-name="T48">EMCOM</text:span> CoA</text:p>
            <text:p text:style-name="P317">7165 – Image CoA</text:p>
          </table:table-cell>
        </table:table-row>
        <table:table-row>
          <table:table-cell table:style-name="Table3.A2" office:value-type="string">
            <text:p text:style-name="P221"><text:span text:style-name="T42">7050</text:span> — <text:span text:style-name="T42">7200</text:span> kHz</text:p>
            <text:p text:style-name="P7">BW 2700 Hz</text:p>
            <text:p text:style-name="P293"/>
            <text:p text:style-name="P293">All <text:span text:style-name="T42">Modes</text:span></text:p>
            <text:p text:style-name="P303">&lt; <text:span text:style-name="T48">7060 – DM</text:span></text:p>
            <text:p text:style-name="P303"><text:span text:style-name="T48">7070</text:span> <text:span text:style-name="T7">– </text:span><text:span text:style-name="T9">DV</text:span> CoA</text:p>
            <text:p text:style-name="P303"><text:span text:style-name="T48">7090</text:span> <text:span text:style-name="T7">– </text:span><text:span text:style-name="T9">SSB QRP</text:span> CoA</text:p>
            <text:p text:style-name="P307"><text:span text:style-name="T48">7110</text:span> – <text:span text:style-name="T48">EMCOM</text:span> CoA</text:p>
            <text:p text:style-name="P317">7165 – Image CoA</text:p>
            <text:p text:style-name="P317">&gt; 7175 – DX</text:p>
          </table:table-cell>
          <table:table-cell table:style-name="Table3.A2" office:value-type="string">
            <text:p text:style-name="P231"><text:span text:style-name="T48">7050</text:span> — <text:span text:style-name="T48">7300</text:span> kHz</text:p>
            <text:p text:style-name="P51">BW 2700 Hz</text:p>
            <text:p text:style-name="P51"/>
            <text:p text:style-name="P162">All <text:span text:style-name="T48">Modes</text:span></text:p>
            <text:p text:style-name="P162"><text:span text:style-name="T48">7060</text:span> – <text:span text:style-name="T48">EMCOM</text:span> CoA</text:p>
            <text:p text:style-name="P304"><text:span text:style-name="T48">7070</text:span> – <text:span text:style-name="T48">DV</text:span> CoA</text:p>
            <text:p text:style-name="P304"><text:span text:style-name="T48">7090</text:span> – <text:span text:style-name="T48">SSB QRP</text:span> CoA</text:p>
            <text:p text:style-name="P317">7165 – Image CoA</text:p>
            <text:p text:style-name="P163"><text:span text:style-name="T48">7240</text:span> – <text:span text:style-name="T48">EMCOM</text:span> CoA</text:p>
            <text:p text:style-name="P163"><text:span text:style-name="T48">7275</text:span> – <text:span text:style-name="T48">EMCOM</text:span> CoA</text:p>
            <text:p text:style-name="P304"><text:span text:style-name="T48">7285</text:span> – <text:span text:style-name="T48">SSB QRP</text:span> CoA</text:p>
            <text:p text:style-name="P304"><text:span text:style-name="T48">7290</text:span> – <text:span text:style-name="T48">AM</text:span> CoA</text:p>
          </table:table-cell>
          <table:covered-table-cell table:style-name="Table3.C3"/>
        </table:table-row>
      </table:table>
      <text:p text:style-name="P308">Status: Primary R1, R2, R3; and 7000-7100 kHz AMSAT R1, R2, R3 </text:p>
      <text:h text:style-name="P509" text:outline-level="2" text:is-list-header="true"><text:bookmark-start text:name="__RefHeading___Toc2292_358155005"/><text:span text:style-name="T49">30</text:span><text:span text:style-name="T39">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6">Region 1</text:p>
          </table:table-cell>
          <table:table-cell table:style-name="Table7.A1" office:value-type="string">
            <text:p text:style-name="P106">Region 2</text:p>
          </table:table-cell>
          <table:table-cell table:style-name="Table7.C1" office:value-type="string">
            <text:p text:style-name="P106">Region 3</text:p>
          </table:table-cell>
        </table:table-row>
        <table:table-row>
          <table:table-cell table:style-name="Table7.A2" table:number-columns-spanned="3" office:value-type="string">
            <text:p text:style-name="P122"><text:span text:style-name="T26">10100</text:span><text:span text:style-name="T20"> — </text:span><text:span text:style-name="T26">10130</text:span><text:span text:style-name="T20"> kHz</text:span></text:p>
            <text:p text:style-name="P41">BW 200 Hz</text:p>
            <text:p text:style-name="P41"/>
            <text:p text:style-name="P156">CW</text:p>
            <text:p text:style-name="P156">10116 – CW QRP CoA</text:p>
          </table:table-cell>
          <table:covered-table-cell/>
          <table:covered-table-cell/>
        </table:table-row>
        <table:table-row>
          <table:table-cell table:style-name="Table7.A3" table:number-rows-spanned="2" office:value-type="string">
            <text:p text:style-name="P222"><text:span text:style-name="T49">10130</text:span> — <text:span text:style-name="T49">10150</text:span> kHz</text:p>
            <text:p text:style-name="P8">BW <text:span text:style-name="T49">500</text:span> Hz</text:p>
            <text:p text:style-name="P294"/>
            <text:p text:style-name="P318">NBM, DM</text:p>
          </table:table-cell>
          <table:table-cell table:style-name="Table7.B3" office:value-type="string">
            <text:p text:style-name="P222"><text:span text:style-name="T49">10130</text:span> — <text:span text:style-name="T49">10140</text:span> kHz</text:p>
            <text:p text:style-name="P8">BW <text:span text:style-name="T49">500</text:span> Hz</text:p>
            <text:p text:style-name="P294"/>
            <text:p text:style-name="P318">CW, DM</text:p>
          </table:table-cell>
          <table:table-cell table:style-name="Table7.C3" table:number-rows-spanned="2" office:value-type="string">
            <text:p text:style-name="P222"><text:span text:style-name="T49">10130</text:span> — <text:span text:style-name="T49">10150</text:span> kHz</text:p>
            <text:p text:style-name="P8">BW <text:span text:style-name="T49">500</text:span> Hz</text:p>
            <text:p text:style-name="P294"/>
            <text:p text:style-name="P318">NBM, DM</text:p>
          </table:table-cell>
        </table:table-row>
        <table:table-row>
          <table:covered-table-cell table:style-name="Table7.A3"/>
          <table:table-cell table:style-name="Table7.B3" office:value-type="string">
            <text:p text:style-name="P222"><text:span text:style-name="T49">10140</text:span> — <text:span text:style-name="T49">10150</text:span> kHz</text:p>
            <text:p text:style-name="P52">BW <text:span text:style-name="T49">2700</text:span> Hz</text:p>
            <text:p text:style-name="P52"/>
            <text:p text:style-name="P135">CW, <text:span text:style-name="T42">DM</text:span></text:p>
          </table:table-cell>
          <table:covered-table-cell table:style-name="Table7.C3"/>
        </table:table-row>
      </table:table>
      <text:p text:style-name="P310">Status: Secondary R1, R2, R3 (primary Fixed)</text:p>
      <text:h text:style-name="P509" text:outline-level="2" text:is-list-header="true"><text:bookmark-start text:name="__RefHeading___Toc2294_358155005"/><text:span text:style-name="T50">20</text:span><text:span text:style-name="T39">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7">Region 1</text:p>
          </table:table-cell>
          <table:table-cell table:style-name="Table8.A1" office:value-type="string">
            <text:p text:style-name="P107">Region 2</text:p>
          </table:table-cell>
          <table:table-cell table:style-name="Table8.C1" office:value-type="string">
            <text:p text:style-name="P107">Region 3</text:p>
          </table:table-cell>
        </table:table-row>
        <table:table-row>
          <table:table-cell table:style-name="Table8.A2" table:number-columns-spanned="3" office:value-type="string">
            <text:p text:style-name="P123"><text:span text:style-name="T27">14000</text:span><text:span text:style-name="T20"> — </text:span><text:span text:style-name="T27">14070</text:span><text:span text:style-name="T20"> kHz</text:span></text:p>
            <text:p text:style-name="P54">BW 200 Hz</text:p>
            <text:p text:style-name="P42"/>
            <text:p text:style-name="P150">CW</text:p>
            <text:p text:style-name="P143"><text:span text:style-name="T50">14055</text:span> – CW <text:span text:style-name="T50">QRS</text:span> CoA</text:p>
            <text:p text:style-name="P143"><text:span text:style-name="T50">14060</text:span> – CW <text:span text:style-name="T54">QRP</text:span> CoA</text:p>
          </table:table-cell>
          <table:covered-table-cell/>
          <table:covered-table-cell/>
        </table:table-row>
        <table:table-row>
          <table:table-cell table:style-name="Table8.A3" table:number-columns-spanned="3" office:value-type="string">
            <text:p text:style-name="P223"><text:span text:style-name="T50">14070</text:span> — <text:span text:style-name="T50">14099</text:span> kHz</text:p>
            <text:p text:style-name="P9">BW 500 Hz</text:p>
            <text:p text:style-name="P295"/>
            <text:p text:style-name="P295">NBM, <text:span text:style-name="T40">DM</text:span></text:p>
          </table:table-cell>
          <table:covered-table-cell/>
          <table:covered-table-cell/>
        </table:table-row>
        <table:table-row>
          <table:table-cell table:style-name="Table8.A4" table:number-columns-spanned="3" office:value-type="string">
            <text:p text:style-name="P295"><text:span text:style-name="T27">14099</text:span><text:span text:style-name="T20"> — </text:span><text:span text:style-name="T27">14101</text:span><text:span text:style-name="T20"> kHz</text:span></text:p>
            <text:p text:style-name="P295"/>
            <text:p text:style-name="P319">International</text:p>
            <text:p text:style-name="P319">Beacon Project</text:p>
          </table:table-cell>
          <table:covered-table-cell/>
          <table:covered-table-cell/>
        </table:table-row>
        <table:table-row>
          <table:table-cell table:style-name="Table8.A5" office:value-type="string">
            <text:p text:style-name="P232">14101 — 14350 kHz</text:p>
            <text:p text:style-name="P61">BW 2700 Hz</text:p>
            <text:p text:style-name="P61"/>
            <text:p text:style-name="P164">All Modes</text:p>
            <text:p text:style-name="P164">14130 – DV CoA</text:p>
            <text:p text:style-name="P164">14195 – DX </text:p>
            <text:p text:style-name="P164">14230 – Image CoA</text:p>
            <text:p text:style-name="P164">14285 – SSB QRP</text:p>
            <text:p text:style-name="P202">14300 – Glob EMCOM</text:p>
          </table:table-cell>
          <table:table-cell table:style-name="Table8.A5" office:value-type="string">
            <text:p text:style-name="P232">14101 — 14350 kHz</text:p>
            <text:p text:style-name="P61">BW 2700 Hz</text:p>
            <text:p text:style-name="P61"/>
            <text:p text:style-name="P164">All Modes</text:p>
            <text:p text:style-name="P164">14195 – DX </text:p>
            <text:p text:style-name="P164">14230 – Image CoA</text:p>
            <text:p text:style-name="P164">14285 – SSB QRP</text:p>
            <text:p text:style-name="P164">14285 – AM QRG</text:p>
            <text:p text:style-name="P202">14300 – Glob EMCOM</text:p>
          </table:table-cell>
          <table:table-cell table:style-name="Table8.C5" office:value-type="string">
            <text:p text:style-name="P232">14101 — 14350 kHz</text:p>
            <text:p text:style-name="P61">BW 2700 Hz</text:p>
            <text:p text:style-name="P61"/>
            <text:p text:style-name="P164">All Modes</text:p>
            <text:p text:style-name="P164">14130 – DV CoA </text:p>
            <text:p text:style-name="P164">14195 – DX</text:p>
            <text:p text:style-name="P164">14230 – Image CoA</text:p>
            <text:p text:style-name="P164">14285 – SSB QRP</text:p>
            <text:p text:style-name="P202">14300 – Glob EMCOM</text:p>
          </table:table-cell>
        </table:table-row>
      </table:table>
      <text:p text:style-name="P311">Status: Primary R1, R2, R3; and <text:span text:style-name="T50">14000</text:span>-<text:span text:style-name="T50">14250</text:span> kHz AMSAT R1, R2, R3</text:p>
      <text:h text:style-name="P510"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8">Region 1</text:p>
          </table:table-cell>
          <table:table-cell table:style-name="Table24.A1" office:value-type="string">
            <text:p text:style-name="P108">Region 2</text:p>
          </table:table-cell>
          <table:table-cell table:style-name="Table24.C1" office:value-type="string">
            <text:p text:style-name="P108">Region 3</text:p>
          </table:table-cell>
        </table:table-row>
        <table:table-row>
          <table:table-cell table:style-name="Table24.A2" table:number-columns-spanned="3" office:value-type="string">
            <text:p text:style-name="P124"><text:span text:style-name="T30">18068</text:span><text:span text:style-name="T20"> — </text:span><text:span text:style-name="T30">18095</text:span><text:span text:style-name="T20"> kHz</text:span></text:p>
            <text:p text:style-name="P56">BW 200 Hz</text:p>
            <text:p text:style-name="P44"/>
            <text:p text:style-name="P151">CW</text:p>
            <text:p text:style-name="P144"><text:span text:style-name="T77">18086</text:span> – CW <text:span text:style-name="T50">QR</text:span><text:span text:style-name="T77">P</text:span> CoA</text:p>
          </table:table-cell>
          <table:covered-table-cell/>
          <table:covered-table-cell/>
        </table:table-row>
        <table:table-row>
          <table:table-cell table:style-name="Table24.A3" table:number-columns-spanned="2" office:value-type="string">
            <text:p text:style-name="P224"><text:span text:style-name="T77">18095</text:span> — <text:span text:style-name="T77">18109</text:span> kHz</text:p>
            <text:p text:style-name="P10">BW 500 Hz</text:p>
            <text:p text:style-name="P296"/>
            <text:p text:style-name="P296">NBM, <text:span text:style-name="T40">DM</text:span></text:p>
          </table:table-cell>
          <table:covered-table-cell/>
          <table:table-cell table:style-name="Table24.C3" office:value-type="string">
            <text:p text:style-name="P224"><text:span text:style-name="T77">18095</text:span> — <text:span text:style-name="T77">18109</text:span> kHz</text:p>
            <text:p text:style-name="P10">BW <text:span text:style-name="T77">2700</text:span> Hz</text:p>
            <text:p text:style-name="P296"/>
            <text:p text:style-name="P296">NBM, <text:span text:style-name="T40">DM</text:span></text:p>
          </table:table-cell>
        </table:table-row>
        <table:table-row>
          <table:table-cell table:style-name="Table24.A4" table:number-columns-spanned="3" office:value-type="string">
            <text:p text:style-name="P296"><text:span text:style-name="T30">18109</text:span><text:span text:style-name="T20"> — </text:span><text:span text:style-name="T30">18111</text:span><text:span text:style-name="T20"> kHz</text:span></text:p>
            <text:p text:style-name="P296"/>
            <text:p text:style-name="P321">International</text:p>
            <text:p text:style-name="P321">Beacon Project</text:p>
          </table:table-cell>
          <table:covered-table-cell/>
          <table:covered-table-cell/>
        </table:table-row>
        <table:table-row>
          <table:table-cell table:style-name="Table24.A5" office:value-type="string">
            <text:p text:style-name="P233"><text:span text:style-name="T77">18111</text:span> — <text:span text:style-name="T77">18168</text:span> kHz</text:p>
            <text:p text:style-name="P62">BW 2700 Hz</text:p>
            <text:p text:style-name="P62"/>
            <text:p text:style-name="P165">All Modes</text:p>
            <text:p text:style-name="P165"><text:span text:style-name="T77">18130</text:span> – <text:span text:style-name="T77">SSB QRP</text:span></text:p>
            <text:p text:style-name="P173">18150 <text:span text:style-name="T50">– </text:span>DV CoA</text:p>
            <text:p text:style-name="P165"><text:span text:style-name="T77">18160</text:span> – <text:span text:style-name="T77">EMCOM</text:span></text:p>
          </table:table-cell>
          <table:table-cell table:style-name="Table24.A5" office:value-type="string">
            <text:p text:style-name="P234"><text:span text:style-name="T77">18111</text:span> — <text:span text:style-name="T77">18168</text:span> kHz</text:p>
            <text:p text:style-name="P63">BW 2700 Hz</text:p>
            <text:p text:style-name="P63"/>
            <text:p text:style-name="P166">All Modes</text:p>
            <text:p text:style-name="P166"><text:span text:style-name="T77">18130</text:span> – <text:span text:style-name="T77">SSB QRP</text:span></text:p>
            <text:p text:style-name="P166"><text:span text:style-name="T77">18160</text:span> – <text:span text:style-name="T77">EMCOM</text:span></text:p>
          </table:table-cell>
          <table:table-cell table:style-name="Table24.C5" office:value-type="string">
            <text:p text:style-name="P234"><text:span text:style-name="T77">18111</text:span> — <text:span text:style-name="T77">18168</text:span> kHz</text:p>
            <text:p text:style-name="P63">BW 2700 Hz</text:p>
            <text:p text:style-name="P63"/>
            <text:p text:style-name="P166">All Modes</text:p>
            <text:p text:style-name="P166"><text:span text:style-name="T77">18130</text:span> – <text:span text:style-name="T77">SSB QRP</text:span></text:p>
            <text:p text:style-name="P173">18150 <text:span text:style-name="T50">– </text:span>DV CoA</text:p>
            <text:p text:style-name="P166"><text:span text:style-name="T77">18160</text:span> – <text:span text:style-name="T77">EMCOM</text:span></text:p>
          </table:table-cell>
        </table:table-row>
      </table:table>
      <text:p text:style-name="P312">Status: Primary <text:span text:style-name="T80">and AMSAT</text:span> R1, R2, R3.</text:p>
      <text:h text:style-name="P511"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9">Region 1</text:p>
          </table:table-cell>
          <table:table-cell table:style-name="Table25.A1" office:value-type="string">
            <text:p text:style-name="P109">Region 2</text:p>
          </table:table-cell>
          <table:table-cell table:style-name="Table25.C1" office:value-type="string">
            <text:p text:style-name="P109">Region 3</text:p>
          </table:table-cell>
        </table:table-row>
        <table:table-row table:style-name="Table25.1">
          <table:table-cell table:style-name="Table25.A2" table:number-columns-spanned="3" office:value-type="string">
            <text:p text:style-name="P125"><text:span text:style-name="T31">21000</text:span><text:span text:style-name="T20"> — </text:span><text:span text:style-name="T31">21070</text:span><text:span text:style-name="T20"> kHz</text:span></text:p>
            <text:p text:style-name="P57">BW 200 Hz</text:p>
            <text:p text:style-name="P45"/>
            <text:p text:style-name="P152">CW</text:p>
            <text:p text:style-name="P145"><text:span text:style-name="T78">21055</text:span> – CW <text:span text:style-name="T78">QRS</text:span> CoA</text:p>
            <text:p text:style-name="P146"><text:span text:style-name="T78">21060</text:span> – CW <text:span text:style-name="T50">QR</text:span><text:span text:style-name="T77">P</text:span> CoA</text:p>
          </table:table-cell>
          <table:covered-table-cell/>
          <table:covered-table-cell/>
        </table:table-row>
        <table:table-row table:style-name="Table25.1">
          <table:table-cell table:style-name="Table25.A3" table:number-columns-spanned="3" office:value-type="string">
            <text:p text:style-name="P225"><text:span text:style-name="T78">21070</text:span> — <text:span text:style-name="T78">21110</text:span> kHz</text:p>
            <text:p text:style-name="P11">BW 500 Hz</text:p>
            <text:p text:style-name="P297"/>
            <text:p text:style-name="P297">NBM, <text:span text:style-name="T40">DM</text:span></text:p>
          </table:table-cell>
          <table:covered-table-cell/>
          <table:covered-table-cell/>
        </table:table-row>
        <table:table-row table:style-name="Table25.1">
          <table:table-cell table:style-name="Table25.A4" table:number-columns-spanned="2" office:value-type="string">
            <text:p text:style-name="P262">21110 — 21120 kHz</text:p>
            <text:p text:style-name="P73">BW 2700 Hz</text:p>
            <text:p text:style-name="P73"/>
            <text:p text:style-name="P177">All Modes, except SSB</text:p>
          </table:table-cell>
          <table:covered-table-cell/>
          <table:table-cell table:style-name="Table25.C4" office:value-type="string">
            <text:p text:style-name="P262">21110 — 21125 kHz</text:p>
            <text:p text:style-name="P73">BW 2700 Hz</text:p>
            <text:p text:style-name="P73"/>
            <text:p text:style-name="P176">CW, NBM, DM</text:p>
          </table:table-cell>
        </table:table-row>
        <table:table-row table:style-name="Table25.1">
          <table:table-cell table:style-name="Table25.A5" office:value-type="string">
            <text:p text:style-name="P263">21120 — 21149 kHz</text:p>
            <text:p text:style-name="P74">BW 500 Hz</text:p>
            <text:p text:style-name="P178"/>
            <text:p text:style-name="P178">NBM</text:p>
          </table:table-cell>
          <table:table-cell table:style-name="Table25.A5" office:value-type="string">
            <text:p text:style-name="P263">21120 — 21149 kHz</text:p>
            <text:p text:style-name="P74">BW 500 Hz</text:p>
            <text:p text:style-name="P178"/>
            <text:p text:style-name="P178">All Modes</text:p>
          </table:table-cell>
          <table:table-cell table:style-name="Table25.C4" office:value-type="string">
            <text:p text:style-name="P263">21125 — 21149 kHz</text:p>
            <text:p text:style-name="P74">BW 2700 Hz</text:p>
            <text:p text:style-name="P178"/>
            <text:p text:style-name="P178">CW, NBM, DM</text:p>
            <text:p text:style-name="P178">Satellite Uplink</text:p>
          </table:table-cell>
        </table:table-row>
        <table:table-row table:style-name="Table25.1">
          <table:table-cell table:style-name="Table25.A6" table:number-columns-spanned="3" office:value-type="string">
            <text:p text:style-name="P297"><text:span text:style-name="T32">21149</text:span><text:span text:style-name="T20"> — </text:span><text:span text:style-name="T32">21151</text:span><text:span text:style-name="T20"> kHz</text:span></text:p>
            <text:p text:style-name="P297"/>
            <text:p text:style-name="P322">International</text:p>
            <text:p text:style-name="P322">Beacon Project</text:p>
          </table:table-cell>
          <table:covered-table-cell/>
          <table:covered-table-cell/>
        </table:table-row>
        <table:table-row table:style-name="Table25.1">
          <table:table-cell table:style-name="Table25.A7" office:value-type="string">
            <text:p text:style-name="P235"><text:span text:style-name="T79">21151</text:span> — <text:span text:style-name="T81">21450</text:span> kHz</text:p>
            <text:p text:style-name="P64">BW 2700 Hz</text:p>
            <text:p text:style-name="P64"/>
            <text:p text:style-name="P167">All Modes</text:p>
            <text:p text:style-name="P167">21180 – <text:span text:style-name="T81">DV CoA</text:span></text:p>
            <text:p text:style-name="P167">21285 – SSB <text:span text:style-name="T81">QRP</text:span></text:p>
            <text:p text:style-name="P167">21340 – Image <text:span text:style-name="T81">CoA</text:span></text:p>
            <text:p text:style-name="P203">21360 – <text:span text:style-name="T81">Glob. EMCOM</text:span></text:p>
          </table:table-cell>
          <table:table-cell table:style-name="Table25.B7" office:value-type="string">
            <text:p text:style-name="P235"><text:span text:style-name="T77">18111</text:span> — <text:span text:style-name="T77">18168</text:span> kHz</text:p>
            <text:p text:style-name="P64">BW 2700 Hz</text:p>
            <text:p text:style-name="P64"/>
            <text:p text:style-name="P167">All Modes</text:p>
            <text:p text:style-name="P168">21285 – SSB <text:span text:style-name="T81">QRP</text:span></text:p>
            <text:p text:style-name="P168">21340 – Image <text:span text:style-name="T81">CoA</text:span></text:p>
            <text:p text:style-name="P204">21360 – <text:span text:style-name="T81">Glob. EMCOM</text:span></text:p>
          </table:table-cell>
          <table:table-cell table:style-name="Table25.C7" office:value-type="string">
            <text:p text:style-name="P235"><text:span text:style-name="T77">18111</text:span> — <text:span text:style-name="T77">18168</text:span> kHz</text:p>
            <text:p text:style-name="P64">BW 2700 Hz</text:p>
            <text:p text:style-name="P64"/>
            <text:p text:style-name="P167">All Modes</text:p>
            <text:p text:style-name="P168">21180 – <text:span text:style-name="T81">DV CoA</text:span></text:p>
            <text:p text:style-name="P168">212<text:span text:style-name="T81">9</text:span>5 – <text:span text:style-name="T81">DX</text:span> <text:span text:style-name="T81">CoA</text:span></text:p>
            <text:p text:style-name="P168">21340 – Image <text:span text:style-name="T81">CoA</text:span></text:p>
            <text:p text:style-name="P204">21360 – <text:span text:style-name="T81">Glob. EMCOM</text:span></text:p>
          </table:table-cell>
        </table:table-row>
      </table:table>
      <text:p text:style-name="P313">Status: Primary <text:span text:style-name="T80">and AMSAT</text:span> R1, R2, R3.</text:p>
      <text:h text:style-name="P512"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10">Region 1</text:p>
          </table:table-cell>
          <table:table-cell table:style-name="Table26.A1" office:value-type="string">
            <text:p text:style-name="P110">Region 2</text:p>
          </table:table-cell>
          <table:table-cell table:style-name="Table26.C1" office:value-type="string">
            <text:p text:style-name="P110">Region 3</text:p>
          </table:table-cell>
        </table:table-row>
        <table:table-row>
          <table:table-cell table:style-name="Table26.A2" table:number-columns-spanned="3" office:value-type="string">
            <text:p text:style-name="P126"><text:span text:style-name="T30">24</text:span><text:span text:style-name="T35">8</text:span><text:span text:style-name="T36">9</text:span><text:span text:style-name="T30">0 — 24915</text:span><text:span text:style-name="T20"> kHz</text:span></text:p>
            <text:p text:style-name="P58">BW 200 Hz</text:p>
            <text:p text:style-name="P46"/>
            <text:p text:style-name="P153">CW</text:p>
            <text:p text:style-name="P147"><text:span text:style-name="T82">24906</text:span> – CW <text:span text:style-name="T50">QR</text:span><text:span text:style-name="T77">P</text:span> CoA</text:p>
          </table:table-cell>
          <table:covered-table-cell/>
          <table:covered-table-cell/>
        </table:table-row>
        <table:table-row>
          <table:table-cell table:style-name="Table26.A3" table:number-columns-spanned="3" office:value-type="string">
            <text:p text:style-name="P226"><text:span text:style-name="T77">24915</text:span> — 24929 kHz</text:p>
            <text:p text:style-name="P12">BW 500 Hz</text:p>
            <text:p text:style-name="P298"/>
            <text:p text:style-name="P298"><text:span text:style-name="T82">CW, </text:span>NBM, <text:span text:style-name="T40">DM</text:span></text:p>
          </table:table-cell>
          <table:covered-table-cell/>
          <table:covered-table-cell/>
        </table:table-row>
        <table:table-row>
          <table:table-cell table:style-name="Table26.A4" table:number-columns-spanned="3" office:value-type="string">
            <text:p text:style-name="P298"><text:span text:style-name="T33">24929</text:span><text:span text:style-name="T20"> — </text:span><text:span text:style-name="T33">24931</text:span><text:span text:style-name="T20"> kHz</text:span></text:p>
            <text:p text:style-name="P298"/>
            <text:p text:style-name="P323">International</text:p>
            <text:p text:style-name="P323">Beacon Project</text:p>
          </table:table-cell>
          <table:covered-table-cell/>
          <table:covered-table-cell/>
        </table:table-row>
        <table:table-row>
          <table:table-cell table:style-name="Table26.A5" office:value-type="string">
            <text:p text:style-name="P236"><text:span text:style-name="T82">24931</text:span> — <text:span text:style-name="T82">24990</text:span> kHz</text:p>
            <text:p text:style-name="P65">BW 2700 Hz</text:p>
            <text:p text:style-name="P65"/>
            <text:p text:style-name="P169">All Modes</text:p>
            <text:p text:style-name="P169"><text:span text:style-name="T82">24950</text:span> – <text:span text:style-name="T77">SSB QRP</text:span></text:p>
            <text:p text:style-name="P174"><text:span text:style-name="T82">24960</text:span> <text:span text:style-name="T50">– </text:span>DV CoA</text:p>
          </table:table-cell>
          <table:table-cell table:style-name="Table26.A5" office:value-type="string">
            <text:p text:style-name="P237"><text:span text:style-name="T82">24931</text:span> — <text:span text:style-name="T82">24990</text:span> kHz</text:p>
            <text:p text:style-name="P66">BW 2700 Hz</text:p>
            <text:p text:style-name="P66"/>
            <text:p text:style-name="P170">All Modes</text:p>
            <text:p text:style-name="P170"><text:span text:style-name="T82">24950</text:span> – <text:span text:style-name="T77">SSB QRP</text:span></text:p>
          </table:table-cell>
          <table:table-cell table:style-name="Table26.C5" office:value-type="string">
            <text:p text:style-name="P237"><text:span text:style-name="T82">24931</text:span> — <text:span text:style-name="T82">24990</text:span> kHz</text:p>
            <text:p text:style-name="P66">BW 2700 Hz</text:p>
            <text:p text:style-name="P66"/>
            <text:p text:style-name="P170">All Modes</text:p>
            <text:p text:style-name="P170"><text:span text:style-name="T82">24950</text:span> – <text:span text:style-name="T77">SSB QRP</text:span></text:p>
            <text:p text:style-name="P175"><text:span text:style-name="T82">24960</text:span> <text:span text:style-name="T50">– </text:span>DV CoA</text:p>
          </table:table-cell>
        </table:table-row>
      </table:table>
      <text:p text:style-name="P314">Status: Primary <text:span text:style-name="T80">and AMSAT</text:span> R1, R2, R3.</text:p>
      <text:h text:style-name="P514"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11">Region 1</text:p>
          </table:table-cell>
          <table:table-cell table:style-name="Table27.A1" office:value-type="string">
            <text:p text:style-name="P111">Region 2</text:p>
          </table:table-cell>
          <table:table-cell table:style-name="Table27.C1" office:value-type="string">
            <text:p text:style-name="P111">Region 3</text:p>
          </table:table-cell>
        </table:table-row>
        <table:table-row table:style-name="Table27.1">
          <table:table-cell table:style-name="Table27.A2" table:number-columns-spanned="2" office:value-type="string">
            <text:p text:style-name="P127"><text:span text:style-name="T30">28000 — 28070</text:span><text:span text:style-name="T20"> kHz</text:span></text:p>
            <text:p text:style-name="P59">BW 200 Hz</text:p>
            <text:p text:style-name="P47"/>
            <text:p text:style-name="P154">CW</text:p>
            <text:p text:style-name="P148"><text:span text:style-name="T82">2</text:span><text:span text:style-name="T83">8055</text:span> – CW <text:span text:style-name="T83">QRS</text:span> CoA</text:p>
            <text:p text:style-name="P148"><text:span text:style-name="T82">2</text:span><text:span text:style-name="T83">8060</text:span> – CW <text:span text:style-name="T83">QRP</text:span> CoA</text:p>
          </table:table-cell>
          <table:covered-table-cell/>
          <table:table-cell table:style-name="Table27.C2" office:value-type="string">
            <text:p text:style-name="P127"><text:span text:style-name="T30">28000 — 28070</text:span><text:span text:style-name="T20"> kHz</text:span></text:p>
            <text:p text:style-name="P59">BW 200 Hz</text:p>
            <text:p text:style-name="P47"/>
            <text:p text:style-name="P154">CW</text:p>
            <text:p text:style-name="P148"><text:span text:style-name="T82">2</text:span><text:span text:style-name="T83">8055</text:span> – CW <text:span text:style-name="T83">QRS</text:span></text:p>
          </table:table-cell>
        </table:table-row>
        <table:table-row table:style-name="Table27.1">
          <table:table-cell table:style-name="Table27.A3" office:value-type="string">
            <text:p text:style-name="P227"><text:span text:style-name="T84">28070</text:span> — <text:span text:style-name="T84">28190</text:span> kHz</text:p>
            <text:p text:style-name="P13">BW 500 Hz</text:p>
            <text:p text:style-name="P299"/>
            <text:p text:style-name="P299">NBM, <text:span text:style-name="T40">DM</text:span></text:p>
          </table:table-cell>
          <table:table-cell table:style-name="Table27.A3" office:value-type="string">
            <text:p text:style-name="P228"><text:span text:style-name="T84">28070</text:span> — <text:span text:style-name="T84">28190</text:span> kHz</text:p>
            <text:p text:style-name="P14">BW 500 Hz</text:p>
            <text:p text:style-name="P300"/>
            <text:p text:style-name="P300"><text:span text:style-name="T84">CW</text:span>, <text:span text:style-name="T40">DM</text:span></text:p>
          </table:table-cell>
          <table:table-cell table:style-name="Table27.C3" office:value-type="string">
            <text:p text:style-name="P227"><text:span text:style-name="T84">28070</text:span> — <text:span text:style-name="T84">28190</text:span> kHz</text:p>
            <text:p text:style-name="P13">BW 500 Hz</text:p>
            <text:p text:style-name="P299"/>
            <text:p text:style-name="P362">CW, NBM</text:p>
            <text:p text:style-name="P362">&gt; 28050 – DX</text:p>
          </table:table-cell>
        </table:table-row>
        <table:table-row table:style-name="Table27.1">
          <table:table-cell table:style-name="Table27.A4" table:number-columns-spanned="3" office:value-type="string">
            <text:p text:style-name="P299"><text:span text:style-name="T34">28190</text:span><text:span text:style-name="T20"> — </text:span><text:span text:style-name="T34">28225</text:span><text:span text:style-name="T20"> kHz</text:span></text:p>
            <text:p text:style-name="P75">BW 200 Hz</text:p>
            <text:p text:style-name="P299"/>
            <text:p text:style-name="P362">Beacons</text:p>
            <text:p text:style-name="P361">28200 – International Beacon Project</text:p>
          </table:table-cell>
          <table:covered-table-cell/>
          <table:covered-table-cell/>
        </table:table-row>
        <table:table-row table:style-name="Table27.1">
          <table:table-cell table:style-name="Table27.A5" table:number-columns-spanned="2" office:value-type="string">
            <text:p text:style-name="P238"><text:span text:style-name="T85">28225</text:span> — <text:span text:style-name="T85">28300</text:span> kHz</text:p>
            <text:p text:style-name="P67">BW 2700 Hz</text:p>
            <text:p text:style-name="P67"/>
            <text:p text:style-name="P179">Beacons</text:p>
          </table:table-cell>
          <table:covered-table-cell/>
          <table:table-cell table:style-name="Table27.C5" office:value-type="string">
            <text:p text:style-name="P238"><text:span text:style-name="T85">28225</text:span> — <text:span text:style-name="T85">28300</text:span> kHz</text:p>
            <text:p text:style-name="P67">BW <text:span text:style-name="T85">6000</text:span> Hz</text:p>
            <text:p text:style-name="P67"/>
            <text:p text:style-name="P171">All Modes</text:p>
          </table:table-cell>
        </table:table-row>
        <table:table-row table:style-name="Table27.1">
          <table:table-cell table:style-name="Table27.A5" table:number-columns-spanned="2" office:value-type="string">
            <text:p text:style-name="P239"><text:span text:style-name="T85">28300</text:span> — <text:span text:style-name="T85">29000</text:span> kHz</text:p>
            <text:p text:style-name="P76">BW 2700 Hz</text:p>
            <text:p text:style-name="P76"/>
            <text:p text:style-name="P179">All Modes</text:p>
            <text:p text:style-name="P179">28330 – DV CoA</text:p>
            <text:p text:style-name="P179">28360 – SSB QRP CoA</text:p>
            <text:p text:style-name="P179">28680 – Image CoA</text:p>
          </table:table-cell>
          <table:covered-table-cell/>
          <table:table-cell table:style-name="Table27.C6" table:number-rows-spanned="2" office:value-type="string">
            <text:p text:style-name="P264">28300 — 29510 kHz</text:p>
            <text:p text:style-name="P76">BW 6000 Hz</text:p>
            <text:p text:style-name="P76"/>
            <text:p text:style-name="P179">Satellite</text:p>
            <text:p text:style-name="P179">Up &amp; Down-Links</text:p>
          </table:table-cell>
        </table:table-row>
        <table:table-row table:style-name="Table27.1">
          <table:table-cell table:style-name="Table27.A7" table:number-columns-spanned="2" office:value-type="string">
            <text:p text:style-name="P239"><text:span text:style-name="T85">29000</text:span> — <text:span text:style-name="T85">29510</text:span> kHz</text:p>
            <text:p text:style-name="P76">BW <text:span text:style-name="T86">Unrestricted</text:span></text:p>
            <text:p text:style-name="P76"/>
            <text:p text:style-name="P180">All Modes</text:p>
            <text:p text:style-name="P180">&gt; 29300 – Satellite</text:p>
          </table:table-cell>
          <table:covered-table-cell/>
          <table:covered-table-cell table:style-name="Table27.C7"/>
        </table:table-row>
        <table:table-row table:style-name="Table27.1">
          <table:table-cell table:style-name="Table27.A4" table:number-columns-spanned="3" office:value-type="string">
            <text:p text:style-name="P239">29510 — 29520 <text:span text:style-name="T86">kHz</text:span></text:p>
            <text:p text:style-name="P239"/>
            <text:p text:style-name="P265">G<text:span text:style-name="T133">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9">29520 — 29590 <text:span text:style-name="T87">kHz</text:span></text:p>
            <text:p text:style-name="P77">BW 6000 Hz</text:p>
            <text:p text:style-name="P77"/>
            <text:p text:style-name="P181">All Modes</text:p>
            <text:p text:style-name="P181">Repeater Input (RH1 – RH8)</text:p>
          </table:table-cell>
          <table:covered-table-cell/>
          <table:covered-table-cell/>
        </table:table-row>
        <table:table-row table:style-name="Table27.1">
          <table:table-cell table:style-name="Table27.A9" table:number-columns-spanned="3" office:value-type="string">
            <text:p text:style-name="P266">29590 — 29620 kHz</text:p>
            <text:p text:style-name="P77">BW 6000 Hz</text:p>
            <text:p text:style-name="P77"/>
            <text:p text:style-name="P183">All Modes</text:p>
            <text:p text:style-name="P183">Repeaters Simplex</text:p>
            <text:p text:style-name="P183">29600 – FM QRG</text:p>
          </table:table-cell>
          <table:covered-table-cell/>
          <table:covered-table-cell/>
        </table:table-row>
        <table:table-row table:style-name="Table27.1">
          <table:table-cell table:style-name="Table27.A9" table:number-columns-spanned="3" office:value-type="string">
            <text:p text:style-name="P267">29590 — 29620 kHz</text:p>
            <text:p text:style-name="P78">BW 6000 Hz</text:p>
            <text:p text:style-name="P78"/>
            <text:p text:style-name="P184">All Modes</text:p>
            <text:p text:style-name="P182">Repeater <text:span text:style-name="T88">Ou</text:span><text:span text:style-name="T89">t</text:span><text:span text:style-name="T88">put</text:span> (RH1 – RH8)</text:p>
          </table:table-cell>
          <table:covered-table-cell/>
          <table:covered-table-cell/>
        </table:table-row>
      </table:table>
      <text:p text:style-name="P315">Status: Primary <text:span text:style-name="T80">and AMSAT</text:span> R1, R2, R3.</text:p>
      <text:h text:style-name="P513" text:outline-level="2" text:is-list-header="true"><text:bookmark-start text:name="__RefHeading___Toc6072_1324021094 Copy 1"/><text:span text:style-name="T90">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12">Region 1</text:p>
            </table:table-cell>
            <table:table-cell table:style-name="Table29.A1" office:value-type="string">
              <text:p text:style-name="P112">Region 2</text:p>
            </table:table-cell>
            <table:table-cell table:style-name="Table29.C1" office:value-type="string">
              <text:p text:style-name="P112">Region 3</text:p>
            </table:table-cell>
          </table:table-row>
        </table:table-header-rows>
        <table:table-row table:style-name="Table29.1">
          <table:table-cell table:style-name="Table29.A2" office:value-type="string">
            <text:p text:style-name="P210">50 — 50.1 MHz</text:p>
            <text:p text:style-name="P79">BW 500 Hz</text:p>
            <text:p text:style-name="P210"/>
            <text:p text:style-name="P185">CW</text:p>
            <text:p text:style-name="P218">&lt; <text:span text:style-name="T138">50</text:span>.010 Beacons</text:p>
            <text:p text:style-name="P101"/>
            <text:p text:style-name="P217"><text:span text:style-name="T138">50</text:span>.050 – CoA</text:p>
            <text:p text:style-name="P217"><text:span text:style-name="T138">50</text:span>.090 – DX CoA</text:p>
          </table:table-cell>
          <table:table-cell table:style-name="Table29.A2" office:value-type="string">
            <text:p text:style-name="P210">50 — 50.1 MHz</text:p>
            <text:p text:style-name="P79">BW 500 Hz</text:p>
            <text:p text:style-name="P185"><text:line-break/>CW</text:p>
            <text:p text:style-name="P217"><text:span text:style-name="T138">50</text:span>.010 – <text:span text:style-name="T138">50</text:span>.020 Beacons</text:p>
          </table:table-cell>
          <table:table-cell table:style-name="Table29.C2" office:value-type="string">
            <text:p text:style-name="P210">50 — 50.1 MHz</text:p>
            <text:p text:style-name="P79">BW 200 Hz</text:p>
            <text:p text:style-name="P79"/>
            <text:p text:style-name="P185">CW</text:p>
            <text:p text:style-name="P217"><text:span text:style-name="T138">50</text:span>.020 – <text:span text:style-name="T138">50</text:span>.030 Beacons</text:p>
          </table:table-cell>
        </table:table-row>
        <table:table-row table:style-name="Table29.1">
          <table:table-cell table:style-name="Table29.A3" table:number-columns-spanned="2" office:value-type="string">
            <text:p text:style-name="P211">50.<text:span text:style-name="T133">1</text:span> — 50.<text:span text:style-name="T133">4</text:span> MHz</text:p>
            <text:p text:style-name="P80">BW 2700 Hz</text:p>
            <text:p text:style-name="P80"/>
            <text:p text:style-name="P186">CW, SSB, NBM</text:p>
            <text:p text:style-name="P186"><text:span text:style-name="T134">50</text:span>.110 – DX CoA</text:p>
            <text:p text:style-name="P186"><text:span text:style-name="T134">50</text:span>.<text:span text:style-name="T134">305 – PSK CoA</text:span></text:p>
            <text:p text:style-name="P188">50.315 – EME CoA</text:p>
          </table:table-cell>
          <table:covered-table-cell/>
          <table:table-cell table:style-name="Table29.C3" table:number-rows-spanned="2" office:value-type="string">
            <text:p text:style-name="P211">50.<text:span text:style-name="T133">1</text:span> — 50.<text:span text:style-name="T133">5</text:span> MHz</text:p>
            <text:p text:style-name="P80">BW 2700 Hz</text:p>
            <text:p text:style-name="P80"/>
            <text:p text:style-name="P188">CW, SSB, NBM</text:p>
            <text:p text:style-name="P187">.110 – DX CoA</text:p>
          </table:table-cell>
        </table:table-row>
        <table:table-row table:style-name="Table29.1">
          <table:table-cell table:style-name="Table29.A4" office:value-type="string">
            <text:p text:style-name="P211">50.<text:span text:style-name="T133">4</text:span> — 50.<text:span text:style-name="T133">5</text:span> MHz</text:p>
            <text:p text:style-name="P80">BW 1000 Hz</text:p>
            <text:p text:style-name="P80"/>
            <text:p text:style-name="P188">Beacons</text:p>
            <text:p text:style-name="P205"><text:span text:style-name="T137">50.401 – </text:span>WSPR</text:p>
          </table:table-cell>
          <table:table-cell table:style-name="Table29.A4" office:value-type="string">
            <text:p text:style-name="P212">50.<text:span text:style-name="T133">4</text:span> — 50.<text:span text:style-name="T133">5</text:span> MHz</text:p>
            <text:p text:style-name="P81">BW <text:span text:style-name="T135">2700</text:span> Hz</text:p>
            <text:p text:style-name="P81"/>
            <text:p text:style-name="P189">Beacons</text:p>
          </table:table-cell>
          <table:covered-table-cell table:style-name="Table29.C3"/>
        </table:table-row>
        <table:table-row table:style-name="Table29.1">
          <table:table-cell table:style-name="Table29.A2" table:number-rows-spanned="3" office:value-type="string">
            <text:p text:style-name="P213">50.<text:span text:style-name="T136">5</text:span> — 5<text:span text:style-name="T136">2</text:span> MHz</text:p>
            <text:p text:style-name="P82">BW 12 kHz</text:p>
            <text:p text:style-name="P82"/>
            <text:p text:style-name="P190">All Modes</text:p>
            <text:p text:style-name="P190">50.510 – SSTV</text:p>
            <text:p text:style-name="P190">50.530 – FM Internet</text:p>
            <text:p text:style-name="P190">50.600 – RTTY</text:p>
            <text:p text:style-name="P190">50.630 – DV Calling</text:p>
            <text:p text:style-name="P190">51.210 – 51.590 – Repeaters</text:p>
            <text:p text:style-name="P190"/>
            <text:p text:style-name="P96">Wideband</text:p>
            <text:p text:style-name="P96">Experiments</text:p>
            <text:p text:style-name="P85">BW <text:span text:style-name="T147">u</text:span>nlimited</text:p>
            <text:p text:style-name="P85"/>
            <text:p text:style-name="P84">50.9 – 51.2</text:p>
            <text:p text:style-name="P84">51.4 – 52</text:p>
          </table:table-cell>
          <table:table-cell table:style-name="Table29.A2" office:value-type="string">
            <text:p text:style-name="P283">50.5 — 50.6 MHz</text:p>
            <text:p text:style-name="P29">BW 2700 Hz</text:p>
            <text:p text:style-name="P29"/>
            <text:p text:style-name="P157">All Modes</text:p>
          </table:table-cell>
          <table:table-cell table:style-name="Table29.C2" table:number-rows-spanned="3" office:value-type="string">
            <text:p text:style-name="P282">50.5 — 54 MHz</text:p>
            <text:p text:style-name="P27">BW 25 kHz</text:p>
            <text:p text:style-name="P436"/>
            <text:p text:style-name="P436">All Modes</text:p>
          </table:table-cell>
        </table:table-row>
        <table:table-row table:style-name="Table29.1">
          <table:covered-table-cell table:style-name="Table29.A2"/>
          <table:table-cell table:style-name="Table29.A2" office:value-type="string">
            <text:p text:style-name="P284">50.6 — 51 MHz</text:p>
            <text:p text:style-name="P28">BW 12 kHz</text:p>
            <text:p text:style-name="P435"/>
            <text:p text:style-name="P440">All Modes</text:p>
          </table:table-cell>
          <table:covered-table-cell table:style-name="Table29.C2"/>
        </table:table-row>
        <table:table-row table:style-name="Table29.7">
          <table:covered-table-cell table:style-name="Table29.A2"/>
          <table:table-cell table:style-name="Table29.A2" office:value-type="string">
            <text:p text:style-name="P284">51 — 51.11 MHz</text:p>
            <text:p text:style-name="P28">BW 2700</text:p>
            <text:p text:style-name="P435"/>
            <text:p text:style-name="P435">CW, SSB</text:p>
            <text:p text:style-name="P435">DX Window</text:p>
          </table:table-cell>
          <table:covered-table-cell table:style-name="Table29.C2"/>
        </table:table-row>
        <text:soft-page-break/>
        <table:table-row table:style-name="Table29.1">
          <table:table-cell table:style-name="Table29.A2" office:value-type="string">
            <text:p text:style-name="P214">52 — 54 MHz</text:p>
            <text:p text:style-name="P83">BW 500 kHz</text:p>
            <text:p text:style-name="P83"/>
            <text:p text:style-name="P190">All Modes</text:p>
          </table:table-cell>
          <table:table-cell table:style-name="Table29.A2" office:value-type="string">
            <text:p text:style-name="P285">51.11 — 54 MHz</text:p>
            <text:p text:style-name="P438">BW 12 kHz</text:p>
            <text:p text:style-name="P438"/>
            <text:p text:style-name="P440">FM, DV</text:p>
            <text:p text:style-name="P439"><text:span text:style-name="T138">51</text:span>.<text:span text:style-name="T138">11</text:span><text:span text:style-name="T139">0</text:span><text:span text:style-name="T138"> – 51.</text:span><text:span text:style-name="T139">980</text:span><text:span text:style-name="T138"> – </text:span><text:span text:style-name="T139">Repeaters</text:span></text:p>
          </table:table-cell>
          <table:table-cell table:style-name="Table29.C2" office:value-type="string">
            <text:p text:style-name="P282"/>
          </table:table-cell>
        </table:table-row>
      </table:table>
      <text:p text:style-name="P316">Status: <text:span text:style-name="T134">Primary</text:span><text:span text:style-name="T90"> R1,</text:span> R2, R3.</text:p>
      <text:h text:style-name="P515"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14">Region 1</text:p>
            </table:table-cell>
            <table:table-cell table:style-name="Table36.A1" office:value-type="string">
              <text:p text:style-name="P114">Region 2</text:p>
            </table:table-cell>
            <table:table-cell table:style-name="Table36.C1" office:value-type="string">
              <text:p text:style-name="P114">Region 3</text:p>
            </table:table-cell>
          </table:table-row>
        </table:table-header-rows>
        <table:table-row table:style-name="Table36.1">
          <table:table-cell table:style-name="Table36.A2" table:number-columns-spanned="3" office:value-type="string">
            <text:p text:style-name="P128"><text:span text:style-name="T37">144</text:span><text:span text:style-name="T30"> — </text:span><text:span text:style-name="T37">144.025</text:span><text:span text:style-name="T20"> </text:span><text:span text:style-name="T38">M</text:span><text:span text:style-name="T20">Hz</text:span></text:p>
            <text:p text:style-name="P60">BW 2<text:span text:style-name="T140">7</text:span>00 Hz</text:p>
            <text:p text:style-name="P48"/>
            <text:p text:style-name="P158">All Modes</text:p>
            <text:p text:style-name="P215">Satellite Down-Links Only</text:p>
          </table:table-cell>
          <table:covered-table-cell/>
          <table:covered-table-cell/>
        </table:table-row>
        <table:table-row table:style-name="Table36.1">
          <table:table-cell table:style-name="Table36.A3" office:value-type="string">
            <text:p text:style-name="P286">144.025 — 144.150 MHz</text:p>
            <text:p text:style-name="P86">BW 500 Hz</text:p>
            <text:p text:style-name="P86"/>
            <text:p text:style-name="P191">CW</text:p>
            <text:p text:style-name="P197">144.050 – Telegraphy Calling Freq</text:p>
            <text:p text:style-name="P191">144.350 – EME CoA</text:p>
          </table:table-cell>
          <table:table-cell table:style-name="Table36.B3" office:value-type="string">
            <text:p text:style-name="P286">144.025 — 144.110 MHz</text:p>
            <text:p text:style-name="P86">BW 500 Hz</text:p>
            <text:p text:style-name="P86"/>
            <text:p text:style-name="P193">CW, <text:span text:style-name="T146">DM</text:span></text:p>
            <text:p text:style-name="P193">EME, Weak Signals</text:p>
          </table:table-cell>
          <table:table-cell table:style-name="Table36.C3" office:value-type="string">
            <text:p text:style-name="P286">144.025 — 144.035 MHz</text:p>
            <text:p text:style-name="P86">BW N/A</text:p>
            <text:p text:style-name="P86"/>
            <text:p text:style-name="P191">CW, EME, Weak Signals</text:p>
          </table:table-cell>
        </table:table-row>
        <table:table-row table:style-name="Table36.1">
          <table:table-cell table:style-name="Table36.A3" table:number-rows-spanned="4" office:value-type="string">
            <text:p text:style-name="P286">144.150 — 144.400 MHz</text:p>
            <text:p text:style-name="P86">BW 2700 Hz</text:p>
            <text:p text:style-name="P86"/>
            <text:p text:style-name="P191">SSB, CW</text:p>
            <text:p text:style-name="P191">144.300 – SSB CoA</text:p>
          </table:table-cell>
          <table:table-cell table:style-name="Table36.B3" office:value-type="string">
            <text:p text:style-name="P286">144.110 — 144.275 MHz</text:p>
            <text:p text:style-name="P86">BW 2700 Hz</text:p>
            <text:p text:style-name="P86"/>
            <text:p text:style-name="P191">CW, DM, SSB</text:p>
            <text:p text:style-name="P191">Weak Signals</text:p>
            <text:p text:style-name="P201">144.200 – QRG Calling</text:p>
          </table:table-cell>
          <table:table-cell table:style-name="Table36.C4" table:number-rows-spanned="8" office:value-type="string">
            <text:p text:style-name="P286">144.035 — 145.800 MHz</text:p>
            <text:p text:style-name="P86">BW 25 kHz</text:p>
            <text:p text:style-name="P86"/>
            <text:p text:style-name="P191">All Modes</text:p>
            <text:p text:style-name="P191">144.1 – DX CoA</text:p>
          </table:table-cell>
        </table:table-row>
        <table:table-row table:style-name="Table36.1">
          <table:covered-table-cell table:style-name="Table36.A3"/>
          <table:table-cell table:style-name="Table36.B5" office:value-type="string">
            <text:p text:style-name="P288">144.275 — 144.300 MHz</text:p>
            <text:p text:style-name="P88">BW 500 Hz</text:p>
            <text:p text:style-name="P88"/>
            <text:p text:style-name="P192">Beacons</text:p>
          </table:table-cell>
          <table:covered-table-cell table:style-name="Table36.C4"/>
        </table:table-row>
        <table:table-row table:style-name="Table36.1">
          <table:covered-table-cell table:style-name="Table36.A3"/>
          <table:table-cell table:style-name="Table36.B3" office:value-type="string">
            <text:p text:style-name="P288">144.275 — 144.3<text:span text:style-name="T142">6</text:span>0 MHz</text:p>
            <text:p text:style-name="P88">BW <text:span text:style-name="T142">27</text:span>00 Hz</text:p>
            <text:p text:style-name="P88"/>
            <text:p text:style-name="P195">CW, SSB</text:p>
            <text:p text:style-name="P196">144.300 – <text:span text:style-name="T145">Q</text:span>RG Calling</text:p>
          </table:table-cell>
          <table:covered-table-cell table:style-name="Table36.C4"/>
        </table:table-row>
        <table:table-row table:style-name="Table36.1">
          <table:covered-table-cell table:style-name="Table36.A3"/>
          <table:table-cell table:style-name="Table36.B3" office:value-type="string">
            <text:p text:style-name="P288">144.<text:span text:style-name="T144">360</text:span> — 144.<text:span text:style-name="T144">400</text:span> MHz</text:p>
            <text:p text:style-name="P88">BW <text:span text:style-name="T142">12 k</text:span>Hz</text:p>
            <text:p text:style-name="P88"/>
            <text:p text:style-name="P195">DM</text:p>
            <text:p text:style-name="P196">144.390 – APRS CoA</text:p>
          </table:table-cell>
          <table:covered-table-cell table:style-name="Table36.C4"/>
        </table:table-row>
        <table:table-row table:style-name="Table36.1">
          <table:table-cell table:style-name="Table36.B5" office:value-type="string">
            <text:p text:style-name="P286">144.400 — 144.500 MHz</text:p>
            <text:p text:style-name="P86">BW 500 Hz</text:p>
            <text:p text:style-name="P86"/>
            <text:p text:style-name="P191">Beacons</text:p>
            <text:p text:style-name="P198">Weak Signals MGM</text:p>
          </table:table-cell>
          <table:table-cell table:style-name="Table36.B5" office:value-type="string">
            <text:p text:style-name="P288">144.<text:span text:style-name="T144">400</text:span> — 144.<text:span text:style-name="T142">500</text:span> MHz</text:p>
            <text:p text:style-name="P88">BW <text:span text:style-name="T142">500 </text:span>Hz</text:p>
            <text:p text:style-name="P88"/>
            <text:p text:style-name="P195">CW, <text:span text:style-name="T146">DM</text:span></text:p>
            <text:p text:style-name="P195">Beacons</text:p>
          </table:table-cell>
          <table:covered-table-cell table:style-name="Table36.C4"/>
        </table:table-row>
        <table:table-row table:style-name="Table36.9">
          <table:table-cell table:style-name="Table36.A9" office:value-type="string">
            <text:p text:style-name="P286">144.500 — 144.794 MHz</text:p>
            <text:p text:style-name="P86">BW 20 kHz</text:p>
            <text:p text:style-name="P86"/>
            <text:p text:style-name="P191">All Modes</text:p>
            <text:p text:style-name="P191">144.5 – SSTV CoA</text:p>
            <text:p text:style-name="P191">144.6 – Data CoA</text:p>
            <text:p text:style-name="P191">144.75 – ATV</text:p>
          </table:table-cell>
          <table:table-cell table:style-name="Table36.B9" table:number-rows-spanned="2" office:value-type="string">
            <text:p text:style-name="P288">144.<text:span text:style-name="T142">500</text:span> — <text:s/>14<text:span text:style-name="T142">5</text:span>.<text:span text:style-name="T142">790</text:span> MHz</text:p>
            <text:p text:style-name="P88">BW <text:span text:style-name="T143">12 kHz</text:span></text:p>
            <text:p text:style-name="P88"/>
            <text:p text:style-name="P195">FM, DV</text:p>
            <text:p text:style-name="P195"/>
            <text:p text:style-name="P99">Repeaters Exclusive</text:p>
            <text:p text:style-name="P102">144.600 – 144.900</text:p>
            <text:p text:style-name="P102">145.200 – 145.500</text:p>
            <text:p text:style-name="P102"/>
            <text:p text:style-name="P97">Local Options</text:p>
            <text:p text:style-name="P93">144.500 – 144.600</text:p>
            <text:p text:style-name="P93">145.100 – 145.200</text:p>
          </table:table-cell>
          <table:covered-table-cell table:style-name="Table36.C9"/>
        </table:table-row>
        <table:table-row table:style-name="Table36.10">
          <table:table-cell table:style-name="Table36.A10" table:number-rows-spanned="2" office:value-type="string">
            <text:p text:style-name="P289">144.794 — 14<text:span text:style-name="T143">5.800</text:span> MHz</text:p>
            <text:p text:style-name="P89">BW <text:span text:style-name="T143">12</text:span> kHz</text:p>
            <text:p text:style-name="P89"/>
            <text:p text:style-name="P199">144.800 – APRS</text:p>
            <text:p text:style-name="P199">145.375 – DV Calling</text:p>
            <text:p text:style-name="P199">145.500 – FM Calling</text:p>
            <text:p text:style-name="P199"/>
            <text:p text:style-name="P100">Repeaters Exclusive</text:p>
            <text:p text:style-name="P103">144.<text:span text:style-name="T148">975</text:span> – 14<text:span text:style-name="T148">5.194</text:span></text:p>
            <text:p text:style-name="P103">145.<text:span text:style-name="T148">575</text:span> – 145.<text:span text:style-name="T148">79</text:span><text:span text:style-name="T149">3</text:span><text:span text:style-name="T148">5</text:span></text:p>
            <text:p text:style-name="P89"/>
            <text:p text:style-name="P98">Space</text:p>
            <text:p text:style-name="P98">Communications</text:p>
            <text:p text:style-name="P92">144.975 – 145.194</text:p>
            <text:p text:style-name="P92">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287">14<text:span text:style-name="T142">5</text:span>.<text:span text:style-name="T142">790</text:span> — 14<text:span text:style-name="T142">5</text:span>.<text:span text:style-name="T142">800</text:span> MHz</text:p>
            <text:p text:style-name="P87"/>
            <text:p text:style-name="P87"/>
            <text:p text:style-name="P216">Guard Band</text:p>
          </table:table-cell>
          <table:covered-table-cell table:style-name="Table36.C11"/>
        </table:table-row>
        <table:table-row table:style-name="Table36.12">
          <table:table-cell table:style-name="Table36.A2" table:number-columns-spanned="3" office:value-type="string">
            <text:p text:style-name="P287">14<text:span text:style-name="T142">5</text:span>.<text:span text:style-name="T142">800</text:span> — 14<text:span text:style-name="T142">6.000</text:span> MHz</text:p>
            <text:p text:style-name="P90">BW 12 kHz</text:p>
            <text:p text:style-name="P87"/>
            <text:p text:style-name="P200">FM, DV</text:p>
            <text:p text:style-name="P216">Satellite Exclusive</text:p>
          </table:table-cell>
          <table:covered-table-cell/>
          <table:covered-table-cell/>
        </table:table-row>
        <table:table-row table:style-name="Table36.11">
          <table:table-cell table:style-name="Table36.A9" office:value-type="string">
            <text:p text:style-name="P91">Forbidden</text:p>
          </table:table-cell>
          <table:table-cell table:style-name="Table36.A9" office:value-type="string">
            <text:p text:style-name="P287">14<text:span text:style-name="T142">6</text:span>.<text:span text:style-name="T142">000</text:span> — 14<text:span text:style-name="T142">8.000</text:span> MHz</text:p>
            <text:p text:style-name="P90">BW 12 kHz</text:p>
            <text:p text:style-name="P87"/>
            <text:p text:style-name="P87"/>
            <text:p text:style-name="P194">FM, DV</text:p>
            <text:p text:style-name="P194">146.520 – FM Call Freq</text:p>
          </table:table-cell>
          <table:table-cell table:style-name="Table36.C13" office:value-type="string">
            <text:p text:style-name="P287">14<text:span text:style-name="T142">6</text:span>.<text:span text:style-name="T142">000</text:span> — 14<text:span text:style-name="T142">8.000</text:span> MHz</text:p>
            <text:p text:style-name="P90">BW 25 kHz</text:p>
            <text:p text:style-name="P87"/>
            <text:p text:style-name="P87"/>
            <text:p text:style-name="P194">All Modes</text:p>
          </table:table-cell>
        </table:table-row>
      </table:table>
      <text:h text:style-name="P492" text:outline-level="1"><text:bookmark-start text:name="__RefHeading___Toc2116_1863253040"/>International Beacon Project<text:bookmark-end text:name="__RefHeading___Toc2116_1863253040"/></text:h>
      <text:p text:style-name="P376"><text:span text:style-name="T115">The International Beacon Project (IBP) coordinates HF beacons worldwide. </text:span>Each beacon transmits once on each band every 3 minutes, 24 hours a day.</text:p>
      <text:p text:style-name="P376">The message starts by the station callsign in CW at 22 words-per-minutes. Then followed by a series of dashes sent at:<text:line-break/>100 W, 10 W, 1 W and 1 mW.</text:p>
      <text:p text:style-name="P376">10 seconds after the end of the transmission, the beacon goes to the band higher and starts to transmit the same message again.</text:p>
      <text:h text:style-name="P516"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258">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257">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6">0</text:span>as</text:p>
          </table:table-cell>
        </table:table-row>
        <table:table-row table:style-name="Table11.3">
          <table:table-cell table:style-name="Table11.A3" office:value-type="string">
            <text:p text:style-name="P257">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7">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7">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7">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7">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7">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7">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7">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7">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7">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7">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7">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7">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7">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7">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6">0</text:span>5tj</text:p>
          </table:table-cell>
        </table:table-row>
        <table:table-row table:style-name="Table11.18">
          <table:table-cell table:style-name="Table11.A18" office:value-type="string">
            <text:p text:style-name="P257">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ext:soft-page-break/>
        <table:table-row table:style-name="Table11.19">
          <table:table-cell table:style-name="Table11.A19" office:value-type="string">
            <text:p text:style-name="P257">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517"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30">Band</text:p>
          </table:table-cell>
          <table:table-cell table:style-name="Table13.B1" office:value-type="string">
            <text:p text:style-name="P430">Frequency (MHz)</text:p>
          </table:table-cell>
        </table:table-row>
        <table:table-row>
          <table:table-cell table:style-name="Table13.A2" office:value-type="string">
            <text:p text:style-name="P411">20m</text:p>
          </table:table-cell>
          <table:table-cell table:style-name="Table13.B2" office:value-type="string">
            <text:p text:style-name="P411">14.100</text:p>
          </table:table-cell>
        </table:table-row>
        <table:table-row>
          <table:table-cell table:style-name="Table13.A2" office:value-type="string">
            <text:p text:style-name="P411">17m</text:p>
          </table:table-cell>
          <table:table-cell table:style-name="Table13.B3" office:value-type="string">
            <text:p text:style-name="P411">18.110</text:p>
          </table:table-cell>
        </table:table-row>
        <table:table-row>
          <table:table-cell table:style-name="Table13.A2" office:value-type="string">
            <text:p text:style-name="P411">15m</text:p>
          </table:table-cell>
          <table:table-cell table:style-name="Table13.B4" office:value-type="string">
            <text:p text:style-name="P411">21.150</text:p>
          </table:table-cell>
        </table:table-row>
        <table:table-row>
          <table:table-cell table:style-name="Table13.A2" office:value-type="string">
            <text:p text:style-name="P411">13m</text:p>
          </table:table-cell>
          <table:table-cell table:style-name="Table13.B5" office:value-type="string">
            <text:p text:style-name="P411">24.930</text:p>
          </table:table-cell>
        </table:table-row>
        <table:table-row>
          <table:table-cell table:style-name="Table13.A2" office:value-type="string">
            <text:p text:style-name="P411">10m</text:p>
          </table:table-cell>
          <table:table-cell table:style-name="Table13.B6" office:value-type="string">
            <text:p text:style-name="P411">28.200</text:p>
          </table:table-cell>
        </table:table-row>
      </table:table>
      <text:p text:style-name="P377"/>
      <text:h text:style-name="P494" text:outline-level="1"><text:bookmark-start text:name="__RefHeading___Toc6078_1324021094"/>Digital Modes<text:bookmark-end text:name="__RefHeading___Toc6078_1324021094"/></text:h>
      <text:p text:style-name="P403">Summary of <text:span text:style-name="T128">the most used</text:span> calling frequencies, <text:span text:style-name="T128">if not specified the frequencies cover all IARU regions.</text:span></text:p>
      <text:p text:style-name="P410">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4">FT4</text:span> </text:p>
          </table:table-cell>
          <table:table-cell table:style-name="Table28.A1" office:value-type="string">
            <text:p text:style-name="Table_20_Heading">FT8</text:p>
          </table:table-cell>
          <table:table-cell table:style-name="Table28.D1" office:value-type="string">
            <text:p text:style-name="P402">JS8</text:p>
          </table:table-cell>
        </table:table-row>
        <table:table-row>
          <table:table-cell table:style-name="Table28.A2" office:value-type="string">
            <text:p text:style-name="P272">160 m</text:p>
          </table:table-cell>
          <table:table-cell table:style-name="Table28.B2" office:value-type="string">
            <text:p text:style-name="P398"/>
          </table:table-cell>
          <table:table-cell table:style-name="Table28.B2" office:value-type="string">
            <text:p text:style-name="P400">1.840</text:p>
          </table:table-cell>
          <table:table-cell table:style-name="Table28.D2" office:value-type="string">
            <text:p text:style-name="P401">1.842</text:p>
          </table:table-cell>
        </table:table-row>
        <table:table-row>
          <table:table-cell table:style-name="Table28.A2" office:value-type="string">
            <text:p text:style-name="P272">80 m</text:p>
          </table:table-cell>
          <table:table-cell table:style-name="Table28.B2" office:value-type="string">
            <text:p text:style-name="P401">3.575</text:p>
          </table:table-cell>
          <table:table-cell table:style-name="Table28.B2" office:value-type="string">
            <text:p text:style-name="Table_20_Contents">3.573</text:p>
          </table:table-cell>
          <table:table-cell table:style-name="Table28.D2" office:value-type="string">
            <text:p text:style-name="P401">3.578</text:p>
          </table:table-cell>
        </table:table-row>
        <table:table-row>
          <table:table-cell table:style-name="Table28.A2" office:value-type="string">
            <text:p text:style-name="P272">60 m</text:p>
          </table:table-cell>
          <table:table-cell table:style-name="Table28.B2" office:value-type="string">
            <text:p text:style-name="Table_20_Contents"/>
          </table:table-cell>
          <table:table-cell table:style-name="Table28.B2" office:value-type="string">
            <text:p text:style-name="P409">5.357</text:p>
          </table:table-cell>
          <table:table-cell table:style-name="Table28.D2" office:value-type="string">
            <text:p text:style-name="Table_20_Contents"/>
          </table:table-cell>
        </table:table-row>
        <table:table-row>
          <table:table-cell table:style-name="Table28.A2" office:value-type="string">
            <text:p text:style-name="P272">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4">8</text:span></text:p>
          </table:table-cell>
        </table:table-row>
        <table:table-row>
          <table:table-cell table:style-name="Table28.A2" office:value-type="string">
            <text:p text:style-name="P272">30 m</text:p>
          </table:table-cell>
          <table:table-cell table:style-name="Table28.B2" office:value-type="string">
            <text:p text:style-name="P399">10.140</text:p>
          </table:table-cell>
          <table:table-cell table:style-name="Table28.B2" office:value-type="string">
            <text:p text:style-name="Table_20_Contents">10.136</text:p>
          </table:table-cell>
          <table:table-cell table:style-name="Table28.D2" office:value-type="string">
            <text:p text:style-name="Table_20_Contents">10.13<text:span text:style-name="T124">0</text:span></text:p>
          </table:table-cell>
        </table:table-row>
        <table:table-row>
          <table:table-cell table:style-name="Table28.A2" office:value-type="string">
            <text:p text:style-name="P272">20 m</text:p>
          </table:table-cell>
          <table:table-cell table:style-name="Table28.B2" office:value-type="string">
            <text:p text:style-name="P399">14.080</text:p>
          </table:table-cell>
          <table:table-cell table:style-name="Table28.B2" office:value-type="string">
            <text:p text:style-name="Table_20_Contents">14.074</text:p>
          </table:table-cell>
          <table:table-cell table:style-name="Table28.D2" office:value-type="string">
            <text:p text:style-name="Table_20_Contents">14.07<text:span text:style-name="T124">8</text:span></text:p>
          </table:table-cell>
        </table:table-row>
        <table:table-row>
          <table:table-cell table:style-name="Table28.A2" office:value-type="string">
            <text:p text:style-name="P272">17 m</text:p>
          </table:table-cell>
          <table:table-cell table:style-name="Table28.B2" office:value-type="string">
            <text:p text:style-name="P399">18.104</text:p>
          </table:table-cell>
          <table:table-cell table:style-name="Table28.B2" office:value-type="string">
            <text:p text:style-name="Table_20_Contents">18.100</text:p>
          </table:table-cell>
          <table:table-cell table:style-name="Table28.D2" office:value-type="string">
            <text:p text:style-name="Table_20_Contents">18.10<text:span text:style-name="T124">4</text:span></text:p>
          </table:table-cell>
        </table:table-row>
        <table:table-row>
          <table:table-cell table:style-name="Table28.A2" office:value-type="string">
            <text:p text:style-name="P272">15 m</text:p>
          </table:table-cell>
          <table:table-cell table:style-name="Table28.B2" office:value-type="string">
            <text:p text:style-name="P399">21.140</text:p>
          </table:table-cell>
          <table:table-cell table:style-name="Table28.B2" office:value-type="string">
            <text:p text:style-name="Table_20_Contents">21.074</text:p>
          </table:table-cell>
          <table:table-cell table:style-name="Table28.D2" office:value-type="string">
            <text:p text:style-name="Table_20_Contents">21.07<text:span text:style-name="T124">8</text:span></text:p>
          </table:table-cell>
        </table:table-row>
        <table:table-row>
          <table:table-cell table:style-name="Table28.A2" office:value-type="string">
            <text:p text:style-name="P272">12 m</text:p>
          </table:table-cell>
          <table:table-cell table:style-name="Table28.B2" office:value-type="string">
            <text:p text:style-name="P399">24.919</text:p>
          </table:table-cell>
          <table:table-cell table:style-name="Table28.B2" office:value-type="string">
            <text:p text:style-name="Table_20_Contents">24.915</text:p>
          </table:table-cell>
          <table:table-cell table:style-name="Table28.D2" office:value-type="string">
            <text:p text:style-name="Table_20_Contents">24.9<text:span text:style-name="T124">22</text:span></text:p>
          </table:table-cell>
        </table:table-row>
        <table:table-row>
          <table:table-cell table:style-name="Table28.A2" office:value-type="string">
            <text:p text:style-name="P276">10 m</text:p>
          </table:table-cell>
          <table:table-cell table:style-name="Table28.B2" office:value-type="string">
            <text:p text:style-name="P399">28.180</text:p>
          </table:table-cell>
          <table:table-cell table:style-name="Table28.B2" office:value-type="string">
            <text:p text:style-name="Table_20_Contents">28.074</text:p>
          </table:table-cell>
          <table:table-cell table:style-name="Table28.D2" office:value-type="string">
            <text:p text:style-name="Table_20_Contents">28.07<text:span text:style-name="T124">8</text:span></text:p>
          </table:table-cell>
        </table:table-row>
        <table:table-row>
          <table:table-cell table:style-name="Table28.A2" office:value-type="string">
            <text:p text:style-name="P272">6 m</text:p>
          </table:table-cell>
          <table:table-cell table:style-name="Table28.B2" office:value-type="string">
            <text:p text:style-name="P399">50.318</text:p>
          </table:table-cell>
          <table:table-cell table:style-name="Table28.B2" office:value-type="string">
            <text:p text:style-name="Table_20_Contents">50.313</text:p>
            <text:p text:style-name="Table_20_Contents">50.323 <text:span text:style-name="T123">(DX)</text:span></text:p>
          </table:table-cell>
          <table:table-cell table:style-name="Table28.D2" office:value-type="string">
            <text:p text:style-name="Table_20_Contents">50.31<text:span text:style-name="T124">8</text:span></text:p>
          </table:table-cell>
        </table:table-row>
        <table:table-row>
          <table:table-cell table:style-name="Table28.A2" office:value-type="string">
            <text:p text:style-name="P272">2 m</text:p>
          </table:table-cell>
          <table:table-cell table:style-name="Table28.B2" office:value-type="string">
            <text:p text:style-name="P399">144.170</text:p>
          </table:table-cell>
          <table:table-cell table:style-name="Table28.B2" office:value-type="string">
            <text:p text:style-name="Table_20_Contents">144.174</text:p>
          </table:table-cell>
          <table:table-cell table:style-name="Table28.D2" office:value-type="string">
            <text:p text:style-name="Table_20_Contents">144.17<text:span text:style-name="T124">8</text:span></text:p>
          </table:table-cell>
        </table:table-row>
        <table:table-row>
          <table:table-cell table:style-name="Table28.A2" office:value-type="string">
            <text:p text:style-name="P274">1.25 m</text:p>
          </table:table-cell>
          <table:table-cell table:style-name="Table28.B2" office:value-type="string">
            <text:p text:style-name="P399"/>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72">70 cm</text:p>
          </table:table-cell>
          <table:table-cell table:style-name="Table28.B15" office:value-type="string">
            <text:p text:style-name="P399"/>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5">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05">Band</text:p>
          </table:table-cell>
          <table:table-cell table:style-name="Table38.A1" office:value-type="string">
            <text:p text:style-name="P405"><text:span text:style-name="T126">JT65</text:span> </text:p>
          </table:table-cell>
          <table:table-cell table:style-name="Table38.A1" office:value-type="string">
            <text:p text:style-name="P405"><text:span text:style-name="T125">PSK31</text:span> </text:p>
          </table:table-cell>
          <table:table-cell table:style-name="Table38.D1" office:value-type="string">
            <text:p text:style-name="P408">RTTY</text:p>
          </table:table-cell>
        </table:table-row>
        <table:table-row>
          <table:table-cell table:style-name="Table38.A2" office:value-type="string">
            <text:p text:style-name="P273">160 m</text:p>
          </table:table-cell>
          <table:table-cell table:style-name="Table38.B2" office:value-type="string">
            <text:p text:style-name="P406">1.838</text:p>
          </table:table-cell>
          <table:table-cell table:style-name="Table38.B2" office:value-type="string">
            <text:p text:style-name="P406">1.838</text:p>
          </table:table-cell>
          <table:table-cell table:style-name="Table38.D2" office:value-type="string">
            <text:p text:style-name="P404">1.840</text:p>
          </table:table-cell>
        </table:table-row>
        <table:table-row>
          <table:table-cell table:style-name="Table38.A2" office:value-type="string">
            <text:p text:style-name="P273">80 m</text:p>
          </table:table-cell>
          <table:table-cell table:style-name="Table38.B2" office:value-type="string">
            <text:p text:style-name="P406">3.5<text:span text:style-name="T126">70</text:span></text:p>
          </table:table-cell>
          <table:table-cell table:style-name="Table38.B2" office:value-type="string">
            <text:p text:style-name="P406">3.580</text:p>
          </table:table-cell>
          <table:table-cell table:style-name="Table38.D2" office:value-type="string">
            <text:p text:style-name="P404">3.5<text:span text:style-name="T126">90</text:span></text:p>
          </table:table-cell>
        </table:table-row>
        <table:table-row>
          <table:table-cell table:style-name="Table38.A2" office:value-type="string">
            <text:p text:style-name="P273">60 m</text:p>
          </table:table-cell>
          <table:table-cell table:style-name="Table38.B2" office:value-type="string">
            <text:p text:style-name="P407">5.357</text:p>
          </table:table-cell>
          <table:table-cell table:style-name="Table38.B2" office:value-type="string">
            <text:p text:style-name="P404"/>
          </table:table-cell>
          <table:table-cell table:style-name="Table38.D2" office:value-type="string">
            <text:p text:style-name="P404"/>
          </table:table-cell>
        </table:table-row>
        <table:table-row>
          <table:table-cell table:style-name="Table38.A2" office:value-type="string">
            <text:p text:style-name="P273">40m</text:p>
          </table:table-cell>
          <table:table-cell table:style-name="Table38.B2" office:value-type="string">
            <text:p text:style-name="P404">7.0<text:span text:style-name="T126">76</text:span></text:p>
          </table:table-cell>
          <table:table-cell table:style-name="Table38.B2" office:value-type="string">
            <text:p text:style-name="P404">7.0<text:span text:style-name="T125">40</text:span></text:p>
          </table:table-cell>
          <table:table-cell table:style-name="Table38.D2" office:value-type="string">
            <text:p text:style-name="P404">7.0<text:span text:style-name="T126">40</text:span></text:p>
          </table:table-cell>
        </table:table-row>
        <table:table-row>
          <table:table-cell table:style-name="Table38.A2" office:value-type="string">
            <text:p text:style-name="P273">30 m</text:p>
          </table:table-cell>
          <table:table-cell table:style-name="Table38.B2" office:value-type="string">
            <text:p text:style-name="P404">10.1<text:span text:style-name="T126">38</text:span></text:p>
          </table:table-cell>
          <table:table-cell table:style-name="Table38.B2" office:value-type="string">
            <text:p text:style-name="P404">10.1<text:span text:style-name="T125">4</text:span><text:span text:style-name="T128">1</text:span></text:p>
          </table:table-cell>
          <table:table-cell table:style-name="Table38.D2" office:value-type="string">
            <text:p text:style-name="P404">10.1<text:span text:style-name="T126">40</text:span></text:p>
          </table:table-cell>
        </table:table-row>
        <table:table-row>
          <table:table-cell table:style-name="Table38.A2" office:value-type="string">
            <text:p text:style-name="P273">20 m</text:p>
          </table:table-cell>
          <table:table-cell table:style-name="Table38.B2" office:value-type="string">
            <text:p text:style-name="P406">14.07<text:span text:style-name="T126">6</text:span></text:p>
          </table:table-cell>
          <table:table-cell table:style-name="Table38.B2" office:value-type="string">
            <text:p text:style-name="P406">14.070</text:p>
          </table:table-cell>
          <table:table-cell table:style-name="Table38.D2" office:value-type="string">
            <text:p text:style-name="P404">14.0<text:span text:style-name="T126">80</text:span></text:p>
          </table:table-cell>
        </table:table-row>
        <table:table-row>
          <table:table-cell table:style-name="Table38.A2" office:value-type="string">
            <text:p text:style-name="P273">17 m</text:p>
          </table:table-cell>
          <table:table-cell table:style-name="Table38.B2" office:value-type="string">
            <text:p text:style-name="P404">18.<text:span text:style-name="T126">102</text:span></text:p>
          </table:table-cell>
          <table:table-cell table:style-name="Table38.B2" office:value-type="string">
            <text:p text:style-name="P404">18.<text:span text:style-name="T128">103</text:span></text:p>
          </table:table-cell>
          <table:table-cell table:style-name="Table38.D2" office:value-type="string">
            <text:p text:style-name="P404">18.100</text:p>
          </table:table-cell>
        </table:table-row>
        <table:table-row>
          <table:table-cell table:style-name="Table38.A2" office:value-type="string">
            <text:p text:style-name="P273">15 m</text:p>
          </table:table-cell>
          <table:table-cell table:style-name="Table38.B2" office:value-type="string">
            <text:p text:style-name="P404">21.0<text:span text:style-name="T125">7</text:span><text:span text:style-name="T126">6</text:span></text:p>
          </table:table-cell>
          <table:table-cell table:style-name="Table38.B2" office:value-type="string">
            <text:p text:style-name="P404">21.0<text:span text:style-name="T125">70</text:span></text:p>
          </table:table-cell>
          <table:table-cell table:style-name="Table38.D2" office:value-type="string">
            <text:p text:style-name="P404">21.0<text:span text:style-name="T126">80</text:span></text:p>
          </table:table-cell>
        </table:table-row>
        <table:table-row>
          <table:table-cell table:style-name="Table38.A2" office:value-type="string">
            <text:p text:style-name="P273">12 m</text:p>
          </table:table-cell>
          <table:table-cell table:style-name="Table38.B2" office:value-type="string">
            <text:p text:style-name="P404">24.<text:span text:style-name="T125">9</text:span><text:span text:style-name="T126">17</text:span></text:p>
          </table:table-cell>
          <table:table-cell table:style-name="Table38.B2" office:value-type="string">
            <text:p text:style-name="P404">24.<text:span text:style-name="T125">920</text:span></text:p>
          </table:table-cell>
          <table:table-cell table:style-name="Table38.D2" office:value-type="string">
            <text:p text:style-name="P404">24.9<text:span text:style-name="T126">25</text:span></text:p>
          </table:table-cell>
        </table:table-row>
        <table:table-row>
          <table:table-cell table:style-name="Table38.A2" office:value-type="string">
            <text:p text:style-name="P277">10 m</text:p>
          </table:table-cell>
          <table:table-cell table:style-name="Table38.B2" office:value-type="string">
            <text:p text:style-name="P404">28.<text:span text:style-name="T126">076</text:span></text:p>
          </table:table-cell>
          <table:table-cell table:style-name="Table38.B2" office:value-type="string">
            <text:p text:style-name="P409">28.070</text:p>
            <text:p text:style-name="P404">28.1<text:span text:style-name="T125">20</text:span></text:p>
          </table:table-cell>
          <table:table-cell table:style-name="Table38.D2" office:value-type="string">
            <text:p text:style-name="P404">28.0<text:span text:style-name="T126">80</text:span></text:p>
          </table:table-cell>
        </table:table-row>
        <table:table-row>
          <table:table-cell table:style-name="Table38.A2" office:value-type="string">
            <text:p text:style-name="P273">6 m</text:p>
          </table:table-cell>
          <table:table-cell table:style-name="Table38.B2" office:value-type="string">
            <text:p text:style-name="P404">50.<text:span text:style-name="T126">276</text:span></text:p>
          </table:table-cell>
          <table:table-cell table:style-name="Table38.B2" office:value-type="string">
            <text:p text:style-name="P404">50.<text:span text:style-name="T125">305</text:span></text:p>
          </table:table-cell>
          <table:table-cell table:style-name="Table38.D2" office:value-type="string">
            <text:p text:style-name="P404">50.<text:span text:style-name="T126">600</text:span></text:p>
          </table:table-cell>
        </table:table-row>
        <table:table-row>
          <table:table-cell table:style-name="Table38.A2" office:value-type="string">
            <text:p text:style-name="P273">2 m</text:p>
          </table:table-cell>
          <table:table-cell table:style-name="Table38.B2" office:value-type="string">
            <text:p text:style-name="P404">144.<text:span text:style-name="T125">1</text:span><text:span text:style-name="T126">20</text:span></text:p>
          </table:table-cell>
          <table:table-cell table:style-name="Table38.B2" office:value-type="string">
            <text:p text:style-name="P404">144.<text:span text:style-name="T125">138</text:span></text:p>
          </table:table-cell>
          <table:table-cell table:style-name="Table38.D2" office:value-type="string">
            <text:p text:style-name="P404">144.<text:span text:style-name="T126">600</text:span></text:p>
          </table:table-cell>
        </table:table-row>
        <table:table-row>
          <table:table-cell table:style-name="Table38.A2" office:value-type="string">
            <text:p text:style-name="P275">1.25 m</text:p>
          </table:table-cell>
          <table:table-cell table:style-name="Table38.B2" office:value-type="string">
            <text:p text:style-name="P407"/>
          </table:table-cell>
          <table:table-cell table:style-name="Table38.B2" office:value-type="string">
            <text:p text:style-name="P406"/>
          </table:table-cell>
          <table:table-cell table:style-name="Table38.D2" office:value-type="string">
            <text:p text:style-name="P404"/>
          </table:table-cell>
        </table:table-row>
        <table:table-row>
          <table:table-cell table:style-name="Table38.A2" office:value-type="string">
            <text:p text:style-name="P273">70 cm</text:p>
          </table:table-cell>
          <table:table-cell table:style-name="Table38.B2" office:value-type="string">
            <text:p text:style-name="P407">432.065</text:p>
          </table:table-cell>
          <table:table-cell table:style-name="Table38.B2" office:value-type="string">
            <text:p text:style-name="P407">432.088</text:p>
          </table:table-cell>
          <table:table-cell table:style-name="Table38.D2" office:value-type="string">
            <text:p text:style-name="P404">432.<text:span text:style-name="T126">600</text:span></text:p>
          </table:table-cell>
        </table:table-row>
        <table:table-row>
          <table:table-cell table:style-name="Table38.A16" office:value-type="string">
            <text:p text:style-name="P273">23 cm</text:p>
          </table:table-cell>
          <table:table-cell table:style-name="Table38.B16" office:value-type="string">
            <text:p text:style-name="P404">1296.<text:span text:style-name="T126">065</text:span></text:p>
          </table:table-cell>
          <table:table-cell table:style-name="Table38.B16" office:value-type="string">
            <text:p text:style-name="P407">1296.138</text:p>
          </table:table-cell>
          <table:table-cell table:style-name="Table38.D16" office:value-type="string">
            <text:p text:style-name="P407">1296.600</text:p>
          </table:table-cell>
        </table:table-row>
        <table:table-row>
          <table:table-cell table:style-name="Table38.A16" office:value-type="string">
            <text:p text:style-name="P278">13 cm</text:p>
          </table:table-cell>
          <table:table-cell table:style-name="Table38.B16" office:value-type="string">
            <text:p text:style-name="P406">23<text:span text:style-name="T126">01</text:span>.<text:span text:style-name="T126">065</text:span></text:p>
          </table:table-cell>
          <table:table-cell table:style-name="Table38.B16" office:value-type="string">
            <text:p text:style-name="P406">2320.138</text:p>
          </table:table-cell>
          <table:table-cell table:style-name="Table38.D16" office:value-type="string">
            <text:p text:style-name="P404"/>
          </table:table-cell>
        </table:table-row>
      </table:table>
      <text:p text:style-name="P445">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71">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71">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71">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71">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71">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1">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71">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1">20 m</text:p>
          </table:table-cell>
          <table:table-cell table:style-name="Table39.B2" office:value-type="string">
            <text:p text:style-name="Standard"><text:span text:style-name="T122">(</text:span>13.5539<text:span text:style-name="T122">)</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6">233</text:span></text:p>
            <text:p text:style-name="Standard">14.230 (Analogue)</text:p>
          </table:table-cell>
        </table:table-row>
        <table:table-row>
          <table:table-cell table:style-name="Table39.A2" office:value-type="string">
            <text:p text:style-name="P271">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1">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6">337</text:span></text:p>
          </table:table-cell>
        </table:table-row>
        <table:table-row>
          <table:table-cell table:style-name="Table39.A2" office:value-type="string">
            <text:p text:style-name="P271">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1">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1">6 m</text:p>
          </table:table-cell>
          <table:table-cell table:style-name="Table39.B2" office:value-type="string">
            <text:p text:style-name="Standard">50.293</text:p>
          </table:table-cell>
          <table:table-cell table:style-name="Table39.C14" office:value-type="string">
            <text:p text:style-name="P271">APRS</text:p>
          </table:table-cell>
          <table:table-cell table:style-name="Table39.D2" office:value-type="string">
            <text:p text:style-name="P434">50.510</text:p>
          </table:table-cell>
        </table:table-row>
        <table:table-row>
          <table:table-cell table:style-name="Table39.A2" office:value-type="string">
            <text:p text:style-name="P271">2 m</text:p>
          </table:table-cell>
          <table:table-cell table:style-name="Table39.B2" office:value-type="string">
            <text:p text:style-name="Standard">144.489</text:p>
          </table:table-cell>
          <table:table-cell table:style-name="Table39.B2" office:value-type="string">
            <text:p text:style-name="Standard">144.800 <text:span text:style-name="T141">R1</text:span></text:p>
            <text:p text:style-name="P437">144.390 R2</text:p>
          </table:table-cell>
          <table:table-cell table:style-name="Table39.D2" office:value-type="string">
            <text:p text:style-name="Standard"/>
          </table:table-cell>
        </table:table-row>
        <table:table-row>
          <table:table-cell table:style-name="Table39.A2" office:value-type="string">
            <text:p text:style-name="P271">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1">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71">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5">Before use: verify the frequency is allowed in your region.</text:p>
      <text:p text:style-name="P390"/>
      <text:h text:style-name="P493"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7">A</text:p>
          </table:table-cell>
          <table:table-cell table:style-name="Table12.A1" office:value-type="string">
            <text:p text:style-name="P364"><text:span text:style-name="T93">•</text:span> —</text:p>
          </table:table-cell>
          <table:table-cell table:style-name="Table12.A1" office:value-type="string">
            <text:p text:style-name="P337">N</text:p>
          </table:table-cell>
          <table:table-cell table:style-name="Table12.A1" office:value-type="string">
            <text:p text:style-name="P364">— <text:span text:style-name="T93">•</text:span></text:p>
          </table:table-cell>
        </table:table-row>
        <table:table-row>
          <table:table-cell table:style-name="Table12.A1" office:value-type="string">
            <text:p text:style-name="P337">B</text:p>
          </table:table-cell>
          <table:table-cell table:style-name="Table12.A1" office:value-type="string">
            <text:p text:style-name="P433">— <text:span text:style-name="T93">• • •</text:span></text:p>
          </table:table-cell>
          <table:table-cell table:style-name="Table12.A1" office:value-type="string">
            <text:p text:style-name="P337">O</text:p>
          </table:table-cell>
          <table:table-cell table:style-name="Table12.A1" office:value-type="string">
            <text:p text:style-name="Table_20_Morse">— — —</text:p>
          </table:table-cell>
        </table:table-row>
        <table:table-row>
          <table:table-cell table:style-name="Table12.A1" office:value-type="string">
            <text:p text:style-name="P337">C</text:p>
          </table:table-cell>
          <table:table-cell table:style-name="Table12.A1" office:value-type="string">
            <text:p text:style-name="P364">— <text:span text:style-name="T93">•</text:span> <text:span text:style-name="T93">— •</text:span></text:p>
          </table:table-cell>
          <table:table-cell table:style-name="Table12.A1" office:value-type="string">
            <text:p text:style-name="P337">P</text:p>
          </table:table-cell>
          <table:table-cell table:style-name="Table12.A1" office:value-type="string">
            <text:p text:style-name="P365"><text:span text:style-name="T92">•</text:span> — — •</text:p>
          </table:table-cell>
        </table:table-row>
        <table:table-row>
          <table:table-cell table:style-name="Table12.A1" office:value-type="string">
            <text:p text:style-name="P337">D</text:p>
          </table:table-cell>
          <table:table-cell table:style-name="Table12.A1" office:value-type="string">
            <text:p text:style-name="P364">— <text:span text:style-name="T93">• •</text:span></text:p>
          </table:table-cell>
          <table:table-cell table:style-name="Table12.A1" office:value-type="string">
            <text:p text:style-name="P337">Q</text:p>
          </table:table-cell>
          <table:table-cell table:style-name="Table12.A1" office:value-type="string">
            <text:p text:style-name="Table_20_Morse">— — <text:span text:style-name="T93">•</text:span></text:p>
          </table:table-cell>
        </table:table-row>
        <table:table-row>
          <table:table-cell table:style-name="Table12.A1" office:value-type="string">
            <text:p text:style-name="P337">E</text:p>
          </table:table-cell>
          <table:table-cell table:style-name="Table12.A1" office:value-type="string">
            <text:p text:style-name="P366">• </text:p>
          </table:table-cell>
          <table:table-cell table:style-name="Table12.A1" office:value-type="string">
            <text:p text:style-name="P337">R</text:p>
          </table:table-cell>
          <table:table-cell table:style-name="Table12.A1" office:value-type="string">
            <text:p text:style-name="Table_20_Morse">• — •</text:p>
          </table:table-cell>
        </table:table-row>
        <table:table-row>
          <table:table-cell table:style-name="Table12.A1" office:value-type="string">
            <text:p text:style-name="P337">F</text:p>
          </table:table-cell>
          <table:table-cell table:style-name="Table12.A1" office:value-type="string">
            <text:p text:style-name="P364"><text:span text:style-name="T93">• •</text:span> — <text:span text:style-name="T93">•</text:span></text:p>
          </table:table-cell>
          <table:table-cell table:style-name="Table12.A1" office:value-type="string">
            <text:p text:style-name="P337">S</text:p>
          </table:table-cell>
          <table:table-cell table:style-name="Table12.A1" office:value-type="string">
            <text:p text:style-name="Table_20_Morse"><text:span text:style-name="T92">• </text:span><text:span text:style-name="T93">• •</text:span></text:p>
          </table:table-cell>
        </table:table-row>
        <table:table-row>
          <table:table-cell table:style-name="Table12.A1" office:value-type="string">
            <text:p text:style-name="P337">G</text:p>
          </table:table-cell>
          <table:table-cell table:style-name="Table12.A1" office:value-type="string">
            <text:p text:style-name="Table_20_Morse">— — <text:span text:style-name="T92">•</text:span></text:p>
          </table:table-cell>
          <table:table-cell table:style-name="Table12.A1" office:value-type="string">
            <text:p text:style-name="P337">T</text:p>
          </table:table-cell>
          <table:table-cell table:style-name="Table12.A1" office:value-type="string">
            <text:p text:style-name="Table_20_Morse">—</text:p>
          </table:table-cell>
        </table:table-row>
        <table:table-row>
          <table:table-cell table:style-name="Table12.A1" office:value-type="string">
            <text:p text:style-name="P337">H</text:p>
          </table:table-cell>
          <table:table-cell table:style-name="Table12.A1" office:value-type="string">
            <text:p text:style-name="Table_20_Morse"><text:span text:style-name="T92">• </text:span><text:span text:style-name="T93">• • •</text:span></text:p>
          </table:table-cell>
          <table:table-cell table:style-name="Table12.A1" office:value-type="string">
            <text:p text:style-name="P337">U</text:p>
          </table:table-cell>
          <table:table-cell table:style-name="Table12.A1" office:value-type="string">
            <text:p text:style-name="Table_20_Morse">• • —</text:p>
          </table:table-cell>
        </table:table-row>
        <table:table-row>
          <table:table-cell table:style-name="Table12.A1" office:value-type="string">
            <text:p text:style-name="P337">I</text:p>
          </table:table-cell>
          <table:table-cell table:style-name="Table12.A1" office:value-type="string">
            <text:p text:style-name="Table_20_Morse"><text:span text:style-name="T92">• </text:span><text:span text:style-name="T93">•</text:span></text:p>
          </table:table-cell>
          <table:table-cell table:style-name="Table12.A1" office:value-type="string">
            <text:p text:style-name="P337">V</text:p>
          </table:table-cell>
          <table:table-cell table:style-name="Table12.A1" office:value-type="string">
            <text:p text:style-name="Table_20_Morse">• • • —</text:p>
          </table:table-cell>
        </table:table-row>
        <table:table-row>
          <table:table-cell table:style-name="Table12.A1" office:value-type="string">
            <text:p text:style-name="P337">J</text:p>
          </table:table-cell>
          <table:table-cell table:style-name="Table12.A1" office:value-type="string">
            <text:p text:style-name="Table_20_Morse">• — — —</text:p>
          </table:table-cell>
          <table:table-cell table:style-name="Table12.A1" office:value-type="string">
            <text:p text:style-name="P337">W</text:p>
          </table:table-cell>
          <table:table-cell table:style-name="Table12.A1" office:value-type="string">
            <text:p text:style-name="Table_20_Morse">• — —</text:p>
          </table:table-cell>
        </table:table-row>
        <table:table-row>
          <table:table-cell table:style-name="Table12.A1" office:value-type="string">
            <text:p text:style-name="P337">K</text:p>
          </table:table-cell>
          <table:table-cell table:style-name="Table12.A1" office:value-type="string">
            <text:p text:style-name="Table_20_Morse">— <text:span text:style-name="T92">• —</text:span></text:p>
          </table:table-cell>
          <table:table-cell table:style-name="Table12.A1" office:value-type="string">
            <text:p text:style-name="P337">X</text:p>
          </table:table-cell>
          <table:table-cell table:style-name="Table12.A1" office:value-type="string">
            <text:p text:style-name="Table_20_Morse">— • • —</text:p>
          </table:table-cell>
        </table:table-row>
        <table:table-row>
          <table:table-cell table:style-name="Table12.A1" office:value-type="string">
            <text:p text:style-name="P337">L</text:p>
          </table:table-cell>
          <table:table-cell table:style-name="Table12.A1" office:value-type="string">
            <text:p text:style-name="Table_20_Morse">• — • •</text:p>
          </table:table-cell>
          <table:table-cell table:style-name="Table12.A1" office:value-type="string">
            <text:p text:style-name="P337">Y</text:p>
          </table:table-cell>
          <table:table-cell table:style-name="Table12.A1" office:value-type="string">
            <text:p text:style-name="Table_20_Morse">— <text:span text:style-name="T93">• — —</text:span></text:p>
          </table:table-cell>
        </table:table-row>
        <table:table-row>
          <table:table-cell table:style-name="Table12.A1" office:value-type="string">
            <text:p text:style-name="P337">M</text:p>
          </table:table-cell>
          <table:table-cell table:style-name="Table12.A1" office:value-type="string">
            <text:p text:style-name="Table_20_Morse">— —</text:p>
          </table:table-cell>
          <table:table-cell table:style-name="Table12.A1" office:value-type="string">
            <text:p text:style-name="P337">Z</text:p>
          </table:table-cell>
          <table:table-cell table:style-name="Table12.A1" office:value-type="string">
            <text:p text:style-name="Table_20_Morse">— — <text:span text:style-name="T93">• •</text:span></text:p>
          </table:table-cell>
        </table:table-row>
      </table:table>
      <text:p text:style-name="P348"/>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8">1</text:p>
          </table:table-cell>
          <table:table-cell table:style-name="Table14.A1" office:value-type="string">
            <text:p text:style-name="Table_20_Morse">• — — — —</text:p>
          </table:table-cell>
          <table:table-cell table:style-name="Table14.A1" office:value-type="string">
            <text:p text:style-name="P338">6</text:p>
          </table:table-cell>
          <table:table-cell table:style-name="Table14.A1" office:value-type="string">
            <text:p text:style-name="Table_20_Morse">— • • • •</text:p>
          </table:table-cell>
        </table:table-row>
        <table:table-row>
          <table:table-cell table:style-name="Table14.A1" office:value-type="string">
            <text:p text:style-name="P338">2</text:p>
          </table:table-cell>
          <table:table-cell table:style-name="Table14.A1" office:value-type="string">
            <text:p text:style-name="Table_20_Morse">• • — — —</text:p>
          </table:table-cell>
          <table:table-cell table:style-name="Table14.A1" office:value-type="string">
            <text:p text:style-name="P338">7</text:p>
          </table:table-cell>
          <table:table-cell table:style-name="Table14.A1" office:value-type="string">
            <text:p text:style-name="Table_20_Morse">— — <text:span text:style-name="T93">• • • </text:span></text:p>
          </table:table-cell>
        </table:table-row>
        <table:table-row>
          <table:table-cell table:style-name="Table14.A1" office:value-type="string">
            <text:p text:style-name="P338">3</text:p>
          </table:table-cell>
          <table:table-cell table:style-name="Table14.A1" office:value-type="string">
            <text:p text:style-name="Table_20_Morse">• • • — —</text:p>
          </table:table-cell>
          <table:table-cell table:style-name="Table14.A1" office:value-type="string">
            <text:p text:style-name="P338">8</text:p>
          </table:table-cell>
          <table:table-cell table:style-name="Table14.A1" office:value-type="string">
            <text:p text:style-name="Table_20_Morse">— — — • • </text:p>
          </table:table-cell>
        </table:table-row>
        <table:table-row>
          <table:table-cell table:style-name="Table14.A1" office:value-type="string">
            <text:p text:style-name="P338">4</text:p>
          </table:table-cell>
          <table:table-cell table:style-name="Table14.A1" office:value-type="string">
            <text:p text:style-name="Table_20_Morse">• • • • —</text:p>
          </table:table-cell>
          <table:table-cell table:style-name="Table14.A1" office:value-type="string">
            <text:p text:style-name="P338">9</text:p>
          </table:table-cell>
          <table:table-cell table:style-name="Table14.A1" office:value-type="string">
            <text:p text:style-name="Table_20_Morse">— — — — •</text:p>
          </table:table-cell>
        </table:table-row>
        <table:table-row>
          <table:table-cell table:style-name="Table14.A1" office:value-type="string">
            <text:p text:style-name="P338">5</text:p>
          </table:table-cell>
          <table:table-cell table:style-name="Table14.A1" office:value-type="string">
            <text:p text:style-name="Table_20_Morse">• • • • • </text:p>
          </table:table-cell>
          <table:table-cell table:style-name="Table14.A1" office:value-type="string">
            <text:p text:style-name="P338">0</text:p>
          </table:table-cell>
          <table:table-cell table:style-name="Table14.A1" office:value-type="string">
            <text:p text:style-name="Table_20_Morse">— — — — —</text:p>
          </table:table-cell>
        </table:table-row>
      </table:table>
      <text:p text:style-name="P349"/>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3">Full Stop [.]</text:p>
          </table:table-cell>
          <table:table-cell table:style-name="Table15.A1" office:value-type="string">
            <text:p text:style-name="Table_20_Morse">• — • — • —</text:p>
          </table:table-cell>
          <table:table-cell table:style-name="Table15.A1" office:value-type="string">
            <text:p text:style-name="P333">Understood</text:p>
          </table:table-cell>
          <table:table-cell table:style-name="Table15.A1" office:value-type="string">
            <text:p text:style-name="Table_20_Morse">• • • — •</text:p>
          </table:table-cell>
        </table:table-row>
        <table:table-row>
          <table:table-cell table:style-name="Table15.A1" office:value-type="string">
            <text:p text:style-name="P333">Comma [,]</text:p>
          </table:table-cell>
          <table:table-cell table:style-name="Table15.A1" office:value-type="string">
            <text:p text:style-name="Table_20_Morse">— — • • — —</text:p>
          </table:table-cell>
          <table:table-cell table:style-name="Table15.A1" office:value-type="string">
            <text:p text:style-name="P333">Error (8<text:span text:style-name="T62">•</text:span><text:span text:style-name="T63">)</text:span></text:p>
          </table:table-cell>
          <table:table-cell table:style-name="Table15.A1" office:value-type="string">
            <text:p text:style-name="Table_20_Morse">• • • • • • • •</text:p>
          </table:table-cell>
        </table:table-row>
        <table:table-row>
          <table:table-cell table:style-name="Table15.A1" office:value-type="string">
            <text:p text:style-name="P333">Colon [:]</text:p>
          </table:table-cell>
          <table:table-cell table:style-name="Table15.A1" office:value-type="string">
            <text:p text:style-name="Table_20_Morse">— — — • • •</text:p>
          </table:table-cell>
          <table:table-cell table:style-name="Table15.A1" office:value-type="string">
            <text:p text:style-name="P333">Cross [+]</text:p>
          </table:table-cell>
          <table:table-cell table:style-name="Table15.A1" office:value-type="string">
            <text:p text:style-name="Table_20_Morse">• — • — •</text:p>
          </table:table-cell>
        </table:table-row>
        <table:table-row>
          <table:table-cell table:style-name="Table15.A1" office:value-type="string">
            <text:p text:style-name="P333">Question [?]<text:note text:id="ftn1" text:note-class="footnote"><text:note-citation>1</text:note-citation><text:note-body><text:p text:style-name="P332">Ask for a repetition if <text:span text:style-name="T66">the </text:span>message <text:span text:style-name="T66">is</text:span> not understood.</text:p></text:note-body></text:note></text:p>
          </table:table-cell>
          <table:table-cell table:style-name="Table15.A1" office:value-type="string">
            <text:p text:style-name="Table_20_Morse">• • — — • •</text:p>
          </table:table-cell>
          <table:table-cell table:style-name="Table15.A1" office:value-type="string">
            <text:p text:style-name="P333">Transmit</text:p>
          </table:table-cell>
          <table:table-cell table:style-name="Table15.A1" office:value-type="string">
            <text:p text:style-name="Table_20_Morse">— • —</text:p>
          </table:table-cell>
        </table:table-row>
        <table:table-row>
          <table:table-cell table:style-name="Table15.A1" office:value-type="string">
            <text:p text:style-name="P333">Apostrophe [’]</text:p>
          </table:table-cell>
          <table:table-cell table:style-name="Table15.A1" office:value-type="string">
            <text:p text:style-name="Table_20_Morse">• — — — — •</text:p>
          </table:table-cell>
          <table:table-cell table:style-name="Table15.A1" office:value-type="string">
            <text:p text:style-name="P333">Wait</text:p>
          </table:table-cell>
          <table:table-cell table:style-name="Table15.A1" office:value-type="string">
            <text:p text:style-name="Table_20_Morse">• — • • •</text:p>
          </table:table-cell>
        </table:table-row>
        <table:table-row>
          <table:table-cell table:style-name="Table15.A1" office:value-type="string">
            <text:p text:style-name="P333">Hyphen [-]</text:p>
          </table:table-cell>
          <table:table-cell table:style-name="Table15.A1" office:value-type="string">
            <text:p text:style-name="Table_20_Morse">— <text:span text:style-name="T93">• • • • —</text:span></text:p>
          </table:table-cell>
          <table:table-cell table:style-name="Table15.A1" office:value-type="string">
            <text:p text:style-name="P333">End</text:p>
          </table:table-cell>
          <table:table-cell table:style-name="Table15.A1" office:value-type="string">
            <text:p text:style-name="Table_20_Morse">• • • — • —</text:p>
          </table:table-cell>
        </table:table-row>
        <table:table-row>
          <table:table-cell table:style-name="Table15.A1" office:value-type="string">
            <text:p text:style-name="P333">Slash [/]</text:p>
          </table:table-cell>
          <table:table-cell table:style-name="Table15.A1" office:value-type="string">
            <text:p text:style-name="Table_20_Morse">— <text:span text:style-name="T93">• • — •</text:span></text:p>
          </table:table-cell>
          <table:table-cell table:style-name="Table15.A1" office:value-type="string">
            <text:p text:style-name="P333">Start</text:p>
          </table:table-cell>
          <table:table-cell table:style-name="Table15.A1" office:value-type="string">
            <text:p text:style-name="Table_20_Morse">— <text:span text:style-name="T92">• — • —</text:span></text:p>
          </table:table-cell>
        </table:table-row>
        <table:table-row>
          <table:table-cell table:style-name="Table15.A1" office:value-type="string">
            <text:p text:style-name="P333">LH Bracket [(]</text:p>
          </table:table-cell>
          <table:table-cell table:style-name="Table15.A1" office:value-type="string">
            <text:p text:style-name="Table_20_Morse">— <text:span text:style-name="T93">• — — •</text:span></text:p>
          </table:table-cell>
          <table:table-cell table:style-name="Table15.A1" office:value-type="string">
            <text:p text:style-name="P333">Mult [x]</text:p>
          </table:table-cell>
          <table:table-cell table:style-name="Table15.A1" office:value-type="string">
            <text:p text:style-name="Table_20_Morse">— <text:span text:style-name="T92">• • —</text:span></text:p>
          </table:table-cell>
        </table:table-row>
        <table:table-row>
          <table:table-cell table:style-name="Table15.A1" office:value-type="string">
            <text:p text:style-name="P333">RH Bracket [)]</text:p>
          </table:table-cell>
          <table:table-cell table:style-name="Table15.A1" office:value-type="string">
            <text:p text:style-name="Table_20_Morse">— <text:span text:style-name="T93">• — — • —</text:span></text:p>
          </table:table-cell>
          <table:table-cell table:style-name="Table15.A1" office:value-type="string">
            <text:p text:style-name="P333">At [@]</text:p>
          </table:table-cell>
          <table:table-cell table:style-name="Table15.A1" office:value-type="string">
            <text:p text:style-name="Table_20_Morse">• — — • — •</text:p>
          </table:table-cell>
        </table:table-row>
        <table:table-row>
          <table:table-cell table:style-name="Table15.A1" office:value-type="string">
            <text:p text:style-name="P333">Quote [“”]</text:p>
          </table:table-cell>
          <table:table-cell table:style-name="Table15.A1" office:value-type="string">
            <text:p text:style-name="Table_20_Morse">• — • • — •</text:p>
          </table:table-cell>
          <table:table-cell table:style-name="Table15.A1" office:value-type="string">
            <text:p text:style-name="P339"/>
          </table:table-cell>
          <table:table-cell table:style-name="Table15.A1" office:value-type="string">
            <text:p text:style-name="P245"/>
          </table:table-cell>
        </table:table-row>
        <table:table-row>
          <table:table-cell table:style-name="Table15.A1" office:value-type="string">
            <text:p text:style-name="P333">Equal [=]</text:p>
          </table:table-cell>
          <table:table-cell table:style-name="Table15.A1" office:value-type="string">
            <text:p text:style-name="Table_20_Morse">— <text:span text:style-name="T92">• • • —</text:span></text:p>
          </table:table-cell>
          <table:table-cell table:style-name="Table15.A1" office:value-type="string">
            <text:p text:style-name="P339"/>
          </table:table-cell>
          <table:table-cell table:style-name="Table15.A1" office:value-type="string">
            <text:p text:style-name="P245"/>
          </table:table-cell>
        </table:table-row>
      </table:table>
      <text:p text:style-name="Standard"/>
      <text:h text:style-name="P518"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6"><text:span text:style-name="T57">● </text:span><text:span text:style-name="T59">(Dot)</text:span></text:p>
          </table:table-cell>
          <table:table-cell table:style-name="Table16.B1" office:value-type="string">
            <text:p text:style-name="P334">Unit of time</text:p>
          </table:table-cell>
        </table:table-row>
        <table:table-row>
          <table:table-cell table:style-name="Table16.A2" office:value-type="string">
            <text:p text:style-name="P244">— <text:span text:style-name="T66">(Dash)</text:span></text:p>
          </table:table-cell>
          <table:table-cell table:style-name="Table16.B2" office:value-type="string">
            <text:p text:style-name="P334">3 dots (<text:span text:style-name="T62">●</text:span><text:span text:style-name="T63">)</text:span></text:p>
          </table:table-cell>
        </table:table-row>
        <table:table-row>
          <table:table-cell table:style-name="Table16.A2" office:value-type="string">
            <text:p text:style-name="P248"><text:span text:style-name="T57">Between — and </text:span><text:span text:style-name="T58">●</text:span></text:p>
          </table:table-cell>
          <table:table-cell table:style-name="Table16.B2" office:value-type="string">
            <text:p text:style-name="P334">1 dot (<text:span text:style-name="T62">●</text:span><text:span text:style-name="T63">)</text:span></text:p>
          </table:table-cell>
        </table:table-row>
        <table:table-row>
          <table:table-cell table:style-name="Table16.A2" office:value-type="string">
            <text:p text:style-name="P248">Between letters</text:p>
          </table:table-cell>
          <table:table-cell table:style-name="Table16.B2" office:value-type="string">
            <text:p text:style-name="P334">3 dots (<text:span text:style-name="T62">●</text:span><text:span text:style-name="T63">)</text:span></text:p>
          </table:table-cell>
        </table:table-row>
        <table:table-row>
          <table:table-cell table:style-name="Table16.A2" office:value-type="string">
            <text:p text:style-name="P248">Between words</text:p>
          </table:table-cell>
          <table:table-cell table:style-name="Table16.B2" office:value-type="string">
            <text:p text:style-name="P334">7 dots (<text:span text:style-name="T62">●</text:span><text:span text:style-name="T63">)</text:span></text:p>
          </table:table-cell>
        </table:table-row>
      </table:table>
      <text:p text:style-name="P350"/>
      <text:h text:style-name="P495" text:outline-level="1"><text:bookmark-start text:name="__RefHeading___Toc2296_358155005"/>Q Codes<text:bookmark-end text:name="__RefHeading___Toc2296_358155005"/></text:h>
      <text:p text:style-name="P116">A sample of the most used Q Codes from the ITU Rec. M.1172-0.</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3">or</text:span> station)?</text:p>
          </table:table-cell>
          <table:table-cell table:style-name="Table9.C2" office:value-type="string">
            <text:p text:style-name="Table_20_Contents">The name of my vessel (<text:span text:style-name="T43">or</text:span> station) is <text:span text:style-name="T5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1"></text:span> nautical miles (<text:span text:style-name="T43">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1"></text:span> (<text:span text:style-name="T43">or</text:span> over <text:span text:style-name="T51"></text:span>) <text:span text:style-name="T43">(place)</text:span>?</text:p>
          </table:table-cell>
          <table:table-cell table:style-name="Table9.C4" office:value-type="string">
            <text:p text:style-name="Table_20_Contents">My estimated time of arrival at <text:span text:style-name="T51"></text:span> (<text:span text:style-name="T43">or</text:span> over <text:span text:style-name="T51"></text:span>) <text:span text:style-name="T43">(place)</text:span> is <text:span text:style-name="T5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3">or</text:span> that of <text:span text:style-name="T52">[</text:span><text:span text:style-name="T51"></text:span><text:span text:style-name="T52">]</text:span>)?</text:p>
          </table:table-cell>
          <table:table-cell table:style-name="Table9.C5" office:value-type="string">
            <text:p text:style-name="Table_20_Contents">Your exact frequency (<text:span text:style-name="T43">or</text:span> that of …<text:span text:style-name="T52">)</text:span> is … kHz (<text:span text:style-name="T43">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3">or</text:span> those of <text:span text:style-name="T51"></text:span> <text:span text:style-name="T43">(name and/or call sign</text:span><text:span text:style-name="T44">)</text:span><text:span text:style-name="T10">)</text:span>?</text:p>
          </table:table-cell>
          <table:table-cell table:style-name="Table9.C8" office:value-type="string">
            <text:p text:style-name="Table_20_Contents">The intelligibility of your signals (<text:span text:style-name="T43">or</text:span> those of <text:span text:style-name="T51"></text:span> <text:span text:style-name="T43">(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3">or</text:span> I am busy with <text:span text:style-name="T51"></text:span> <text:span text:style-name="T43">(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1"></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1"></text:span> that you are calling him on <text:span text:style-name="T51"></text:span> kHz (<text:span text:style-name="T43">or</text:span> MHz)?</text:p>
          </table:table-cell>
          <table:table-cell table:style-name="Table9.C19" office:value-type="string">
            <text:p text:style-name="Table_20_Contents">Please inform <text:span text:style-name="T51"></text:span> that I am calling him on <text:span text:style-name="T51"></text:span> kHz (<text:span text:style-name="T43">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1"></text:span> hours on <text:span text:style-name="T51"></text:span> kHz (<text:span text:style-name="T43">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1"></text:span> (on <text:span text:style-name="T51"></text:span> kHz(<text:span text:style-name="T43">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3">or</text:span> those of <text:span text:style-name="T51"></text:span> <text:span text:style-name="T43">(name and/or call sign)</text:span>)?</text:p>
          </table:table-cell>
          <table:table-cell table:style-name="Table9.C22" office:value-type="string">
            <text:p text:style-name="Table_20_Contents">The strength of your signals (<text:span text:style-name="T43">or</text:span> those of <text:span text:style-name="T51"></text:span> <text:span text:style-name="T43">(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1"></text:span> telegrams at a time?</text:p>
          </table:table-cell>
          <table:table-cell table:style-name="Table9.C24" office:value-type="string">
            <text:p text:style-name="Table_20_Contents">Send <text:span text:style-name="T5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3">or</text:span> some previous telegram)?</text:p>
          </table:table-cell>
          <table:table-cell table:style-name="Table9.C26" office:value-type="string">
            <text:p text:style-name="Table_20_Contents">Repeat the last telegram which<text:line-break/>you sent me (<text:span text:style-name="T43">or</text:span> telegram(s) number(s) <text:span text:style-name="T51"></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3">or</text:span> <text:span text:style-name="T51"></text:span> <text:span text:style-name="T43">(name and/or call sign)</text:span>) on <text:span text:style-name="T51"></text:span> kHz (<text:span text:style-name="T43">or</text:span> MHz)?</text:p>
          </table:table-cell>
          <table:table-cell table:style-name="Table9.C27" office:value-type="string">
            <text:p text:style-name="Table_20_Contents">I did hear you (<text:span text:style-name="T43">or</text:span> <text:span text:style-name="T51"></text:span> <text:span text:style-name="T43">(name and/or call sign)</text:span>) on <text:span text:style-name="T51"></text:span> kHz (<text:span text:style-name="T43">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1"></text:span> <text:span text:style-name="T43">(name and/or call sign)</text:span> direct (<text:span text:style-name="T43">or</text:span> by relay)?</text:p>
          </table:table-cell>
          <table:table-cell table:style-name="Table9.C28" office:value-type="string">
            <text:p text:style-name="Table_20_Contents">I can communicate with <text:span text:style-name="T51"></text:span> <text:span text:style-name="T43">(name and/or call sign)</text:span> direct (<text:span text:style-name="T43">or</text:span> by relay through <text:span text:style-name="T5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1"></text:span> <text:span text:style-name="T43">(name and/or call sign)</text:span> free of charge?</text:p>
          </table:table-cell>
          <table:table-cell table:style-name="Table9.C29" office:value-type="string">
            <text:p text:style-name="Table_20_Contents">I will relay to <text:span text:style-name="T51"></text:span> <text:span text:style-name="T43">(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3">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1"></text:span> kHz (<text:span text:style-name="T43">or</text:span> MHz) <text:span text:style-name="T43">(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cell table:style-name="Table9.C32" office:value-type="string">
            <text:p text:style-name="Table_20_Contents">I am listening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3">or</text:span> on <text:span text:style-name="T51"></text:span> kHz (<text:span text:style-name="T43">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3">(or according to any other indication)</text:span>?</text:p>
          </table:table-cell>
          <table:table-cell table:style-name="Table9.C34" office:value-type="string">
            <text:p text:style-name="Table_20_Contents">My position is <text:span text:style-name="T51"></text:span> latitude, <text:span text:style-name="T51"></text:span> longitude <text:span text:style-name="T43">(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1"></text:span> knots (<text:span text:style-name="T43">or</text:span> kilometers per hour <text:span text:style-name="T43">or</text:span> <text:span text:style-name="T5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3">and/or </text:span>name) for <text:span text:style-name="T51"></text:span> seconds?</text:p>
          </table:table-cell>
          <table:table-cell table:style-name="Table9.C37" office:value-type="string">
            <text:p text:style-name="Table_20_Contents">I will send my call sign (<text:span text:style-name="T43">and/or</text:span> name) for <text:span text:style-name="T5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1"></text:span> <text:span text:style-name="T43">(name and/or call sign)</text:span>?</text:p>
          </table:table-cell>
          <table:table-cell table:style-name="Table9.C38" office:value-type="string">
            <text:p text:style-name="Table_20_Contents">Here is news of <text:span text:style-name="T51"></text:span> <text:span text:style-name="T43">(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1"></text:span> <text:span text:style-name="T43">(name and/or call sign)</text:span>?</text:p>
          </table:table-cell>
          <table:table-cell table:style-name="Table9.C39" office:value-type="string">
            <text:p text:style-name="Table_20_Contents">I have received the urgency signal sent by <text:span text:style-name="T51"></text:span> <text:span text:style-name="T43">(name and/or call sign)</text:span> at <text:span text:style-name="T51"></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1"></text:span> <text:span text:style-name="T43">(language)</text:span>, with interpreter if necessary; if so, on what frequencies?</text:p>
          </table:table-cell>
          <table:table-cell table:style-name="Table9.C40" office:value-type="string">
            <text:p text:style-name="Table_20_Contents">I can speak in <text:span text:style-name="T51"></text:span> <text:span text:style-name="T43">(language)</text:span> on <text:span text:style-name="T51"></text:span> kHz (<text:span text:style-name="T43">or</text:span> MHz).</text:p>
          </table:table-cell>
        </table:table-row>
      </table:table>
      <text:p text:style-name="Standard"><text:soft-page-break/></text:p>
      <text:p text:style-name="P390"/>
      <text:h text:style-name="Heading_20_1" text:outline-level="1"><text:bookmark-start text:name="__RefHeading___Toc73508_3151152902"/>Classification of emissions<text:bookmark-end text:name="__RefHeading___Toc73508_3151152902"/></text:h>
      <text:p text:style-name="P360">The classification of emissions is made of 3 symbols:</text:p>
      <text:list text:style-name="L1">
        <text:list-item>
          <text:p text:style-name="P543">type of modulation of the <text:span text:style-name="T75">main carrier;</text:span></text:p>
        </text:list-item>
        <text:list-item>
          <text:p text:style-name="P544">nature of signal(s) modulating the main carrier;</text:p>
        </text:list-item>
        <text:list-item>
          <text:p text:style-name="P544">type of information to be transmitted.</text:p>
        </text:list-item>
      </text:list>
      <text:p text:style-name="P306">For instance, the Morse code is classified as <text:span text:style-name="T20">A1A</text:span>, the audio single-side band <text:span text:style-name="T20">J3E</text:span>, and radio teletype (RTTY) <text:span text:style-name="T29">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07">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1">Amplitude Modulation</text:p>
          </table:table-cell>
          <table:covered-table-cell/>
        </table:table-row>
        <table:table-row table:style-name="Table21.1">
          <table:table-cell table:style-name="Table21.A2" office:value-type="string">
            <text:p text:style-name="P256">A</text:p>
          </table:table-cell>
          <table:table-cell table:style-name="Table21.B2" office:value-type="string">
            <text:p text:style-name="P357">Double-sideband</text:p>
          </table:table-cell>
        </table:table-row>
        <table:table-row table:style-name="Table21.1">
          <table:table-cell table:style-name="Table21.A2" office:value-type="string">
            <text:p text:style-name="P256">H</text:p>
          </table:table-cell>
          <table:table-cell table:style-name="Table21.B2" office:value-type="string">
            <text:p text:style-name="P357">Single-sideband, full carrier</text:p>
          </table:table-cell>
        </table:table-row>
        <table:table-row table:style-name="Table21.1">
          <table:table-cell table:style-name="Table21.A2" office:value-type="string">
            <text:p text:style-name="P256">R</text:p>
          </table:table-cell>
          <table:table-cell table:style-name="Table21.B2" office:value-type="string">
            <text:p text:style-name="P357">Single-sideband, reduced or variable level carrier</text:p>
          </table:table-cell>
        </table:table-row>
        <table:table-row table:style-name="Table21.1">
          <table:table-cell table:style-name="Table21.A2" office:value-type="string">
            <text:p text:style-name="P256">J</text:p>
          </table:table-cell>
          <table:table-cell table:style-name="Table21.B2" office:value-type="string">
            <text:p text:style-name="P357">Single-sideband, suppressed carrier</text:p>
          </table:table-cell>
        </table:table-row>
        <table:table-row table:style-name="Table21.1">
          <table:table-cell table:style-name="Table21.A2" office:value-type="string">
            <text:p text:style-name="P256">B</text:p>
          </table:table-cell>
          <table:table-cell table:style-name="Table21.B2" office:value-type="string">
            <text:p text:style-name="P357">Independent sidebands</text:p>
          </table:table-cell>
        </table:table-row>
        <table:table-row table:style-name="Table21.1">
          <table:table-cell table:style-name="Table21.A2" office:value-type="string">
            <text:p text:style-name="P256">C</text:p>
          </table:table-cell>
          <table:table-cell table:style-name="Table21.B2" office:value-type="string">
            <text:p text:style-name="P357">Vestigial sideband</text:p>
          </table:table-cell>
        </table:table-row>
        <table:table-row table:style-name="Table21.1">
          <table:table-cell table:style-name="Table21.A3" table:number-columns-spanned="2" office:value-type="string">
            <text:p text:style-name="P21">Angle Modulation</text:p>
          </table:table-cell>
          <table:covered-table-cell/>
        </table:table-row>
        <table:table-row table:style-name="Table21.1">
          <table:table-cell table:style-name="Table21.A2" office:value-type="string">
            <text:p text:style-name="P256">F</text:p>
          </table:table-cell>
          <table:table-cell table:style-name="Table21.B2" office:value-type="string">
            <text:p text:style-name="P356">Frequency modulation</text:p>
          </table:table-cell>
        </table:table-row>
        <table:table-row table:style-name="Table21.1">
          <table:table-cell table:style-name="Table21.A2" office:value-type="string">
            <text:p text:style-name="P256">G</text:p>
          </table:table-cell>
          <table:table-cell table:style-name="Table21.B2" office:value-type="string">
            <text:p text:style-name="P356">Phase modulation</text:p>
          </table:table-cell>
        </table:table-row>
        <table:table-row table:style-name="Table21.1">
          <table:table-cell table:style-name="Table21.A3" table:number-columns-spanned="2" office:value-type="string">
            <text:p text:style-name="P72">Amplitude and Angle Modulation</text:p>
          </table:table-cell>
          <table:covered-table-cell/>
        </table:table-row>
        <table:table-row table:style-name="Table21.1">
          <table:table-cell table:style-name="Table21.A14" office:value-type="string">
            <text:p text:style-name="P259">D</text:p>
          </table:table-cell>
          <table:table-cell table:style-name="Table21.B14" office:value-type="string">
            <text:p text:style-name="P358">Amplitude and Angle Modulation, simultaneously or in a pre-established sequence</text:p>
          </table:table-cell>
        </table:table-row>
        <table:table-row table:style-name="Table21.1">
          <table:table-cell table:style-name="Table21.A3" table:number-columns-spanned="2" office:value-type="string">
            <text:p text:style-name="P72">Emission of Pulses</text:p>
          </table:table-cell>
          <table:covered-table-cell/>
        </table:table-row>
        <table:table-row table:style-name="Table21.1">
          <table:table-cell table:style-name="Table21.A14" office:value-type="string">
            <text:p text:style-name="P259">P</text:p>
          </table:table-cell>
          <table:table-cell table:style-name="Table21.B14" office:value-type="string">
            <text:p text:style-name="P358">Unmodulated pulses</text:p>
          </table:table-cell>
        </table:table-row>
        <table:table-row table:style-name="Table21.1">
          <table:table-cell table:style-name="Table21.A14" office:value-type="string">
            <text:p text:style-name="P259">K</text:p>
          </table:table-cell>
          <table:table-cell table:style-name="Table21.B14" office:value-type="string">
            <text:p text:style-name="P358">Modulated in amplitude</text:p>
          </table:table-cell>
        </table:table-row>
        <text:soft-page-break/>
        <table:table-row table:style-name="Table21.1">
          <table:table-cell table:style-name="Table21.A14" office:value-type="string">
            <text:p text:style-name="P259">L</text:p>
          </table:table-cell>
          <table:table-cell table:style-name="Table21.B14" office:value-type="string">
            <text:p text:style-name="P358">Modulated in width/duration</text:p>
          </table:table-cell>
        </table:table-row>
        <table:table-row table:style-name="Table21.1">
          <table:table-cell table:style-name="Table21.A14" office:value-type="string">
            <text:p text:style-name="P259">M</text:p>
          </table:table-cell>
          <table:table-cell table:style-name="Table21.B14" office:value-type="string">
            <text:p text:style-name="P358">Modulated in position/phase</text:p>
          </table:table-cell>
        </table:table-row>
        <table:table-row table:style-name="Table21.1">
          <table:table-cell table:style-name="Table21.A14" office:value-type="string">
            <text:p text:style-name="P259">Q</text:p>
          </table:table-cell>
          <table:table-cell table:style-name="Table21.B14" office:value-type="string">
            <text:p text:style-name="P358">Carrier modulated during the angle-period of the pulse</text:p>
          </table:table-cell>
        </table:table-row>
        <table:table-row table:style-name="Table21.1">
          <table:table-cell table:style-name="Table21.A14" office:value-type="string">
            <text:p text:style-name="P259">V</text:p>
          </table:table-cell>
          <table:table-cell table:style-name="Table21.B14" office:value-type="string">
            <text:p text:style-name="P358">Combination of the foregoing or is produced by other means</text:p>
          </table:table-cell>
        </table:table-row>
        <table:table-row table:style-name="Table21.1">
          <table:table-cell table:style-name="Table21.A3" table:number-columns-spanned="2" office:value-type="string">
            <text:p text:style-name="P72">Other</text:p>
          </table:table-cell>
          <table:covered-table-cell/>
        </table:table-row>
        <table:table-row table:style-name="Table21.1">
          <table:table-cell table:style-name="Table21.A14" office:value-type="string">
            <text:p text:style-name="P259">W</text:p>
          </table:table-cell>
          <table:table-cell table:style-name="Table21.B14" office:value-type="string">
            <text:p text:style-name="P358">Combination of 2 or more of the previous modes</text:p>
          </table:table-cell>
        </table:table-row>
        <table:table-row table:style-name="Table21.1">
          <table:table-cell table:style-name="Table21.A14" office:value-type="string">
            <text:p text:style-name="P259">X</text:p>
          </table:table-cell>
          <table:table-cell table:style-name="Table21.B14" office:value-type="string">
            <text:p text:style-name="P358">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4">Symbol</text:p>
          </table:table-cell>
          <table:table-cell table:style-name="Table22.B1" office:value-type="string">
            <text:p text:style-name="P354">Definition</text:p>
          </table:table-cell>
        </table:table-row>
        <table:table-row>
          <table:table-cell table:style-name="Table22.A2" office:value-type="string">
            <text:p text:style-name="P208">0</text:p>
          </table:table-cell>
          <table:table-cell table:style-name="Table22.B2" office:value-type="string">
            <text:p text:style-name="P359">No modulating channel</text:p>
          </table:table-cell>
        </table:table-row>
        <table:table-row>
          <table:table-cell table:style-name="Table22.A2" office:value-type="string">
            <text:p text:style-name="P259">1</text:p>
          </table:table-cell>
          <table:table-cell table:style-name="Table22.B2" office:value-type="string">
            <text:p text:style-name="P359">Single channel with <text:span text:style-name="T20">quantized or digital</text:span> information <text:span text:style-name="T20">without</text:span> a sub-carrier modulation</text:p>
          </table:table-cell>
        </table:table-row>
        <table:table-row>
          <table:table-cell table:style-name="Table22.A2" office:value-type="string">
            <text:p text:style-name="P259">2</text:p>
          </table:table-cell>
          <table:table-cell table:style-name="Table22.B2" office:value-type="string">
            <text:p text:style-name="P359">Single channel with <text:span text:style-name="T20">quantized or digital</text:span> information <text:span text:style-name="T20">with</text:span> a sub-carrier modulation</text:p>
          </table:table-cell>
        </table:table-row>
        <table:table-row>
          <table:table-cell table:style-name="Table22.A2" office:value-type="string">
            <text:p text:style-name="P259">3</text:p>
          </table:table-cell>
          <table:table-cell table:style-name="Table22.B2" office:value-type="string">
            <text:p text:style-name="P359">Single channel with <text:span text:style-name="T20">analogue</text:span> information</text:p>
          </table:table-cell>
        </table:table-row>
        <table:table-row>
          <table:table-cell table:style-name="Table22.A2" office:value-type="string">
            <text:p text:style-name="P259">7</text:p>
          </table:table-cell>
          <table:table-cell table:style-name="Table22.B2" office:value-type="string">
            <text:p text:style-name="P359">Two or more channel with <text:span text:style-name="T20">quantized or digital </text:span>information</text:p>
          </table:table-cell>
        </table:table-row>
        <table:table-row>
          <table:table-cell table:style-name="Table22.A2" office:value-type="string">
            <text:p text:style-name="P259">8</text:p>
          </table:table-cell>
          <table:table-cell table:style-name="Table22.B2" office:value-type="string">
            <text:p text:style-name="P359">Two or more channel with <text:span text:style-name="T20">analogue</text:span> information</text:p>
          </table:table-cell>
        </table:table-row>
        <table:table-row>
          <table:table-cell table:style-name="Table22.A2" office:value-type="string">
            <text:p text:style-name="P259">9</text:p>
          </table:table-cell>
          <table:table-cell table:style-name="Table22.B2" office:value-type="string">
            <text:p text:style-name="P359">Composite (analogue and digital)</text:p>
          </table:table-cell>
        </table:table-row>
        <table:table-row>
          <table:table-cell table:style-name="Table22.A9" office:value-type="string">
            <text:p text:style-name="P259">X</text:p>
          </table:table-cell>
          <table:table-cell table:style-name="Table22.B9" office:value-type="string">
            <text:p text:style-name="P358">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3">Symbol</text:p>
            </table:table-cell>
            <table:table-cell table:style-name="Table23.B1" office:value-type="string">
              <text:p text:style-name="P353">Definition</text:p>
            </table:table-cell>
          </table:table-row>
        </table:table-header-rows>
        <table:table-row>
          <table:table-cell table:style-name="Table23.A2" office:value-type="string">
            <text:p text:style-name="P209">N</text:p>
          </table:table-cell>
          <table:table-cell table:style-name="Table23.B2" office:value-type="string">
            <text:p text:style-name="P355">No information transmitted</text:p>
          </table:table-cell>
        </table:table-row>
        <table:table-row>
          <table:table-cell table:style-name="Table23.A2" office:value-type="string">
            <text:p text:style-name="P261">A</text:p>
          </table:table-cell>
          <table:table-cell table:style-name="Table23.B2" office:value-type="string">
            <text:p text:style-name="P355">Telegraphy, aural reception</text:p>
          </table:table-cell>
        </table:table-row>
        <table:table-row>
          <table:table-cell table:style-name="Table23.A2" office:value-type="string">
            <text:p text:style-name="P261">B</text:p>
          </table:table-cell>
          <table:table-cell table:style-name="Table23.B2" office:value-type="string">
            <text:p text:style-name="P355">Telegraphy, automatic reception</text:p>
          </table:table-cell>
        </table:table-row>
        <table:table-row>
          <table:table-cell table:style-name="Table23.A2" office:value-type="string">
            <text:p text:style-name="P261">C</text:p>
          </table:table-cell>
          <table:table-cell table:style-name="Table23.B2" office:value-type="string">
            <text:p text:style-name="P355">Facsimile</text:p>
          </table:table-cell>
        </table:table-row>
        <table:table-row>
          <table:table-cell table:style-name="Table23.A2" office:value-type="string">
            <text:p text:style-name="P261">D</text:p>
          </table:table-cell>
          <table:table-cell table:style-name="Table23.B2" office:value-type="string">
            <text:p text:style-name="P355">Data transmission, telemetry, telecommand</text:p>
          </table:table-cell>
        </table:table-row>
        <table:table-row>
          <table:table-cell table:style-name="Table23.A2" office:value-type="string">
            <text:p text:style-name="P261">E</text:p>
          </table:table-cell>
          <table:table-cell table:style-name="Table23.B2" office:value-type="string">
            <text:p text:style-name="P355">Telephony (includes sound broadcasting)</text:p>
          </table:table-cell>
        </table:table-row>
        <table:table-row>
          <table:table-cell table:style-name="Table23.A2" office:value-type="string">
            <text:p text:style-name="P261">F</text:p>
          </table:table-cell>
          <table:table-cell table:style-name="Table23.B2" office:value-type="string">
            <text:p text:style-name="P355">Television (video)</text:p>
          </table:table-cell>
        </table:table-row>
        <text:soft-page-break/>
        <table:table-row>
          <table:table-cell table:style-name="Table23.A2" office:value-type="string">
            <text:p text:style-name="P261">W</text:p>
          </table:table-cell>
          <table:table-cell table:style-name="Table23.B2" office:value-type="string">
            <text:p text:style-name="Table_20_Contents">Combination of the above</text:p>
          </table:table-cell>
        </table:table-row>
        <table:table-row>
          <table:table-cell table:style-name="Table23.A10" office:value-type="string">
            <text:p text:style-name="P260">X</text:p>
          </table:table-cell>
          <table:table-cell table:style-name="Table23.B10" office:value-type="string">
            <text:p text:style-name="Table_20_Contents">Not covered</text:p>
          </table:table-cell>
        </table:table-row>
      </table:table>
      <text:p text:style-name="P390"/>
      <text:h text:style-name="P496" text:outline-level="1"><text:bookmark-start text:name="__RefHeading___Toc6080_1324021094"/>Radio Waves<text:bookmark-end text:name="__RefHeading___Toc6080_1324021094"/></text:h>
      <text:p text:style-name="Text_20_body"><text:span text:style-name="T172">T</text:span>he radio waves are <text:span text:style-name="T171">periodic waves, so a pattern is generated at a specific</text:span> frequency, short-handed <text:span text:style-name="T43">f</text:span><text:span text:style-name="T7">. The frequency is associated </text:span><text:span text:style-name="T14">to </text:span><text:span text:style-name="T16">the </text:span><text:span text:style-name="T14">wavelength, </text:span><text:span text:style-name="T16">which </text:span><text:span text:style-name="T14">represents the physical length in space </text:span><text:span text:style-name="T15">of a pattern.</text:span></text:p>
      <table:table table:name="Table34" table:style-name="Table34">
        <table:table-column table:style-name="Table34.A"/>
        <table:table-column table:style-name="Table34.B"/>
        <table:table-row table:style-name="Table34.1">
          <table:table-cell table:style-name="Table34.A1" office:value-type="string">
            <text:p text:style-name="P368">Period</text:p>
          </table:table-cell>
          <table:table-cell table:style-name="Table34.A1" office:value-type="string">
            <text:p text:style-name="P475"><draw:frame draw:style-name="fr6" draw:name="Object33" text:anchor-type="as-char" svg:y="-0.355cm" svg:width="0.822cm" svg:height="0.436cm" draw:z-index="35"><draw:object xlink:href="./Object 33" xlink:type="simple" xlink:show="embed" xlink:actuate="onLoad"/><draw:image xlink:href="./ObjectReplacements/Object 33" xlink:type="simple" xlink:show="embed" xlink:actuate="onLoad"/></draw:frame>, <text:span text:style-name="T153">with </text:span><text:span text:style-name="T46">f </text:span><text:span text:style-name="T153">the frequency</text:span></text:p>
          </table:table-cell>
        </table:table-row>
        <table:table-row>
          <table:table-cell table:style-name="Table34.A1" office:value-type="string">
            <text:p text:style-name="P368">Wave Length</text:p>
          </table:table-cell>
          <table:table-cell table:style-name="Table34.A1" office:value-type="string">
            <text:p text:style-name="P476"><draw:frame draw:style-name="fr6" draw:name="Object34" text:anchor-type="as-char" svg:y="-0.474cm" svg:width="1.106cm" svg:height="0.85cm" draw:z-index="36"><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73">Angular Frequency</text:p>
          </table:table-cell>
          <table:table-cell table:style-name="Table34.A1" office:value-type="string">
            <text:p text:style-name="P469"><draw:frame draw:style-name="fr6" draw:name="Object35" text:anchor-type="as-char" svg:y="-0.36cm" svg:width="1.08cm" svg:height="0.452cm" draw:z-index="37"><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73">Angular Wave Vector</text:p>
          </table:table-cell>
          <table:table-cell table:style-name="Table34.A1" office:value-type="string">
            <text:p text:style-name="P469"><draw:frame draw:style-name="fr6" draw:name="Object91" text:anchor-type="as-char" svg:y="-0.36cm" svg:width="1.067cm" svg:height="0.452cm" draw:z-index="38"><draw:object xlink:href="./Object 91" xlink:type="simple" xlink:show="embed" xlink:actuate="onLoad"/><draw:image xlink:href="./ObjectReplacements/Object 91" xlink:type="simple" xlink:show="embed" xlink:actuate="onLoad"/><svg:desc>formula</svg:desc></draw:frame></text:p>
          </table:table-cell>
        </table:table-row>
      </table:table>
      <text:h text:style-name="P519"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84">Symbol</text:p>
            </table:table-cell>
            <table:table-cell table:style-name="Table50.A1" office:value-type="string">
              <text:p text:style-name="P484">Frequency range<text:line-break/>(lower limit exclusive, upper limit inclusive)</text:p>
            </table:table-cell>
            <table:table-cell table:style-name="Table50.C1" office:value-type="string">
              <text:p text:style-name="P484">Corresponding metric subdivision</text:p>
            </table:table-cell>
          </table:table-row>
        </table:table-header-rows>
        <table:table-row table:style-name="Table50.1">
          <table:table-cell table:style-name="Table50.A2" office:value-type="string">
            <text:p text:style-name="P483">VLF</text:p>
          </table:table-cell>
          <table:table-cell table:style-name="Table50.B2" office:value-type="string">
            <text:p text:style-name="P483">3 to 30 kHz</text:p>
          </table:table-cell>
          <table:table-cell table:style-name="Table50.C2" office:value-type="string">
            <text:p text:style-name="P483">Myriametric waves</text:p>
          </table:table-cell>
        </table:table-row>
        <table:table-row table:style-name="Table50.1">
          <table:table-cell table:style-name="Table50.A3" office:value-type="string">
            <text:p text:style-name="P483">LF</text:p>
          </table:table-cell>
          <table:table-cell table:style-name="Table50.B3" office:value-type="string">
            <text:p text:style-name="P483">30 to 300 kHz</text:p>
          </table:table-cell>
          <table:table-cell table:style-name="Table50.C3" office:value-type="string">
            <text:p text:style-name="P483">Kilometric waves</text:p>
          </table:table-cell>
        </table:table-row>
        <table:table-row table:style-name="Table50.1">
          <table:table-cell table:style-name="Table50.A4" office:value-type="string">
            <text:p text:style-name="P483">MF</text:p>
          </table:table-cell>
          <table:table-cell table:style-name="Table50.B4" office:value-type="string">
            <text:p text:style-name="P483"><text:span text:style-name="T3">300 to 3</text:span> <text:span text:style-name="T3">000 kHz</text:span></text:p>
          </table:table-cell>
          <table:table-cell table:style-name="Table50.C4" office:value-type="string">
            <text:p text:style-name="P483">Hectometric waves</text:p>
          </table:table-cell>
        </table:table-row>
        <table:table-row table:style-name="Table50.1">
          <table:table-cell table:style-name="Table50.A5" office:value-type="string">
            <text:p text:style-name="P483">HF</text:p>
          </table:table-cell>
          <table:table-cell table:style-name="Table50.B5" office:value-type="string">
            <text:p text:style-name="P483">3 to 30 MHz</text:p>
          </table:table-cell>
          <table:table-cell table:style-name="Table50.C5" office:value-type="string">
            <text:p text:style-name="P483">Decametric waves</text:p>
          </table:table-cell>
        </table:table-row>
        <table:table-row table:style-name="Table50.1">
          <table:table-cell table:style-name="Table50.A6" office:value-type="string">
            <text:p text:style-name="P483">VHF</text:p>
          </table:table-cell>
          <table:table-cell table:style-name="Table50.B6" office:value-type="string">
            <text:p text:style-name="P483">30 to 300 MHz</text:p>
          </table:table-cell>
          <table:table-cell table:style-name="Table50.C6" office:value-type="string">
            <text:p text:style-name="P483">Metric waves</text:p>
          </table:table-cell>
        </table:table-row>
        <table:table-row table:style-name="Table50.1">
          <table:table-cell table:style-name="Table50.A7" office:value-type="string">
            <text:p text:style-name="P483">UHF</text:p>
          </table:table-cell>
          <table:table-cell table:style-name="Table50.B7" office:value-type="string">
            <text:p text:style-name="P483"><text:span text:style-name="T3">300 to 3</text:span> <text:span text:style-name="T3">000 MHz</text:span></text:p>
          </table:table-cell>
          <table:table-cell table:style-name="Table50.C7" office:value-type="string">
            <text:p text:style-name="P483">Decimetric waves</text:p>
          </table:table-cell>
        </table:table-row>
        <table:table-row table:style-name="Table50.1">
          <table:table-cell table:style-name="Table50.A8" office:value-type="string">
            <text:p text:style-name="P483">SHF</text:p>
          </table:table-cell>
          <table:table-cell table:style-name="Table50.B8" office:value-type="string">
            <text:p text:style-name="P483">3 to 30 GHz</text:p>
          </table:table-cell>
          <table:table-cell table:style-name="Table50.C8" office:value-type="string">
            <text:p text:style-name="P483">Centimetric waves</text:p>
          </table:table-cell>
        </table:table-row>
        <table:table-row table:style-name="Table50.1">
          <table:table-cell table:style-name="Table50.A9" office:value-type="string">
            <text:p text:style-name="P483">EHF</text:p>
          </table:table-cell>
          <table:table-cell table:style-name="Table50.B9" office:value-type="string">
            <text:p text:style-name="P483">30 to 300 GHz</text:p>
          </table:table-cell>
          <table:table-cell table:style-name="Table50.C9" office:value-type="string">
            <text:p text:style-name="P483">Millimetric waves</text:p>
          </table:table-cell>
        </table:table-row>
        <table:table-row table:style-name="Table50.1">
          <table:table-cell table:style-name="Table50.A10" office:value-type="string">
            <text:p text:style-name="P483"/>
          </table:table-cell>
          <table:table-cell table:style-name="Table50.B10" office:value-type="string">
            <text:p text:style-name="P483"><text:span text:style-name="T3">300 to 3</text:span> <text:span text:style-name="T3">000 GHz </text:span></text:p>
          </table:table-cell>
          <table:table-cell table:style-name="Table50.C10" office:value-type="string">
            <text:p text:style-name="P483">Decimillimetric waves</text:p>
          </table:table-cell>
        </table:table-row>
      </table:table>
      <text:h text:style-name="P520" text:outline-level="2" text:is-list-header="true"/>
      <text:h text:style-name="P521" text:outline-level="2" text:is-list-header="true"><text:bookmark-start text:name="__RefHeading___Toc8303_3695554685"/>Propagation<text:bookmark-end text:name="__RefHeading___Toc8303_3695554685"/></text:h>
      <text:p text:style-name="P453"><text:span text:style-name="T170">Partially b</text:span><text:span text:style-name="T169">ased on the publication:</text:span> <text:span text:style-name="T7">Ionosphere and its Effects on Radiowave Propagation</text:span>, ITU, 1998.</text:p>
      <text:h text:style-name="P534" text:outline-level="3" text:is-list-header="true"><text:bookmark-start text:name="__RefHeading___Toc9728_3695554685"/><text:span text:style-name="T157">Ionosphere</text:span> <text:span text:style-name="T156">R</text:span>egions<text:bookmark-end text:name="__RefHeading___Toc9728_3695554685"/></text:h>
      <text:p text:style-name="P480">The ionosphere is the ionized region of the atmosphere is between 50 km to 2000 km of altitude. <text:span text:style-name="T158">The </text:span><text:span text:style-name="T165">Sun </text:span><text:span text:style-name="T161">u</text:span><text:span text:style-name="T158">ltra-</text:span><text:span text:style-name="T161">v</text:span><text:span text:style-name="T158">iolet</text:span><text:span text:style-name="T159">s</text:span><text:span text:style-name="T158"> and X-</text:span><text:span text:style-name="T161">r</text:span><text:span text:style-name="T158">ays ioniz</text:span><text:span text:style-name="T160">e</text:span><text:span text:style-name="T158"> the atmosphere gas. </text:span><text:span text:style-name="T162">The </text:span><text:span text:style-name="T163">density of electrons per unit of volumes (cube-meter) measures the intensity of the ionization. </text:span><text:span text:style-name="T166">The collision between electrons and neutral particles, acts as a radiowave absorber. The maximum of collision has been measured between 50-90 km.</text:span></text:p>
      <text:p text:style-name="P480">This region is split into multiple layers, with specific properties in terms of propagation. The following table summarize<text:span text:style-name="T158">s</text:span> each layer and its properties, only for the sake of information the lower atmosphere layers are detailed in <text:span text:style-name="T43">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27">Alt. <text:span text:style-name="T156">(km)</text:span></text:p>
            </table:table-cell>
            <table:table-cell table:style-name="Table49.A1" office:value-type="string">
              <text:p text:style-name="P458">Day</text:p>
            </table:table-cell>
            <table:table-cell table:style-name="Table49.A1" office:value-type="string">
              <text:p text:style-name="P458">Night</text:p>
            </table:table-cell>
            <table:table-cell table:style-name="Table49.D1" office:value-type="string">
              <text:p text:style-name="P474">Propert<text:span text:style-name="T162">ies</text:span></text:p>
            </table:table-cell>
          </table:table-row>
        </table:table-header-rows>
        <table:table-row table:style-name="Table49.1">
          <table:table-cell table:style-name="Table49.A2" office:value-type="string">
            <text:p text:style-name="P33">0 — 20</text:p>
          </table:table-cell>
          <table:table-cell table:style-name="Table49.B2" table:number-columns-spanned="3" office:value-type="string">
            <text:p text:style-name="P32">Troposphere</text:p>
          </table:table-cell>
          <table:covered-table-cell/>
          <table:covered-table-cell/>
        </table:table-row>
        <table:table-row table:style-name="Table49.1">
          <table:table-cell table:style-name="Table49.A2" office:value-type="string">
            <text:p text:style-name="P33">20 — 50</text:p>
          </table:table-cell>
          <table:table-cell table:style-name="Table49.B2" table:number-columns-spanned="3" office:value-type="string">
            <text:p text:style-name="P34">Stratosphere</text:p>
          </table:table-cell>
          <table:covered-table-cell/>
          <table:covered-table-cell/>
        </table:table-row>
        <table:table-row table:style-name="Table49.1">
          <table:table-cell table:style-name="Table49.A2" office:value-type="string">
            <text:p text:style-name="P459">50 — 90</text:p>
          </table:table-cell>
          <table:table-cell table:style-name="Table49.A2" office:value-type="string">
            <text:p text:style-name="P457">D</text:p>
          </table:table-cell>
          <table:table-cell table:style-name="Table49.A2" office:value-type="string">
            <text:p text:style-name="P457">D</text:p>
          </table:table-cell>
          <table:table-cell table:style-name="Table49.B2" office:value-type="string">
            <text:p text:style-name="P460">Absorbs: <text:span text:style-name="T161">MF, </text:span>HF</text:p>
            <text:p text:style-name="P460">Reflects: VLF, <text:span text:style-name="T161">LF</text:span></text:p>
            <text:p text:style-name="P460"/>
            <text:p text:style-name="P461"><text:span text:style-name="T164">Peak electrons </text:span><text:span text:style-name="T167">density at</text:span><text:span text:style-name="T164"> noon (10</text:span><text:span text:style-name="T100">8</text:span><text:span text:style-name="T105"> to 10</text:span><text:span text:style-name="T100">9</text:span><text:span text:style-name="T105"> electrons/m</text:span><text:span text:style-name="T100">3</text:span><text:span text:style-name="T105">), increased during summer, very small density the night.</text:span></text:p>
          </table:table-cell>
        </table:table-row>
        <table:table-row table:style-name="Table49.1">
          <table:table-cell table:style-name="Table49.A2" office:value-type="string">
            <text:p text:style-name="P459">90 — 130</text:p>
          </table:table-cell>
          <table:table-cell table:style-name="Table49.A2" office:value-type="string">
            <text:p text:style-name="P457">E</text:p>
          </table:table-cell>
          <table:table-cell table:style-name="Table49.A2" office:value-type="string">
            <text:p text:style-name="Standard">E</text:p>
          </table:table-cell>
          <table:table-cell table:style-name="Table49.B2" office:value-type="string">
            <text:p text:style-name="P462">Reflects: HF</text:p>
            <text:p text:style-name="P462"/>
            <text:p text:style-name="P462">Peak electron density near noon and in summer (10<text:span text:style-name="T97">11</text:span><text:span text:style-name="T101"> electrons/m</text:span><text:span text:style-name="T97">3</text:span><text:span text:style-name="T101">). Unstable band for reflection, namely the </text:span><text:span text:style-name="T106">Sporadic Es.</text:span></text:p>
          </table:table-cell>
        </table:table-row>
        <table:table-row table:style-name="Table49.1">
          <table:table-cell table:style-name="Table49.A2" office:value-type="string">
            <text:p text:style-name="P459">130 — 200</text:p>
          </table:table-cell>
          <table:table-cell table:style-name="Table49.A2" office:value-type="string">
            <text:p text:style-name="P457">F1</text:p>
          </table:table-cell>
          <table:table-cell table:style-name="Table49.A2" table:number-rows-spanned="2" office:value-type="string">
            <text:p text:style-name="P457">F</text:p>
          </table:table-cell>
          <table:table-cell table:style-name="Table49.B2" office:value-type="string">
            <text:p text:style-name="P463">Reflects: HF</text:p>
            <text:p text:style-name="P463"/>
            <text:p text:style-name="P462">Highly sensitive to solar processes as the E band. The region distinction is not maintained at night (a single F region).</text:p>
          </table:table-cell>
        </table:table-row>
        <table:table-row table:style-name="Table49.1">
          <table:table-cell table:style-name="Table49.A2" office:value-type="string">
            <text:p text:style-name="P459">200 — 500</text:p>
          </table:table-cell>
          <table:table-cell table:style-name="Table49.A2" office:value-type="string">
            <text:p text:style-name="P457">F2</text:p>
          </table:table-cell>
          <table:covered-table-cell table:style-name="Table49.A2"/>
          <table:table-cell table:style-name="Table49.B2" office:value-type="string">
            <text:p text:style-name="P463">Reflects: HF, <text:span text:style-name="T180">sparsely VHF</text:span></text:p>
            <text:p text:style-name="P463"/>
            <text:p text:style-name="P462">Greatest density of electrons, and the only layer, where density of electrons persists at night. <text:span text:style-name="T168">The F and F2 are the most reliable layers for reflections.</text:span></text:p>
          </table:table-cell>
        </table:table-row>
      </table:table>
      <text:h text:style-name="P534"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65">Band</text:p>
          </table:table-cell>
          <table:table-cell table:style-name="Table19.A1" office:value-type="string">
            <text:p text:style-name="P465">Range</text:p>
          </table:table-cell>
          <table:table-cell table:style-name="Table19.C1" office:value-type="string">
            <text:p text:style-name="Table_20_Heading">Propagation</text:p>
          </table:table-cell>
        </table:table-row>
        <table:table-row>
          <table:table-cell table:style-name="Table19.A2" office:value-type="string">
            <text:p text:style-name="P464">VLF</text:p>
          </table:table-cell>
          <table:table-cell table:style-name="Table19.B2" office:value-type="string">
            <text:p text:style-name="P464">0 – 30 kHz </text:p>
          </table:table-cell>
          <table:table-cell table:style-name="Table19.C2" office:value-type="string">
            <text:p text:style-name="P467">Waveguide, Groundwave</text:p>
          </table:table-cell>
        </table:table-row>
        <table:table-row>
          <table:table-cell table:style-name="Table19.A3" office:value-type="string">
            <text:p text:style-name="P464">LF</text:p>
          </table:table-cell>
          <table:table-cell table:style-name="Table19.B2" office:value-type="string">
            <text:p text:style-name="P464">30 – 300 kHz</text:p>
          </table:table-cell>
          <table:table-cell table:style-name="Table19.C3" office:value-type="string">
            <text:p text:style-name="P466">Waveguide, Sky-wave, Groundwave</text:p>
          </table:table-cell>
        </table:table-row>
        <table:table-row>
          <table:table-cell table:style-name="Table19.A4" office:value-type="string">
            <text:p text:style-name="P464">MF</text:p>
          </table:table-cell>
          <table:table-cell table:style-name="Table19.B4" office:value-type="string">
            <text:p text:style-name="P464">300 – 300 kHz</text:p>
          </table:table-cell>
          <table:table-cell table:style-name="Table19.C4" office:value-type="string">
            <text:p text:style-name="P466">Sky-wave, Groundwave</text:p>
          </table:table-cell>
        </table:table-row>
        <table:table-row>
          <table:table-cell table:style-name="Table19.A4" office:value-type="string">
            <text:p text:style-name="P464">HF</text:p>
          </table:table-cell>
          <table:table-cell table:style-name="Table19.B4" office:value-type="string">
            <text:p text:style-name="P464">3 – 30 MHz</text:p>
          </table:table-cell>
          <table:table-cell table:style-name="Table19.C4" office:value-type="string">
            <text:p text:style-name="P466">Sky-wave</text:p>
            <text:p text:style-name="P466">&lt; 12 MHz, favored the night</text:p>
            <text:p text:style-name="P466">12 – 19 MHz, all day band</text:p>
            <text:p text:style-name="P466">&gt; 19 MHz, favored the day</text:p>
          </table:table-cell>
        </table:table-row>
        <table:table-row>
          <table:table-cell table:style-name="Table19.A4" office:value-type="string">
            <text:p text:style-name="P464">VHF</text:p>
          </table:table-cell>
          <table:table-cell table:style-name="Table19.B4" office:value-type="string">
            <text:p text:style-name="P464">30 – 300 MHz</text:p>
          </table:table-cell>
          <table:table-cell table:style-name="Table19.C4" office:value-type="string">
            <text:p text:style-name="P466">Line-of-sight</text:p>
            <text:p text:style-name="P466">Sporadically reflected by the F or E layers</text:p>
          </table:table-cell>
        </table:table-row>
      </table:table>
      <text:h text:style-name="P522" text:outline-level="2" text:is-list-header="true"><text:bookmark-start text:name="__RefHeading___Toc9732_3695554685"/>Antennas<text:bookmark-end text:name="__RefHeading___Toc9732_3695554685"/></text:h>
      <text:h text:style-name="P497"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5">Ohm’s Law</text:p>
          </table:table-cell>
          <table:table-cell table:style-name="Table35.B1" office:value-type="string">
            <text:p text:style-name="P446">V = R<text:span text:style-name="T103">⋅</text:span><text:span text:style-name="T102">I</text:span></text:p>
          </table:table-cell>
        </table:table-row>
        <table:table-row>
          <table:table-cell table:style-name="Table35.A2" office:value-type="string">
            <text:p text:style-name="P385">Power</text:p>
          </table:table-cell>
          <table:table-cell table:style-name="Table35.B2" office:value-type="string">
            <text:p text:style-name="P446"><text:span text:style-name="T102">P = V</text:span><text:span text:style-name="T103">⋅</text:span><text:span text:style-name="T102">I</text:span></text:p>
          </table:table-cell>
        </table:table-row>
        <table:table-row>
          <table:table-cell table:style-name="Table35.A2" office:value-type="string">
            <text:p text:style-name="P386"><text:span text:style-name="T43">N </text:span><text:span text:style-name="T7">r</text:span>esistors in series</text:p>
          </table:table-cell>
          <table:table-cell table:style-name="Table35.B2" office:value-type="string">
            <text:p text:style-name="Table_20_Math"><text:span text:style-name="T43">R</text:span><text:span text:style-name="T111">total</text:span><text:span text:style-name="T108"> </text:span><text:span text:style-name="T101">= </text:span><text:span text:style-name="T106">R</text:span><text:span text:style-name="T108">1 </text:span><text:span text:style-name="T101">+ </text:span><text:span text:style-name="T103">⋅⋅⋅ </text:span><text:span text:style-name="T102">+ </text:span><text:span text:style-name="T107">R</text:span><text:span text:style-name="T109">N</text:span></text:p>
          </table:table-cell>
        </table:table-row>
        <table:table-row>
          <table:table-cell table:style-name="Table35.A2" office:value-type="string">
            <text:p text:style-name="P23">N<text:span text:style-name="T7"> resistors in parallel</text:span></text:p>
          </table:table-cell>
          <table:table-cell table:style-name="Table35.B2" office:value-type="string">
            <text:p text:style-name="P427"><draw:frame draw:style-name="fr6"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3">N <text:span text:style-name="T7">capacitors in series</text:span></text:p>
          </table:table-cell>
          <table:table-cell table:style-name="Table35.B2" office:value-type="string">
            <text:p text:style-name="P427"><draw:frame draw:style-name="fr6"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3">N <text:span text:style-name="T7">capacitors in parallel</text:span></text:p>
          </table:table-cell>
          <table:table-cell table:style-name="Table35.B2" office:value-type="string">
            <text:p text:style-name="Table_20_Math"><text:span text:style-name="T106">C</text:span><text:span text:style-name="T111">total</text:span><text:span text:style-name="T108"> </text:span><text:span text:style-name="T101">= </text:span><text:span text:style-name="T106">C</text:span><text:span text:style-name="T108">1 </text:span><text:span text:style-name="T101">+ </text:span><text:span text:style-name="T103">⋅⋅⋅ </text:span><text:span text:style-name="T102">+ </text:span><text:span text:style-name="T107">C</text:span><text:span text:style-name="T109">N</text:span></text:p>
          </table:table-cell>
        </table:table-row>
        <table:table-row>
          <table:table-cell table:style-name="Table35.A2" office:value-type="string">
            <text:p text:style-name="P23">N <text:span text:style-name="T7">inductances in series</text:span></text:p>
          </table:table-cell>
          <table:table-cell table:style-name="Table35.B2" office:value-type="string">
            <text:p text:style-name="Table_20_Math"><text:span text:style-name="T106">L</text:span><text:span text:style-name="T111">total </text:span><text:span text:style-name="T101">= </text:span><text:span text:style-name="T106">L</text:span><text:span text:style-name="T108">1 </text:span><text:span text:style-name="T101">+ </text:span><text:span text:style-name="T103">⋅⋅⋅ </text:span><text:span text:style-name="T102">+ </text:span><text:span text:style-name="T107">L</text:span><text:span text:style-name="T109">N</text:span></text:p>
          </table:table-cell>
        </table:table-row>
        <table:table-row>
          <table:table-cell table:style-name="Table35.A2" office:value-type="string">
            <text:p text:style-name="P23">N <text:span text:style-name="T7">inductances in parallel</text:span></text:p>
          </table:table-cell>
          <table:table-cell table:style-name="Table35.B2" office:value-type="string">
            <text:p text:style-name="P372"><draw:frame draw:style-name="fr6"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7">Inductance of a Solenoid</text:p>
          </table:table-cell>
          <table:table-cell table:style-name="Table35.B2" office:value-type="string">
            <text:p text:style-name="P371"><draw:frame draw:style-name="fr6"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85">N</text:span><text:span text:style-name="T116"> </text:span><text:span text:style-name="T12">the number of turns, </text:span><text:span text:style-name="T185">A</text:span><text:span text:style-name="T12"> the cross-section of the solenoid, and </text:span><text:span text:style-name="T185">l</text:span><text:span text:style-name="T186"> </text:span><text:span text:style-name="T12">the length</text:span></text:p>
          </table:table-cell>
        </table:table-row>
      </table:table>
      <text:p text:style-name="Text_20_body"/>
      <text:h text:style-name="P515" text:outline-level="2" text:is-list-header="true"><text:bookmark-start text:name="__RefHeading___Toc8048_2866097283"/>Kirchhoff’s Law<text:bookmark-end text:name="__RefHeading___Toc8048_2866097283"/></text:h>
      <text:h text:style-name="Heading_20_3" text:outline-level="3" text:is-list-header="true"><text:bookmark-start text:name="__RefHeading___Toc8050_2866097283"/>Currents<draw:frame draw:style-name="fr2" draw:name="Image3" text:anchor-type="char" svg:x="7.997cm" svg:y="0.55cm" svg:width="3.415cm" svg:height="3.323cm" draw:z-index="8"><draw:image xlink:href="Pictures/10000001000007800000074CB232DF7B0A4A00C6.png" xlink:type="simple" xlink:show="embed" xlink:actuate="onLoad" draw:mime-type="image/png"/></draw:frame><text:bookmark-end text:name="__RefHeading___Toc8050_2866097283"/></text:h>
      <text:p text:style-name="P387"><text:span text:style-name="T119">On a circuit node, the </text:span><text:span text:style-name="T120">algebraic</text:span><text:span text:style-name="T119"> sum of all currents (</text:span><text:span text:style-name="T120">positive for </text:span><text:span text:style-name="T119">incoming and </text:span><text:span text:style-name="T120">negative for </text:span><text:span text:style-name="T119">exiting) is equal to zero: </text:span><text:span text:style-name="T119"><draw:frame draw:style-name="fr6" draw:name="Object7" text:anchor-type="as-char" svg:y="-0.467cm" svg:width="1.496cm" svg:height="0.656cm" draw:z-index="7"><draw:object xlink:href="./Object 7" xlink:type="simple" xlink:show="embed" xlink:actuate="onLoad"/><draw:image xlink:href="./ObjectReplacements/Object 7" xlink:type="simple" xlink:show="embed" xlink:actuate="onLoad"/></draw:frame></text:span><text:span text:style-name="T119">.</text:span></text:p>
      <text:p text:style-name="P380">For instance on the figure<text:note text:id="ftn2" text:note-class="footnote"><text:note-citation>2</text:note-citation><text:note-body><text:p text:style-name="P379"><text:span text:style-name="T43">M0tty</text:span><text:span text:style-name="T7">, CC</text:span> BY-SA 3.0</text:p></text:note-body></text:note>, the law reads as: <draw:frame draw:style-name="fr6" draw:name="Object8" text:anchor-type="as-char" svg:y="-0.356cm" svg:width="2.08cm" svg:height="0.531cm" draw:z-index="9"><draw:object xlink:href="./Object 8" xlink:type="simple" xlink:show="embed" xlink:actuate="onLoad"/><draw:image xlink:href="./ObjectReplacements/Object 8" xlink:type="simple" xlink:show="embed" xlink:actuate="onLoad"/></draw:frame>.</text:p>
      <text:h text:style-name="Heading_20_3" text:outline-level="3" text:is-list-header="true"><text:bookmark-start text:name="__RefHeading___Toc8052_2866097283"/>Voltage<draw:frame draw:style-name="fr2" draw:name="Image4" text:anchor-type="char" svg:x="7.978cm" svg:y="0.397cm" svg:width="3.493cm" svg:height="3.055cm" draw:z-index="11"><draw:image xlink:href="Pictures/100000010000078000000690AE931B8B8EE8D71F.png" xlink:type="simple" xlink:show="embed" xlink:actuate="onLoad" draw:mime-type="image/png"/></draw:frame><text:bookmark-end text:name="__RefHeading___Toc8052_2866097283"/></text:h>
      <text:p text:style-name="P380">The directed sum of all voltage on a closed loop is equal to zero: <draw:frame draw:style-name="fr6" draw:name="Object9" text:anchor-type="as-char" svg:y="-0.467cm" svg:width="1.612cm" svg:height="0.656cm" draw:z-index="10"><draw:object xlink:href="./Object 9" xlink:type="simple" xlink:show="embed" xlink:actuate="onLoad"/><draw:image xlink:href="./ObjectReplacements/Object 9" xlink:type="simple" xlink:show="embed" xlink:actuate="onLoad"/><svg:desc>formula</svg:desc></draw:frame>.</text:p>
      <text:p text:style-name="P380">For instance on the figure<text:note text:id="ftn3" text:note-class="footnote"><text:note-citation>3</text:note-citation><text:note-body><text:p text:style-name="P22">Kwinkunks<text:span text:style-name="T7">, </text:span><text:span text:style-name="T13">CC BY-SA 3.0</text:span></text:p></text:note-body></text:note>, the law reads as: <draw:frame draw:style-name="fr6" draw:name="Object10" text:anchor-type="as-char" svg:y="-0.356cm" svg:width="2.251cm" svg:height="0.531cm" draw:z-index="12"><draw:object xlink:href="./Object 10" xlink:type="simple" xlink:show="embed" xlink:actuate="onLoad"/><draw:image xlink:href="./ObjectReplacements/Object 10" xlink:type="simple" xlink:show="embed" xlink:actuate="onLoad"/><svg:desc>formula</svg:desc></draw:frame>.</text:p>
      <text:h text:style-name="P523" text:outline-level="2" text:is-list-header="true"><text:bookmark-start text:name="__RefHeading___Toc6088_1324021094"/>Operational Amplifiers<text:bookmark-end text:name="__RefHeading___Toc6088_1324021094"/></text:h>
      <text:h text:style-name="Heading_20_3" text:outline-level="3" text:is-list-header="true"><text:bookmark-start text:name="__RefHeading___Toc8054_2866097283"/>Inverting Configuration<text:bookmark-end text:name="__RefHeading___Toc8054_2866097283"/></text:h>
      <text:p text:style-name="P389"><draw:frame draw:style-name="fr3" draw:name="Image5" text:anchor-type="char" svg:x="6.773cm" svg:y="0.062cm" svg:width="4.653cm" svg:height="2.187cm" draw:z-index="13"><draw:image xlink:href="Pictures/10000001000007080000034EB6F3DCBA3AF85CF7.png" xlink:type="simple" xlink:show="embed" xlink:actuate="onLoad" draw:mime-type="image/png"/></draw:frame><draw:frame draw:style-name="fr6" draw:name="Object11" text:anchor-type="as-char" svg:y="-0.455cm" svg:width="1.296cm" svg:height="0.751cm" draw:z-index="15"><draw:object xlink:href="./Object 11" xlink:type="simple" xlink:show="embed" xlink:actuate="onLoad"/><draw:image xlink:href="./ObjectReplacements/Object 11" xlink:type="simple" xlink:show="embed" xlink:actuate="onLoad"/><svg:desc>formula</svg:desc></draw:frame></text:p>
      <text:p text:style-name="P389"/>
      <text:h text:style-name="Heading_20_3" text:outline-level="3" text:is-list-header="true"><text:bookmark-start text:name="__RefHeading___Toc8056_2866097283"/>Non-inverting<draw:frame draw:style-name="fr2" draw:name="Image7" text:anchor-type="char" svg:x="7.287cm" svg:y="0.579cm" svg:width="3.939cm" svg:height="3.18cm" draw:z-index="14"><draw:image xlink:href="Pictures/10000001000003DC0000031EF79FB2DEFDED9CA0.png" xlink:type="simple" xlink:show="embed" xlink:actuate="onLoad" draw:mime-type="image/png"/></draw:frame> Configuration<text:bookmark-end text:name="__RefHeading___Toc8056_2866097283"/></text:h>
      <text:p text:style-name="P431"><draw:frame draw:style-name="fr6" draw:name="Object12" text:anchor-type="as-char" svg:y="-0.453cm" svg:width="1.409cm" svg:height="0.746cm" draw:z-index="16"><draw:object xlink:href="./Object 12" xlink:type="simple" xlink:show="embed" xlink:actuate="onLoad"/><draw:image xlink:href="./ObjectReplacements/Object 12" xlink:type="simple" xlink:show="embed" xlink:actuate="onLoad"/><svg:desc>formula</svg:desc></draw:frame></text:p>
      <text:h text:style-name="P524" text:outline-level="2" text:is-list-header="true"><text:bookmark-start text:name="__RefHeading___Toc8728_3695554685"/><text:soft-page-break/>Filters &amp; RLC<text:bookmark-end text:name="__RefHeading___Toc8728_3695554685"/></text:h>
      <text:h text:style-name="P524" text:outline-level="2" text:is-list-header="true"><text:bookmark-start text:name="__RefHeading___Toc8730_3695554685"/>Transistors<text:bookmark-end text:name="__RefHeading___Toc8730_3695554685"/></text:h>
      <text:h text:style-name="P525"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80">Black</text:p>
          </table:table-cell>
          <table:table-cell table:style-name="Table31.A2" office:value-type="string">
            <text:p text:style-name="P392">0</text:p>
          </table:table-cell>
          <table:table-cell table:style-name="Table31.A2" office:value-type="string">
            <text:p text:style-name="P392">10<text:span text:style-name="T97">0</text:span></text:p>
          </table:table-cell>
          <table:table-cell table:style-name="Table31.D2" office:value-type="string">
            <text:p text:style-name="P392">N/A</text:p>
          </table:table-cell>
        </table:table-row>
        <table:table-row>
          <table:table-cell table:style-name="Table31.A3" office:value-type="string">
            <text:p text:style-name="P422">Brown</text:p>
          </table:table-cell>
          <table:table-cell table:style-name="Table31.A3" office:value-type="string">
            <text:p text:style-name="P420">1</text:p>
          </table:table-cell>
          <table:table-cell table:style-name="Table31.A3" office:value-type="string">
            <text:p text:style-name="P420">10<text:span text:style-name="T97">1</text:span></text:p>
          </table:table-cell>
          <table:table-cell table:style-name="Table31.D3" office:value-type="string">
            <text:p text:style-name="P421">±<text:span text:style-name="T129">1 %</text:span></text:p>
          </table:table-cell>
        </table:table-row>
        <table:table-row>
          <table:table-cell table:style-name="Table31.A4" office:value-type="string">
            <text:p text:style-name="P422">Red</text:p>
          </table:table-cell>
          <table:table-cell table:style-name="Table31.A4" office:value-type="string">
            <text:p text:style-name="P420">2</text:p>
          </table:table-cell>
          <table:table-cell table:style-name="Table31.A4" office:value-type="string">
            <text:p text:style-name="P420">10<text:span text:style-name="T97">2</text:span></text:p>
          </table:table-cell>
          <table:table-cell table:style-name="Table31.D4" office:value-type="string">
            <text:p text:style-name="P421">±<text:span text:style-name="T129">2 %</text:span></text:p>
          </table:table-cell>
        </table:table-row>
        <table:table-row>
          <table:table-cell table:style-name="Table31.A5" office:value-type="string">
            <text:p text:style-name="P280">Orange</text:p>
          </table:table-cell>
          <table:table-cell table:style-name="Table31.A5" office:value-type="string">
            <text:p text:style-name="P392">3</text:p>
          </table:table-cell>
          <table:table-cell table:style-name="Table31.A5" office:value-type="string">
            <text:p text:style-name="P392">10<text:span text:style-name="T97">3</text:span></text:p>
          </table:table-cell>
          <table:table-cell table:style-name="Table31.D5" office:value-type="string">
            <text:p text:style-name="Table_20_Contents">±<text:span text:style-name="T129">0.05 %</text:span></text:p>
          </table:table-cell>
        </table:table-row>
        <table:table-row>
          <table:table-cell table:style-name="Table31.A6" office:value-type="string">
            <text:p text:style-name="P280">Yellow</text:p>
          </table:table-cell>
          <table:table-cell table:style-name="Table31.A6" office:value-type="string">
            <text:p text:style-name="P392">4</text:p>
          </table:table-cell>
          <table:table-cell table:style-name="Table31.A6" office:value-type="string">
            <text:p text:style-name="P392">10<text:span text:style-name="T97">4</text:span></text:p>
          </table:table-cell>
          <table:table-cell table:style-name="Table31.D6" office:value-type="string">
            <text:p text:style-name="Table_20_Contents">±<text:span text:style-name="T129">0.02 %</text:span></text:p>
          </table:table-cell>
        </table:table-row>
        <table:table-row>
          <table:table-cell table:style-name="Table31.A7" office:value-type="string">
            <text:p text:style-name="P422">Green</text:p>
          </table:table-cell>
          <table:table-cell table:style-name="Table31.A7" office:value-type="string">
            <text:p text:style-name="P420">5</text:p>
          </table:table-cell>
          <table:table-cell table:style-name="Table31.A7" office:value-type="string">
            <text:p text:style-name="P420">10<text:span text:style-name="T97">5</text:span></text:p>
          </table:table-cell>
          <table:table-cell table:style-name="Table31.D7" office:value-type="string">
            <text:p text:style-name="P421">±<text:span text:style-name="T129">0.5 %</text:span></text:p>
          </table:table-cell>
        </table:table-row>
        <table:table-row>
          <table:table-cell table:style-name="Table31.A8" office:value-type="string">
            <text:p text:style-name="P422">Blue</text:p>
          </table:table-cell>
          <table:table-cell table:style-name="Table31.A8" office:value-type="string">
            <text:p text:style-name="P420">6</text:p>
          </table:table-cell>
          <table:table-cell table:style-name="Table31.A8" office:value-type="string">
            <text:p text:style-name="P420">10<text:span text:style-name="T97">6</text:span></text:p>
          </table:table-cell>
          <table:table-cell table:style-name="Table31.D8" office:value-type="string">
            <text:p text:style-name="P421">±<text:span text:style-name="T129">0.25 %</text:span></text:p>
          </table:table-cell>
        </table:table-row>
        <table:table-row>
          <table:table-cell table:style-name="Table31.A9" office:value-type="string">
            <text:p text:style-name="P422">Violet</text:p>
          </table:table-cell>
          <table:table-cell table:style-name="Table31.A9" office:value-type="string">
            <text:p text:style-name="P420">7</text:p>
          </table:table-cell>
          <table:table-cell table:style-name="Table31.A9" office:value-type="string">
            <text:p text:style-name="P420">10<text:span text:style-name="T97">7</text:span></text:p>
          </table:table-cell>
          <table:table-cell table:style-name="Table31.D9" office:value-type="string">
            <text:p text:style-name="P421">±<text:span text:style-name="T129">0.1 %</text:span></text:p>
          </table:table-cell>
        </table:table-row>
        <table:table-row>
          <table:table-cell table:style-name="Table31.A10" office:value-type="string">
            <text:p text:style-name="P422">Gray</text:p>
          </table:table-cell>
          <table:table-cell table:style-name="Table31.A10" office:value-type="string">
            <text:p text:style-name="P420">8</text:p>
          </table:table-cell>
          <table:table-cell table:style-name="Table31.A10" office:value-type="string">
            <text:p text:style-name="P420">10<text:span text:style-name="T97">8</text:span></text:p>
          </table:table-cell>
          <table:table-cell table:style-name="Table31.D10" office:value-type="string">
            <text:p text:style-name="P421">±<text:span text:style-name="T129">0.01%</text:span></text:p>
          </table:table-cell>
        </table:table-row>
        <table:table-row>
          <table:table-cell table:style-name="Table31.A11" office:value-type="string">
            <text:p text:style-name="P280">White</text:p>
          </table:table-cell>
          <table:table-cell table:style-name="Table31.B11" office:value-type="string">
            <text:p text:style-name="P392">9</text:p>
          </table:table-cell>
          <table:table-cell table:style-name="Table31.B11" office:value-type="string">
            <text:p text:style-name="P392">10<text:span text:style-name="T97">9</text:span></text:p>
          </table:table-cell>
          <table:table-cell table:style-name="Table31.D11" office:value-type="string">
            <text:p text:style-name="P392">N/A</text:p>
          </table:table-cell>
        </table:table-row>
        <table:table-row>
          <table:table-cell table:style-name="Table31.A12" office:value-type="string">
            <text:p text:style-name="P280">Silver</text:p>
          </table:table-cell>
          <table:table-cell table:style-name="Table31.A12" office:value-type="string">
            <text:p text:style-name="P392"/>
          </table:table-cell>
          <table:table-cell table:style-name="Table31.A12" office:value-type="string">
            <text:p text:style-name="P392">10<text:span text:style-name="T97">-2</text:span></text:p>
          </table:table-cell>
          <table:table-cell table:style-name="Table31.D12" office:value-type="string">
            <text:p text:style-name="P392">±10 %</text:p>
          </table:table-cell>
        </table:table-row>
        <table:table-row>
          <table:table-cell table:style-name="Table31.A13" office:value-type="string">
            <text:p text:style-name="P280">Gold</text:p>
          </table:table-cell>
          <table:table-cell table:style-name="Table31.A13" office:value-type="string">
            <text:p text:style-name="P392"/>
          </table:table-cell>
          <table:table-cell table:style-name="Table31.A13" office:value-type="string">
            <text:p text:style-name="P392">10<text:span text:style-name="T97">-1</text:span></text:p>
          </table:table-cell>
          <table:table-cell table:style-name="Table31.D13" office:value-type="string">
            <text:p text:style-name="P392">±5 %</text:p>
          </table:table-cell>
        </table:table-row>
      </table:table>
      <text:p text:style-name="P477"/>
      <text:p text:style-name="P478"/>
      <text:h text:style-name="P498" text:outline-level="1"><text:bookmark-start text:name="__RefHeading___Toc9446_1863253040"/><text:span text:style-name="T155">ITU </text:span><text:span text:style-name="T154">Prefixes Allocation</text:span><text:bookmark-end text:name="__RefHeading___Toc9446_1863253040"/></text:h>
      <text:p text:style-name="P24">With respect to the Appendix 42 <text:span text:style-name="T67">of</text:span> the RR:</text:p>
      <text:p text:style-name="P381">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8">For instance, <text:span text:style-name="T17">Monaco</text:span> has the range <text:span text:style-name="T17">3AA – 3AZ</text:span><text:span text:style-name="T7">, so the country is identified with </text:span><text:span text:style-name="T17">3A</text:span><text:span text:style-name="T7">. </text:span><text:span text:style-name="T11">If the allocation is wider, as </text:span><text:span text:style-name="T18">Spain </text:span><text:span text:style-name="T19">with </text:span><text:span text:style-name="T18">EAA – EHZ</text:span><text:span text:style-name="T19">, the country can be identified with </text:span><text:span text:style-name="T18">EA, EB, …, EH.</text:span></text:p>
      <table:table table:name="Table17" table:style-name="Table17">
        <table:table-column table:style-name="Table17.A"/>
        <table:table-column table:style-name="Table17.B"/>
        <table:table-row table:style-name="Table17.1">
          <table:table-cell table:style-name="Table17.A1" office:value-type="string">
            <text:p text:style-name="P329">Range</text:p>
          </table:table-cell>
          <table:table-cell table:style-name="Table17.B1" office:value-type="string">
            <text:p text:style-name="P382">Country or Organization</text:p>
          </table:table-cell>
        </table:table-row>
        <table:table-row table:style-name="Table17.1">
          <table:table-cell table:style-name="Table17.A2" table:number-columns-spanned="2" office:value-type="string">
            <text:p text:style-name="P268">2—3</text:p>
          </table:table-cell>
          <table:covered-table-cell/>
        </table:table-row>
        <table:table-row table:style-name="Table17.1">
          <table:table-cell table:style-name="Table17.A3" office:value-type="string">
            <text:p text:style-name="P328">2AA – 2ZZ</text:p>
          </table:table-cell>
          <table:table-cell table:style-name="Table17.B3" office:value-type="string">
            <text:p text:style-name="P383">United Kingdom of Great Britain and Northern Ireland</text:p>
          </table:table-cell>
        </table:table-row>
        <table:table-row table:style-name="Table17.1">
          <table:table-cell table:style-name="Table17.A4" office:value-type="string">
            <text:p text:style-name="P328">3AA – 3AZ</text:p>
          </table:table-cell>
          <table:table-cell table:style-name="Table17.B4" office:value-type="string">
            <text:p text:style-name="P383">Monaco (Principality of)</text:p>
          </table:table-cell>
        </table:table-row>
        <table:table-row table:style-name="Table17.1">
          <table:table-cell table:style-name="Table17.A5" office:value-type="string">
            <text:p text:style-name="P328">3BA – 3BZ</text:p>
          </table:table-cell>
          <table:table-cell table:style-name="Table17.B5" office:value-type="string">
            <text:p text:style-name="P383">Mauritius (Republic of)</text:p>
          </table:table-cell>
        </table:table-row>
        <table:table-row table:style-name="Table17.1">
          <table:table-cell table:style-name="Table17.A6" office:value-type="string">
            <text:p text:style-name="P328">3CA – 3CZ</text:p>
          </table:table-cell>
          <table:table-cell table:style-name="Table17.B6" office:value-type="string">
            <text:p text:style-name="P383">Equatorial Guinea (Republic of)</text:p>
          </table:table-cell>
        </table:table-row>
        <table:table-row table:style-name="Table17.1">
          <table:table-cell table:style-name="Table17.A7" office:value-type="string">
            <text:p text:style-name="P328">3DA – 3DM</text:p>
          </table:table-cell>
          <table:table-cell table:style-name="Table17.B7" office:value-type="string">
            <text:p text:style-name="P383">Eswatini (Kingdom of)</text:p>
          </table:table-cell>
        </table:table-row>
        <table:table-row table:style-name="Table17.1">
          <table:table-cell table:style-name="Table17.A8" office:value-type="string">
            <text:p text:style-name="P328">3DN – 3DZ</text:p>
          </table:table-cell>
          <table:table-cell table:style-name="Table17.B8" office:value-type="string">
            <text:p text:style-name="P383">Fiji (Republic of)</text:p>
          </table:table-cell>
        </table:table-row>
        <table:table-row table:style-name="Table17.1">
          <table:table-cell table:style-name="Table17.A9" office:value-type="string">
            <text:p text:style-name="P328">3EA – 3FZ</text:p>
          </table:table-cell>
          <table:table-cell table:style-name="Table17.B9" office:value-type="string">
            <text:p text:style-name="P383">Panama (Republic of)</text:p>
          </table:table-cell>
        </table:table-row>
        <table:table-row table:style-name="Table17.1">
          <table:table-cell table:style-name="Table17.A10" office:value-type="string">
            <text:p text:style-name="P328">3GA – 3UZ</text:p>
          </table:table-cell>
          <table:table-cell table:style-name="Table17.B10" office:value-type="string">
            <text:p text:style-name="P383">Chile</text:p>
          </table:table-cell>
        </table:table-row>
        <table:table-row table:style-name="Table17.1">
          <table:table-cell table:style-name="Table17.A11" office:value-type="string">
            <text:p text:style-name="P328">3VA – 3VZ</text:p>
          </table:table-cell>
          <table:table-cell table:style-name="Table17.B11" office:value-type="string">
            <text:p text:style-name="P383">Tunisia</text:p>
          </table:table-cell>
        </table:table-row>
        <table:table-row table:style-name="Table17.1">
          <table:table-cell table:style-name="Table17.A12" office:value-type="string">
            <text:p text:style-name="P328">3WA – 3WZ</text:p>
          </table:table-cell>
          <table:table-cell table:style-name="Table17.B12" office:value-type="string">
            <text:p text:style-name="P383">Viet Nam (Socialist Republic of)</text:p>
          </table:table-cell>
        </table:table-row>
        <table:table-row table:style-name="Table17.1">
          <table:table-cell table:style-name="Table17.A13" office:value-type="string">
            <text:p text:style-name="P328">3XA – 3XZ</text:p>
          </table:table-cell>
          <table:table-cell table:style-name="Table17.B13" office:value-type="string">
            <text:p text:style-name="P383">Guinea (Republic of)</text:p>
          </table:table-cell>
        </table:table-row>
        <table:table-row table:style-name="Table17.1">
          <table:table-cell table:style-name="Table17.A14" office:value-type="string">
            <text:p text:style-name="P328">3YA – 3YZ</text:p>
          </table:table-cell>
          <table:table-cell table:style-name="Table17.B14" office:value-type="string">
            <text:p text:style-name="P383">Norway</text:p>
          </table:table-cell>
        </table:table-row>
        <table:table-row table:style-name="Table17.1">
          <table:table-cell table:style-name="Table17.A15" office:value-type="string">
            <text:p text:style-name="P328">3ZA – 3ZZ</text:p>
          </table:table-cell>
          <table:table-cell table:style-name="Table17.B15" office:value-type="string">
            <text:p text:style-name="P383">Poland (Republic of)</text:p>
          </table:table-cell>
        </table:table-row>
        <table:table-row table:style-name="Table17.1">
          <table:table-cell table:style-name="Table17.A2" table:number-columns-spanned="2" office:value-type="string">
            <text:p text:style-name="P268">4</text:p>
          </table:table-cell>
          <table:covered-table-cell/>
        </table:table-row>
        <table:table-row table:style-name="Table17.1">
          <table:table-cell table:style-name="Table17.A17" office:value-type="string">
            <text:p text:style-name="P328">4AA – 4CZ</text:p>
          </table:table-cell>
          <table:table-cell table:style-name="Table17.B17" office:value-type="string">
            <text:p text:style-name="P383">Mexico</text:p>
          </table:table-cell>
        </table:table-row>
        <table:table-row table:style-name="Table17.1">
          <table:table-cell table:style-name="Table17.A18" office:value-type="string">
            <text:p text:style-name="P328">4DA – 4IZ</text:p>
          </table:table-cell>
          <table:table-cell table:style-name="Table17.B18" office:value-type="string">
            <text:p text:style-name="P383">Philippines (Republic of the)</text:p>
          </table:table-cell>
        </table:table-row>
        <table:table-row table:style-name="Table17.1">
          <table:table-cell table:style-name="Table17.A19" office:value-type="string">
            <text:p text:style-name="P328">4JA – 4KZ</text:p>
          </table:table-cell>
          <table:table-cell table:style-name="Table17.B19" office:value-type="string">
            <text:p text:style-name="P383">Azerbaijan (Republic of)</text:p>
          </table:table-cell>
        </table:table-row>
        <text:soft-page-break/>
        <table:table-row table:style-name="Table17.1">
          <table:table-cell table:style-name="Table17.A20" office:value-type="string">
            <text:p text:style-name="P328">4LA – 4LZ</text:p>
          </table:table-cell>
          <table:table-cell table:style-name="Table17.B20" office:value-type="string">
            <text:p text:style-name="P383">Georgia</text:p>
          </table:table-cell>
        </table:table-row>
        <table:table-row table:style-name="Table17.1">
          <table:table-cell table:style-name="Table17.A21" office:value-type="string">
            <text:p text:style-name="P328">4MA – 4MZ</text:p>
          </table:table-cell>
          <table:table-cell table:style-name="Table17.B21" office:value-type="string">
            <text:p text:style-name="P383">Venezuela (Bolivarian Republic of)</text:p>
          </table:table-cell>
        </table:table-row>
        <table:table-row table:style-name="Table17.1">
          <table:table-cell table:style-name="Table17.A22" office:value-type="string">
            <text:p text:style-name="P328">4OA – 4OZ</text:p>
          </table:table-cell>
          <table:table-cell table:style-name="Table17.B22" office:value-type="string">
            <text:p text:style-name="P383">Montenegro</text:p>
          </table:table-cell>
        </table:table-row>
        <table:table-row table:style-name="Table17.1">
          <table:table-cell table:style-name="Table17.A23" office:value-type="string">
            <text:p text:style-name="P328">4PA – 4SZ</text:p>
          </table:table-cell>
          <table:table-cell table:style-name="Table17.B23" office:value-type="string">
            <text:p text:style-name="P383">Sri Lanka (Democratic Socialist Republic of)</text:p>
          </table:table-cell>
        </table:table-row>
        <table:table-row table:style-name="Table17.1">
          <table:table-cell table:style-name="Table17.A24" office:value-type="string">
            <text:p text:style-name="P328">4TA – 4TZ</text:p>
          </table:table-cell>
          <table:table-cell table:style-name="Table17.B24" office:value-type="string">
            <text:p text:style-name="P383">Peru</text:p>
          </table:table-cell>
        </table:table-row>
        <table:table-row table:style-name="Table17.1">
          <table:table-cell table:style-name="Table17.A25" office:value-type="string">
            <text:p text:style-name="P328">4UA – 4UZ</text:p>
          </table:table-cell>
          <table:table-cell table:style-name="Table17.B25" office:value-type="string">
            <text:p text:style-name="P383">United Nations</text:p>
          </table:table-cell>
        </table:table-row>
        <table:table-row table:style-name="Table17.1">
          <table:table-cell table:style-name="Table17.A26" office:value-type="string">
            <text:p text:style-name="P328">4VA – 4VZ</text:p>
          </table:table-cell>
          <table:table-cell table:style-name="Table17.B26" office:value-type="string">
            <text:p text:style-name="P383">Haiti (Republic of)</text:p>
          </table:table-cell>
        </table:table-row>
        <table:table-row table:style-name="Table17.1">
          <table:table-cell table:style-name="Table17.A27" office:value-type="string">
            <text:p text:style-name="P328">4WA – 4WZ</text:p>
          </table:table-cell>
          <table:table-cell table:style-name="Table17.B27" office:value-type="string">
            <text:p text:style-name="P383">Timor-Leste (Democratic Republic of)</text:p>
          </table:table-cell>
        </table:table-row>
        <table:table-row table:style-name="Table17.1">
          <table:table-cell table:style-name="Table17.A28" office:value-type="string">
            <text:p text:style-name="P328">4XA – 4XZ</text:p>
          </table:table-cell>
          <table:table-cell table:style-name="Table17.B28" office:value-type="string">
            <text:p text:style-name="P383">Israel (State of)</text:p>
          </table:table-cell>
        </table:table-row>
        <table:table-row table:style-name="Table17.1">
          <table:table-cell table:style-name="Table17.A29" office:value-type="string">
            <text:p text:style-name="P328">4YA – 4YZ</text:p>
          </table:table-cell>
          <table:table-cell table:style-name="Table17.B29" office:value-type="string">
            <text:p text:style-name="P383">International Civil Aviation Organization</text:p>
          </table:table-cell>
        </table:table-row>
        <table:table-row table:style-name="Table17.1">
          <table:table-cell table:style-name="Table17.A30" office:value-type="string">
            <text:p text:style-name="P328">4ZA – 4ZZ</text:p>
          </table:table-cell>
          <table:table-cell table:style-name="Table17.B30" office:value-type="string">
            <text:p text:style-name="P383">Israel (State of)</text:p>
          </table:table-cell>
        </table:table-row>
        <table:table-row table:style-name="Table17.1">
          <table:table-cell table:style-name="Table17.A2" table:number-columns-spanned="2" office:value-type="string">
            <text:p text:style-name="P268">5</text:p>
          </table:table-cell>
          <table:covered-table-cell/>
        </table:table-row>
        <table:table-row table:style-name="Table17.1">
          <table:table-cell table:style-name="Table17.A32" office:value-type="string">
            <text:p text:style-name="P328">5AA – 5AZ</text:p>
          </table:table-cell>
          <table:table-cell table:style-name="Table17.B32" office:value-type="string">
            <text:p text:style-name="P383">Libya (State of)</text:p>
          </table:table-cell>
        </table:table-row>
        <table:table-row table:style-name="Table17.1">
          <table:table-cell table:style-name="Table17.A33" office:value-type="string">
            <text:p text:style-name="P328">5BA – 5BZ</text:p>
          </table:table-cell>
          <table:table-cell table:style-name="Table17.B33" office:value-type="string">
            <text:p text:style-name="P383">Cyprus (Republic of)</text:p>
          </table:table-cell>
        </table:table-row>
        <table:table-row table:style-name="Table17.1">
          <table:table-cell table:style-name="Table17.A34" office:value-type="string">
            <text:p text:style-name="P328">5CA – 5GZ</text:p>
          </table:table-cell>
          <table:table-cell table:style-name="Table17.B34" office:value-type="string">
            <text:p text:style-name="P383">Morocco (Kingdom of)</text:p>
          </table:table-cell>
        </table:table-row>
        <table:table-row table:style-name="Table17.1">
          <table:table-cell table:style-name="Table17.A35" office:value-type="string">
            <text:p text:style-name="P328">5HA – 5IZ</text:p>
          </table:table-cell>
          <table:table-cell table:style-name="Table17.B35" office:value-type="string">
            <text:p text:style-name="P383">Tanzania (United Republic of)</text:p>
          </table:table-cell>
        </table:table-row>
        <table:table-row table:style-name="Table17.1">
          <table:table-cell table:style-name="Table17.A36" office:value-type="string">
            <text:p text:style-name="P328">5JA – 5KZ</text:p>
          </table:table-cell>
          <table:table-cell table:style-name="Table17.B36" office:value-type="string">
            <text:p text:style-name="P383">Colombia (Republic of)</text:p>
          </table:table-cell>
        </table:table-row>
        <table:table-row table:style-name="Table17.1">
          <table:table-cell table:style-name="Table17.A37" office:value-type="string">
            <text:p text:style-name="P328">5LA – 5MZ</text:p>
          </table:table-cell>
          <table:table-cell table:style-name="Table17.B37" office:value-type="string">
            <text:p text:style-name="P383">Liberia (Republic of)</text:p>
          </table:table-cell>
        </table:table-row>
        <table:table-row table:style-name="Table17.1">
          <table:table-cell table:style-name="Table17.A38" office:value-type="string">
            <text:p text:style-name="P328">5NA – 5NZ</text:p>
          </table:table-cell>
          <table:table-cell table:style-name="Table17.B38" office:value-type="string">
            <text:p text:style-name="P383">Nigeria (Federal Republic of)</text:p>
          </table:table-cell>
        </table:table-row>
        <table:table-row table:style-name="Table17.1">
          <table:table-cell table:style-name="Table17.A39" office:value-type="string">
            <text:p text:style-name="P328">5PA – 5QZ</text:p>
          </table:table-cell>
          <table:table-cell table:style-name="Table17.B39" office:value-type="string">
            <text:p text:style-name="P383">Denmark</text:p>
          </table:table-cell>
        </table:table-row>
        <table:table-row table:style-name="Table17.1">
          <table:table-cell table:style-name="Table17.A40" office:value-type="string">
            <text:p text:style-name="P328">5RA – 5SZ</text:p>
          </table:table-cell>
          <table:table-cell table:style-name="Table17.B40" office:value-type="string">
            <text:p text:style-name="P383">Madagascar (Republic of)</text:p>
          </table:table-cell>
        </table:table-row>
        <table:table-row table:style-name="Table17.1">
          <table:table-cell table:style-name="Table17.A41" office:value-type="string">
            <text:p text:style-name="P328">5TA – 5TZ</text:p>
          </table:table-cell>
          <table:table-cell table:style-name="Table17.B41" office:value-type="string">
            <text:p text:style-name="P383">Mauritania (Islamic Republic of)</text:p>
          </table:table-cell>
        </table:table-row>
        <table:table-row table:style-name="Table17.1">
          <table:table-cell table:style-name="Table17.A42" office:value-type="string">
            <text:p text:style-name="P328">5UA – 5UZ</text:p>
          </table:table-cell>
          <table:table-cell table:style-name="Table17.B42" office:value-type="string">
            <text:p text:style-name="P383">Niger (Republic of the)</text:p>
          </table:table-cell>
        </table:table-row>
        <table:table-row table:style-name="Table17.1">
          <table:table-cell table:style-name="Table17.A43" office:value-type="string">
            <text:p text:style-name="P328">5VA – 5VZ</text:p>
          </table:table-cell>
          <table:table-cell table:style-name="Table17.B43" office:value-type="string">
            <text:p text:style-name="P383">Togolese Republic</text:p>
          </table:table-cell>
        </table:table-row>
        <table:table-row table:style-name="Table17.1">
          <table:table-cell table:style-name="Table17.A44" office:value-type="string">
            <text:p text:style-name="P328">5WA – 5WZ</text:p>
          </table:table-cell>
          <table:table-cell table:style-name="Table17.B44" office:value-type="string">
            <text:p text:style-name="P383">Samoa (Independent State of)</text:p>
          </table:table-cell>
        </table:table-row>
        <table:table-row table:style-name="Table17.1">
          <table:table-cell table:style-name="Table17.A45" office:value-type="string">
            <text:p text:style-name="P328">5XA – 5XZ</text:p>
          </table:table-cell>
          <table:table-cell table:style-name="Table17.B45" office:value-type="string">
            <text:p text:style-name="P383">Uganda (Republic of)</text:p>
          </table:table-cell>
        </table:table-row>
        <table:table-row table:style-name="Table17.1">
          <table:table-cell table:style-name="Table17.A46" office:value-type="string">
            <text:p text:style-name="P328">5YA – 5ZZ</text:p>
          </table:table-cell>
          <table:table-cell table:style-name="Table17.B46" office:value-type="string">
            <text:p text:style-name="P383">Kenya (Republic of)</text:p>
          </table:table-cell>
        </table:table-row>
        <table:table-row table:style-name="Table17.1">
          <table:table-cell table:style-name="Table17.A2" table:number-columns-spanned="2" office:value-type="string">
            <text:p text:style-name="P268">6</text:p>
          </table:table-cell>
          <table:covered-table-cell/>
        </table:table-row>
        <table:table-row table:style-name="Table17.1">
          <table:table-cell table:style-name="Table17.A48" office:value-type="string">
            <text:p text:style-name="P328">6AA – 6BZ</text:p>
          </table:table-cell>
          <table:table-cell table:style-name="Table17.B48" office:value-type="string">
            <text:p text:style-name="P383">Egypt (Arab Republic of)</text:p>
          </table:table-cell>
        </table:table-row>
        <table:table-row table:style-name="Table17.1">
          <table:table-cell table:style-name="Table17.A49" office:value-type="string">
            <text:p text:style-name="P328">6CA – 6CZ</text:p>
          </table:table-cell>
          <table:table-cell table:style-name="Table17.B49" office:value-type="string">
            <text:p text:style-name="P383">Syrian Arab Republic</text:p>
          </table:table-cell>
        </table:table-row>
        <table:table-row table:style-name="Table17.1">
          <table:table-cell table:style-name="Table17.A50" office:value-type="string">
            <text:p text:style-name="P328">6DA – 6JZ</text:p>
          </table:table-cell>
          <table:table-cell table:style-name="Table17.B50" office:value-type="string">
            <text:p text:style-name="P383">Mexico</text:p>
          </table:table-cell>
        </table:table-row>
        <table:table-row table:style-name="Table17.1">
          <table:table-cell table:style-name="Table17.A51" office:value-type="string">
            <text:p text:style-name="P328">6KA – 6NZ</text:p>
          </table:table-cell>
          <table:table-cell table:style-name="Table17.B51" office:value-type="string">
            <text:p text:style-name="P383">Korea (Republic of)</text:p>
          </table:table-cell>
        </table:table-row>
        <table:table-row table:style-name="Table17.1">
          <table:table-cell table:style-name="Table17.A52" office:value-type="string">
            <text:p text:style-name="P328">6OA – 6OZ</text:p>
          </table:table-cell>
          <table:table-cell table:style-name="Table17.B52" office:value-type="string">
            <text:p text:style-name="P383">Somalia (Federal Republic of)</text:p>
          </table:table-cell>
        </table:table-row>
        <text:soft-page-break/>
        <table:table-row table:style-name="Table17.1">
          <table:table-cell table:style-name="Table17.A53" office:value-type="string">
            <text:p text:style-name="P328">6PA – 6SZ</text:p>
          </table:table-cell>
          <table:table-cell table:style-name="Table17.B53" office:value-type="string">
            <text:p text:style-name="P383">Pakistan (Islamic Republic of)</text:p>
          </table:table-cell>
        </table:table-row>
        <table:table-row table:style-name="Table17.1">
          <table:table-cell table:style-name="Table17.A54" office:value-type="string">
            <text:p text:style-name="P328">6TA – 6UZ</text:p>
          </table:table-cell>
          <table:table-cell table:style-name="Table17.B54" office:value-type="string">
            <text:p text:style-name="P383">Sudan (Republic of the)</text:p>
          </table:table-cell>
        </table:table-row>
        <table:table-row table:style-name="Table17.1">
          <table:table-cell table:style-name="Table17.A55" office:value-type="string">
            <text:p text:style-name="P328">6VA – 6WZ</text:p>
          </table:table-cell>
          <table:table-cell table:style-name="Table17.B55" office:value-type="string">
            <text:p text:style-name="P383">Senegal (Republic of)</text:p>
          </table:table-cell>
        </table:table-row>
        <table:table-row table:style-name="Table17.1">
          <table:table-cell table:style-name="Table17.A56" office:value-type="string">
            <text:p text:style-name="P328">6XA – 6XZ</text:p>
          </table:table-cell>
          <table:table-cell table:style-name="Table17.B56" office:value-type="string">
            <text:p text:style-name="P383">Madagascar (Republic of)</text:p>
          </table:table-cell>
        </table:table-row>
        <table:table-row table:style-name="Table17.1">
          <table:table-cell table:style-name="Table17.A57" office:value-type="string">
            <text:p text:style-name="P328">6YA – 6YZ</text:p>
          </table:table-cell>
          <table:table-cell table:style-name="Table17.B57" office:value-type="string">
            <text:p text:style-name="P383">Jamaica</text:p>
          </table:table-cell>
        </table:table-row>
        <table:table-row table:style-name="Table17.1">
          <table:table-cell table:style-name="Table17.A58" office:value-type="string">
            <text:p text:style-name="P328">6ZA – 6ZZ</text:p>
          </table:table-cell>
          <table:table-cell table:style-name="Table17.B58" office:value-type="string">
            <text:p text:style-name="P383">Liberia (Republic of)</text:p>
          </table:table-cell>
        </table:table-row>
        <table:table-row table:style-name="Table17.1">
          <table:table-cell table:style-name="Table17.A2" table:number-columns-spanned="2" office:value-type="string">
            <text:p text:style-name="P268">7</text:p>
          </table:table-cell>
          <table:covered-table-cell/>
        </table:table-row>
        <table:table-row table:style-name="Table17.1">
          <table:table-cell table:style-name="Table17.A60" office:value-type="string">
            <text:p text:style-name="P328">7AA – 7IZ</text:p>
          </table:table-cell>
          <table:table-cell table:style-name="Table17.B60" office:value-type="string">
            <text:p text:style-name="P383">Indonesia (Republic of)</text:p>
          </table:table-cell>
        </table:table-row>
        <table:table-row table:style-name="Table17.1">
          <table:table-cell table:style-name="Table17.A61" office:value-type="string">
            <text:p text:style-name="P328">7JA – 7NZ</text:p>
          </table:table-cell>
          <table:table-cell table:style-name="Table17.B61" office:value-type="string">
            <text:p text:style-name="P383">Japan</text:p>
          </table:table-cell>
        </table:table-row>
        <table:table-row table:style-name="Table17.1">
          <table:table-cell table:style-name="Table17.A62" office:value-type="string">
            <text:p text:style-name="P328">7OA – 7OZ</text:p>
          </table:table-cell>
          <table:table-cell table:style-name="Table17.B62" office:value-type="string">
            <text:p text:style-name="P383">Yemen (Republic of)</text:p>
          </table:table-cell>
        </table:table-row>
        <table:table-row table:style-name="Table17.1">
          <table:table-cell table:style-name="Table17.A63" office:value-type="string">
            <text:p text:style-name="P328">7PA – 7PZ</text:p>
          </table:table-cell>
          <table:table-cell table:style-name="Table17.B63" office:value-type="string">
            <text:p text:style-name="P383">Lesotho (Kingdom of)</text:p>
          </table:table-cell>
        </table:table-row>
        <table:table-row table:style-name="Table17.1">
          <table:table-cell table:style-name="Table17.A64" office:value-type="string">
            <text:p text:style-name="P328">7QA – 7QZ</text:p>
          </table:table-cell>
          <table:table-cell table:style-name="Table17.B64" office:value-type="string">
            <text:p text:style-name="P383">Malawi</text:p>
          </table:table-cell>
        </table:table-row>
        <table:table-row table:style-name="Table17.1">
          <table:table-cell table:style-name="Table17.A65" office:value-type="string">
            <text:p text:style-name="P328">7RA – 7RZ</text:p>
          </table:table-cell>
          <table:table-cell table:style-name="Table17.B65" office:value-type="string">
            <text:p text:style-name="P383">Algeria (People's Democratic Republic of)</text:p>
          </table:table-cell>
        </table:table-row>
        <table:table-row table:style-name="Table17.1">
          <table:table-cell table:style-name="Table17.A66" office:value-type="string">
            <text:p text:style-name="P328">7SA – 7SZ</text:p>
          </table:table-cell>
          <table:table-cell table:style-name="Table17.B66" office:value-type="string">
            <text:p text:style-name="P383">Sweden</text:p>
          </table:table-cell>
        </table:table-row>
        <table:table-row table:style-name="Table17.1">
          <table:table-cell table:style-name="Table17.A67" office:value-type="string">
            <text:p text:style-name="P328">7TA – 7YZ</text:p>
          </table:table-cell>
          <table:table-cell table:style-name="Table17.B67" office:value-type="string">
            <text:p text:style-name="P383">Algeria (People's Democratic Republic of)</text:p>
          </table:table-cell>
        </table:table-row>
        <table:table-row table:style-name="Table17.1">
          <table:table-cell table:style-name="Table17.A68" office:value-type="string">
            <text:p text:style-name="P328">7ZA – 7ZZ</text:p>
          </table:table-cell>
          <table:table-cell table:style-name="Table17.B68" office:value-type="string">
            <text:p text:style-name="P383">Saudi Arabia (Kingdom of)</text:p>
          </table:table-cell>
        </table:table-row>
        <table:table-row table:style-name="Table17.1">
          <table:table-cell table:style-name="Table17.A2" table:number-columns-spanned="2" office:value-type="string">
            <text:p text:style-name="P268">8</text:p>
          </table:table-cell>
          <table:covered-table-cell/>
        </table:table-row>
        <table:table-row table:style-name="Table17.1">
          <table:table-cell table:style-name="Table17.A70" office:value-type="string">
            <text:p text:style-name="P328">8AA – 8IZ</text:p>
          </table:table-cell>
          <table:table-cell table:style-name="Table17.B70" office:value-type="string">
            <text:p text:style-name="P383">Indonesia (Republic of)</text:p>
          </table:table-cell>
        </table:table-row>
        <table:table-row table:style-name="Table17.1">
          <table:table-cell table:style-name="Table17.A71" office:value-type="string">
            <text:p text:style-name="P328">8JA – 8NZ</text:p>
          </table:table-cell>
          <table:table-cell table:style-name="Table17.B71" office:value-type="string">
            <text:p text:style-name="P383">Japan</text:p>
          </table:table-cell>
        </table:table-row>
        <table:table-row table:style-name="Table17.1">
          <table:table-cell table:style-name="Table17.A72" office:value-type="string">
            <text:p text:style-name="P328">8OA – 8OZ</text:p>
          </table:table-cell>
          <table:table-cell table:style-name="Table17.B72" office:value-type="string">
            <text:p text:style-name="P383">Botswana (Republic of)</text:p>
          </table:table-cell>
        </table:table-row>
        <table:table-row table:style-name="Table17.1">
          <table:table-cell table:style-name="Table17.A73" office:value-type="string">
            <text:p text:style-name="P328">8PA – 8PZ</text:p>
          </table:table-cell>
          <table:table-cell table:style-name="Table17.B73" office:value-type="string">
            <text:p text:style-name="P383">Barbados</text:p>
          </table:table-cell>
        </table:table-row>
        <table:table-row table:style-name="Table17.1">
          <table:table-cell table:style-name="Table17.A74" office:value-type="string">
            <text:p text:style-name="P328">8QA – 8QZ</text:p>
          </table:table-cell>
          <table:table-cell table:style-name="Table17.B74" office:value-type="string">
            <text:p text:style-name="P383">Maldives (Republic of)</text:p>
          </table:table-cell>
        </table:table-row>
        <table:table-row table:style-name="Table17.1">
          <table:table-cell table:style-name="Table17.A75" office:value-type="string">
            <text:p text:style-name="P328">8RA – 8RZ</text:p>
          </table:table-cell>
          <table:table-cell table:style-name="Table17.B75" office:value-type="string">
            <text:p text:style-name="P383">Guyana</text:p>
          </table:table-cell>
        </table:table-row>
        <table:table-row table:style-name="Table17.1">
          <table:table-cell table:style-name="Table17.A76" office:value-type="string">
            <text:p text:style-name="P328">8SA – 8SZ</text:p>
          </table:table-cell>
          <table:table-cell table:style-name="Table17.B76" office:value-type="string">
            <text:p text:style-name="P383">Sweden</text:p>
          </table:table-cell>
        </table:table-row>
        <table:table-row table:style-name="Table17.1">
          <table:table-cell table:style-name="Table17.A77" office:value-type="string">
            <text:p text:style-name="P328">8TA – 8YZ</text:p>
          </table:table-cell>
          <table:table-cell table:style-name="Table17.B77" office:value-type="string">
            <text:p text:style-name="P383">India (Republic of)</text:p>
          </table:table-cell>
        </table:table-row>
        <table:table-row table:style-name="Table17.1">
          <table:table-cell table:style-name="Table17.A78" office:value-type="string">
            <text:p text:style-name="P328">8ZA – 8ZZ</text:p>
          </table:table-cell>
          <table:table-cell table:style-name="Table17.B78" office:value-type="string">
            <text:p text:style-name="P383">Saudi Arabia (Kingdom of)</text:p>
          </table:table-cell>
        </table:table-row>
        <table:table-row table:style-name="Table17.1">
          <table:table-cell table:style-name="Table17.A2" table:number-columns-spanned="2" office:value-type="string">
            <text:p text:style-name="P268">9</text:p>
          </table:table-cell>
          <table:covered-table-cell/>
        </table:table-row>
        <table:table-row table:style-name="Table17.1">
          <table:table-cell table:style-name="Table17.A80" office:value-type="string">
            <text:p text:style-name="P328">9AA – 9AZ</text:p>
          </table:table-cell>
          <table:table-cell table:style-name="Table17.B80" office:value-type="string">
            <text:p text:style-name="P383">Croatia (Republic of)</text:p>
          </table:table-cell>
        </table:table-row>
        <table:table-row table:style-name="Table17.1">
          <table:table-cell table:style-name="Table17.A81" office:value-type="string">
            <text:p text:style-name="P328">9BA – 9DZ</text:p>
          </table:table-cell>
          <table:table-cell table:style-name="Table17.B81" office:value-type="string">
            <text:p text:style-name="P383">Iran (Islamic Republic of)</text:p>
          </table:table-cell>
        </table:table-row>
        <table:table-row table:style-name="Table17.1">
          <table:table-cell table:style-name="Table17.A82" office:value-type="string">
            <text:p text:style-name="P328">9EA – 9FZ</text:p>
          </table:table-cell>
          <table:table-cell table:style-name="Table17.B82" office:value-type="string">
            <text:p text:style-name="P383">Ethiopia (Federal Democratic Republic of)</text:p>
          </table:table-cell>
        </table:table-row>
        <table:table-row table:style-name="Table17.1">
          <table:table-cell table:style-name="Table17.A83" office:value-type="string">
            <text:p text:style-name="P328">9GA – 9GZ</text:p>
          </table:table-cell>
          <table:table-cell table:style-name="Table17.B83" office:value-type="string">
            <text:p text:style-name="P383">Ghana</text:p>
          </table:table-cell>
        </table:table-row>
        <table:table-row table:style-name="Table17.1">
          <table:table-cell table:style-name="Table17.A84" office:value-type="string">
            <text:p text:style-name="P328">9HA – 9HZ</text:p>
          </table:table-cell>
          <table:table-cell table:style-name="Table17.B84" office:value-type="string">
            <text:p text:style-name="P383">Malta</text:p>
          </table:table-cell>
        </table:table-row>
        <table:table-row table:style-name="Table17.1">
          <table:table-cell table:style-name="Table17.A85" office:value-type="string">
            <text:p text:style-name="P328">9IA – 9JZ</text:p>
          </table:table-cell>
          <table:table-cell table:style-name="Table17.B85" office:value-type="string">
            <text:p text:style-name="P383">Zambia (Republic of)</text:p>
          </table:table-cell>
        </table:table-row>
        <text:soft-page-break/>
        <table:table-row table:style-name="Table17.1">
          <table:table-cell table:style-name="Table17.A86" office:value-type="string">
            <text:p text:style-name="P328">9KA – 9KZ</text:p>
          </table:table-cell>
          <table:table-cell table:style-name="Table17.B86" office:value-type="string">
            <text:p text:style-name="P383">Kuwait (State of)</text:p>
          </table:table-cell>
        </table:table-row>
        <table:table-row table:style-name="Table17.1">
          <table:table-cell table:style-name="Table17.A87" office:value-type="string">
            <text:p text:style-name="P328">9LA – 9LZ</text:p>
          </table:table-cell>
          <table:table-cell table:style-name="Table17.B87" office:value-type="string">
            <text:p text:style-name="P383">Sierra Leone</text:p>
          </table:table-cell>
        </table:table-row>
        <table:table-row table:style-name="Table17.1">
          <table:table-cell table:style-name="Table17.A88" office:value-type="string">
            <text:p text:style-name="P328">9MA – 9MZ</text:p>
          </table:table-cell>
          <table:table-cell table:style-name="Table17.B88" office:value-type="string">
            <text:p text:style-name="P383">Malaysia</text:p>
          </table:table-cell>
        </table:table-row>
        <table:table-row table:style-name="Table17.1">
          <table:table-cell table:style-name="Table17.A89" office:value-type="string">
            <text:p text:style-name="P328">9NA – 9NZ</text:p>
          </table:table-cell>
          <table:table-cell table:style-name="Table17.B89" office:value-type="string">
            <text:p text:style-name="P383">Nepal (Federal Democratic Republic of)</text:p>
          </table:table-cell>
        </table:table-row>
        <table:table-row table:style-name="Table17.1">
          <table:table-cell table:style-name="Table17.A90" office:value-type="string">
            <text:p text:style-name="P328">9OA – 9TZ</text:p>
          </table:table-cell>
          <table:table-cell table:style-name="Table17.B90" office:value-type="string">
            <text:p text:style-name="P383">Democratic Republic of the Congo</text:p>
          </table:table-cell>
        </table:table-row>
        <table:table-row table:style-name="Table17.1">
          <table:table-cell table:style-name="Table17.A91" office:value-type="string">
            <text:p text:style-name="P328">9UA – 9UZ</text:p>
          </table:table-cell>
          <table:table-cell table:style-name="Table17.B91" office:value-type="string">
            <text:p text:style-name="P383">Burundi (Republic of)</text:p>
          </table:table-cell>
        </table:table-row>
        <table:table-row table:style-name="Table17.1">
          <table:table-cell table:style-name="Table17.A92" office:value-type="string">
            <text:p text:style-name="P328">9VA – 9VZ</text:p>
          </table:table-cell>
          <table:table-cell table:style-name="Table17.B92" office:value-type="string">
            <text:p text:style-name="P383">Singapore (Republic of)</text:p>
          </table:table-cell>
        </table:table-row>
        <table:table-row table:style-name="Table17.1">
          <table:table-cell table:style-name="Table17.A93" office:value-type="string">
            <text:p text:style-name="P328">9WA – 9WZ</text:p>
          </table:table-cell>
          <table:table-cell table:style-name="Table17.B93" office:value-type="string">
            <text:p text:style-name="P383">Malaysia</text:p>
          </table:table-cell>
        </table:table-row>
        <table:table-row table:style-name="Table17.1">
          <table:table-cell table:style-name="Table17.A94" office:value-type="string">
            <text:p text:style-name="P328">9XA – 9XZ</text:p>
          </table:table-cell>
          <table:table-cell table:style-name="Table17.B94" office:value-type="string">
            <text:p text:style-name="P383">Rwanda (Republic of)</text:p>
          </table:table-cell>
        </table:table-row>
        <table:table-row table:style-name="Table17.1">
          <table:table-cell table:style-name="Table17.A95" office:value-type="string">
            <text:p text:style-name="P328">9YA – 9ZZ</text:p>
          </table:table-cell>
          <table:table-cell table:style-name="Table17.B95" office:value-type="string">
            <text:p text:style-name="P383">Trinidad and Tobago</text:p>
          </table:table-cell>
        </table:table-row>
        <table:table-row table:style-name="Table17.1">
          <table:table-cell table:style-name="Table17.A2" table:number-columns-spanned="2" office:value-type="string">
            <text:p text:style-name="P268">A</text:p>
          </table:table-cell>
          <table:covered-table-cell/>
        </table:table-row>
        <table:table-row table:style-name="Table17.1">
          <table:table-cell table:style-name="Table17.A97" office:value-type="string">
            <text:p text:style-name="P328">A2A – A2Z</text:p>
          </table:table-cell>
          <table:table-cell table:style-name="Table17.B97" office:value-type="string">
            <text:p text:style-name="P383">Botswana (Republic of)</text:p>
          </table:table-cell>
        </table:table-row>
        <table:table-row table:style-name="Table17.1">
          <table:table-cell table:style-name="Table17.A98" office:value-type="string">
            <text:p text:style-name="P328">A3A – A3Z</text:p>
          </table:table-cell>
          <table:table-cell table:style-name="Table17.B98" office:value-type="string">
            <text:p text:style-name="P383">Tonga (Kingdom of)</text:p>
          </table:table-cell>
        </table:table-row>
        <table:table-row table:style-name="Table17.1">
          <table:table-cell table:style-name="Table17.A99" office:value-type="string">
            <text:p text:style-name="P328">A4A – A4Z</text:p>
          </table:table-cell>
          <table:table-cell table:style-name="Table17.B99" office:value-type="string">
            <text:p text:style-name="P383">Oman (Sultanate of)</text:p>
          </table:table-cell>
        </table:table-row>
        <table:table-row table:style-name="Table17.1">
          <table:table-cell table:style-name="Table17.A100" office:value-type="string">
            <text:p text:style-name="P328">A5A – A5Z</text:p>
          </table:table-cell>
          <table:table-cell table:style-name="Table17.B100" office:value-type="string">
            <text:p text:style-name="P383">Bhutan (Kingdom of)</text:p>
          </table:table-cell>
        </table:table-row>
        <table:table-row table:style-name="Table17.1">
          <table:table-cell table:style-name="Table17.A101" office:value-type="string">
            <text:p text:style-name="P328">A6A – A6Z</text:p>
          </table:table-cell>
          <table:table-cell table:style-name="Table17.B101" office:value-type="string">
            <text:p text:style-name="P383">United Arab Emirates</text:p>
          </table:table-cell>
        </table:table-row>
        <table:table-row table:style-name="Table17.1">
          <table:table-cell table:style-name="Table17.A102" office:value-type="string">
            <text:p text:style-name="P328">A7A – A7Z</text:p>
          </table:table-cell>
          <table:table-cell table:style-name="Table17.B102" office:value-type="string">
            <text:p text:style-name="P383">Qatar (State of)</text:p>
          </table:table-cell>
        </table:table-row>
        <table:table-row table:style-name="Table17.1">
          <table:table-cell table:style-name="Table17.A103" office:value-type="string">
            <text:p text:style-name="P328">A8A – A8Z</text:p>
          </table:table-cell>
          <table:table-cell table:style-name="Table17.B103" office:value-type="string">
            <text:p text:style-name="P383">Liberia (Republic of)</text:p>
          </table:table-cell>
        </table:table-row>
        <table:table-row table:style-name="Table17.1">
          <table:table-cell table:style-name="Table17.A104" office:value-type="string">
            <text:p text:style-name="P328">A9A – A9Z</text:p>
          </table:table-cell>
          <table:table-cell table:style-name="Table17.B104" office:value-type="string">
            <text:p text:style-name="P383">Bahrain (Kingdom of)</text:p>
          </table:table-cell>
        </table:table-row>
        <table:table-row table:style-name="Table17.1">
          <table:table-cell table:style-name="Table17.A105" office:value-type="string">
            <text:p text:style-name="P328">AAA – ALZ</text:p>
          </table:table-cell>
          <table:table-cell table:style-name="Table17.B105" office:value-type="string">
            <text:p text:style-name="P383">United States of America</text:p>
          </table:table-cell>
        </table:table-row>
        <table:table-row table:style-name="Table17.1">
          <table:table-cell table:style-name="Table17.A106" office:value-type="string">
            <text:p text:style-name="P328">AMA – AOZ</text:p>
          </table:table-cell>
          <table:table-cell table:style-name="Table17.B106" office:value-type="string">
            <text:p text:style-name="P383">Spain</text:p>
          </table:table-cell>
        </table:table-row>
        <table:table-row table:style-name="Table17.1">
          <table:table-cell table:style-name="Table17.A107" office:value-type="string">
            <text:p text:style-name="P328">APA – ASZ</text:p>
          </table:table-cell>
          <table:table-cell table:style-name="Table17.B107" office:value-type="string">
            <text:p text:style-name="P383">Pakistan (Islamic Republic of)</text:p>
          </table:table-cell>
        </table:table-row>
        <table:table-row table:style-name="Table17.1">
          <table:table-cell table:style-name="Table17.A108" office:value-type="string">
            <text:p text:style-name="P328">ATA – AWZ</text:p>
          </table:table-cell>
          <table:table-cell table:style-name="Table17.B108" office:value-type="string">
            <text:p text:style-name="P383">India (Republic of)</text:p>
          </table:table-cell>
        </table:table-row>
        <table:table-row table:style-name="Table17.1">
          <table:table-cell table:style-name="Table17.A109" office:value-type="string">
            <text:p text:style-name="P328">AXA – AXZ</text:p>
          </table:table-cell>
          <table:table-cell table:style-name="Table17.B109" office:value-type="string">
            <text:p text:style-name="P383">Australia</text:p>
          </table:table-cell>
        </table:table-row>
        <table:table-row table:style-name="Table17.1">
          <table:table-cell table:style-name="Table17.A110" office:value-type="string">
            <text:p text:style-name="P328">AYA – AZZ</text:p>
          </table:table-cell>
          <table:table-cell table:style-name="Table17.B110" office:value-type="string">
            <text:p text:style-name="P383">Argentine Republic</text:p>
          </table:table-cell>
        </table:table-row>
        <table:table-row table:style-name="Table17.1">
          <table:table-cell table:style-name="Table17.A2" table:number-columns-spanned="2" office:value-type="string">
            <text:p text:style-name="P268">B — C</text:p>
          </table:table-cell>
          <table:covered-table-cell/>
        </table:table-row>
        <table:table-row table:style-name="Table17.1">
          <table:table-cell table:style-name="Table17.A112" office:value-type="string">
            <text:p text:style-name="P328">BAA – BZZ</text:p>
          </table:table-cell>
          <table:table-cell table:style-name="Table17.B112" office:value-type="string">
            <text:p text:style-name="P383">China (People's Republic of)</text:p>
          </table:table-cell>
        </table:table-row>
        <table:table-row table:style-name="Table17.1">
          <table:table-cell table:style-name="Table17.A113" office:value-type="string">
            <text:p text:style-name="P328">C2A – C2Z</text:p>
          </table:table-cell>
          <table:table-cell table:style-name="Table17.B113" office:value-type="string">
            <text:p text:style-name="P383">Nauru (Republic of)</text:p>
          </table:table-cell>
        </table:table-row>
        <table:table-row table:style-name="Table17.1">
          <table:table-cell table:style-name="Table17.A114" office:value-type="string">
            <text:p text:style-name="P328">C3A – C3Z</text:p>
          </table:table-cell>
          <table:table-cell table:style-name="Table17.B114" office:value-type="string">
            <text:p text:style-name="P383">Andorra (Principality of)</text:p>
          </table:table-cell>
        </table:table-row>
        <table:table-row table:style-name="Table17.1">
          <table:table-cell table:style-name="Table17.A115" office:value-type="string">
            <text:p text:style-name="P328">C4A – C4Z</text:p>
          </table:table-cell>
          <table:table-cell table:style-name="Table17.B115" office:value-type="string">
            <text:p text:style-name="P383">Cyprus (Republic of)</text:p>
          </table:table-cell>
        </table:table-row>
        <table:table-row table:style-name="Table17.1">
          <table:table-cell table:style-name="Table17.A116" office:value-type="string">
            <text:p text:style-name="P328">C5A – C5Z</text:p>
          </table:table-cell>
          <table:table-cell table:style-name="Table17.B116" office:value-type="string">
            <text:p text:style-name="P383">Gambia (Republic of the)</text:p>
          </table:table-cell>
        </table:table-row>
        <table:table-row table:style-name="Table17.1">
          <table:table-cell table:style-name="Table17.A117" office:value-type="string">
            <text:p text:style-name="P328">C6A – C6Z</text:p>
          </table:table-cell>
          <table:table-cell table:style-name="Table17.B117" office:value-type="string">
            <text:p text:style-name="P383">Bahamas (Commonwealth of the)</text:p>
          </table:table-cell>
        </table:table-row>
        <table:table-row table:style-name="Table17.1">
          <table:table-cell table:style-name="Table17.A118" office:value-type="string">
            <text:p text:style-name="P328">C7A – C7Z</text:p>
          </table:table-cell>
          <table:table-cell table:style-name="Table17.B118" office:value-type="string">
            <text:p text:style-name="P383">World Meteorological Organization</text:p>
          </table:table-cell>
        </table:table-row>
        <text:soft-page-break/>
        <table:table-row table:style-name="Table17.1">
          <table:table-cell table:style-name="Table17.A119" office:value-type="string">
            <text:p text:style-name="P328">C8A – C9Z</text:p>
          </table:table-cell>
          <table:table-cell table:style-name="Table17.B119" office:value-type="string">
            <text:p text:style-name="P383">Mozambique (Republic of)</text:p>
          </table:table-cell>
        </table:table-row>
        <table:table-row table:style-name="Table17.1">
          <table:table-cell table:style-name="Table17.A120" office:value-type="string">
            <text:p text:style-name="P328">CAA – CEZ</text:p>
          </table:table-cell>
          <table:table-cell table:style-name="Table17.B120" office:value-type="string">
            <text:p text:style-name="P383">Chile</text:p>
          </table:table-cell>
        </table:table-row>
        <table:table-row table:style-name="Table17.1">
          <table:table-cell table:style-name="Table17.A121" office:value-type="string">
            <text:p text:style-name="P328">CFA – CKZ</text:p>
          </table:table-cell>
          <table:table-cell table:style-name="Table17.B121" office:value-type="string">
            <text:p text:style-name="P383">Canada</text:p>
          </table:table-cell>
        </table:table-row>
        <table:table-row table:style-name="Table17.1">
          <table:table-cell table:style-name="Table17.A122" office:value-type="string">
            <text:p text:style-name="P328">CLA – CMZ</text:p>
          </table:table-cell>
          <table:table-cell table:style-name="Table17.B122" office:value-type="string">
            <text:p text:style-name="P383">Cuba</text:p>
          </table:table-cell>
        </table:table-row>
        <table:table-row table:style-name="Table17.1">
          <table:table-cell table:style-name="Table17.A123" office:value-type="string">
            <text:p text:style-name="P328">CNA – CNZ</text:p>
          </table:table-cell>
          <table:table-cell table:style-name="Table17.B123" office:value-type="string">
            <text:p text:style-name="P383">Morocco (Kingdom of)</text:p>
          </table:table-cell>
        </table:table-row>
        <table:table-row table:style-name="Table17.1">
          <table:table-cell table:style-name="Table17.A124" office:value-type="string">
            <text:p text:style-name="P328">COA – COZ</text:p>
          </table:table-cell>
          <table:table-cell table:style-name="Table17.B124" office:value-type="string">
            <text:p text:style-name="P383">Cuba</text:p>
          </table:table-cell>
        </table:table-row>
        <table:table-row table:style-name="Table17.1">
          <table:table-cell table:style-name="Table17.A125" office:value-type="string">
            <text:p text:style-name="P328">CPA – CPZ</text:p>
          </table:table-cell>
          <table:table-cell table:style-name="Table17.B125" office:value-type="string">
            <text:p text:style-name="P383">Bolivia (Plurinational State of)</text:p>
          </table:table-cell>
        </table:table-row>
        <table:table-row table:style-name="Table17.1">
          <table:table-cell table:style-name="Table17.A126" office:value-type="string">
            <text:p text:style-name="P328">CQA – CUZ</text:p>
          </table:table-cell>
          <table:table-cell table:style-name="Table17.B126" office:value-type="string">
            <text:p text:style-name="P383">Portugal</text:p>
          </table:table-cell>
        </table:table-row>
        <table:table-row table:style-name="Table17.1">
          <table:table-cell table:style-name="Table17.A127" office:value-type="string">
            <text:p text:style-name="P328">CVA – CXZ</text:p>
          </table:table-cell>
          <table:table-cell table:style-name="Table17.B127" office:value-type="string">
            <text:p text:style-name="P383">Uruguay (Eastern Republic of)</text:p>
          </table:table-cell>
        </table:table-row>
        <table:table-row table:style-name="Table17.1">
          <table:table-cell table:style-name="Table17.A128" office:value-type="string">
            <text:p text:style-name="P328">CYA – CZZ</text:p>
          </table:table-cell>
          <table:table-cell table:style-name="Table17.B128" office:value-type="string">
            <text:p text:style-name="P383">Canada</text:p>
          </table:table-cell>
        </table:table-row>
        <table:table-row table:style-name="Table17.1">
          <table:table-cell table:style-name="Table17.A2" table:number-columns-spanned="2" office:value-type="string">
            <text:p text:style-name="P384">D</text:p>
          </table:table-cell>
          <table:covered-table-cell/>
        </table:table-row>
        <table:table-row table:style-name="Table17.1">
          <table:table-cell table:style-name="Table17.A130" office:value-type="string">
            <text:p text:style-name="P328">D2A – D3Z</text:p>
          </table:table-cell>
          <table:table-cell table:style-name="Table17.B130" office:value-type="string">
            <text:p text:style-name="P383">Angola (Republic of)</text:p>
          </table:table-cell>
        </table:table-row>
        <table:table-row table:style-name="Table17.1">
          <table:table-cell table:style-name="Table17.A131" office:value-type="string">
            <text:p text:style-name="P328">D4A – D4Z</text:p>
          </table:table-cell>
          <table:table-cell table:style-name="Table17.B131" office:value-type="string">
            <text:p text:style-name="P383">Cabo Verde (Republic of)</text:p>
          </table:table-cell>
        </table:table-row>
        <table:table-row table:style-name="Table17.1">
          <table:table-cell table:style-name="Table17.A132" office:value-type="string">
            <text:p text:style-name="P328">D5A – D5Z</text:p>
          </table:table-cell>
          <table:table-cell table:style-name="Table17.B132" office:value-type="string">
            <text:p text:style-name="P383">Liberia (Republic of)</text:p>
          </table:table-cell>
        </table:table-row>
        <table:table-row table:style-name="Table17.1">
          <table:table-cell table:style-name="Table17.A133" office:value-type="string">
            <text:p text:style-name="P328">D6A – D6Z</text:p>
          </table:table-cell>
          <table:table-cell table:style-name="Table17.B133" office:value-type="string">
            <text:p text:style-name="P383">Comoros (Union of the)</text:p>
          </table:table-cell>
        </table:table-row>
        <table:table-row table:style-name="Table17.1">
          <table:table-cell table:style-name="Table17.A134" office:value-type="string">
            <text:p text:style-name="P328">D7A – D9Z</text:p>
          </table:table-cell>
          <table:table-cell table:style-name="Table17.B134" office:value-type="string">
            <text:p text:style-name="P383">Korea (Republic of)</text:p>
          </table:table-cell>
        </table:table-row>
        <table:table-row table:style-name="Table17.1">
          <table:table-cell table:style-name="Table17.A135" office:value-type="string">
            <text:p text:style-name="P328">DAA – DRZ</text:p>
          </table:table-cell>
          <table:table-cell table:style-name="Table17.B135" office:value-type="string">
            <text:p text:style-name="P383">Germany (Federal Republic of)</text:p>
          </table:table-cell>
        </table:table-row>
        <table:table-row table:style-name="Table17.1">
          <table:table-cell table:style-name="Table17.A136" office:value-type="string">
            <text:p text:style-name="P328">DSA – DTZ</text:p>
          </table:table-cell>
          <table:table-cell table:style-name="Table17.B136" office:value-type="string">
            <text:p text:style-name="P383">Korea (Republic of)</text:p>
          </table:table-cell>
        </table:table-row>
        <table:table-row table:style-name="Table17.1">
          <table:table-cell table:style-name="Table17.A137" office:value-type="string">
            <text:p text:style-name="P328">DUA – DZZ</text:p>
          </table:table-cell>
          <table:table-cell table:style-name="Table17.B137" office:value-type="string">
            <text:p text:style-name="P383">Philippines (Republic of the)</text:p>
          </table:table-cell>
        </table:table-row>
        <table:table-row table:style-name="Table17.1">
          <table:table-cell table:style-name="Table17.A2" table:number-columns-spanned="2" office:value-type="string">
            <text:p text:style-name="P269">E</text:p>
          </table:table-cell>
          <table:covered-table-cell/>
        </table:table-row>
        <table:table-row table:style-name="Table17.1">
          <table:table-cell table:style-name="Table17.A139" office:value-type="string">
            <text:p text:style-name="P328">E2A – E2Z</text:p>
          </table:table-cell>
          <table:table-cell table:style-name="Table17.B139" office:value-type="string">
            <text:p text:style-name="P383">Thailand</text:p>
          </table:table-cell>
        </table:table-row>
        <table:table-row table:style-name="Table17.1">
          <table:table-cell table:style-name="Table17.A140" office:value-type="string">
            <text:p text:style-name="P328">E3A – E3Z</text:p>
          </table:table-cell>
          <table:table-cell table:style-name="Table17.B140" office:value-type="string">
            <text:p text:style-name="P383">Eritrea</text:p>
          </table:table-cell>
        </table:table-row>
        <table:table-row table:style-name="Table17.1">
          <table:table-cell table:style-name="Table17.A141" office:value-type="string">
            <text:p text:style-name="P328">E4A – E4Z</text:p>
          </table:table-cell>
          <table:table-cell table:style-name="Table17.B141" office:value-type="string">
            <text:p text:style-name="P383">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8">E5A – E5Z</text:p>
          </table:table-cell>
          <table:table-cell table:style-name="Table17.B142" office:value-type="string">
            <text:p text:style-name="P383">New Zealand – Cook Islands</text:p>
          </table:table-cell>
        </table:table-row>
        <table:table-row table:style-name="Table17.1">
          <table:table-cell table:style-name="Table17.A143" office:value-type="string">
            <text:p text:style-name="P328">E6A – E6Z</text:p>
          </table:table-cell>
          <table:table-cell table:style-name="Table17.B143" office:value-type="string">
            <text:p text:style-name="P383">New Zealand – Niue</text:p>
          </table:table-cell>
        </table:table-row>
        <table:table-row table:style-name="Table17.1">
          <table:table-cell table:style-name="Table17.A144" office:value-type="string">
            <text:p text:style-name="P328">E7A – E7Z</text:p>
          </table:table-cell>
          <table:table-cell table:style-name="Table17.B144" office:value-type="string">
            <text:p text:style-name="P383">Bosnia and Herzegovina</text:p>
          </table:table-cell>
        </table:table-row>
        <table:table-row table:style-name="Table17.1">
          <table:table-cell table:style-name="Table17.A145" office:value-type="string">
            <text:p text:style-name="P328">EAA – EHZ</text:p>
          </table:table-cell>
          <table:table-cell table:style-name="Table17.B145" office:value-type="string">
            <text:p text:style-name="P383">Spain</text:p>
          </table:table-cell>
        </table:table-row>
        <table:table-row table:style-name="Table17.1">
          <table:table-cell table:style-name="Table17.A146" office:value-type="string">
            <text:p text:style-name="P328">EIA – EJZ</text:p>
          </table:table-cell>
          <table:table-cell table:style-name="Table17.B146" office:value-type="string">
            <text:p text:style-name="P383">Ireland</text:p>
          </table:table-cell>
        </table:table-row>
        <table:table-row table:style-name="Table17.1">
          <table:table-cell table:style-name="Table17.A147" office:value-type="string">
            <text:p text:style-name="P328">EKA – EKZ</text:p>
          </table:table-cell>
          <table:table-cell table:style-name="Table17.B147" office:value-type="string">
            <text:p text:style-name="P383">Armenia (Republic of)</text:p>
          </table:table-cell>
        </table:table-row>
        <table:table-row table:style-name="Table17.1">
          <table:table-cell table:style-name="Table17.A148" office:value-type="string">
            <text:p text:style-name="P328">ELA – ELZ</text:p>
          </table:table-cell>
          <table:table-cell table:style-name="Table17.B148" office:value-type="string">
            <text:p text:style-name="P383">Liberia (Republic of)</text:p>
          </table:table-cell>
        </table:table-row>
        <table:table-row table:style-name="Table17.1">
          <table:table-cell table:style-name="Table17.A149" office:value-type="string">
            <text:p text:style-name="P328">EMA – EOZ</text:p>
          </table:table-cell>
          <table:table-cell table:style-name="Table17.B149" office:value-type="string">
            <text:p text:style-name="P383">Ukraine</text:p>
          </table:table-cell>
        </table:table-row>
        <table:table-row table:style-name="Table17.1">
          <table:table-cell table:style-name="Table17.A150" office:value-type="string">
            <text:p text:style-name="P328">EPA – EQZ</text:p>
          </table:table-cell>
          <table:table-cell table:style-name="Table17.B150" office:value-type="string">
            <text:p text:style-name="P383">Iran (Islamic Republic of)</text:p>
          </table:table-cell>
        </table:table-row>
        <text:soft-page-break/>
        <table:table-row table:style-name="Table17.1">
          <table:table-cell table:style-name="Table17.A151" office:value-type="string">
            <text:p text:style-name="P328">ERA – ERZ</text:p>
          </table:table-cell>
          <table:table-cell table:style-name="Table17.B151" office:value-type="string">
            <text:p text:style-name="P383">Moldova (Republic of)</text:p>
          </table:table-cell>
        </table:table-row>
        <table:table-row table:style-name="Table17.1">
          <table:table-cell table:style-name="Table17.A152" office:value-type="string">
            <text:p text:style-name="P328">ESA – ESZ</text:p>
          </table:table-cell>
          <table:table-cell table:style-name="Table17.B152" office:value-type="string">
            <text:p text:style-name="P383">Estonia (Republic of)</text:p>
          </table:table-cell>
        </table:table-row>
        <table:table-row table:style-name="Table17.1">
          <table:table-cell table:style-name="Table17.A153" office:value-type="string">
            <text:p text:style-name="P328">ETA – ETZ</text:p>
          </table:table-cell>
          <table:table-cell table:style-name="Table17.B153" office:value-type="string">
            <text:p text:style-name="P383">Ethiopia (Federal Democratic Republic of)</text:p>
          </table:table-cell>
        </table:table-row>
        <table:table-row table:style-name="Table17.1">
          <table:table-cell table:style-name="Table17.A154" office:value-type="string">
            <text:p text:style-name="P328">EUA – EWZ</text:p>
          </table:table-cell>
          <table:table-cell table:style-name="Table17.B154" office:value-type="string">
            <text:p text:style-name="P383">Belarus (Republic of)</text:p>
          </table:table-cell>
        </table:table-row>
        <table:table-row table:style-name="Table17.1">
          <table:table-cell table:style-name="Table17.A155" office:value-type="string">
            <text:p text:style-name="P328">EXA – EXZ</text:p>
          </table:table-cell>
          <table:table-cell table:style-name="Table17.B155" office:value-type="string">
            <text:p text:style-name="P383">Kyrgyz Republic</text:p>
          </table:table-cell>
        </table:table-row>
        <table:table-row table:style-name="Table17.1">
          <table:table-cell table:style-name="Table17.A156" office:value-type="string">
            <text:p text:style-name="P328">EYA – EYZ</text:p>
          </table:table-cell>
          <table:table-cell table:style-name="Table17.B156" office:value-type="string">
            <text:p text:style-name="P383">Tajikistan (Republic of)</text:p>
          </table:table-cell>
        </table:table-row>
        <table:table-row table:style-name="Table17.1">
          <table:table-cell table:style-name="Table17.A157" office:value-type="string">
            <text:p text:style-name="P328">EZA – EZZ</text:p>
          </table:table-cell>
          <table:table-cell table:style-name="Table17.B157" office:value-type="string">
            <text:p text:style-name="P383">Turkmenistan</text:p>
          </table:table-cell>
        </table:table-row>
        <table:table-row table:style-name="Table17.1">
          <table:table-cell table:style-name="Table17.A2" table:number-columns-spanned="2" office:value-type="string">
            <text:p text:style-name="P269">F — G</text:p>
          </table:table-cell>
          <table:covered-table-cell/>
        </table:table-row>
        <table:table-row table:style-name="Table17.1">
          <table:table-cell table:style-name="Table17.A159" office:value-type="string">
            <text:p text:style-name="P328">FAA – FZZ</text:p>
          </table:table-cell>
          <table:table-cell table:style-name="Table17.B159" office:value-type="string">
            <text:p text:style-name="P383">France</text:p>
          </table:table-cell>
        </table:table-row>
        <table:table-row table:style-name="Table17.1">
          <table:table-cell table:style-name="Table17.A160" office:value-type="string">
            <text:p text:style-name="P328">GAA – GZZ</text:p>
          </table:table-cell>
          <table:table-cell table:style-name="Table17.B160" office:value-type="string">
            <text:p text:style-name="P383">United Kingdom of Great Britain and Northern Ireland</text:p>
          </table:table-cell>
        </table:table-row>
        <table:table-row table:style-name="Table17.1">
          <table:table-cell table:style-name="Table17.A2" table:number-columns-spanned="2" office:value-type="string">
            <text:p text:style-name="P270">H</text:p>
          </table:table-cell>
          <table:covered-table-cell/>
        </table:table-row>
        <table:table-row table:style-name="Table17.1">
          <table:table-cell table:style-name="Table17.A162" office:value-type="string">
            <text:p text:style-name="P328">H2A – H2Z</text:p>
          </table:table-cell>
          <table:table-cell table:style-name="Table17.B162" office:value-type="string">
            <text:p text:style-name="P383">Cyprus (Republic of)</text:p>
          </table:table-cell>
        </table:table-row>
        <table:table-row table:style-name="Table17.1">
          <table:table-cell table:style-name="Table17.A163" office:value-type="string">
            <text:p text:style-name="P328">H3A – H3Z</text:p>
          </table:table-cell>
          <table:table-cell table:style-name="Table17.B163" office:value-type="string">
            <text:p text:style-name="P383">Panama (Republic of)</text:p>
          </table:table-cell>
        </table:table-row>
        <table:table-row table:style-name="Table17.1">
          <table:table-cell table:style-name="Table17.A164" office:value-type="string">
            <text:p text:style-name="P328">H4A – H4Z</text:p>
          </table:table-cell>
          <table:table-cell table:style-name="Table17.B164" office:value-type="string">
            <text:p text:style-name="P383">Solomon Islands</text:p>
          </table:table-cell>
        </table:table-row>
        <table:table-row table:style-name="Table17.1">
          <table:table-cell table:style-name="Table17.A165" office:value-type="string">
            <text:p text:style-name="P328">H6A – H7Z</text:p>
          </table:table-cell>
          <table:table-cell table:style-name="Table17.B165" office:value-type="string">
            <text:p text:style-name="P383">Nicaragua</text:p>
          </table:table-cell>
        </table:table-row>
        <table:table-row table:style-name="Table17.1">
          <table:table-cell table:style-name="Table17.A166" office:value-type="string">
            <text:p text:style-name="P328">H8A – H9Z</text:p>
          </table:table-cell>
          <table:table-cell table:style-name="Table17.B166" office:value-type="string">
            <text:p text:style-name="P383">Panama (Republic of)</text:p>
          </table:table-cell>
        </table:table-row>
        <table:table-row table:style-name="Table17.1">
          <table:table-cell table:style-name="Table17.A167" office:value-type="string">
            <text:p text:style-name="P328">HAA – HAZ</text:p>
          </table:table-cell>
          <table:table-cell table:style-name="Table17.B167" office:value-type="string">
            <text:p text:style-name="P383">Hungary</text:p>
          </table:table-cell>
        </table:table-row>
        <table:table-row table:style-name="Table17.1">
          <table:table-cell table:style-name="Table17.A168" office:value-type="string">
            <text:p text:style-name="P328">HBA – HBZ</text:p>
          </table:table-cell>
          <table:table-cell table:style-name="Table17.B168" office:value-type="string">
            <text:p text:style-name="P383">Switzerland (Confederation of)</text:p>
          </table:table-cell>
        </table:table-row>
        <table:table-row table:style-name="Table17.1">
          <table:table-cell table:style-name="Table17.A169" office:value-type="string">
            <text:p text:style-name="P328">HCA – HDZ</text:p>
          </table:table-cell>
          <table:table-cell table:style-name="Table17.B169" office:value-type="string">
            <text:p text:style-name="P383">Ecuador</text:p>
          </table:table-cell>
        </table:table-row>
        <table:table-row table:style-name="Table17.1">
          <table:table-cell table:style-name="Table17.A170" office:value-type="string">
            <text:p text:style-name="P328">HEA – HEZ</text:p>
          </table:table-cell>
          <table:table-cell table:style-name="Table17.B170" office:value-type="string">
            <text:p text:style-name="P383">Switzerland (Confederation of)</text:p>
          </table:table-cell>
        </table:table-row>
        <table:table-row table:style-name="Table17.1">
          <table:table-cell table:style-name="Table17.A171" office:value-type="string">
            <text:p text:style-name="P328">HFA – HFZ</text:p>
          </table:table-cell>
          <table:table-cell table:style-name="Table17.B171" office:value-type="string">
            <text:p text:style-name="P383">Poland (Republic of)</text:p>
          </table:table-cell>
        </table:table-row>
        <table:table-row table:style-name="Table17.1">
          <table:table-cell table:style-name="Table17.A172" office:value-type="string">
            <text:p text:style-name="P328">HGA – HGZ</text:p>
          </table:table-cell>
          <table:table-cell table:style-name="Table17.B172" office:value-type="string">
            <text:p text:style-name="P383">Hungary</text:p>
          </table:table-cell>
        </table:table-row>
        <table:table-row table:style-name="Table17.1">
          <table:table-cell table:style-name="Table17.A173" office:value-type="string">
            <text:p text:style-name="P328">HHA – HHZ</text:p>
          </table:table-cell>
          <table:table-cell table:style-name="Table17.B173" office:value-type="string">
            <text:p text:style-name="P383">Haiti (Republic of)</text:p>
          </table:table-cell>
        </table:table-row>
        <table:table-row table:style-name="Table17.1">
          <table:table-cell table:style-name="Table17.A174" office:value-type="string">
            <text:p text:style-name="P328">HIA – HIZ</text:p>
          </table:table-cell>
          <table:table-cell table:style-name="Table17.B174" office:value-type="string">
            <text:p text:style-name="P383">Dominican Republic</text:p>
          </table:table-cell>
        </table:table-row>
        <table:table-row table:style-name="Table17.1">
          <table:table-cell table:style-name="Table17.A175" office:value-type="string">
            <text:p text:style-name="P328">HJA – HKZ</text:p>
          </table:table-cell>
          <table:table-cell table:style-name="Table17.B175" office:value-type="string">
            <text:p text:style-name="P383">Colombia (Republic of)</text:p>
          </table:table-cell>
        </table:table-row>
        <table:table-row table:style-name="Table17.1">
          <table:table-cell table:style-name="Table17.A176" office:value-type="string">
            <text:p text:style-name="P328">HLA – HLZ</text:p>
          </table:table-cell>
          <table:table-cell table:style-name="Table17.B176" office:value-type="string">
            <text:p text:style-name="P383">Korea (Republic of)</text:p>
          </table:table-cell>
        </table:table-row>
        <table:table-row table:style-name="Table17.1">
          <table:table-cell table:style-name="Table17.A177" office:value-type="string">
            <text:p text:style-name="P328">HMA – HMZ</text:p>
          </table:table-cell>
          <table:table-cell table:style-name="Table17.B177" office:value-type="string">
            <text:p text:style-name="P383">Democratic People's Republic of Korea</text:p>
          </table:table-cell>
        </table:table-row>
        <table:table-row table:style-name="Table17.1">
          <table:table-cell table:style-name="Table17.A178" office:value-type="string">
            <text:p text:style-name="P328">HNA – HNZ</text:p>
          </table:table-cell>
          <table:table-cell table:style-name="Table17.B178" office:value-type="string">
            <text:p text:style-name="P383">Iraq (Republic of)</text:p>
          </table:table-cell>
        </table:table-row>
        <table:table-row table:style-name="Table17.1">
          <table:table-cell table:style-name="Table17.A179" office:value-type="string">
            <text:p text:style-name="P328">HOA – HPZ</text:p>
          </table:table-cell>
          <table:table-cell table:style-name="Table17.B179" office:value-type="string">
            <text:p text:style-name="P383">Panama (Republic of)</text:p>
          </table:table-cell>
        </table:table-row>
        <table:table-row table:style-name="Table17.1">
          <table:table-cell table:style-name="Table17.A180" office:value-type="string">
            <text:p text:style-name="P328">HQA – HRZ</text:p>
          </table:table-cell>
          <table:table-cell table:style-name="Table17.B180" office:value-type="string">
            <text:p text:style-name="P383">Honduras (Republic of)</text:p>
          </table:table-cell>
        </table:table-row>
        <table:table-row table:style-name="Table17.1">
          <table:table-cell table:style-name="Table17.A181" office:value-type="string">
            <text:p text:style-name="P328">HSA – HSZ</text:p>
          </table:table-cell>
          <table:table-cell table:style-name="Table17.B181" office:value-type="string">
            <text:p text:style-name="P383">Thailand</text:p>
          </table:table-cell>
        </table:table-row>
        <table:table-row table:style-name="Table17.1">
          <table:table-cell table:style-name="Table17.A182" office:value-type="string">
            <text:p text:style-name="P328">HTA – HTZ</text:p>
          </table:table-cell>
          <table:table-cell table:style-name="Table17.B182" office:value-type="string">
            <text:p text:style-name="P383">Nicaragua</text:p>
          </table:table-cell>
        </table:table-row>
        <table:table-row table:style-name="Table17.1">
          <table:table-cell table:style-name="Table17.A183" office:value-type="string">
            <text:p text:style-name="P328">HUA – HUZ</text:p>
          </table:table-cell>
          <table:table-cell table:style-name="Table17.B183" office:value-type="string">
            <text:p text:style-name="P383">El Salvador (Republic of)</text:p>
          </table:table-cell>
        </table:table-row>
        <text:soft-page-break/>
        <table:table-row table:style-name="Table17.1">
          <table:table-cell table:style-name="Table17.A184" office:value-type="string">
            <text:p text:style-name="P328">HVA – HVZ</text:p>
          </table:table-cell>
          <table:table-cell table:style-name="Table17.B184" office:value-type="string">
            <text:p text:style-name="P383">Vatican City State</text:p>
          </table:table-cell>
        </table:table-row>
        <table:table-row table:style-name="Table17.1">
          <table:table-cell table:style-name="Table17.A185" office:value-type="string">
            <text:p text:style-name="P328">HWA – HYZ</text:p>
          </table:table-cell>
          <table:table-cell table:style-name="Table17.B185" office:value-type="string">
            <text:p text:style-name="P383">France</text:p>
          </table:table-cell>
        </table:table-row>
        <table:table-row table:style-name="Table17.1">
          <table:table-cell table:style-name="Table17.A186" office:value-type="string">
            <text:p text:style-name="P328">HZA – HZZ</text:p>
          </table:table-cell>
          <table:table-cell table:style-name="Table17.B186" office:value-type="string">
            <text:p text:style-name="P383">Saudi Arabia (Kingdom of)</text:p>
          </table:table-cell>
        </table:table-row>
        <table:table-row table:style-name="Table17.1">
          <table:table-cell table:style-name="Table17.A2" table:number-columns-spanned="2" office:value-type="string">
            <text:p text:style-name="P270">I — J</text:p>
          </table:table-cell>
          <table:covered-table-cell/>
        </table:table-row>
        <table:table-row table:style-name="Table17.1">
          <table:table-cell table:style-name="Table17.A188" office:value-type="string">
            <text:p text:style-name="P328">IAA – IZZ</text:p>
          </table:table-cell>
          <table:table-cell table:style-name="Table17.B188" office:value-type="string">
            <text:p text:style-name="P383">Italy</text:p>
          </table:table-cell>
        </table:table-row>
        <table:table-row table:style-name="Table17.1">
          <table:table-cell table:style-name="Table17.A189" office:value-type="string">
            <text:p text:style-name="P328">J2A – J2Z</text:p>
          </table:table-cell>
          <table:table-cell table:style-name="Table17.B189" office:value-type="string">
            <text:p text:style-name="P383">Djibouti (Republic of)</text:p>
          </table:table-cell>
        </table:table-row>
        <table:table-row table:style-name="Table17.1">
          <table:table-cell table:style-name="Table17.A190" office:value-type="string">
            <text:p text:style-name="P328">J3A – J3Z</text:p>
          </table:table-cell>
          <table:table-cell table:style-name="Table17.B190" office:value-type="string">
            <text:p text:style-name="P383">Grenada</text:p>
          </table:table-cell>
        </table:table-row>
        <table:table-row table:style-name="Table17.1">
          <table:table-cell table:style-name="Table17.A191" office:value-type="string">
            <text:p text:style-name="P328">J4A – J4Z</text:p>
          </table:table-cell>
          <table:table-cell table:style-name="Table17.B191" office:value-type="string">
            <text:p text:style-name="P383">Greece</text:p>
          </table:table-cell>
        </table:table-row>
        <table:table-row table:style-name="Table17.1">
          <table:table-cell table:style-name="Table17.A192" office:value-type="string">
            <text:p text:style-name="P328">J5A – J5Z</text:p>
          </table:table-cell>
          <table:table-cell table:style-name="Table17.B192" office:value-type="string">
            <text:p text:style-name="P383">Guinea-Bissau (Republic of)</text:p>
          </table:table-cell>
        </table:table-row>
        <table:table-row table:style-name="Table17.1">
          <table:table-cell table:style-name="Table17.A193" office:value-type="string">
            <text:p text:style-name="P328">J6A – J6Z</text:p>
          </table:table-cell>
          <table:table-cell table:style-name="Table17.B193" office:value-type="string">
            <text:p text:style-name="P383">Saint Lucia</text:p>
          </table:table-cell>
        </table:table-row>
        <table:table-row table:style-name="Table17.1">
          <table:table-cell table:style-name="Table17.A194" office:value-type="string">
            <text:p text:style-name="P328">J7A – J7Z</text:p>
          </table:table-cell>
          <table:table-cell table:style-name="Table17.B194" office:value-type="string">
            <text:p text:style-name="P383">Dominica (Commonwealth of)</text:p>
          </table:table-cell>
        </table:table-row>
        <table:table-row table:style-name="Table17.1">
          <table:table-cell table:style-name="Table17.A195" office:value-type="string">
            <text:p text:style-name="P328">J8A – J8Z</text:p>
          </table:table-cell>
          <table:table-cell table:style-name="Table17.B195" office:value-type="string">
            <text:p text:style-name="P383">Saint Vincent and the Grenadines</text:p>
          </table:table-cell>
        </table:table-row>
        <table:table-row table:style-name="Table17.1">
          <table:table-cell table:style-name="Table17.A196" office:value-type="string">
            <text:p text:style-name="P328">JAA – JSZ</text:p>
          </table:table-cell>
          <table:table-cell table:style-name="Table17.B196" office:value-type="string">
            <text:p text:style-name="P383">Japan</text:p>
          </table:table-cell>
        </table:table-row>
        <table:table-row table:style-name="Table17.1">
          <table:table-cell table:style-name="Table17.A197" office:value-type="string">
            <text:p text:style-name="P328">JTA – JVZ</text:p>
          </table:table-cell>
          <table:table-cell table:style-name="Table17.B197" office:value-type="string">
            <text:p text:style-name="P383">Mongolia</text:p>
          </table:table-cell>
        </table:table-row>
        <table:table-row table:style-name="Table17.1">
          <table:table-cell table:style-name="Table17.A198" office:value-type="string">
            <text:p text:style-name="P328">JWA – JXZ</text:p>
          </table:table-cell>
          <table:table-cell table:style-name="Table17.B198" office:value-type="string">
            <text:p text:style-name="P383">Norway</text:p>
          </table:table-cell>
        </table:table-row>
        <table:table-row table:style-name="Table17.1">
          <table:table-cell table:style-name="Table17.A199" office:value-type="string">
            <text:p text:style-name="P328">JYA – JYZ</text:p>
          </table:table-cell>
          <table:table-cell table:style-name="Table17.B199" office:value-type="string">
            <text:p text:style-name="P383">Jordan (Hashemite Kingdom of)</text:p>
          </table:table-cell>
        </table:table-row>
        <table:table-row table:style-name="Table17.1">
          <table:table-cell table:style-name="Table17.A200" office:value-type="string">
            <text:p text:style-name="P328">JZA – JZZ</text:p>
          </table:table-cell>
          <table:table-cell table:style-name="Table17.B200" office:value-type="string">
            <text:p text:style-name="P383">Indonesia (Republic of)</text:p>
          </table:table-cell>
        </table:table-row>
        <table:table-row table:style-name="Table17.1">
          <table:table-cell table:style-name="Table17.A2" table:number-columns-spanned="2" office:value-type="string">
            <text:p text:style-name="P270">K — L</text:p>
          </table:table-cell>
          <table:covered-table-cell/>
        </table:table-row>
        <table:table-row table:style-name="Table17.1">
          <table:table-cell table:style-name="Table17.A202" office:value-type="string">
            <text:p text:style-name="P328">KAA – KZZ</text:p>
          </table:table-cell>
          <table:table-cell table:style-name="Table17.B202" office:value-type="string">
            <text:p text:style-name="P383">United States of America</text:p>
          </table:table-cell>
        </table:table-row>
        <table:table-row table:style-name="Table17.1">
          <table:table-cell table:style-name="Table17.A203" office:value-type="string">
            <text:p text:style-name="P328">L2A – L9Z</text:p>
          </table:table-cell>
          <table:table-cell table:style-name="Table17.B203" office:value-type="string">
            <text:p text:style-name="P383">Argentine Republic</text:p>
          </table:table-cell>
        </table:table-row>
        <table:table-row table:style-name="Table17.1">
          <table:table-cell table:style-name="Table17.A204" office:value-type="string">
            <text:p text:style-name="P328">LAA – LNZ</text:p>
          </table:table-cell>
          <table:table-cell table:style-name="Table17.B204" office:value-type="string">
            <text:p text:style-name="P383">Norway</text:p>
          </table:table-cell>
        </table:table-row>
        <table:table-row table:style-name="Table17.1">
          <table:table-cell table:style-name="Table17.A205" office:value-type="string">
            <text:p text:style-name="P328">LOA – LWZ</text:p>
          </table:table-cell>
          <table:table-cell table:style-name="Table17.B205" office:value-type="string">
            <text:p text:style-name="P383">Argentine Republic</text:p>
          </table:table-cell>
        </table:table-row>
        <table:table-row table:style-name="Table17.1">
          <table:table-cell table:style-name="Table17.A206" office:value-type="string">
            <text:p text:style-name="P328">LXA – LXZ</text:p>
          </table:table-cell>
          <table:table-cell table:style-name="Table17.B206" office:value-type="string">
            <text:p text:style-name="P383">Luxembourg</text:p>
          </table:table-cell>
        </table:table-row>
        <table:table-row table:style-name="Table17.1">
          <table:table-cell table:style-name="Table17.A207" office:value-type="string">
            <text:p text:style-name="P328">LYA – LYZ</text:p>
          </table:table-cell>
          <table:table-cell table:style-name="Table17.B207" office:value-type="string">
            <text:p text:style-name="P383">Lithuania (Republic of)</text:p>
          </table:table-cell>
        </table:table-row>
        <table:table-row table:style-name="Table17.1">
          <table:table-cell table:style-name="Table17.A208" office:value-type="string">
            <text:p text:style-name="P328">LZA – LZZ</text:p>
          </table:table-cell>
          <table:table-cell table:style-name="Table17.B208" office:value-type="string">
            <text:p text:style-name="P383">Bulgaria (Republic of)</text:p>
          </table:table-cell>
        </table:table-row>
        <table:table-row table:style-name="Table17.1">
          <table:table-cell table:style-name="Table17.A2" table:number-columns-spanned="2" office:value-type="string">
            <text:p text:style-name="P270">M — N — O</text:p>
          </table:table-cell>
          <table:covered-table-cell/>
        </table:table-row>
        <table:table-row table:style-name="Table17.1">
          <table:table-cell table:style-name="Table17.A210" office:value-type="string">
            <text:p text:style-name="P328">MAA – MZZ</text:p>
          </table:table-cell>
          <table:table-cell table:style-name="Table17.B210" office:value-type="string">
            <text:p text:style-name="P383">United Kingdom of Great Britain and Northern Ireland</text:p>
          </table:table-cell>
        </table:table-row>
        <table:table-row table:style-name="Table17.1">
          <table:table-cell table:style-name="Table17.A211" office:value-type="string">
            <text:p text:style-name="P328">NAA – NZZ</text:p>
          </table:table-cell>
          <table:table-cell table:style-name="Table17.B211" office:value-type="string">
            <text:p text:style-name="P383">United States of America</text:p>
          </table:table-cell>
        </table:table-row>
        <table:table-row table:style-name="Table17.1">
          <table:table-cell table:style-name="Table17.A212" office:value-type="string">
            <text:p text:style-name="P328">OAA – OCZ</text:p>
          </table:table-cell>
          <table:table-cell table:style-name="Table17.B212" office:value-type="string">
            <text:p text:style-name="P383">Peru</text:p>
          </table:table-cell>
        </table:table-row>
        <table:table-row table:style-name="Table17.1">
          <table:table-cell table:style-name="Table17.A213" office:value-type="string">
            <text:p text:style-name="P328">ODA – ODZ</text:p>
          </table:table-cell>
          <table:table-cell table:style-name="Table17.B213" office:value-type="string">
            <text:p text:style-name="P383">Lebanon</text:p>
          </table:table-cell>
        </table:table-row>
        <table:table-row table:style-name="Table17.1">
          <table:table-cell table:style-name="Table17.A214" office:value-type="string">
            <text:p text:style-name="P328">OEA – OEZ</text:p>
          </table:table-cell>
          <table:table-cell table:style-name="Table17.B214" office:value-type="string">
            <text:p text:style-name="P383">Austria</text:p>
          </table:table-cell>
        </table:table-row>
        <table:table-row table:style-name="Table17.1">
          <table:table-cell table:style-name="Table17.A215" office:value-type="string">
            <text:p text:style-name="P328">OFA – OJZ</text:p>
          </table:table-cell>
          <table:table-cell table:style-name="Table17.B215" office:value-type="string">
            <text:p text:style-name="P383">Finland</text:p>
          </table:table-cell>
        </table:table-row>
        <table:table-row table:style-name="Table17.1">
          <table:table-cell table:style-name="Table17.A216" office:value-type="string">
            <text:p text:style-name="P328">OKA – OLZ</text:p>
          </table:table-cell>
          <table:table-cell table:style-name="Table17.B216" office:value-type="string">
            <text:p text:style-name="P383">Czech Republic</text:p>
          </table:table-cell>
        </table:table-row>
        <text:soft-page-break/>
        <table:table-row table:style-name="Table17.1">
          <table:table-cell table:style-name="Table17.A217" office:value-type="string">
            <text:p text:style-name="P328">OMA – OMZ</text:p>
          </table:table-cell>
          <table:table-cell table:style-name="Table17.B217" office:value-type="string">
            <text:p text:style-name="P383">Slovak Republic</text:p>
          </table:table-cell>
        </table:table-row>
        <table:table-row table:style-name="Table17.1">
          <table:table-cell table:style-name="Table17.A218" office:value-type="string">
            <text:p text:style-name="P328">ONA – OTZ</text:p>
          </table:table-cell>
          <table:table-cell table:style-name="Table17.B218" office:value-type="string">
            <text:p text:style-name="P383">Belgium</text:p>
          </table:table-cell>
        </table:table-row>
        <table:table-row table:style-name="Table17.1">
          <table:table-cell table:style-name="Table17.A219" office:value-type="string">
            <text:p text:style-name="P328">OUA – OZZ</text:p>
          </table:table-cell>
          <table:table-cell table:style-name="Table17.B219" office:value-type="string">
            <text:p text:style-name="P383">Denmark</text:p>
          </table:table-cell>
        </table:table-row>
        <table:table-row table:style-name="Table17.1">
          <table:table-cell table:style-name="Table17.A2" table:number-columns-spanned="2" office:value-type="string">
            <text:p text:style-name="P270">P</text:p>
          </table:table-cell>
          <table:covered-table-cell/>
        </table:table-row>
        <table:table-row table:style-name="Table17.1">
          <table:table-cell table:style-name="Table17.A221" office:value-type="string">
            <text:p text:style-name="P328">P2A – P2Z</text:p>
          </table:table-cell>
          <table:table-cell table:style-name="Table17.B221" office:value-type="string">
            <text:p text:style-name="P383">Papua New Guinea</text:p>
          </table:table-cell>
        </table:table-row>
        <table:table-row table:style-name="Table17.1">
          <table:table-cell table:style-name="Table17.A222" office:value-type="string">
            <text:p text:style-name="P328">P3A – P3Z</text:p>
          </table:table-cell>
          <table:table-cell table:style-name="Table17.B222" office:value-type="string">
            <text:p text:style-name="P383">Cyprus (Republic of)</text:p>
          </table:table-cell>
        </table:table-row>
        <table:table-row table:style-name="Table17.1">
          <table:table-cell table:style-name="Table17.A223" office:value-type="string">
            <text:p text:style-name="P328">P4A – P4Z</text:p>
          </table:table-cell>
          <table:table-cell table:style-name="Table17.B223" office:value-type="string">
            <text:p text:style-name="P383">Netherlands (Kingdom of the) - Aruba</text:p>
          </table:table-cell>
        </table:table-row>
        <table:table-row table:style-name="Table17.1">
          <table:table-cell table:style-name="Table17.A224" office:value-type="string">
            <text:p text:style-name="P328">P5A – P9Z</text:p>
          </table:table-cell>
          <table:table-cell table:style-name="Table17.B224" office:value-type="string">
            <text:p text:style-name="P383">Democratic People's Republic of Korea</text:p>
          </table:table-cell>
        </table:table-row>
        <table:table-row table:style-name="Table17.1">
          <table:table-cell table:style-name="Table17.A225" office:value-type="string">
            <text:p text:style-name="P328">PAA – PIZ</text:p>
          </table:table-cell>
          <table:table-cell table:style-name="Table17.B225" office:value-type="string">
            <text:p text:style-name="P383">Netherlands (Kingdom of the)</text:p>
          </table:table-cell>
        </table:table-row>
        <table:table-row table:style-name="Table17.1">
          <table:table-cell table:style-name="Table17.A226" office:value-type="string">
            <text:p text:style-name="P328">PJA – PJZ</text:p>
          </table:table-cell>
          <table:table-cell table:style-name="Table17.B226" office:value-type="string">
            <text:p text:style-name="P383">Netherlands (Kingdom of the) - Bonaire, Sint Eustatius and Saba</text:p>
          </table:table-cell>
        </table:table-row>
        <table:table-row table:style-name="Table17.1">
          <table:table-cell table:style-name="Table17.A227" office:value-type="string">
            <text:p text:style-name="P328">PJA – PJZ</text:p>
          </table:table-cell>
          <table:table-cell table:style-name="Table17.B227" office:value-type="string">
            <text:p text:style-name="P383">Netherlands (Kingdom of the) - Curaçao</text:p>
          </table:table-cell>
        </table:table-row>
        <table:table-row table:style-name="Table17.1">
          <table:table-cell table:style-name="Table17.A228" office:value-type="string">
            <text:p text:style-name="P328">PJA – PJZ</text:p>
          </table:table-cell>
          <table:table-cell table:style-name="Table17.B228" office:value-type="string">
            <text:p text:style-name="P383">Netherlands (Kingdom of the) - Sint Maarten (Dutch part)</text:p>
          </table:table-cell>
        </table:table-row>
        <table:table-row table:style-name="Table17.1">
          <table:table-cell table:style-name="Table17.A229" office:value-type="string">
            <text:p text:style-name="P328">PKA – POZ</text:p>
          </table:table-cell>
          <table:table-cell table:style-name="Table17.B229" office:value-type="string">
            <text:p text:style-name="P383">Indonesia (Republic of)</text:p>
          </table:table-cell>
        </table:table-row>
        <table:table-row table:style-name="Table17.1">
          <table:table-cell table:style-name="Table17.A230" office:value-type="string">
            <text:p text:style-name="P328">PPA – PYZ</text:p>
          </table:table-cell>
          <table:table-cell table:style-name="Table17.B230" office:value-type="string">
            <text:p text:style-name="P383">Brazil (Federative Republic of)</text:p>
          </table:table-cell>
        </table:table-row>
        <table:table-row table:style-name="Table17.1">
          <table:table-cell table:style-name="Table17.A231" office:value-type="string">
            <text:p text:style-name="P328">PZA – PZZ</text:p>
          </table:table-cell>
          <table:table-cell table:style-name="Table17.B231" office:value-type="string">
            <text:p text:style-name="P383">Suriname (Republic of)</text:p>
          </table:table-cell>
        </table:table-row>
        <table:table-row table:style-name="Table17.1">
          <table:table-cell table:style-name="Table17.A2" table:number-columns-spanned="2" office:value-type="string">
            <text:p text:style-name="P270">R — S</text:p>
          </table:table-cell>
          <table:covered-table-cell/>
        </table:table-row>
        <table:table-row table:style-name="Table17.1">
          <table:table-cell table:style-name="Table17.A233" office:value-type="string">
            <text:p text:style-name="P328">RAA – RZZ</text:p>
          </table:table-cell>
          <table:table-cell table:style-name="Table17.B233" office:value-type="string">
            <text:p text:style-name="P383">Russian Federation</text:p>
          </table:table-cell>
        </table:table-row>
        <table:table-row table:style-name="Table17.1">
          <table:table-cell table:style-name="Table17.A234" office:value-type="string">
            <text:p text:style-name="P328">S2A – S3Z</text:p>
          </table:table-cell>
          <table:table-cell table:style-name="Table17.B234" office:value-type="string">
            <text:p text:style-name="P383">Bangladesh (People's Republic of)</text:p>
          </table:table-cell>
        </table:table-row>
        <table:table-row table:style-name="Table17.1">
          <table:table-cell table:style-name="Table17.A235" office:value-type="string">
            <text:p text:style-name="P328">S5A – S5Z</text:p>
          </table:table-cell>
          <table:table-cell table:style-name="Table17.B235" office:value-type="string">
            <text:p text:style-name="P383">Slovenia (Republic of)</text:p>
          </table:table-cell>
        </table:table-row>
        <table:table-row table:style-name="Table17.1">
          <table:table-cell table:style-name="Table17.A236" office:value-type="string">
            <text:p text:style-name="P328">S6A – S6Z</text:p>
          </table:table-cell>
          <table:table-cell table:style-name="Table17.B236" office:value-type="string">
            <text:p text:style-name="P383">Singapore (Republic of)</text:p>
          </table:table-cell>
        </table:table-row>
        <table:table-row table:style-name="Table17.1">
          <table:table-cell table:style-name="Table17.A237" office:value-type="string">
            <text:p text:style-name="P328">S7A – S7Z</text:p>
          </table:table-cell>
          <table:table-cell table:style-name="Table17.B237" office:value-type="string">
            <text:p text:style-name="P383">Seychelles (Republic of)</text:p>
          </table:table-cell>
        </table:table-row>
        <table:table-row table:style-name="Table17.1">
          <table:table-cell table:style-name="Table17.A238" office:value-type="string">
            <text:p text:style-name="P328">S8A – S8Z</text:p>
          </table:table-cell>
          <table:table-cell table:style-name="Table17.B238" office:value-type="string">
            <text:p text:style-name="P383">South Africa (Republic of)</text:p>
          </table:table-cell>
        </table:table-row>
        <table:table-row table:style-name="Table17.1">
          <table:table-cell table:style-name="Table17.A239" office:value-type="string">
            <text:p text:style-name="P328">S9A – S9Z</text:p>
          </table:table-cell>
          <table:table-cell table:style-name="Table17.B239" office:value-type="string">
            <text:p text:style-name="P383">Sao Tome and Principe (Democratic Republic of)</text:p>
          </table:table-cell>
        </table:table-row>
        <table:table-row table:style-name="Table17.1">
          <table:table-cell table:style-name="Table17.A240" office:value-type="string">
            <text:p text:style-name="P328">SAA – SMZ</text:p>
          </table:table-cell>
          <table:table-cell table:style-name="Table17.B240" office:value-type="string">
            <text:p text:style-name="P383">Sweden</text:p>
          </table:table-cell>
        </table:table-row>
        <table:table-row table:style-name="Table17.1">
          <table:table-cell table:style-name="Table17.A241" office:value-type="string">
            <text:p text:style-name="P328">SNA – SRZ</text:p>
          </table:table-cell>
          <table:table-cell table:style-name="Table17.B241" office:value-type="string">
            <text:p text:style-name="P383">Poland (Republic of)</text:p>
          </table:table-cell>
        </table:table-row>
        <table:table-row table:style-name="Table17.1">
          <table:table-cell table:style-name="Table17.A242" office:value-type="string">
            <text:p text:style-name="P328">SSA – SSM</text:p>
          </table:table-cell>
          <table:table-cell table:style-name="Table17.B242" office:value-type="string">
            <text:p text:style-name="P383">Egypt (Arab Republic of)</text:p>
          </table:table-cell>
        </table:table-row>
        <table:table-row table:style-name="Table17.1">
          <table:table-cell table:style-name="Table17.A243" office:value-type="string">
            <text:p text:style-name="P328">SSN – STZ</text:p>
          </table:table-cell>
          <table:table-cell table:style-name="Table17.B243" office:value-type="string">
            <text:p text:style-name="P383">Sudan (Republic of the)</text:p>
          </table:table-cell>
        </table:table-row>
        <table:table-row table:style-name="Table17.1">
          <table:table-cell table:style-name="Table17.A244" office:value-type="string">
            <text:p text:style-name="P328">SUA – SUZ</text:p>
          </table:table-cell>
          <table:table-cell table:style-name="Table17.B244" office:value-type="string">
            <text:p text:style-name="P383">Egypt (Arab Republic of)</text:p>
          </table:table-cell>
        </table:table-row>
        <table:table-row table:style-name="Table17.1">
          <table:table-cell table:style-name="Table17.A245" office:value-type="string">
            <text:p text:style-name="P328">SVA – SZZ</text:p>
          </table:table-cell>
          <table:table-cell table:style-name="Table17.B245" office:value-type="string">
            <text:p text:style-name="P383">Greece</text:p>
          </table:table-cell>
        </table:table-row>
        <table:table-row table:style-name="Table17.1">
          <table:table-cell table:style-name="Table17.A2" table:number-columns-spanned="2" office:value-type="string">
            <text:p text:style-name="P270">T</text:p>
          </table:table-cell>
          <table:covered-table-cell/>
        </table:table-row>
        <table:table-row table:style-name="Table17.1">
          <table:table-cell table:style-name="Table17.A247" office:value-type="string">
            <text:p text:style-name="P328">T2A – T2Z</text:p>
          </table:table-cell>
          <table:table-cell table:style-name="Table17.B247" office:value-type="string">
            <text:p text:style-name="P383">Tuvalu</text:p>
          </table:table-cell>
        </table:table-row>
        <table:table-row table:style-name="Table17.1">
          <table:table-cell table:style-name="Table17.A248" office:value-type="string">
            <text:p text:style-name="P328">T3A – T3Z</text:p>
          </table:table-cell>
          <table:table-cell table:style-name="Table17.B248" office:value-type="string">
            <text:p text:style-name="P383">Kiribati (Republic of)</text:p>
          </table:table-cell>
        </table:table-row>
        <table:table-row table:style-name="Table17.1">
          <table:table-cell table:style-name="Table17.A249" office:value-type="string">
            <text:p text:style-name="P328">T4A – T4Z</text:p>
          </table:table-cell>
          <table:table-cell table:style-name="Table17.B249" office:value-type="string">
            <text:p text:style-name="P383">Cuba</text:p>
          </table:table-cell>
        </table:table-row>
        <text:soft-page-break/>
        <table:table-row table:style-name="Table17.1">
          <table:table-cell table:style-name="Table17.A250" office:value-type="string">
            <text:p text:style-name="P328">T5A – T5Z</text:p>
          </table:table-cell>
          <table:table-cell table:style-name="Table17.B250" office:value-type="string">
            <text:p text:style-name="P383">Somalia (Federal Republic of)</text:p>
          </table:table-cell>
        </table:table-row>
        <table:table-row table:style-name="Table17.1">
          <table:table-cell table:style-name="Table17.A251" office:value-type="string">
            <text:p text:style-name="P328">T6A – T6Z</text:p>
          </table:table-cell>
          <table:table-cell table:style-name="Table17.B251" office:value-type="string">
            <text:p text:style-name="P383">Afghanistan</text:p>
          </table:table-cell>
        </table:table-row>
        <table:table-row table:style-name="Table17.1">
          <table:table-cell table:style-name="Table17.A252" office:value-type="string">
            <text:p text:style-name="P328">T7A – T7Z</text:p>
          </table:table-cell>
          <table:table-cell table:style-name="Table17.B252" office:value-type="string">
            <text:p text:style-name="P383">San Marino (Republic of)</text:p>
          </table:table-cell>
        </table:table-row>
        <table:table-row table:style-name="Table17.1">
          <table:table-cell table:style-name="Table17.A253" office:value-type="string">
            <text:p text:style-name="P328">T8A – T8Z</text:p>
          </table:table-cell>
          <table:table-cell table:style-name="Table17.B253" office:value-type="string">
            <text:p text:style-name="P383">Palau (Republic of)</text:p>
          </table:table-cell>
        </table:table-row>
        <table:table-row table:style-name="Table17.1">
          <table:table-cell table:style-name="Table17.A254" office:value-type="string">
            <text:p text:style-name="P328">TAA – TCZ</text:p>
          </table:table-cell>
          <table:table-cell table:style-name="Table17.B254" office:value-type="string">
            <text:p text:style-name="P383">Republic of Türkiye</text:p>
          </table:table-cell>
        </table:table-row>
        <table:table-row table:style-name="Table17.1">
          <table:table-cell table:style-name="Table17.A255" office:value-type="string">
            <text:p text:style-name="P328">TDA – TDZ</text:p>
          </table:table-cell>
          <table:table-cell table:style-name="Table17.B255" office:value-type="string">
            <text:p text:style-name="P383">Guatemala (Republic of)</text:p>
          </table:table-cell>
        </table:table-row>
        <table:table-row table:style-name="Table17.1">
          <table:table-cell table:style-name="Table17.A256" office:value-type="string">
            <text:p text:style-name="P328">TEA – TEZ</text:p>
          </table:table-cell>
          <table:table-cell table:style-name="Table17.B256" office:value-type="string">
            <text:p text:style-name="P383">Costa Rica</text:p>
          </table:table-cell>
        </table:table-row>
        <table:table-row table:style-name="Table17.1">
          <table:table-cell table:style-name="Table17.A257" office:value-type="string">
            <text:p text:style-name="P328">TFA – TFZ</text:p>
          </table:table-cell>
          <table:table-cell table:style-name="Table17.B257" office:value-type="string">
            <text:p text:style-name="P383">Iceland</text:p>
          </table:table-cell>
        </table:table-row>
        <table:table-row table:style-name="Table17.1">
          <table:table-cell table:style-name="Table17.A258" office:value-type="string">
            <text:p text:style-name="P328">TGA – TGZ</text:p>
          </table:table-cell>
          <table:table-cell table:style-name="Table17.B258" office:value-type="string">
            <text:p text:style-name="P383">Guatemala (Republic of)</text:p>
          </table:table-cell>
        </table:table-row>
        <table:table-row table:style-name="Table17.1">
          <table:table-cell table:style-name="Table17.A259" office:value-type="string">
            <text:p text:style-name="P328">THA – THZ</text:p>
          </table:table-cell>
          <table:table-cell table:style-name="Table17.B259" office:value-type="string">
            <text:p text:style-name="P383">France</text:p>
          </table:table-cell>
        </table:table-row>
        <table:table-row table:style-name="Table17.1">
          <table:table-cell table:style-name="Table17.A260" office:value-type="string">
            <text:p text:style-name="P328">TIA – TIZ</text:p>
          </table:table-cell>
          <table:table-cell table:style-name="Table17.B260" office:value-type="string">
            <text:p text:style-name="P383">Costa Rica</text:p>
          </table:table-cell>
        </table:table-row>
        <table:table-row table:style-name="Table17.1">
          <table:table-cell table:style-name="Table17.A261" office:value-type="string">
            <text:p text:style-name="P328">TJA – TJZ</text:p>
          </table:table-cell>
          <table:table-cell table:style-name="Table17.B261" office:value-type="string">
            <text:p text:style-name="P383">Cameroon (Republic of)</text:p>
          </table:table-cell>
        </table:table-row>
        <table:table-row table:style-name="Table17.1">
          <table:table-cell table:style-name="Table17.A262" office:value-type="string">
            <text:p text:style-name="P328">TKA – TKZ</text:p>
          </table:table-cell>
          <table:table-cell table:style-name="Table17.B262" office:value-type="string">
            <text:p text:style-name="P383">France</text:p>
          </table:table-cell>
        </table:table-row>
        <table:table-row table:style-name="Table17.1">
          <table:table-cell table:style-name="Table17.A263" office:value-type="string">
            <text:p text:style-name="P328">TLA – TLZ</text:p>
          </table:table-cell>
          <table:table-cell table:style-name="Table17.B263" office:value-type="string">
            <text:p text:style-name="P383">Central African Republic</text:p>
          </table:table-cell>
        </table:table-row>
        <table:table-row table:style-name="Table17.1">
          <table:table-cell table:style-name="Table17.A264" office:value-type="string">
            <text:p text:style-name="P328">TMA – TMZ</text:p>
          </table:table-cell>
          <table:table-cell table:style-name="Table17.B264" office:value-type="string">
            <text:p text:style-name="P383">France</text:p>
          </table:table-cell>
        </table:table-row>
        <table:table-row table:style-name="Table17.1">
          <table:table-cell table:style-name="Table17.A265" office:value-type="string">
            <text:p text:style-name="P328">TNA – TNZ</text:p>
          </table:table-cell>
          <table:table-cell table:style-name="Table17.B265" office:value-type="string">
            <text:p text:style-name="P383">Congo (Republic of the)</text:p>
          </table:table-cell>
        </table:table-row>
        <table:table-row table:style-name="Table17.1">
          <table:table-cell table:style-name="Table17.A266" office:value-type="string">
            <text:p text:style-name="P328">TOA – TQZ</text:p>
          </table:table-cell>
          <table:table-cell table:style-name="Table17.B266" office:value-type="string">
            <text:p text:style-name="P383">France</text:p>
          </table:table-cell>
        </table:table-row>
        <table:table-row table:style-name="Table17.1">
          <table:table-cell table:style-name="Table17.A267" office:value-type="string">
            <text:p text:style-name="P328">TRA – TRZ</text:p>
          </table:table-cell>
          <table:table-cell table:style-name="Table17.B267" office:value-type="string">
            <text:p text:style-name="P383">Gabonese Republic</text:p>
          </table:table-cell>
        </table:table-row>
        <table:table-row table:style-name="Table17.1">
          <table:table-cell table:style-name="Table17.A268" office:value-type="string">
            <text:p text:style-name="P328">TSA – TSZ</text:p>
          </table:table-cell>
          <table:table-cell table:style-name="Table17.B268" office:value-type="string">
            <text:p text:style-name="P383">Tunisia</text:p>
          </table:table-cell>
        </table:table-row>
        <table:table-row table:style-name="Table17.1">
          <table:table-cell table:style-name="Table17.A269" office:value-type="string">
            <text:p text:style-name="P328">TTA – TTZ</text:p>
          </table:table-cell>
          <table:table-cell table:style-name="Table17.B269" office:value-type="string">
            <text:p text:style-name="P383">Chad (Republic of)</text:p>
          </table:table-cell>
        </table:table-row>
        <table:table-row table:style-name="Table17.1">
          <table:table-cell table:style-name="Table17.A270" office:value-type="string">
            <text:p text:style-name="P328">TUA – TUZ</text:p>
          </table:table-cell>
          <table:table-cell table:style-name="Table17.B270" office:value-type="string">
            <text:p text:style-name="P383">Côte d'Ivoire (Republic of)</text:p>
          </table:table-cell>
        </table:table-row>
        <table:table-row table:style-name="Table17.1">
          <table:table-cell table:style-name="Table17.A271" office:value-type="string">
            <text:p text:style-name="P328">TVA – TXZ</text:p>
          </table:table-cell>
          <table:table-cell table:style-name="Table17.B271" office:value-type="string">
            <text:p text:style-name="P383">France</text:p>
          </table:table-cell>
        </table:table-row>
        <table:table-row table:style-name="Table17.1">
          <table:table-cell table:style-name="Table17.A272" office:value-type="string">
            <text:p text:style-name="P328">TYA – TYZ</text:p>
          </table:table-cell>
          <table:table-cell table:style-name="Table17.B272" office:value-type="string">
            <text:p text:style-name="P383">Benin (Republic of)</text:p>
          </table:table-cell>
        </table:table-row>
        <table:table-row table:style-name="Table17.1">
          <table:table-cell table:style-name="Table17.A273" office:value-type="string">
            <text:p text:style-name="P328">TZA – TZZ</text:p>
          </table:table-cell>
          <table:table-cell table:style-name="Table17.B273" office:value-type="string">
            <text:p text:style-name="P383">Mali (Republic of)</text:p>
          </table:table-cell>
        </table:table-row>
        <table:table-row table:style-name="Table17.1">
          <table:table-cell table:style-name="Table17.A2" table:number-columns-spanned="2" office:value-type="string">
            <text:p text:style-name="P270">U</text:p>
          </table:table-cell>
          <table:covered-table-cell/>
        </table:table-row>
        <table:table-row table:style-name="Table17.1">
          <table:table-cell table:style-name="Table17.A275" office:value-type="string">
            <text:p text:style-name="P328">UAA – UIZ</text:p>
          </table:table-cell>
          <table:table-cell table:style-name="Table17.B275" office:value-type="string">
            <text:p text:style-name="P383">Russian Federation</text:p>
          </table:table-cell>
        </table:table-row>
        <table:table-row table:style-name="Table17.1">
          <table:table-cell table:style-name="Table17.A276" office:value-type="string">
            <text:p text:style-name="P328">UJA – UMZ</text:p>
          </table:table-cell>
          <table:table-cell table:style-name="Table17.B276" office:value-type="string">
            <text:p text:style-name="P383">Uzbekistan (Republic of)</text:p>
          </table:table-cell>
        </table:table-row>
        <table:table-row table:style-name="Table17.1">
          <table:table-cell table:style-name="Table17.A277" office:value-type="string">
            <text:p text:style-name="P328">UNA – UQZ</text:p>
          </table:table-cell>
          <table:table-cell table:style-name="Table17.B277" office:value-type="string">
            <text:p text:style-name="P383">Kazakhstan (Republic of)</text:p>
          </table:table-cell>
        </table:table-row>
        <table:table-row table:style-name="Table17.1">
          <table:table-cell table:style-name="Table17.A278" office:value-type="string">
            <text:p text:style-name="P328">URA – UZZ</text:p>
          </table:table-cell>
          <table:table-cell table:style-name="Table17.B278" office:value-type="string">
            <text:p text:style-name="P383">Ukraine</text:p>
          </table:table-cell>
        </table:table-row>
        <table:table-row table:style-name="Table17.1">
          <table:table-cell table:style-name="Table17.A2" table:number-columns-spanned="2" office:value-type="string">
            <text:p text:style-name="P382">V</text:p>
          </table:table-cell>
          <table:covered-table-cell/>
        </table:table-row>
        <table:table-row table:style-name="Table17.1">
          <table:table-cell table:style-name="Table17.A280" office:value-type="string">
            <text:p text:style-name="P328">V2A – V2Z</text:p>
          </table:table-cell>
          <table:table-cell table:style-name="Table17.B280" office:value-type="string">
            <text:p text:style-name="P383">Antigua and Barbuda</text:p>
          </table:table-cell>
        </table:table-row>
        <table:table-row table:style-name="Table17.1">
          <table:table-cell table:style-name="Table17.A281" office:value-type="string">
            <text:p text:style-name="P328">V3A – V3Z</text:p>
          </table:table-cell>
          <table:table-cell table:style-name="Table17.B281" office:value-type="string">
            <text:p text:style-name="P383">Belize</text:p>
          </table:table-cell>
        </table:table-row>
        <table:table-row table:style-name="Table17.1">
          <table:table-cell table:style-name="Table17.A282" office:value-type="string">
            <text:p text:style-name="P328">V4A – V4Z</text:p>
          </table:table-cell>
          <table:table-cell table:style-name="Table17.B282" office:value-type="string">
            <text:p text:style-name="P383">Saint Kitts and Nevis (Federation of)</text:p>
          </table:table-cell>
        </table:table-row>
        <table:table-row table:style-name="Table17.1">
          <table:table-cell table:style-name="Table17.A283" office:value-type="string">
            <text:p text:style-name="P328">V5A – V5Z</text:p>
          </table:table-cell>
          <table:table-cell table:style-name="Table17.B283" office:value-type="string">
            <text:p text:style-name="P383">Namibia (Republic of)</text:p>
          </table:table-cell>
        </table:table-row>
        <text:soft-page-break/>
        <table:table-row table:style-name="Table17.1">
          <table:table-cell table:style-name="Table17.A284" office:value-type="string">
            <text:p text:style-name="P328">V6A – V6Z</text:p>
          </table:table-cell>
          <table:table-cell table:style-name="Table17.B284" office:value-type="string">
            <text:p text:style-name="P383">Micronesia (Federated States of)</text:p>
          </table:table-cell>
        </table:table-row>
        <table:table-row table:style-name="Table17.1">
          <table:table-cell table:style-name="Table17.A285" office:value-type="string">
            <text:p text:style-name="P328">V7A – V7Z</text:p>
          </table:table-cell>
          <table:table-cell table:style-name="Table17.B285" office:value-type="string">
            <text:p text:style-name="P383">Marshall Islands (Republic of the)</text:p>
          </table:table-cell>
        </table:table-row>
        <table:table-row table:style-name="Table17.1">
          <table:table-cell table:style-name="Table17.A286" office:value-type="string">
            <text:p text:style-name="P328">V8A – V8Z</text:p>
          </table:table-cell>
          <table:table-cell table:style-name="Table17.B286" office:value-type="string">
            <text:p text:style-name="P383">Brunei Darussalam</text:p>
          </table:table-cell>
        </table:table-row>
        <table:table-row table:style-name="Table17.1">
          <table:table-cell table:style-name="Table17.A287" office:value-type="string">
            <text:p text:style-name="P328">VAA – VGZ</text:p>
          </table:table-cell>
          <table:table-cell table:style-name="Table17.B287" office:value-type="string">
            <text:p text:style-name="P383">Canada</text:p>
          </table:table-cell>
        </table:table-row>
        <table:table-row table:style-name="Table17.1">
          <table:table-cell table:style-name="Table17.A288" office:value-type="string">
            <text:p text:style-name="P328">VHA – VNZ</text:p>
          </table:table-cell>
          <table:table-cell table:style-name="Table17.B288" office:value-type="string">
            <text:p text:style-name="P383">Australia</text:p>
          </table:table-cell>
        </table:table-row>
        <table:table-row table:style-name="Table17.1">
          <table:table-cell table:style-name="Table17.A289" office:value-type="string">
            <text:p text:style-name="P328">VOA – VOZ</text:p>
          </table:table-cell>
          <table:table-cell table:style-name="Table17.B289" office:value-type="string">
            <text:p text:style-name="P383">Canada</text:p>
          </table:table-cell>
        </table:table-row>
        <table:table-row table:style-name="Table17.1">
          <table:table-cell table:style-name="Table17.A290" office:value-type="string">
            <text:p text:style-name="P328">VPA – VQZ</text:p>
          </table:table-cell>
          <table:table-cell table:style-name="Table17.B290" office:value-type="string">
            <text:p text:style-name="P383">United Kingdom of Great Britain and Northern Ireland</text:p>
          </table:table-cell>
        </table:table-row>
        <table:table-row table:style-name="Table17.1">
          <table:table-cell table:style-name="Table17.A291" office:value-type="string">
            <text:p text:style-name="P328">VRA – VRZ</text:p>
          </table:table-cell>
          <table:table-cell table:style-name="Table17.B291" office:value-type="string">
            <text:p text:style-name="P383">China (People's Republic of) - Hong Kong</text:p>
          </table:table-cell>
        </table:table-row>
        <table:table-row table:style-name="Table17.1">
          <table:table-cell table:style-name="Table17.A292" office:value-type="string">
            <text:p text:style-name="P328">VSA – VSZ</text:p>
          </table:table-cell>
          <table:table-cell table:style-name="Table17.B292" office:value-type="string">
            <text:p text:style-name="P383">United Kingdom of Great Britain and Northern Ireland</text:p>
          </table:table-cell>
        </table:table-row>
        <table:table-row table:style-name="Table17.1">
          <table:table-cell table:style-name="Table17.A293" office:value-type="string">
            <text:p text:style-name="P328">VTA – VWZ</text:p>
          </table:table-cell>
          <table:table-cell table:style-name="Table17.B293" office:value-type="string">
            <text:p text:style-name="P383">India (Republic of)</text:p>
          </table:table-cell>
        </table:table-row>
        <table:table-row table:style-name="Table17.1">
          <table:table-cell table:style-name="Table17.A294" office:value-type="string">
            <text:p text:style-name="P328">VXA – VYZ</text:p>
          </table:table-cell>
          <table:table-cell table:style-name="Table17.B294" office:value-type="string">
            <text:p text:style-name="P383">Canada</text:p>
          </table:table-cell>
        </table:table-row>
        <table:table-row table:style-name="Table17.1">
          <table:table-cell table:style-name="Table17.A295" office:value-type="string">
            <text:p text:style-name="P328">VZA – VZZ</text:p>
          </table:table-cell>
          <table:table-cell table:style-name="Table17.B295" office:value-type="string">
            <text:p text:style-name="P383">Australia</text:p>
          </table:table-cell>
        </table:table-row>
        <table:table-row table:style-name="Table17.1">
          <table:table-cell table:style-name="Table17.A2" table:number-columns-spanned="2" office:value-type="string">
            <text:p text:style-name="P270">W — X</text:p>
          </table:table-cell>
          <table:covered-table-cell/>
        </table:table-row>
        <table:table-row table:style-name="Table17.1">
          <table:table-cell table:style-name="Table17.A297" office:value-type="string">
            <text:p text:style-name="P328">WAA – WZZ</text:p>
          </table:table-cell>
          <table:table-cell table:style-name="Table17.B297" office:value-type="string">
            <text:p text:style-name="P383">United States of America</text:p>
          </table:table-cell>
        </table:table-row>
        <table:table-row table:style-name="Table17.1">
          <table:table-cell table:style-name="Table17.A298" office:value-type="string">
            <text:p text:style-name="P328">XAA – XIZ</text:p>
          </table:table-cell>
          <table:table-cell table:style-name="Table17.B298" office:value-type="string">
            <text:p text:style-name="P383">Mexico</text:p>
          </table:table-cell>
        </table:table-row>
        <table:table-row table:style-name="Table17.1">
          <table:table-cell table:style-name="Table17.A299" office:value-type="string">
            <text:p text:style-name="P328">XJA – XOZ</text:p>
          </table:table-cell>
          <table:table-cell table:style-name="Table17.B299" office:value-type="string">
            <text:p text:style-name="P383">Canada</text:p>
          </table:table-cell>
        </table:table-row>
        <table:table-row table:style-name="Table17.1">
          <table:table-cell table:style-name="Table17.A300" office:value-type="string">
            <text:p text:style-name="P328">XPA – XPZ</text:p>
          </table:table-cell>
          <table:table-cell table:style-name="Table17.B300" office:value-type="string">
            <text:p text:style-name="P383">Denmark</text:p>
          </table:table-cell>
        </table:table-row>
        <table:table-row table:style-name="Table17.1">
          <table:table-cell table:style-name="Table17.A301" office:value-type="string">
            <text:p text:style-name="P328">XQA – XRZ</text:p>
          </table:table-cell>
          <table:table-cell table:style-name="Table17.B301" office:value-type="string">
            <text:p text:style-name="P383">Chile</text:p>
          </table:table-cell>
        </table:table-row>
        <table:table-row table:style-name="Table17.1">
          <table:table-cell table:style-name="Table17.A302" office:value-type="string">
            <text:p text:style-name="P328">XSA – XSZ</text:p>
          </table:table-cell>
          <table:table-cell table:style-name="Table17.B302" office:value-type="string">
            <text:p text:style-name="P383">China (People's Republic of)</text:p>
          </table:table-cell>
        </table:table-row>
        <table:table-row table:style-name="Table17.1">
          <table:table-cell table:style-name="Table17.A303" office:value-type="string">
            <text:p text:style-name="P328">XTA – XTZ</text:p>
          </table:table-cell>
          <table:table-cell table:style-name="Table17.B303" office:value-type="string">
            <text:p text:style-name="P383">Burkina Faso</text:p>
          </table:table-cell>
        </table:table-row>
        <table:table-row table:style-name="Table17.1">
          <table:table-cell table:style-name="Table17.A304" office:value-type="string">
            <text:p text:style-name="P328">XUA – XUZ</text:p>
          </table:table-cell>
          <table:table-cell table:style-name="Table17.B304" office:value-type="string">
            <text:p text:style-name="P383">Cambodia (Kingdom of)</text:p>
          </table:table-cell>
        </table:table-row>
        <table:table-row table:style-name="Table17.1">
          <table:table-cell table:style-name="Table17.A305" office:value-type="string">
            <text:p text:style-name="P328">XVA – XVZ</text:p>
          </table:table-cell>
          <table:table-cell table:style-name="Table17.B305" office:value-type="string">
            <text:p text:style-name="P383">Viet Nam (Socialist Republic of)</text:p>
          </table:table-cell>
        </table:table-row>
        <table:table-row table:style-name="Table17.1">
          <table:table-cell table:style-name="Table17.A306" office:value-type="string">
            <text:p text:style-name="P328">XWA – XWZ</text:p>
          </table:table-cell>
          <table:table-cell table:style-name="Table17.B306" office:value-type="string">
            <text:p text:style-name="P383">Lao People's Democratic Republic</text:p>
          </table:table-cell>
        </table:table-row>
        <table:table-row table:style-name="Table17.1">
          <table:table-cell table:style-name="Table17.A307" office:value-type="string">
            <text:p text:style-name="P328">XXA – XXZ</text:p>
          </table:table-cell>
          <table:table-cell table:style-name="Table17.B307" office:value-type="string">
            <text:p text:style-name="P383">China (People's Republic of) - Macao</text:p>
          </table:table-cell>
        </table:table-row>
        <table:table-row table:style-name="Table17.1">
          <table:table-cell table:style-name="Table17.A308" office:value-type="string">
            <text:p text:style-name="P328">XYA – XZZ</text:p>
          </table:table-cell>
          <table:table-cell table:style-name="Table17.B308" office:value-type="string">
            <text:p text:style-name="P383">Myanmar (Union of)</text:p>
          </table:table-cell>
        </table:table-row>
        <table:table-row table:style-name="Table17.1">
          <table:table-cell table:style-name="Table17.A2" table:number-columns-spanned="2" office:value-type="string">
            <text:p text:style-name="P270">Y</text:p>
          </table:table-cell>
          <table:covered-table-cell/>
        </table:table-row>
        <table:table-row table:style-name="Table17.1">
          <table:table-cell table:style-name="Table17.A310" office:value-type="string">
            <text:p text:style-name="P328">Y2A – Y9Z</text:p>
          </table:table-cell>
          <table:table-cell table:style-name="Table17.B310" office:value-type="string">
            <text:p text:style-name="P383">Germany (Federal Republic of)</text:p>
          </table:table-cell>
        </table:table-row>
        <table:table-row table:style-name="Table17.1">
          <table:table-cell table:style-name="Table17.A311" office:value-type="string">
            <text:p text:style-name="P328">YAA – YAZ</text:p>
          </table:table-cell>
          <table:table-cell table:style-name="Table17.B311" office:value-type="string">
            <text:p text:style-name="P383">Afghanistan</text:p>
          </table:table-cell>
        </table:table-row>
        <table:table-row table:style-name="Table17.1">
          <table:table-cell table:style-name="Table17.A312" office:value-type="string">
            <text:p text:style-name="P328">YBA – YHZ</text:p>
          </table:table-cell>
          <table:table-cell table:style-name="Table17.B312" office:value-type="string">
            <text:p text:style-name="P383">Indonesia (Republic of)</text:p>
          </table:table-cell>
        </table:table-row>
        <table:table-row table:style-name="Table17.1">
          <table:table-cell table:style-name="Table17.A313" office:value-type="string">
            <text:p text:style-name="P328">YIA – YIZ</text:p>
          </table:table-cell>
          <table:table-cell table:style-name="Table17.B313" office:value-type="string">
            <text:p text:style-name="P383">Iraq (Republic of)</text:p>
          </table:table-cell>
        </table:table-row>
        <table:table-row table:style-name="Table17.1">
          <table:table-cell table:style-name="Table17.A314" office:value-type="string">
            <text:p text:style-name="P328">YJA – YJZ</text:p>
          </table:table-cell>
          <table:table-cell table:style-name="Table17.B314" office:value-type="string">
            <text:p text:style-name="P383">Vanuatu (Republic of)</text:p>
          </table:table-cell>
        </table:table-row>
        <table:table-row table:style-name="Table17.1">
          <table:table-cell table:style-name="Table17.A315" office:value-type="string">
            <text:p text:style-name="P328">YKA – YKZ</text:p>
          </table:table-cell>
          <table:table-cell table:style-name="Table17.B315" office:value-type="string">
            <text:p text:style-name="P383">Syrian Arab Republic</text:p>
          </table:table-cell>
        </table:table-row>
        <table:table-row table:style-name="Table17.1">
          <table:table-cell table:style-name="Table17.A316" office:value-type="string">
            <text:p text:style-name="P328">YLA – YLZ</text:p>
          </table:table-cell>
          <table:table-cell table:style-name="Table17.B316" office:value-type="string">
            <text:p text:style-name="P383">Latvia (Republic of)</text:p>
          </table:table-cell>
        </table:table-row>
        <text:soft-page-break/>
        <table:table-row table:style-name="Table17.1">
          <table:table-cell table:style-name="Table17.A317" office:value-type="string">
            <text:p text:style-name="P328">YMA – YMZ</text:p>
          </table:table-cell>
          <table:table-cell table:style-name="Table17.B317" office:value-type="string">
            <text:p text:style-name="P383">Republic of Türkiye</text:p>
          </table:table-cell>
        </table:table-row>
        <table:table-row table:style-name="Table17.1">
          <table:table-cell table:style-name="Table17.A318" office:value-type="string">
            <text:p text:style-name="P328">YNA – YNZ</text:p>
          </table:table-cell>
          <table:table-cell table:style-name="Table17.B318" office:value-type="string">
            <text:p text:style-name="P383">Nicaragua</text:p>
          </table:table-cell>
        </table:table-row>
        <table:table-row table:style-name="Table17.1">
          <table:table-cell table:style-name="Table17.A319" office:value-type="string">
            <text:p text:style-name="P328">YOA – YRZ</text:p>
          </table:table-cell>
          <table:table-cell table:style-name="Table17.B319" office:value-type="string">
            <text:p text:style-name="P383">Romania</text:p>
          </table:table-cell>
        </table:table-row>
        <table:table-row table:style-name="Table17.1">
          <table:table-cell table:style-name="Table17.A320" office:value-type="string">
            <text:p text:style-name="P328">YSA – YSZ</text:p>
          </table:table-cell>
          <table:table-cell table:style-name="Table17.B320" office:value-type="string">
            <text:p text:style-name="P383">El Salvador (Republic of)</text:p>
          </table:table-cell>
        </table:table-row>
        <table:table-row table:style-name="Table17.1">
          <table:table-cell table:style-name="Table17.A321" office:value-type="string">
            <text:p text:style-name="P328">YTA – YUZ</text:p>
          </table:table-cell>
          <table:table-cell table:style-name="Table17.B321" office:value-type="string">
            <text:p text:style-name="P383">Serbia (Republic of)</text:p>
          </table:table-cell>
        </table:table-row>
        <table:table-row table:style-name="Table17.1">
          <table:table-cell table:style-name="Table17.A322" office:value-type="string">
            <text:p text:style-name="P328">YVA – YYZ</text:p>
          </table:table-cell>
          <table:table-cell table:style-name="Table17.B322" office:value-type="string">
            <text:p text:style-name="P383">Venezuela (Bolivarian Republic of)</text:p>
          </table:table-cell>
        </table:table-row>
        <table:table-row table:style-name="Table17.1">
          <table:table-cell table:style-name="Table17.A2" table:number-columns-spanned="2" office:value-type="string">
            <text:p text:style-name="P270">Z</text:p>
          </table:table-cell>
          <table:covered-table-cell/>
        </table:table-row>
        <table:table-row table:style-name="Table17.1">
          <table:table-cell table:style-name="Table17.A324" office:value-type="string">
            <text:p text:style-name="P328">Z2A – Z2Z</text:p>
          </table:table-cell>
          <table:table-cell table:style-name="Table17.B324" office:value-type="string">
            <text:p text:style-name="P383">Zimbabwe (Republic of)</text:p>
          </table:table-cell>
        </table:table-row>
        <table:table-row table:style-name="Table17.1">
          <table:table-cell table:style-name="Table17.A325" office:value-type="string">
            <text:p text:style-name="P328">Z3A – Z3Z</text:p>
          </table:table-cell>
          <table:table-cell table:style-name="Table17.B325" office:value-type="string">
            <text:p text:style-name="P383">North Macedonia (Republic of)</text:p>
          </table:table-cell>
        </table:table-row>
        <table:table-row table:style-name="Table17.1">
          <table:table-cell table:style-name="Table17.A326" office:value-type="string">
            <text:p text:style-name="P328">Z8A – Z8Z</text:p>
          </table:table-cell>
          <table:table-cell table:style-name="Table17.B326" office:value-type="string">
            <text:p text:style-name="P383">South Sudan (Republic of)</text:p>
          </table:table-cell>
        </table:table-row>
        <table:table-row table:style-name="Table17.1">
          <table:table-cell table:style-name="Table17.A327" office:value-type="string">
            <text:p text:style-name="P328">ZAA – ZAZ</text:p>
          </table:table-cell>
          <table:table-cell table:style-name="Table17.B327" office:value-type="string">
            <text:p text:style-name="P383">Albania (Republic of)</text:p>
          </table:table-cell>
        </table:table-row>
        <table:table-row table:style-name="Table17.1">
          <table:table-cell table:style-name="Table17.A328" office:value-type="string">
            <text:p text:style-name="P328">ZBA – ZJZ</text:p>
          </table:table-cell>
          <table:table-cell table:style-name="Table17.B328" office:value-type="string">
            <text:p text:style-name="P383">United Kingdom of Great Britain and Northern Ireland</text:p>
          </table:table-cell>
        </table:table-row>
        <table:table-row table:style-name="Table17.1">
          <table:table-cell table:style-name="Table17.A329" office:value-type="string">
            <text:p text:style-name="P328">ZKA – ZMZ</text:p>
          </table:table-cell>
          <table:table-cell table:style-name="Table17.B329" office:value-type="string">
            <text:p text:style-name="P383">New Zealand</text:p>
          </table:table-cell>
        </table:table-row>
        <table:table-row table:style-name="Table17.1">
          <table:table-cell table:style-name="Table17.A330" office:value-type="string">
            <text:p text:style-name="P328">ZNA – ZOZ</text:p>
          </table:table-cell>
          <table:table-cell table:style-name="Table17.B330" office:value-type="string">
            <text:p text:style-name="P383">United Kingdom of Great Britain and Northern Ireland</text:p>
          </table:table-cell>
        </table:table-row>
        <table:table-row table:style-name="Table17.1">
          <table:table-cell table:style-name="Table17.A331" office:value-type="string">
            <text:p text:style-name="P328">ZPA – ZPZ</text:p>
          </table:table-cell>
          <table:table-cell table:style-name="Table17.B331" office:value-type="string">
            <text:p text:style-name="P383">Paraguay (Republic of)</text:p>
          </table:table-cell>
        </table:table-row>
        <table:table-row table:style-name="Table17.1">
          <table:table-cell table:style-name="Table17.A332" office:value-type="string">
            <text:p text:style-name="P328">ZQA – ZQZ</text:p>
          </table:table-cell>
          <table:table-cell table:style-name="Table17.B332" office:value-type="string">
            <text:p text:style-name="P383">United Kingdom of Great Britain and Northern Ireland</text:p>
          </table:table-cell>
        </table:table-row>
        <table:table-row table:style-name="Table17.1">
          <table:table-cell table:style-name="Table17.A333" office:value-type="string">
            <text:p text:style-name="P328">ZRA – ZUZ</text:p>
          </table:table-cell>
          <table:table-cell table:style-name="Table17.B333" office:value-type="string">
            <text:p text:style-name="P383">South Africa (Republic of)</text:p>
          </table:table-cell>
        </table:table-row>
        <table:table-row table:style-name="Table17.1">
          <table:table-cell table:style-name="Table17.A334" office:value-type="string">
            <text:p text:style-name="P328">ZVA – ZZZ</text:p>
          </table:table-cell>
          <table:table-cell table:style-name="Table17.B334" office:value-type="string">
            <text:p text:style-name="P383">Brazil (Federative Republic of)</text:p>
          </table:table-cell>
        </table:table-row>
      </table:table>
      <text:p text:style-name="P113"/>
      <text:h text:style-name="P499" text:outline-level="1"><text:bookmark-start text:name="__RefHeading___Toc38923_2866097283"/>Units<text:bookmark-end text:name="__RefHeading___Toc38923_2866097283"/></text:h>
      <text:h text:style-name="P526" text:outline-level="2" text:is-list-header="true"><text:bookmark-start text:name="__RefHeading___Toc7043_3166611502 Copy 1"/>International System<text:bookmark-end text:name="__RefHeading___Toc7043_3166611502 Copy 1"/></text:h>
      <text:p text:style-name="P485">The International System of Units, known under the abbreviation SI, is the modern form of the metric system. The system has been established and is maintained by the General Conference on Weight and Measures (CGPM).</text:p>
      <text:h text:style-name="Heading_20_3" text:outline-level="3" text:is-list-header="true">Base Units</text:h>
      <table:table table:name="Table42" table:style-name="Table42">
        <table:table-column table:style-name="Table42.A"/>
        <table:table-column table:style-name="Table42.B"/>
        <table:table-column table:style-name="Table42.C"/>
        <table:table-row>
          <table:table-cell table:style-name="Table42.A1" office:value-type="string">
            <text:p text:style-name="P419">Symbol</text:p>
          </table:table-cell>
          <table:table-cell table:style-name="Table42.A1" office:value-type="string">
            <text:p text:style-name="P419">Name</text:p>
          </table:table-cell>
          <table:table-cell table:style-name="Table42.C1" office:value-type="string">
            <text:p text:style-name="P419">Quantity</text:p>
          </table:table-cell>
        </table:table-row>
        <table:table-row>
          <table:table-cell table:style-name="Table42.A2" office:value-type="string">
            <text:p text:style-name="P394">s</text:p>
          </table:table-cell>
          <table:table-cell table:style-name="Table42.B2" office:value-type="string">
            <text:p text:style-name="P394">Second</text:p>
          </table:table-cell>
          <table:table-cell table:style-name="Table42.C2" office:value-type="string">
            <text:p text:style-name="P394">Time</text:p>
          </table:table-cell>
        </table:table-row>
        <table:table-row>
          <table:table-cell table:style-name="Table42.A2" office:value-type="string">
            <text:p text:style-name="P394">m</text:p>
          </table:table-cell>
          <table:table-cell table:style-name="Table42.B2" office:value-type="string">
            <text:p text:style-name="P394">Meter</text:p>
          </table:table-cell>
          <table:table-cell table:style-name="Table42.C2" office:value-type="string">
            <text:p text:style-name="P394">Length</text:p>
          </table:table-cell>
        </table:table-row>
        <table:table-row>
          <table:table-cell table:style-name="Table42.A2" office:value-type="string">
            <text:p text:style-name="P394">kg</text:p>
          </table:table-cell>
          <table:table-cell table:style-name="Table42.B2" office:value-type="string">
            <text:p text:style-name="P394">Kilogram</text:p>
          </table:table-cell>
          <table:table-cell table:style-name="Table42.C2" office:value-type="string">
            <text:p text:style-name="P394">Mass</text:p>
          </table:table-cell>
        </table:table-row>
        <table:table-row>
          <table:table-cell table:style-name="Table42.A2" office:value-type="string">
            <text:p text:style-name="P394">A</text:p>
          </table:table-cell>
          <table:table-cell table:style-name="Table42.B2" office:value-type="string">
            <text:p text:style-name="P394">Ampere</text:p>
          </table:table-cell>
          <table:table-cell table:style-name="Table42.C2" office:value-type="string">
            <text:p text:style-name="P394">Electric Current</text:p>
          </table:table-cell>
        </table:table-row>
        <table:table-row>
          <table:table-cell table:style-name="Table42.A2" office:value-type="string">
            <text:p text:style-name="P394">K</text:p>
          </table:table-cell>
          <table:table-cell table:style-name="Table42.B2" office:value-type="string">
            <text:p text:style-name="P394">Kelvin</text:p>
          </table:table-cell>
          <table:table-cell table:style-name="Table42.C2" office:value-type="string">
            <text:p text:style-name="P394">Temperature</text:p>
          </table:table-cell>
        </table:table-row>
        <table:table-row>
          <table:table-cell table:style-name="Table42.A2" office:value-type="string">
            <text:p text:style-name="P394">mol</text:p>
          </table:table-cell>
          <table:table-cell table:style-name="Table42.B2" office:value-type="string">
            <text:p text:style-name="P394">Mole</text:p>
          </table:table-cell>
          <table:table-cell table:style-name="Table42.C2" office:value-type="string">
            <text:p text:style-name="P394">Amount of substance</text:p>
          </table:table-cell>
        </table:table-row>
        <table:table-row>
          <table:table-cell table:style-name="Table42.A2" office:value-type="string">
            <text:p text:style-name="P394">cd</text:p>
          </table:table-cell>
          <table:table-cell table:style-name="Table42.B2" office:value-type="string">
            <text:p text:style-name="P394">Candela</text:p>
          </table:table-cell>
          <table:table-cell table:style-name="Table42.C2" office:value-type="string">
            <text:p text:style-name="P394">Luminous Intensity</text:p>
          </table:table-cell>
        </table:table-row>
      </table:table>
      <text:p text:style-name="Standard"/>
      <text:h text:style-name="Heading_20_3" text:outline-level="3" text:is-list-header="true"><text:bookmark-start text:name="__RefHeading___Toc7045_3166611502 Copy 1"/>Derived Units<text:bookmark-end text:name="__RefHeading___Toc7045_3166611502 Copy 1"/></text:h>
      <text:p text:style-name="P396"><text:span text:style-name="T114">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19">Symbol</text:p>
            </table:table-cell>
            <table:table-cell table:style-name="Table43.A1" office:value-type="string">
              <text:p text:style-name="P419">Name</text:p>
            </table:table-cell>
            <table:table-cell table:style-name="Table43.A1" office:value-type="string">
              <text:p text:style-name="P419">Quantity</text:p>
            </table:table-cell>
            <table:table-cell table:style-name="Table43.D1" office:value-type="string">
              <text:p text:style-name="P395">Definition<text:span text:style-name="T113">s</text:span></text:p>
            </table:table-cell>
          </table:table-row>
        </table:table-header-rows>
        <table:table-row table:style-name="Table43.1">
          <table:table-cell table:style-name="Table43.A2" office:value-type="string">
            <text:p text:style-name="P394">Hz</text:p>
          </table:table-cell>
          <table:table-cell table:style-name="Table43.B2" office:value-type="string">
            <text:p text:style-name="P394">Hertz</text:p>
          </table:table-cell>
          <table:table-cell table:style-name="Table43.C2" office:value-type="string">
            <text:p text:style-name="P394">Frequency</text:p>
          </table:table-cell>
          <table:table-cell table:style-name="Table43.D2" office:value-type="string">
            <text:p text:style-name="P394">s<text:span text:style-name="T97">-1</text:span></text:p>
          </table:table-cell>
        </table:table-row>
        <table:table-row table:style-name="Table43.1">
          <table:table-cell table:style-name="Table43.A2" office:value-type="string">
            <text:p text:style-name="P394">W</text:p>
          </table:table-cell>
          <table:table-cell table:style-name="Table43.B2" office:value-type="string">
            <text:p text:style-name="P394">Watt</text:p>
          </table:table-cell>
          <table:table-cell table:style-name="Table43.C3" office:value-type="string">
            <text:p text:style-name="P394">Power</text:p>
          </table:table-cell>
          <table:table-cell table:style-name="Table43.D3" office:value-type="string">
            <text:p text:style-name="P394"><text:span text:style-name="T101">J⋅s</text:span><text:span text:style-name="T97">-</text:span><text:span text:style-name="T99">1</text:span></text:p>
            <text:p text:style-name="P394">kg⋅m<text:span text:style-name="T97">2</text:span>⋅s<text:span text:style-name="T97">-3 </text:span></text:p>
          </table:table-cell>
        </table:table-row>
        <table:table-row table:style-name="Table43.1">
          <table:table-cell table:style-name="Table43.A2" office:value-type="string">
            <text:p text:style-name="P412">C</text:p>
          </table:table-cell>
          <table:table-cell table:style-name="Table43.B2" office:value-type="string">
            <text:p text:style-name="P412">Coulomb</text:p>
          </table:table-cell>
          <table:table-cell table:style-name="Table43.C4" office:value-type="string">
            <text:p text:style-name="P412">Electric Charge</text:p>
          </table:table-cell>
          <table:table-cell table:style-name="Table43.D4" office:value-type="string">
            <text:p text:style-name="P412">s<text:span text:style-name="T96">⋅</text:span>A</text:p>
          </table:table-cell>
        </table:table-row>
        <table:table-row table:style-name="Table43.1">
          <table:table-cell table:style-name="Table43.A2" office:value-type="string">
            <text:p text:style-name="P412">V</text:p>
          </table:table-cell>
          <table:table-cell table:style-name="Table43.B2" office:value-type="string">
            <text:p text:style-name="P412">Volt</text:p>
          </table:table-cell>
          <table:table-cell table:style-name="Table43.C5" office:value-type="string">
            <text:p text:style-name="P412">Electric Potential, Voltage</text:p>
          </table:table-cell>
          <table:table-cell table:style-name="Table43.D5" office:value-type="string">
            <text:p text:style-name="P413">W<text:span text:style-name="T96">⋅</text:span>A<text:span text:style-name="T97">-1</text:span></text:p>
            <text:p text:style-name="P413"><text:span text:style-name="T101">J</text:span><text:span text:style-name="T96">⋅</text:span>C<text:span text:style-name="T97">-1</text:span></text:p>
            <text:p text:style-name="P414">kg⋅<text:span text:style-name="T112">m</text:span><text:span text:style-name="T99">2</text:span>⋅<text:span text:style-name="T112">s</text:span><text:span text:style-name="T99">-3</text:span>⋅<text:span text:style-name="T112">A</text:span><text:span text:style-name="T99">-1</text:span></text:p>
          </table:table-cell>
        </table:table-row>
        <table:table-row table:style-name="Table43.1">
          <table:table-cell table:style-name="Table43.A2" office:value-type="string">
            <text:p text:style-name="P412">F</text:p>
          </table:table-cell>
          <table:table-cell table:style-name="Table43.B2" office:value-type="string">
            <text:p text:style-name="P412">Farad</text:p>
          </table:table-cell>
          <table:table-cell table:style-name="Table43.C6" office:value-type="string">
            <text:p text:style-name="P412">Capacitance</text:p>
          </table:table-cell>
          <table:table-cell table:style-name="Table43.D6" office:value-type="string">
            <text:p text:style-name="P412">C<text:span text:style-name="T96">⋅</text:span>V<text:span text:style-name="T97">-1</text:span></text:p>
            <text:p text:style-name="P412">kg<text:span text:style-name="T97">-1</text:span><text:span text:style-name="T104">⋅</text:span><text:span text:style-name="T101">m</text:span><text:span text:style-name="T97">-2</text:span><text:span text:style-name="T104">⋅</text:span><text:span text:style-name="T101">s</text:span><text:span text:style-name="T97">4</text:span><text:span text:style-name="T104">⋅</text:span><text:span text:style-name="T101">A</text:span><text:span text:style-name="T97">2</text:span></text:p>
          </table:table-cell>
        </table:table-row>
        <text:soft-page-break/>
        <table:table-row table:style-name="Table43.1">
          <table:table-cell table:style-name="Table43.A2" office:value-type="string">
            <text:p text:style-name="P374">Ω</text:p>
          </table:table-cell>
          <table:table-cell table:style-name="Table43.B2" office:value-type="string">
            <text:p text:style-name="P415">Ohm</text:p>
          </table:table-cell>
          <table:table-cell table:style-name="Table43.C7" office:value-type="string">
            <text:p text:style-name="P415">Resistance</text:p>
          </table:table-cell>
          <table:table-cell table:style-name="Table43.D7" office:value-type="string">
            <text:p text:style-name="P415">V<text:span text:style-name="T96">⋅</text:span>A<text:span text:style-name="T97">-1</text:span></text:p>
            <text:p text:style-name="P415">kg<text:span text:style-name="T96">⋅</text:span>m<text:span text:style-name="T97">2</text:span><text:span text:style-name="T104">⋅</text:span><text:span text:style-name="T101">s</text:span><text:span text:style-name="T97">-3</text:span><text:span text:style-name="T104">⋅</text:span><text:span text:style-name="T101">A</text:span><text:span text:style-name="T97">-2</text:span></text:p>
          </table:table-cell>
        </table:table-row>
        <table:table-row table:style-name="Table43.1">
          <table:table-cell table:style-name="Table43.A8" office:value-type="string">
            <text:p text:style-name="P415">S</text:p>
          </table:table-cell>
          <table:table-cell table:style-name="Table43.B8" office:value-type="string">
            <text:p text:style-name="P415">Siemens</text:p>
          </table:table-cell>
          <table:table-cell table:style-name="Table43.C8" office:value-type="string">
            <text:p text:style-name="P415">Electrical Conductance</text:p>
          </table:table-cell>
          <table:table-cell table:style-name="Table43.D8" office:value-type="string">
            <text:p text:style-name="P374">Ω<text:span text:style-name="T97">-1</text:span></text:p>
          </table:table-cell>
        </table:table-row>
        <table:table-row table:style-name="Table43.1">
          <table:table-cell table:style-name="Table43.A8" office:value-type="string">
            <text:p text:style-name="P415">Wb</text:p>
          </table:table-cell>
          <table:table-cell table:style-name="Table43.B8" office:value-type="string">
            <text:p text:style-name="P415">Weber</text:p>
          </table:table-cell>
          <table:table-cell table:style-name="Table43.C8" office:value-type="string">
            <text:p text:style-name="P415">Magnetic Flux</text:p>
          </table:table-cell>
          <table:table-cell table:style-name="Table43.D8" office:value-type="string">
            <text:p text:style-name="P374">V<text:span text:style-name="T96">⋅</text:span>s</text:p>
            <text:p text:style-name="P415">kg<text:span text:style-name="T96">⋅</text:span>m<text:span text:style-name="T97">2</text:span><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5">T</text:p>
          </table:table-cell>
          <table:table-cell table:style-name="Table43.B10" office:value-type="string">
            <text:p text:style-name="P415">Tesla</text:p>
          </table:table-cell>
          <table:table-cell table:style-name="Table43.C10" office:value-type="string">
            <text:p text:style-name="P415">Magnetic Flux Density</text:p>
          </table:table-cell>
          <table:table-cell table:style-name="Table43.D10" office:value-type="string">
            <text:p text:style-name="P374">Wb<text:span text:style-name="T96">⋅</text:span>m<text:span text:style-name="T97">-2</text:span></text:p>
            <text:p text:style-name="P415">kg<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5">H</text:p>
          </table:table-cell>
          <table:table-cell table:style-name="Table43.B10" office:value-type="string">
            <text:p text:style-name="P415">Henry</text:p>
          </table:table-cell>
          <table:table-cell table:style-name="Table43.C10" office:value-type="string">
            <text:p text:style-name="P415">Inductance</text:p>
          </table:table-cell>
          <table:table-cell table:style-name="Table43.D10" office:value-type="string">
            <text:p text:style-name="P374">Wb<text:span text:style-name="T96">⋅</text:span>A<text:span text:style-name="T97">-1</text:span></text:p>
            <text:p text:style-name="P374">kg<text:span text:style-name="T96">⋅</text:span>m<text:span text:style-name="T97">2</text:span><text:span text:style-name="T104">⋅</text:span><text:span text:style-name="T101">s</text:span><text:span text:style-name="T97">-2</text:span><text:span text:style-name="T104">⋅</text:span><text:span text:style-name="T101">A</text:span><text:span text:style-name="T97">-2</text:span></text:p>
          </table:table-cell>
        </table:table-row>
      </table:table>
      <text:p text:style-name="Standard"/>
      <text:h text:style-name="Heading_20_3" text:outline-level="3"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19">10<text:span text:style-name="T97">n</text:span></text:p>
          </table:table-cell>
          <table:table-cell table:style-name="Table44.A1" office:value-type="string">
            <text:p text:style-name="P419">Symbol</text:p>
          </table:table-cell>
          <table:table-cell table:style-name="Table44.C1" office:value-type="string">
            <text:p text:style-name="P419">Name</text:p>
          </table:table-cell>
        </table:table-row>
        <table:table-row table:style-name="Table44.1">
          <table:table-cell table:style-name="Table44.A2" office:value-type="string">
            <text:p text:style-name="P397">10<text:span text:style-name="T97">15</text:span></text:p>
          </table:table-cell>
          <table:table-cell table:style-name="Table44.B2" office:value-type="string">
            <text:p text:style-name="P397">P</text:p>
          </table:table-cell>
          <table:table-cell table:style-name="Table44.C2" office:value-type="string">
            <text:p text:style-name="P397">Peta</text:p>
          </table:table-cell>
        </table:table-row>
        <table:table-row table:style-name="Table44.1">
          <table:table-cell table:style-name="Table44.A2" office:value-type="string">
            <text:p text:style-name="P397">10<text:span text:style-name="T97">12</text:span></text:p>
          </table:table-cell>
          <table:table-cell table:style-name="Table44.B2" office:value-type="string">
            <text:p text:style-name="P397">T</text:p>
          </table:table-cell>
          <table:table-cell table:style-name="Table44.C2" office:value-type="string">
            <text:p text:style-name="P397">Tera</text:p>
          </table:table-cell>
        </table:table-row>
        <table:table-row table:style-name="Table44.1">
          <table:table-cell table:style-name="Table44.A2" office:value-type="string">
            <text:p text:style-name="P397">10<text:span text:style-name="T97">9</text:span></text:p>
          </table:table-cell>
          <table:table-cell table:style-name="Table44.B2" office:value-type="string">
            <text:p text:style-name="P397">G</text:p>
          </table:table-cell>
          <table:table-cell table:style-name="Table44.C2" office:value-type="string">
            <text:p text:style-name="P397">Giga</text:p>
          </table:table-cell>
        </table:table-row>
        <table:table-row table:style-name="Table44.1">
          <table:table-cell table:style-name="Table44.A2" office:value-type="string">
            <text:p text:style-name="P397">10<text:span text:style-name="T97">6</text:span></text:p>
          </table:table-cell>
          <table:table-cell table:style-name="Table44.B2" office:value-type="string">
            <text:p text:style-name="P397">M</text:p>
          </table:table-cell>
          <table:table-cell table:style-name="Table44.C2" office:value-type="string">
            <text:p text:style-name="P397">Mega</text:p>
          </table:table-cell>
        </table:table-row>
        <table:table-row table:style-name="Table44.1">
          <table:table-cell table:style-name="Table44.A2" office:value-type="string">
            <text:p text:style-name="P397">10<text:span text:style-name="T97">3</text:span></text:p>
          </table:table-cell>
          <table:table-cell table:style-name="Table44.B2" office:value-type="string">
            <text:p text:style-name="P397">k</text:p>
          </table:table-cell>
          <table:table-cell table:style-name="Table44.C2" office:value-type="string">
            <text:p text:style-name="P397">Kilo</text:p>
          </table:table-cell>
        </table:table-row>
        <table:table-row table:style-name="Table44.1">
          <table:table-cell table:style-name="Table44.A2" office:value-type="string">
            <text:p text:style-name="P397">10<text:span text:style-name="T97">2</text:span></text:p>
          </table:table-cell>
          <table:table-cell table:style-name="Table44.B2" office:value-type="string">
            <text:p text:style-name="P397">h</text:p>
          </table:table-cell>
          <table:table-cell table:style-name="Table44.C2" office:value-type="string">
            <text:p text:style-name="P397">Hecto</text:p>
          </table:table-cell>
        </table:table-row>
        <table:table-row table:style-name="Table44.1">
          <table:table-cell table:style-name="Table44.A2" office:value-type="string">
            <text:p text:style-name="P397">10<text:span text:style-name="T97">1</text:span></text:p>
          </table:table-cell>
          <table:table-cell table:style-name="Table44.B2" office:value-type="string">
            <text:p text:style-name="P397">da</text:p>
          </table:table-cell>
          <table:table-cell table:style-name="Table44.C2" office:value-type="string">
            <text:p text:style-name="P397">Deca</text:p>
          </table:table-cell>
        </table:table-row>
        <table:table-row table:style-name="Table44.1">
          <table:table-cell table:style-name="Table44.A2" office:value-type="string">
            <text:p text:style-name="P397">10<text:span text:style-name="T97">0</text:span></text:p>
          </table:table-cell>
          <table:table-cell table:style-name="Table44.B9" table:number-columns-spanned="2" office:value-type="string">
            <text:p text:style-name="P25">Unit</text:p>
          </table:table-cell>
          <table:covered-table-cell/>
        </table:table-row>
        <table:table-row table:style-name="Table44.1">
          <table:table-cell table:style-name="Table44.A2" office:value-type="string">
            <text:p text:style-name="P397">10<text:span text:style-name="T97">-1</text:span></text:p>
          </table:table-cell>
          <table:table-cell table:style-name="Table44.B2" office:value-type="string">
            <text:p text:style-name="P397">d</text:p>
          </table:table-cell>
          <table:table-cell table:style-name="Table44.C2" office:value-type="string">
            <text:p text:style-name="P397">Deci</text:p>
          </table:table-cell>
        </table:table-row>
        <table:table-row table:style-name="Table44.1">
          <table:table-cell table:style-name="Table44.A2" office:value-type="string">
            <text:p text:style-name="P397">10<text:span text:style-name="T97">-2</text:span></text:p>
          </table:table-cell>
          <table:table-cell table:style-name="Table44.B2" office:value-type="string">
            <text:p text:style-name="P397">c</text:p>
          </table:table-cell>
          <table:table-cell table:style-name="Table44.C2" office:value-type="string">
            <text:p text:style-name="P397">Centi</text:p>
          </table:table-cell>
        </table:table-row>
        <table:table-row table:style-name="Table44.1">
          <table:table-cell table:style-name="Table44.A2" office:value-type="string">
            <text:p text:style-name="P397">10<text:span text:style-name="T97">-3</text:span></text:p>
          </table:table-cell>
          <table:table-cell table:style-name="Table44.B2" office:value-type="string">
            <text:p text:style-name="P397">m</text:p>
          </table:table-cell>
          <table:table-cell table:style-name="Table44.C2" office:value-type="string">
            <text:p text:style-name="P397">Milli</text:p>
          </table:table-cell>
        </table:table-row>
        <table:table-row table:style-name="Table44.1">
          <table:table-cell table:style-name="Table44.A2" office:value-type="string">
            <text:p text:style-name="P397">10<text:span text:style-name="T97">-6</text:span></text:p>
          </table:table-cell>
          <table:table-cell table:style-name="Table44.B2" office:value-type="string">
            <text:p text:style-name="P397">µ</text:p>
          </table:table-cell>
          <table:table-cell table:style-name="Table44.C2" office:value-type="string">
            <text:p text:style-name="P397">Micro</text:p>
          </table:table-cell>
        </table:table-row>
        <table:table-row table:style-name="Table44.1">
          <table:table-cell table:style-name="Table44.A2" office:value-type="string">
            <text:p text:style-name="P397">10<text:span text:style-name="T97">-9</text:span></text:p>
          </table:table-cell>
          <table:table-cell table:style-name="Table44.B2" office:value-type="string">
            <text:p text:style-name="P397">n</text:p>
          </table:table-cell>
          <table:table-cell table:style-name="Table44.C2" office:value-type="string">
            <text:p text:style-name="P397">Nano</text:p>
          </table:table-cell>
        </table:table-row>
        <table:table-row table:style-name="Table44.1">
          <table:table-cell table:style-name="Table44.A2" office:value-type="string">
            <text:p text:style-name="P397">10<text:span text:style-name="T97">-12</text:span></text:p>
          </table:table-cell>
          <table:table-cell table:style-name="Table44.B2" office:value-type="string">
            <text:p text:style-name="P397">p</text:p>
          </table:table-cell>
          <table:table-cell table:style-name="Table44.C2" office:value-type="string">
            <text:p text:style-name="P397">Pico</text:p>
          </table:table-cell>
        </table:table-row>
        <table:table-row table:style-name="Table44.1">
          <table:table-cell table:style-name="Table44.A2" office:value-type="string">
            <text:p text:style-name="P397">10<text:span text:style-name="T97">-15</text:span></text:p>
          </table:table-cell>
          <table:table-cell table:style-name="Table44.B2" office:value-type="string">
            <text:p text:style-name="P397">f</text:p>
          </table:table-cell>
          <table:table-cell table:style-name="Table44.C2" office:value-type="string">
            <text:p text:style-name="P397">Femto</text:p>
          </table:table-cell>
        </table:table-row>
      </table:table>
      <text:p text:style-name="Standard"/>
      <text:h text:style-name="P527" text:outline-level="2" text:is-list-header="true"><text:bookmark-start text:name="__RefHeading___Toc6088_1324021094 Copy 1 Copy 1"/>Conversion<text:span text:style-name="T117">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19">Length</text:p>
          </table:table-cell>
          <table:covered-table-cell/>
        </table:table-row>
        <table:table-row>
          <table:table-cell table:style-name="Table46.A2" office:value-type="string">
            <text:p text:style-name="P416">1 inch</text:p>
          </table:table-cell>
          <table:table-cell table:style-name="Table46.B2" office:value-type="string">
            <text:p text:style-name="P416">25.4 mm</text:p>
          </table:table-cell>
        </table:table-row>
        <table:table-row>
          <table:table-cell table:style-name="Table46.A3" office:value-type="string">
            <text:p text:style-name="P416">1 feet</text:p>
          </table:table-cell>
          <table:table-cell table:style-name="Table46.B3" office:value-type="string">
            <text:p text:style-name="P416">0.3048 m</text:p>
          </table:table-cell>
        </table:table-row>
        <table:table-row>
          <table:table-cell table:style-name="Table46.A3" office:value-type="string">
            <text:p text:style-name="P416">1 yard</text:p>
          </table:table-cell>
          <table:table-cell table:style-name="Table46.B3" office:value-type="string">
            <text:p text:style-name="P416">0.9144 m</text:p>
          </table:table-cell>
        </table:table-row>
        <table:table-row>
          <table:table-cell table:style-name="Table46.A5" office:value-type="string">
            <text:p text:style-name="P416">1 mile</text:p>
          </table:table-cell>
          <table:table-cell table:style-name="Table46.B5" office:value-type="string">
            <text:p text:style-name="P416">1.61 m</text:p>
          </table:table-cell>
        </table:table-row>
        <table:table-row>
          <table:table-cell table:style-name="Table46.A6" table:number-columns-spanned="2" office:value-type="string">
            <text:p text:style-name="P419">Time</text:p>
          </table:table-cell>
          <table:covered-table-cell/>
        </table:table-row>
        <table:table-row>
          <table:table-cell table:style-name="Table46.A3" office:value-type="string">
            <text:p text:style-name="P416">1 day</text:p>
          </table:table-cell>
          <table:table-cell table:style-name="Table46.B3" office:value-type="string">
            <text:p text:style-name="P416">86400 s</text:p>
          </table:table-cell>
        </table:table-row>
        <table:table-row>
          <table:table-cell table:style-name="Table46.A3" office:value-type="string">
            <text:p text:style-name="P416">1 hour</text:p>
          </table:table-cell>
          <table:table-cell table:style-name="Table46.B3" office:value-type="string">
            <text:p text:style-name="P416">3600 s</text:p>
          </table:table-cell>
        </table:table-row>
        <table:table-row>
          <table:table-cell table:style-name="Table46.A3" office:value-type="string">
            <text:p text:style-name="P416">1 minute</text:p>
          </table:table-cell>
          <table:table-cell table:style-name="Table46.B3" office:value-type="string">
            <text:p text:style-name="P416">60 s</text:p>
          </table:table-cell>
        </table:table-row>
        <table:table-row>
          <table:table-cell table:style-name="Table46.A6" table:number-columns-spanned="2" office:value-type="string">
            <text:p text:style-name="P419">Speed</text:p>
          </table:table-cell>
          <table:covered-table-cell/>
        </table:table-row>
        <table:table-row>
          <table:table-cell table:style-name="Table46.A3" office:value-type="string">
            <text:p text:style-name="P416">1 mph</text:p>
          </table:table-cell>
          <table:table-cell table:style-name="Table46.B3" office:value-type="string">
            <text:p text:style-name="P416">0.447 m/s (1.61 km/h)</text:p>
          </table:table-cell>
        </table:table-row>
        <table:table-row>
          <table:table-cell table:style-name="Table46.A3" office:value-type="string">
            <text:p text:style-name="P416">1 knot</text:p>
          </table:table-cell>
          <table:table-cell table:style-name="Table46.B3" office:value-type="string">
            <text:p text:style-name="P416">0.5144 m/s (1.852 km/h)</text:p>
          </table:table-cell>
        </table:table-row>
        <table:table-row>
          <table:table-cell table:style-name="Table46.A3" office:value-type="string">
            <text:p text:style-name="P416">1 km/h</text:p>
          </table:table-cell>
          <table:table-cell table:style-name="Table46.B3" office:value-type="string">
            <text:p text:style-name="P416">0.2778 m/s</text:p>
          </table:table-cell>
        </table:table-row>
        <table:table-row>
          <table:table-cell table:style-name="Table46.A6" table:number-columns-spanned="2" office:value-type="string">
            <text:p text:style-name="P419">Surface</text:p>
          </table:table-cell>
          <table:covered-table-cell/>
        </table:table-row>
        <table:table-row>
          <table:table-cell table:style-name="Table46.A3" office:value-type="string">
            <text:p text:style-name="P416">1 ha</text:p>
          </table:table-cell>
          <table:table-cell table:style-name="Table46.B3" office:value-type="string">
            <text:p text:style-name="P416">10000 m<text:span text:style-name="T97">2</text:span></text:p>
          </table:table-cell>
        </table:table-row>
        <table:table-row>
          <table:table-cell table:style-name="Table46.A3" office:value-type="string">
            <text:p text:style-name="P416">1 sq. feet</text:p>
          </table:table-cell>
          <table:table-cell table:style-name="Table46.B3" office:value-type="string">
            <text:p text:style-name="P416">0.0929 m<text:span text:style-name="T97">2</text:span></text:p>
          </table:table-cell>
        </table:table-row>
        <table:table-row>
          <table:table-cell table:style-name="Table46.A3" office:value-type="string">
            <text:p text:style-name="P416">1 sq. yard</text:p>
          </table:table-cell>
          <table:table-cell table:style-name="Table46.B3" office:value-type="string">
            <text:p text:style-name="P416">0.8361 m<text:span text:style-name="T97">2</text:span></text:p>
          </table:table-cell>
        </table:table-row>
        <table:table-row>
          <table:table-cell table:style-name="Table46.A6" table:number-columns-spanned="2" office:value-type="string">
            <text:p text:style-name="P419">Power</text:p>
          </table:table-cell>
          <table:covered-table-cell/>
        </table:table-row>
        <table:table-row>
          <table:table-cell table:style-name="Table46.A19" office:value-type="string">
            <text:p text:style-name="P416">1 Wh</text:p>
          </table:table-cell>
          <table:table-cell table:style-name="Table46.B19" office:value-type="string">
            <text:p text:style-name="P416">3600 J</text:p>
          </table:table-cell>
        </table:table-row>
        <table:table-row>
          <table:table-cell table:style-name="Table46.A20" office:value-type="string">
            <text:p text:style-name="P416">1 cal</text:p>
          </table:table-cell>
          <table:table-cell table:style-name="Table46.B20" office:value-type="string">
            <text:p text:style-name="P416">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16">1 pound</text:p>
          </table:table-cell>
          <table:table-cell table:style-name="Table46.B20" office:value-type="string">
            <text:p text:style-name="P418">0.45<text:span text:style-name="T117">4 kg</text:span></text:p>
          </table:table-cell>
        </table:table-row>
        <table:table-row>
          <table:table-cell table:style-name="Table46.A20" office:value-type="string">
            <text:p text:style-name="P416">1 once</text:p>
          </table:table-cell>
          <table:table-cell table:style-name="Table46.B20" office:value-type="string">
            <text:p text:style-name="P418">0.028 <text:span text:style-name="T117">kg</text:span></text:p>
          </table:table-cell>
        </table:table-row>
        <table:table-row>
          <table:table-cell table:style-name="Table46.A24" office:value-type="string">
            <text:p text:style-name="P416">1 stone</text:p>
          </table:table-cell>
          <table:table-cell table:style-name="Table46.B24" office:value-type="string">
            <text:p text:style-name="P416">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17">1 bar</text:p>
          </table:table-cell>
          <table:table-cell table:style-name="Table48.B2" office:value-type="string">
            <text:p text:style-name="P417">10000 Pa</text:p>
          </table:table-cell>
        </table:table-row>
        <table:table-row>
          <table:table-cell table:style-name="Table48.A2" office:value-type="string">
            <text:p text:style-name="P417">1 psi</text:p>
          </table:table-cell>
          <table:table-cell table:style-name="Table48.B2" office:value-type="string">
            <text:p text:style-name="P417">6895 Pa</text:p>
          </table:table-cell>
        </table:table-row>
        <table:table-row>
          <table:table-cell table:style-name="Table48.A2" office:value-type="string">
            <text:p text:style-name="P417">1 atm<text:span text:style-name="T118">osphere</text:span></text:p>
          </table:table-cell>
          <table:table-cell table:style-name="Table48.B2" office:value-type="string">
            <text:p text:style-name="P417">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41">0° Celsius</text:p>
          </table:table-cell>
          <table:table-cell table:style-name="Table48.B2" office:value-type="string">
            <text:p text:style-name="P441">273.15 Kelvin</text:p>
            <text:p text:style-name="P30">°K = 273.15 + °C</text:p>
          </table:table-cell>
        </table:table-row>
        <table:table-row>
          <table:table-cell table:style-name="Table48.A2" office:value-type="string">
            <text:p text:style-name="P441">0° Farhe<text:span text:style-name="T151">nheit</text:span></text:p>
          </table:table-cell>
          <table:table-cell table:style-name="Table48.B2" office:value-type="string">
            <text:p text:style-name="P441">255.372 Kelvin</text:p>
            <text:p text:style-name="P30">°K = (°F – 32)<text:span text:style-name="T104">⋅</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16">1 B (byte)</text:p>
          </table:table-cell>
          <table:table-cell table:style-name="Table48.B2" office:value-type="string">
            <text:p text:style-name="P416">8 b (bits)</text:p>
          </table:table-cell>
        </table:table-row>
        <table:table-row>
          <table:table-cell table:style-name="Table48.A2" office:value-type="string">
            <text:p text:style-name="P416">1 kB</text:p>
          </table:table-cell>
          <table:table-cell table:style-name="Table48.B2" office:value-type="string">
            <text:p text:style-name="P416">1000 B</text:p>
            <text:p text:style-name="P442">10<text:span text:style-name="T97">3</text:span><text:span text:style-name="T101"> B</text:span></text:p>
          </table:table-cell>
        </table:table-row>
        <table:table-row>
          <table:table-cell table:style-name="Table48.A2" office:value-type="string">
            <text:p text:style-name="P416">1 kiB</text:p>
          </table:table-cell>
          <table:table-cell table:style-name="Table48.B2" office:value-type="string">
            <text:p text:style-name="P416">1024 B</text:p>
            <text:p text:style-name="P442">2<text:span text:style-name="T97">10</text:span><text:span text:style-name="T101">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2">deg</text:span></text:p>
          </table:table-cell>
          <table:table-cell table:style-name="Table48.B13" office:value-type="string">
            <text:p text:style-name="Table_20_Contents">π/<text:span text:style-name="T132">6 rad</text:span></text:p>
          </table:table-cell>
        </table:table-row>
        <table:table-row>
          <table:table-cell table:style-name="Table48.A13" office:value-type="string">
            <text:p text:style-name="P428">45 deg</text:p>
          </table:table-cell>
          <table:table-cell table:style-name="Table48.B13" office:value-type="string">
            <text:p text:style-name="P429">π/<text:span text:style-name="T132">4 rad</text:span></text:p>
          </table:table-cell>
        </table:table-row>
        <table:table-row>
          <table:table-cell table:style-name="Table48.A13" office:value-type="string">
            <text:p text:style-name="P428">60 deg</text:p>
          </table:table-cell>
          <table:table-cell table:style-name="Table48.B13" office:value-type="string">
            <text:p text:style-name="Table_20_Contents">π/<text:span text:style-name="T132">3 rad</text:span></text:p>
          </table:table-cell>
        </table:table-row>
        <table:table-row>
          <table:table-cell table:style-name="Table48.A13" office:value-type="string">
            <text:p text:style-name="P428">90 deg</text:p>
          </table:table-cell>
          <table:table-cell table:style-name="Table48.B13" office:value-type="string">
            <text:p text:style-name="P429">π/<text:span text:style-name="T132">2 rad</text:span></text:p>
          </table:table-cell>
        </table:table-row>
        <table:table-row>
          <table:table-cell table:style-name="Table48.A13" office:value-type="string">
            <text:p text:style-name="P428">180 deg</text:p>
          </table:table-cell>
          <table:table-cell table:style-name="Table48.B13" office:value-type="string">
            <text:p text:style-name="P429">π<text:span text:style-name="T132"> rad</text:span></text:p>
          </table:table-cell>
        </table:table-row>
        <table:table-row>
          <table:table-cell table:style-name="Table48.A13" office:value-type="string">
            <text:p text:style-name="P428">360 deg</text:p>
          </table:table-cell>
          <table:table-cell table:style-name="Table48.B13" office:value-type="string">
            <text:p text:style-name="P428">2π rad</text:p>
          </table:table-cell>
        </table:table-row>
      </table:table>
      <text:h text:style-name="P528" text:outline-level="2" text:is-list-header="true"><text:bookmark-start text:name="__RefHeading___Toc6082_1324021094 Copy 1"/><text:span text:style-name="T152">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43">Symbol</text:p>
          </table:table-cell>
          <table:table-cell table:style-name="Table47.A1" office:value-type="string">
            <text:p text:style-name="P443">Quantity</text:p>
          </table:table-cell>
          <table:table-cell table:style-name="Table47.C1" office:value-type="string">
            <text:p text:style-name="P443">Value</text:p>
          </table:table-cell>
        </table:table-row>
        <table:table-row>
          <table:table-cell table:style-name="Table47.A2" office:value-type="string">
            <text:p text:style-name="P373">c</text:p>
          </table:table-cell>
          <table:table-cell table:style-name="Table47.B2" office:value-type="string">
            <text:p text:style-name="P375">Speed of Light</text:p>
          </table:table-cell>
          <table:table-cell table:style-name="Table47.C2" office:value-type="string">
            <text:p text:style-name="P375"><text:span text:style-name="T102">2.99792458⋅</text:span>10<text:span text:style-name="T97">8</text:span><text:span text:style-name="T101"> m</text:span><text:span text:style-name="T102">⋅</text:span><text:span text:style-name="T101">s</text:span><text:span text:style-name="T97">-1</text:span></text:p>
          </table:table-cell>
        </table:table-row>
        <table:table-row>
          <table:table-cell table:style-name="Table47.A3" office:value-type="string">
            <text:p text:style-name="P373">µ<text:span text:style-name="T108">0</text:span></text:p>
          </table:table-cell>
          <table:table-cell table:style-name="Table47.B3" office:value-type="string">
            <text:p text:style-name="P375">Vacuum Magnetic Permeability</text:p>
          </table:table-cell>
          <table:table-cell table:style-name="Table47.C3" office:value-type="string">
            <text:p text:style-name="P375">1.257<text:span text:style-name="T102">⋅10</text:span><text:span text:style-name="T98">-7</text:span><text:span text:style-name="T102"> N⋅A</text:span><text:span text:style-name="T98">-2</text:span></text:p>
          </table:table-cell>
        </table:table-row>
        <table:table-row>
          <table:table-cell table:style-name="Table47.A3" office:value-type="string">
            <text:p text:style-name="P370">Z<text:span text:style-name="T108">0</text:span></text:p>
          </table:table-cell>
          <table:table-cell table:style-name="Table47.B3" office:value-type="string">
            <text:p text:style-name="P369">Characteristic Impedance of Vacuum</text:p>
          </table:table-cell>
          <table:table-cell table:style-name="Table47.C3" office:value-type="string">
            <text:p text:style-name="P369">376.7 Ω</text:p>
          </table:table-cell>
        </table:table-row>
        <table:table-row>
          <table:table-cell table:style-name="Table47.A3" office:value-type="string">
            <text:p text:style-name="P370">ε<text:span text:style-name="T108">0</text:span><text:span text:style-name="T101"> = 1/µ</text:span><text:span text:style-name="T108">0 </text:span><text:span text:style-name="T101">c</text:span><text:span text:style-name="T97">2</text:span></text:p>
          </table:table-cell>
          <table:table-cell table:style-name="Table47.B3" office:value-type="string">
            <text:p text:style-name="P369">Vacuum Electric Permittivity</text:p>
          </table:table-cell>
          <table:table-cell table:style-name="Table47.C3" office:value-type="string">
            <text:p text:style-name="P369">8.854<text:span text:style-name="T102">⋅10</text:span><text:span text:style-name="T98">-12</text:span><text:span text:style-name="T102"> F⋅m</text:span><text:span text:style-name="T98">-1</text:span></text:p>
          </table:table-cell>
        </table:table-row>
        <table:table-row>
          <table:table-cell table:style-name="Table47.A6" office:value-type="string">
            <text:p text:style-name="P370"><text:span text:style-name="T101">k</text:span><text:span text:style-name="T108">e</text:span><text:span text:style-name="T101"> =</text:span></text:p>
            <text:p text:style-name="P370">1/4π ε<text:span text:style-name="T108">0</text:span></text:p>
          </table:table-cell>
          <table:table-cell table:style-name="Table47.B6" office:value-type="string">
            <text:p text:style-name="P369">Coulomb Constant</text:p>
          </table:table-cell>
          <table:table-cell table:style-name="Table47.C6" office:value-type="string">
            <text:p text:style-name="P369">8.989<text:span text:style-name="T102">⋅10</text:span><text:span text:style-name="T98">9</text:span><text:span text:style-name="T102"> N⋅m</text:span><text:span text:style-name="T98">2</text:span><text:span text:style-name="T102">⋅C</text:span><text:span text:style-name="T98">-2</text:span></text:p>
          </table:table-cell>
        </table:table-row>
      </table:table>
      <text:h text:style-name="P529" text:outline-level="2" text:is-list-header="true"><text:bookmark-start text:name="__RefHeading___Toc5422_125883045 Copy 1"/><text:soft-page-break/>Decibels<text:bookmark-end text:name="__RefHeading___Toc5422_125883045 Copy 1"/></text:h>
      <text:p text:style-name="P452">The decibel is defined as t<text:span text:style-name="T173">en times the</text:span> logarithmic <draw:frame draw:style-name="fr6" draw:name="Object1" text:anchor-type="as-char" svg:y="-0.386cm" svg:width="2.759cm" svg:height="0.587cm" draw:z-index="39"><draw:object xlink:href="./Object 96" xlink:type="simple" xlink:show="embed" xlink:actuate="onLoad"/><draw:image xlink:href="./ObjectReplacements/Object 96" xlink:type="simple" xlink:show="embed" xlink:actuate="onLoad"/><svg:desc>formula</svg:desc></draw:frame>between two values <draw:frame draw:style-name="fr6" draw:name="Object2" text:anchor-type="as-char" svg:y="-0.36cm" svg:width="0.822cm" svg:height="0.533cm" draw:z-index="40"><draw:object xlink:href="./Object 97" xlink:type="simple" xlink:show="embed" xlink:actuate="onLoad"/><draw:image xlink:href="./ObjectReplacements/Object 97" xlink:type="simple" xlink:show="embed" xlink:actuate="onLoad"/><svg:desc>formula</svg:desc></draw:frame>. <text:span text:style-name="T173">Usually, in the amateur radio </text:span><text:span text:style-name="T175">community</text:span><text:span text:style-name="T173"> we </text:span><text:span text:style-name="T176">use decibels for </text:span><text:span text:style-name="T177">power</text:span><text:span text:style-name="T173"> gains </text:span><text:span text:style-name="T177">(antenna)</text:span><text:span text:style-name="T173"> and attenuation</text:span><text:span text:style-name="T174">s </text:span><text:span text:style-name="T177">(feed-lines, medium, </text:span><text:span text:style-name="T178">reception reports</text:span><text:span text:style-name="T177">)</text:span><text:span text:style-name="T173">.</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55">dB</text:p>
          </table:table-cell>
          <table:table-cell table:style-name="Table20.A1" office:value-type="string">
            <text:p text:style-name="P451">0</text:p>
          </table:table-cell>
          <table:table-cell table:style-name="Table20.A1" office:value-type="string">
            <text:p text:style-name="P451">1</text:p>
          </table:table-cell>
          <table:table-cell table:style-name="Table20.A1" office:value-type="string">
            <text:p text:style-name="P451">2</text:p>
          </table:table-cell>
          <table:table-cell table:style-name="Table20.A1" office:value-type="string">
            <text:p text:style-name="P451">3</text:p>
          </table:table-cell>
          <table:table-cell table:style-name="Table20.A1" office:value-type="string">
            <text:p text:style-name="P451">4</text:p>
          </table:table-cell>
          <table:table-cell table:style-name="Table20.A1" office:value-type="string">
            <text:p text:style-name="P451">5</text:p>
          </table:table-cell>
          <table:table-cell table:style-name="Table20.A1" office:value-type="string">
            <text:p text:style-name="P451">6</text:p>
          </table:table-cell>
          <table:table-cell table:style-name="Table20.A1" office:value-type="string">
            <text:p text:style-name="P451">7</text:p>
          </table:table-cell>
          <table:table-cell table:style-name="Table20.A1" office:value-type="string">
            <text:p text:style-name="P451">10</text:p>
          </table:table-cell>
          <table:table-cell table:style-name="Table20.A1" office:value-type="string">
            <text:p text:style-name="P451">16</text:p>
          </table:table-cell>
          <table:table-cell table:style-name="Table20.A1" office:value-type="string">
            <text:p text:style-name="P451">20</text:p>
          </table:table-cell>
          <table:table-cell table:style-name="Table20.M1" office:value-type="string">
            <text:p text:style-name="P451">30</text:p>
          </table:table-cell>
        </table:table-row>
        <table:table-row>
          <table:table-cell table:style-name="Table20.A2" office:value-type="string">
            <text:p text:style-name="P455">Ratio</text:p>
          </table:table-cell>
          <table:table-cell table:style-name="Table20.A2" office:value-type="string">
            <text:p text:style-name="P451">1</text:p>
          </table:table-cell>
          <table:table-cell table:style-name="Table20.A2" office:value-type="string">
            <text:p text:style-name="P451">1.26</text:p>
          </table:table-cell>
          <table:table-cell table:style-name="Table20.A2" office:value-type="string">
            <text:p text:style-name="P451">1.6</text:p>
          </table:table-cell>
          <table:table-cell table:style-name="Table20.A2" office:value-type="string">
            <text:p text:style-name="P451">2</text:p>
          </table:table-cell>
          <table:table-cell table:style-name="Table20.A2" office:value-type="string">
            <text:p text:style-name="P451">2.5</text:p>
          </table:table-cell>
          <table:table-cell table:style-name="Table20.A2" office:value-type="string">
            <text:p text:style-name="P451">3.2</text:p>
          </table:table-cell>
          <table:table-cell table:style-name="Table20.A2" office:value-type="string">
            <text:p text:style-name="P451">4</text:p>
          </table:table-cell>
          <table:table-cell table:style-name="Table20.A2" office:value-type="string">
            <text:p text:style-name="P451">5</text:p>
          </table:table-cell>
          <table:table-cell table:style-name="Table20.A2" office:value-type="string">
            <text:p text:style-name="P451">10</text:p>
          </table:table-cell>
          <table:table-cell table:style-name="Table20.A2" office:value-type="string">
            <text:p text:style-name="P451">40</text:p>
          </table:table-cell>
          <table:table-cell table:style-name="Table20.A2" office:value-type="string">
            <text:p text:style-name="P451">100</text:p>
          </table:table-cell>
          <table:table-cell table:style-name="Table20.M2" office:value-type="string">
            <text:p text:style-name="P451">1000</text:p>
          </table:table-cell>
        </table:table-row>
      </table:table>
      <text:p text:style-name="P454"><text:bookmark-start text:name="__RefHeading___Toc6086_1324021094 Copy 1"/><text:bookmark-end text:name="__RefHeading___Toc6086_1324021094 Copy 1"/></text:p>
      <text:p text:style-name="P456"/>
      <text:h text:style-name="P500" text:outline-level="1"><text:bookmark-start text:name="__RefHeading___Toc62257_2866097283"/>Mathematics<text:bookmark-end text:name="__RefHeading___Toc62257_2866097283"/></text:h>
      <text:p text:style-name="P432">A cheat-sheet of the most common rules and remarkable values.</text:p>
      <text:h text:style-name="P530"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68"><draw:frame draw:style-name="fr6" draw:name="Object13" text:anchor-type="as-char" svg:y="-0.36cm" svg:width="2.113cm" svg:height="0.452cm" draw:z-index="1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68"><draw:frame draw:style-name="fr6" draw:name="Object14" text:anchor-type="as-char" svg:y="-0.36cm" svg:width="3.838cm" svg:height="0.452cm" draw:z-index="1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68"><draw:frame draw:style-name="fr6" draw:name="Object19" text:anchor-type="as-char" svg:y="-1.157cm" svg:width="1.182cm" svg:height="1.54cm" draw:z-index="1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68"><draw:frame draw:style-name="fr6" draw:name="Object20" text:anchor-type="as-char" svg:y="-0.564cm" svg:width="1.164cm" svg:height="1.54cm" draw:z-index="2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68"><draw:frame draw:style-name="fr6" draw:name="Object17" text:anchor-type="as-char" svg:y="-0.614cm" svg:width="1.318cm" svg:height="1.044cm" draw:z-index="2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68"><draw:frame draw:style-name="fr6" draw:name="Object15" text:anchor-type="as-char" svg:y="-0.564cm" svg:width="1.917cm" svg:height="0.945cm" draw:z-index="2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68"><draw:frame draw:style-name="fr6" draw:name="Object16" text:anchor-type="as-char" svg:y="-0.374cm" svg:width="1.519cm" svg:height="0.467cm" draw:z-index="2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68"><draw:frame draw:style-name="fr6" draw:name="Object18" text:anchor-type="as-char" svg:y="-0.469cm" svg:width="1.416cm" svg:height="0.586cm" draw:z-index="2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68"><draw:frame draw:style-name="fr6" draw:name="Object21" text:anchor-type="as-char" svg:y="-0.374cm" svg:width="1.485cm" svg:height="0.467cm" draw:z-index="2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68"><draw:frame draw:style-name="fr6" draw:name="Object22" text:anchor-type="as-char" svg:y="-0.374cm" svg:width="1.559cm" svg:height="0.466cm" draw:z-index="2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72"><draw:frame draw:style-name="fr6" draw:name="Object23" text:anchor-type="as-char" svg:y="-0.564cm" svg:width="1.051cm" svg:height="0.963cm" draw:z-index="2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68"><draw:frame draw:style-name="fr6" draw:name="Object24" text:anchor-type="as-char" svg:y="-0.579cm" svg:width="1.319cm" svg:height="0.975cm" draw:z-index="2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72"><draw:frame draw:style-name="fr6" draw:name="Object25" text:anchor-type="as-char" svg:y="-0.436cm" svg:width="1.101cm" svg:height="0.527cm" draw:z-index="2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68"><draw:frame draw:style-name="fr6" draw:name="Object26" text:anchor-type="as-char" svg:y="-0.476cm" svg:width="2.325cm" svg:height="0.57cm" draw:z-index="3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72"><draw:frame draw:style-name="fr6" draw:name="Object71" text:anchor-type="as-char" svg:y="-0.436cm" svg:width="1.584cm" svg:height="0.527cm" draw:z-index="41"><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68"><draw:frame draw:style-name="fr6" draw:name="Object72" text:anchor-type="as-char" svg:y="-0.647cm" svg:width="1.148cm" svg:height="1.106cm" draw:z-index="42"><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25"><draw:frame draw:style-name="fr6" draw:name="Object27" text:anchor-type="as-char" svg:y="-0.395cm" svg:width="0.988cm" svg:height="0.489cm" draw:z-index="3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68"><draw:frame draw:style-name="fr6" draw:name="Object28" text:anchor-type="as-char" svg:y="-0.374cm" svg:width="0.891cm" svg:height="0.467cm" draw:z-index="3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31" text:outline-level="2" text:is-list-header="true"><text:bookmark-start text:name="__RefHeading___Toc62261_2866097283"/>Logarithms<text:bookmark-end text:name="__RefHeading___Toc62261_2866097283"/></text:h>
      <text:p text:style-name="P424">The function <text:span text:style-name="T179">log</text:span><text:span text:style-name="T110">b</text:span> denotes the <text:span text:style-name="T130">b</text:span>-basis logarithm.</text:p>
      <table:table table:name="Table33" table:style-name="Table33">
        <table:table-column table:style-name="Table33.A"/>
        <table:table-column table:style-name="Table33.B"/>
        <table:table-row>
          <table:table-cell table:style-name="Table33.A1" office:value-type="string">
            <text:p text:style-name="P471"><draw:frame draw:style-name="fr6" draw:name="Object31" text:anchor-type="as-char" svg:y="-0.36cm" svg:width="1.259cm" svg:height="0.452cm" draw:z-index="47"><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25"><draw:frame draw:style-name="fr6" draw:name="Object32" text:anchor-type="as-char" svg:y="-0.36cm" svg:width="1.355cm" svg:height="0.533cm" draw:z-index="54"><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70"><draw:frame draw:style-name="fr6" draw:name="Object88" text:anchor-type="as-char" svg:y="-0.374cm" svg:width="1.483cm" svg:height="0.549cm" draw:z-index="58"><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26"><draw:frame draw:style-name="fr6" draw:name="Object89" text:anchor-type="as-char" svg:y="-0.416cm" svg:width="1.177cm" svg:height="0.508cm" draw:z-index="59"><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70"><draw:frame draw:style-name="fr6" draw:name="Object90" text:anchor-type="as-char" svg:y="-0.374cm" svg:width="2.297cm" svg:height="0.467cm" draw:z-index="64"><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70"/>
          </table:table-cell>
        </table:table-row>
        <table:table-row>
          <table:table-cell table:style-name="Table33.A1" office:value-type="string">
            <text:p text:style-name="P471"><draw:frame draw:style-name="fr6" draw:name="Object29" text:anchor-type="as-char" svg:y="-0.36cm" svg:width="3.233cm" svg:height="0.452cm" draw:z-index="3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71"><draw:frame draw:style-name="fr6" draw:name="Object30" text:anchor-type="as-char" svg:y="-0.383cm" svg:width="3.337cm" svg:height="0.499cm" draw:z-index="34"><draw:object xlink:href="./Object 30" xlink:type="simple" xlink:show="embed" xlink:actuate="onLoad"/><draw:image xlink:href="./ObjectReplacements/Object 30" xlink:type="simple" xlink:show="embed" xlink:actuate="onLoad"/><svg:desc>formula</svg:desc></draw:frame></text:p>
          </table:table-cell>
        </table:table-row>
      </table:table>
      <text:h text:style-name="P532" text:outline-level="2" text:is-list-header="true"><text:bookmark-start text:name="__RefHeading___Toc62263_2866097283"/><text:soft-page-break/><text:span text:style-name="T182">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6" draw:name="Object44" text:anchor-type="as-char" svg:y="-0.36cm" svg:width="0.542cm" svg:height="0.452cm" draw:z-index="43"><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87">1/2</text:p>
          </table:table-cell>
          <table:table-cell table:style-name="Table45.C2" office:value-type="string">
            <text:p text:style-name="Table_20_Math"><draw:frame draw:style-name="fr6" draw:name="Object46" text:anchor-type="as-char" svg:y="-0.395cm" svg:width="0.653cm" svg:height="0.489cm" draw:z-index="44"><draw:object xlink:href="./Object 1" xlink:type="simple" xlink:show="embed" xlink:actuate="onLoad"/><draw:image xlink:href="./ObjectReplacements/Object 1" xlink:type="simple" xlink:show="embed" xlink:actuate="onLoad"/><svg:desc>formula</svg:desc></draw:frame></text:p>
          </table:table-cell>
          <table:table-cell table:style-name="Table45.D2" office:value-type="string">
            <text:p text:style-name="Table_20_Math"><draw:frame draw:style-name="fr6" draw:name="Object47" text:anchor-type="as-char" svg:y="-0.395cm" svg:width="0.656cm" svg:height="0.489cm" draw:z-index="45"><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6" draw:name="Object48" text:anchor-type="as-char" svg:y="-0.36cm" svg:width="0.55cm" svg:height="0.452cm" draw:z-index="46"><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6" draw:name="Object49" text:anchor-type="as-char" svg:y="-0.395cm" svg:width="0.647cm" svg:height="0.489cm" draw:z-index="48"><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6" draw:name="Object50" text:anchor-type="as-char" svg:y="-0.395cm" svg:width="0.647cm" svg:height="0.489cm" draw:z-index="49"><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87">1</text:p>
          </table:table-cell>
        </table:table-row>
        <table:table-row>
          <table:table-cell table:style-name="Table45.A2" office:value-type="string">
            <text:p text:style-name="Table_20_Math"><draw:frame draw:style-name="fr6" draw:name="Object52" text:anchor-type="as-char" svg:y="-0.36cm" svg:width="0.542cm" svg:height="0.452cm" draw:z-index="50"><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6" draw:name="Object45" text:anchor-type="as-char" svg:y="-0.395cm" svg:width="0.653cm" svg:height="0.489cm" draw:z-index="51"><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87">1/2</text:p>
          </table:table-cell>
          <table:table-cell table:style-name="Table45.D2" office:value-type="string">
            <text:p text:style-name="Table_20_Math"><draw:frame draw:style-name="fr6" draw:name="Object55" text:anchor-type="as-char" svg:y="-0.395cm" svg:width="0.358cm" svg:height="0.489cm" draw:z-index="52"><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6" draw:name="Object56" text:anchor-type="as-char" svg:y="-0.36cm" svg:width="0.536cm" svg:height="0.452cm" draw:z-index="53"><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6" draw:name="Object59" text:anchor-type="as-char" svg:y="-0.36cm" svg:width="0.732cm" svg:height="0.452cm" draw:z-index="55"><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6" draw:name="Object51" text:anchor-type="as-char" svg:y="-0.395cm" svg:width="0.653cm" svg:height="0.489cm" draw:z-index="56"><draw:object xlink:href="./Object 46" xlink:type="simple" xlink:show="embed" xlink:actuate="onLoad"/><draw:image xlink:href="./ObjectReplacements/Object 46" xlink:type="simple" xlink:show="embed" xlink:actuate="onLoad"/><svg:desc>formula</svg:desc></draw:frame></text:p>
          </table:table-cell>
          <table:table-cell table:style-name="Table45.C2" office:value-type="string">
            <text:p text:style-name="Table_20_Math"><draw:frame draw:style-name="fr6" draw:name="Object61" text:anchor-type="as-char" svg:y="-0.36cm" svg:width="0.713cm" svg:height="0.452cm" draw:z-index="57"><draw:object xlink:href="./Object 2" xlink:type="simple" xlink:show="embed" xlink:actuate="onLoad"/><draw:image xlink:href="./ObjectReplacements/Object 2" xlink:type="simple" xlink:show="embed" xlink:actuate="onLoad"/><svg:desc>formula</svg:desc></draw:frame></text:p>
          </table:table-cell>
          <table:table-cell table:style-name="Table45.D2" office:value-type="string">
            <text:p text:style-name="Table_20_Math"><draw:frame draw:style-name="fr6" draw:name="Object62" text:anchor-type="as-char" svg:y="-0.349cm" svg:width="0.55cm" svg:height="0.432cm" draw:z-index="6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6" draw:name="Object63" text:anchor-type="as-char" svg:y="-0.36cm" svg:width="0.744cm" svg:height="0.452cm" draw:z-index="6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6" draw:name="Object53" text:anchor-type="as-char" svg:y="-0.395cm" svg:width="0.647cm" svg:height="0.489cm" draw:z-index="62"><draw:object xlink:href="./Object 51" xlink:type="simple" xlink:show="embed" xlink:actuate="onLoad"/><draw:image xlink:href="./ObjectReplacements/Object 51" xlink:type="simple" xlink:show="embed" xlink:actuate="onLoad"/><svg:desc>formula</svg:desc></draw:frame></text:p>
          </table:table-cell>
          <table:table-cell table:style-name="Table45.C2" office:value-type="string">
            <text:p text:style-name="Table_20_Math"><draw:frame draw:style-name="fr6" draw:name="Object65" text:anchor-type="as-char" svg:y="-0.395cm" svg:width="0.907cm" svg:height="0.489cm" draw:z-index="6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text:span text:style-name="T181">1</text:span></text:p>
          </table:table-cell>
        </table:table-row>
        <table:table-row>
          <table:table-cell table:style-name="Table45.A2" office:value-type="string">
            <text:p text:style-name="Table_20_Math"><draw:frame draw:style-name="fr6" draw:name="Object67" text:anchor-type="as-char" svg:y="-0.36cm" svg:width="0.732cm" svg:height="0.452cm" draw:z-index="65"><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87">1/2</text:p>
          </table:table-cell>
          <table:table-cell table:style-name="Table45.C2" office:value-type="string">
            <text:p text:style-name="Table_20_Math"><draw:frame draw:style-name="fr6" draw:name="Object69" text:anchor-type="as-char" svg:y="-0.395cm" svg:width="0.91cm" svg:height="0.489cm" draw:z-index="66"><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6" draw:name="Object54" text:anchor-type="as-char" svg:y="-0.395cm" svg:width="0.915cm" svg:height="0.489cm" draw:z-index="67"><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le45.A10" office:value-type="string">
            <text:p text:style-name="P489">π</text:p>
          </table:table-cell>
          <table:table-cell table:style-name="Table45.B10" office:value-type="string">
            <text:p text:style-name="Table_20_Math">0</text:p>
          </table:table-cell>
          <table:table-cell table:style-name="Table45.C10" office:value-type="string">
            <text:p text:style-name="Table_20_Math">-<text:span text:style-name="T131">1</text:span></text:p>
          </table:table-cell>
          <table:table-cell table:style-name="Table45.D10" office:value-type="string">
            <text:p text:style-name="Table_20_Math">0</text:p>
          </table:table-cell>
        </table:table-row>
      </table:table>
      <text:p text:style-name="P540"/>
      <table:table table:name="Table37" table:style-name="Table37">
        <table:table-column table:style-name="Table37.A"/>
        <table:table-column table:style-name="Table37.B"/>
        <table:table-row>
          <table:table-cell table:style-name="Table37.A1" office:value-type="string">
            <text:p text:style-name="P542"><draw:frame draw:style-name="fr6" draw:name="Object42" text:anchor-type="as-char" svg:y="-0.374cm" svg:width="1.042cm" svg:height="0.467cm" draw:z-index="7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541"><draw:frame draw:style-name="fr6" draw:name="Object43" text:anchor-type="as-char" svg:y="-0.374cm" svg:width="2.861cm" svg:height="0.467cm" draw:z-index="7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542"><draw:frame draw:style-name="fr6" draw:name="Object40" text:anchor-type="as-char" svg:y="-0.36cm" svg:width="2.674cm" svg:height="0.452cm" draw:z-index="76"><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541"><draw:frame draw:style-name="fr6" draw:name="Object41" text:anchor-type="as-char" svg:y="-0.36cm" svg:width="2.582cm" svg:height="0.452cm" draw:z-index="77"><draw:object xlink:href="./Object 43" xlink:type="simple" xlink:show="embed" xlink:actuate="onLoad"/><draw:image xlink:href="./ObjectReplacements/Object 43" xlink:type="simple" xlink:show="embed" xlink:actuate="onLoad"/><svg:desc>formula</svg:desc></draw:frame></text:p>
          </table:table-cell>
        </table:table-row>
      </table:table>
      <text:h text:style-name="P533" text:outline-level="2" text:is-list-header="true"><text:bookmark-start text:name="__RefHeading___Toc62265_2866097283"/><text:span text:style-name="T183">Table of</text:span> Values<text:bookmark-end text:name="__RefHeading___Toc62265_2866097283"/></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number-columns-repeated="3"/>
        <table:table-row table:style-name="Table30.1">
          <table:table-cell table:style-name="Table30.A1" office:value-type="string">
            <text:p text:style-name="P536">N</text:p>
          </table:table-cell>
          <table:table-cell table:style-name="Table30.B1">
            <text:p text:style-name="P538"><draw:frame draw:style-name="fr6" draw:name="Object36" text:anchor-type="as-char" svg:y="-0.395cm" svg:width="0.443cm" svg:height="0.489cm" draw:z-index="68"><draw:object xlink:href="./Object 36" xlink:type="simple" xlink:show="embed" xlink:actuate="onLoad"/><draw:image xlink:href="./ObjectReplacements/Object 36" xlink:type="simple" xlink:show="embed" xlink:actuate="onLoad"/></draw:frame></text:p>
          </table:table-cell>
          <table:table-cell table:style-name="Table30.B1">
            <text:p text:style-name="P539"><draw:frame draw:style-name="fr6" draw:name="Object37" text:anchor-type="as-char" svg:y="-0.36cm" svg:width="0.788cm" svg:height="0.452cm" draw:z-index="69"><draw:object xlink:href="./Object 37" xlink:type="simple" xlink:show="embed" xlink:actuate="onLoad"/><draw:image xlink:href="./ObjectReplacements/Object 37" xlink:type="simple" xlink:show="embed" xlink:actuate="onLoad"/><svg:desc>formula</svg:desc></draw:frame></text:p>
          </table:table-cell>
          <table:table-cell table:style-name="Table30.B1">
            <text:p text:style-name="P539"><draw:frame draw:style-name="fr6" draw:name="Object38" text:anchor-type="as-char" svg:y="-0.36cm" svg:width="0.931cm" svg:height="0.452cm" draw:z-index="70"><draw:object xlink:href="./Object 38" xlink:type="simple" xlink:show="embed" xlink:actuate="onLoad"/><draw:image xlink:href="./ObjectReplacements/Object 38" xlink:type="simple" xlink:show="embed" xlink:actuate="onLoad"/><svg:desc>formula</svg:desc></draw:frame></text:p>
          </table:table-cell>
          <table:table-cell table:style-name="Table30.E1">
            <text:p text:style-name="P539"/>
          </table:table-cell>
          <table:table-cell table:style-name="Table30.A1" office:value-type="string">
            <text:p text:style-name="P536">N</text:p>
          </table:table-cell>
          <table:table-cell table:style-name="Table30.B1">
            <text:p text:style-name="P538"><draw:frame draw:style-name="fr6" draw:name="Object39" text:anchor-type="as-char" svg:y="-0.395cm" svg:width="0.443cm" svg:height="0.489cm" draw:z-index="71"><draw:object xlink:href="./Object 39" xlink:type="simple" xlink:show="embed" xlink:actuate="onLoad"/><draw:image xlink:href="./ObjectReplacements/Object 39" xlink:type="simple" xlink:show="embed" xlink:actuate="onLoad"/><svg:desc>formula</svg:desc></draw:frame></text:p>
          </table:table-cell>
          <table:table-cell table:style-name="Table30.B1">
            <text:p text:style-name="P539"><draw:frame draw:style-name="fr6" draw:name="Object57" text:anchor-type="as-char" svg:y="-0.36cm" svg:width="0.788cm" svg:height="0.452cm" draw:z-index="72"><draw:object xlink:href="./Object 54" xlink:type="simple" xlink:show="embed" xlink:actuate="onLoad"/><draw:image xlink:href="./ObjectReplacements/Object 54" xlink:type="simple" xlink:show="embed" xlink:actuate="onLoad"/><svg:desc>formula</svg:desc></draw:frame></text:p>
          </table:table-cell>
          <table:table-cell table:style-name="Table30.B1">
            <text:p text:style-name="P539"><draw:frame draw:style-name="fr6" draw:name="Object58" text:anchor-type="as-char" svg:y="-0.36cm" svg:width="0.931cm" svg:height="0.452cm" draw:z-index="73"><draw:object xlink:href="./Object 57" xlink:type="simple" xlink:show="embed" xlink:actuate="onLoad"/><draw:image xlink:href="./ObjectReplacements/Object 57" xlink:type="simple" xlink:show="embed" xlink:actuate="onLoad"/><svg:desc>formula</svg:desc></draw:frame></text:p>
          </table:table-cell>
        </table:table-row>
        <table:table-row table:style-name="Table30.1">
          <table:table-cell table:style-name="Table30.A2" office:value-type="string">
            <text:p text:style-name="P537">0,01</text:p>
          </table:table-cell>
          <table:table-cell table:style-name="Table30.B2" office:value-type="float" office:value="0.1">
            <text:p text:style-name="P538">0,1000</text:p>
          </table:table-cell>
          <table:table-cell table:style-name="Table30.C2" office:value-type="float" office:value="-4.60517018598809">
            <text:p text:style-name="P539">-4,6052</text:p>
          </table:table-cell>
          <table:table-cell table:style-name="Table30.D2" office:value-type="float" office:value="-2">
            <text:p text:style-name="P539">-2,0000</text:p>
          </table:table-cell>
          <table:table-cell table:style-name="Table30.E1">
            <text:p text:style-name="P539"/>
          </table:table-cell>
          <table:table-cell table:style-name="Table30.F2" office:value-type="string">
            <text:p text:style-name="P537">6</text:p>
          </table:table-cell>
          <table:table-cell table:style-name="Table30.G2" office:value-type="float" office:value="2.44948974278318">
            <text:p text:style-name="P539">2,4495</text:p>
          </table:table-cell>
          <table:table-cell table:style-name="Table30.H2" office:value-type="float" office:value="1.79175946922806">
            <text:p text:style-name="P539">1,7918</text:p>
          </table:table-cell>
          <table:table-cell table:style-name="Table30.I2" office:value-type="float" office:value="0.778151250383644">
            <text:p text:style-name="P539">0,7782</text:p>
          </table:table-cell>
        </table:table-row>
        <table:table-row table:style-name="Table30.1">
          <table:table-cell table:style-name="Table30.A3" office:value-type="string">
            <text:p text:style-name="P537">0,1</text:p>
          </table:table-cell>
          <table:table-cell table:style-name="Table30.B3" office:value-type="float" office:value="0.316227766016838">
            <text:p text:style-name="P539">0,3162</text:p>
          </table:table-cell>
          <table:table-cell table:style-name="Table30.C3" office:value-type="float" office:value="-2.30258509299405">
            <text:p text:style-name="P539">-2,3026</text:p>
          </table:table-cell>
          <table:table-cell table:style-name="Table30.D3" office:value-type="float" office:value="-1">
            <text:p text:style-name="P539">-1,0000</text:p>
          </table:table-cell>
          <table:table-cell table:style-name="Table30.E1">
            <text:p text:style-name="P539"/>
          </table:table-cell>
          <table:table-cell table:style-name="Table30.F3" office:value-type="string">
            <text:p text:style-name="P537">7</text:p>
          </table:table-cell>
          <table:table-cell table:style-name="Table30.G3" office:value-type="float" office:value="2.64575131106459">
            <text:p text:style-name="P539">2,6458</text:p>
          </table:table-cell>
          <table:table-cell table:style-name="Table30.H3" office:value-type="float" office:value="1.94591014905531">
            <text:p text:style-name="P539">1,9459</text:p>
          </table:table-cell>
          <table:table-cell table:style-name="Table30.I3" office:value-type="float" office:value="0.845098040014257">
            <text:p text:style-name="P539">0,8451</text:p>
          </table:table-cell>
        </table:table-row>
        <table:table-row table:style-name="Table30.1">
          <table:table-cell table:style-name="Table30.A4" office:value-type="string">
            <text:p text:style-name="P537">0,2</text:p>
          </table:table-cell>
          <table:table-cell table:style-name="Table30.B4" office:value-type="float" office:value="0.447213595499958">
            <text:p text:style-name="P539">0,4472</text:p>
          </table:table-cell>
          <table:table-cell table:style-name="Table30.C4" office:value-type="float" office:value="-1.6094379124341">
            <text:p text:style-name="P539">-1,6094</text:p>
          </table:table-cell>
          <table:table-cell table:style-name="Table30.D4" office:value-type="float" office:value="-0.698970004336019">
            <text:p text:style-name="P539">-0,6990</text:p>
          </table:table-cell>
          <table:table-cell table:style-name="Table30.E1">
            <text:p text:style-name="P539"/>
          </table:table-cell>
          <table:table-cell table:style-name="Table30.F4" office:value-type="string">
            <text:p text:style-name="P537">8</text:p>
          </table:table-cell>
          <table:table-cell table:style-name="Table30.G4" office:value-type="float" office:value="2.82842712474619">
            <text:p text:style-name="P539">2,8284</text:p>
          </table:table-cell>
          <table:table-cell table:style-name="Table30.H4" office:value-type="float" office:value="2.07944154167984">
            <text:p text:style-name="P539">2,0794</text:p>
          </table:table-cell>
          <table:table-cell table:style-name="Table30.I4" office:value-type="float" office:value="0.903089986991943">
            <text:p text:style-name="P539">0,9031</text:p>
          </table:table-cell>
        </table:table-row>
        <table:table-row table:style-name="Table30.1">
          <table:table-cell table:style-name="Table30.A5" office:value-type="string">
            <text:p text:style-name="P537">0,3</text:p>
          </table:table-cell>
          <table:table-cell table:style-name="Table30.B5" office:value-type="float" office:value="0.547722557505166">
            <text:p text:style-name="P539">0,5477</text:p>
          </table:table-cell>
          <table:table-cell table:style-name="Table30.C5" office:value-type="float" office:value="-1.20397280432594">
            <text:p text:style-name="P539">-1,2040</text:p>
          </table:table-cell>
          <table:table-cell table:style-name="Table30.D5" office:value-type="float" office:value="-0.522878745280338">
            <text:p text:style-name="P539">-0,5229</text:p>
          </table:table-cell>
          <table:table-cell table:style-name="Table30.E1">
            <text:p text:style-name="P539"/>
          </table:table-cell>
          <table:table-cell table:style-name="Table30.F5" office:value-type="string">
            <text:p text:style-name="P537">9</text:p>
          </table:table-cell>
          <table:table-cell table:style-name="Table30.G5" office:value-type="float" office:value="3">
            <text:p text:style-name="P539">3,0000</text:p>
          </table:table-cell>
          <table:table-cell table:style-name="Table30.H5" office:value-type="float" office:value="2.19722457733622">
            <text:p text:style-name="P539">2,1972</text:p>
          </table:table-cell>
          <table:table-cell table:style-name="Table30.I5" office:value-type="float" office:value="0.954242509439325">
            <text:p text:style-name="P539">0,9542</text:p>
          </table:table-cell>
        </table:table-row>
        <table:table-row table:style-name="Table30.1">
          <table:table-cell table:style-name="Table30.A6" office:value-type="string">
            <text:p text:style-name="P537">0,4</text:p>
          </table:table-cell>
          <table:table-cell table:style-name="Table30.B6" office:value-type="float" office:value="0.632455532033676">
            <text:p text:style-name="P539">0,6325</text:p>
          </table:table-cell>
          <table:table-cell table:style-name="Table30.C6" office:value-type="float" office:value="-0.916290731874155">
            <text:p text:style-name="P539">-0,9163</text:p>
          </table:table-cell>
          <table:table-cell table:style-name="Table30.D6" office:value-type="float" office:value="-0.397940008672038">
            <text:p text:style-name="P539">-0,3979</text:p>
          </table:table-cell>
          <table:table-cell table:style-name="Table30.E1">
            <text:p text:style-name="P539"/>
          </table:table-cell>
          <table:table-cell table:style-name="Table30.F6" office:value-type="string">
            <text:p text:style-name="P537">10</text:p>
          </table:table-cell>
          <table:table-cell table:style-name="Table30.G6" office:value-type="float" office:value="3.16227766016838">
            <text:p text:style-name="P539">3,1623</text:p>
          </table:table-cell>
          <table:table-cell table:style-name="Table30.H6" office:value-type="float" office:value="2.30258509299405">
            <text:p text:style-name="P539">2,3026</text:p>
          </table:table-cell>
          <table:table-cell table:style-name="Table30.I6" office:value-type="float" office:value="1">
            <text:p text:style-name="P539">1,0000</text:p>
          </table:table-cell>
        </table:table-row>
        <table:table-row table:style-name="Table30.1">
          <table:table-cell table:style-name="Table30.A7" office:value-type="string">
            <text:p text:style-name="P537">0,5</text:p>
          </table:table-cell>
          <table:table-cell table:style-name="Table30.B7" office:value-type="float" office:value="0.707106781186548">
            <text:p text:style-name="P539">0,7071</text:p>
          </table:table-cell>
          <table:table-cell table:style-name="Table30.C7" office:value-type="float" office:value="-0.693147180559945">
            <text:p text:style-name="P539">-0,6931</text:p>
          </table:table-cell>
          <table:table-cell table:style-name="Table30.D7" office:value-type="float" office:value="-0.301029995663981">
            <text:p text:style-name="P539">-0,3010</text:p>
          </table:table-cell>
          <table:table-cell table:style-name="Table30.E1">
            <text:p text:style-name="P539"/>
          </table:table-cell>
          <table:table-cell table:style-name="Table30.F7" office:value-type="string">
            <text:p text:style-name="P537">20</text:p>
          </table:table-cell>
          <table:table-cell table:style-name="Table30.G7" office:value-type="float" office:value="4.47213595499958">
            <text:p text:style-name="P539">4,4721</text:p>
          </table:table-cell>
          <table:table-cell table:style-name="Table30.H7" office:value-type="float" office:value="2.99573227355399">
            <text:p text:style-name="P539">2,9957</text:p>
          </table:table-cell>
          <table:table-cell table:style-name="Table30.I7" office:value-type="float" office:value="1.30102999566398">
            <text:p text:style-name="P539">1,3010</text:p>
          </table:table-cell>
        </table:table-row>
        <table:table-row table:style-name="Table30.1">
          <table:table-cell table:style-name="Table30.A8" office:value-type="string">
            <text:p text:style-name="P537">0,6</text:p>
          </table:table-cell>
          <table:table-cell table:style-name="Table30.B8" office:value-type="float" office:value="0.774596669241483">
            <text:p text:style-name="P539">0,7746</text:p>
          </table:table-cell>
          <table:table-cell table:style-name="Table30.C8" office:value-type="float" office:value="-0.510825623765991">
            <text:p text:style-name="P539">-0,5108</text:p>
          </table:table-cell>
          <table:table-cell table:style-name="Table30.D8" office:value-type="float" office:value="-0.221848749616356">
            <text:p text:style-name="P539">-0,2218</text:p>
          </table:table-cell>
          <table:table-cell table:style-name="Table30.E1">
            <text:p text:style-name="P539"/>
          </table:table-cell>
          <table:table-cell table:style-name="Table30.F8" office:value-type="string">
            <text:p text:style-name="P537">30</text:p>
          </table:table-cell>
          <table:table-cell table:style-name="Table30.G8" office:value-type="float" office:value="5.47722557505166">
            <text:p text:style-name="P539">5,4772</text:p>
          </table:table-cell>
          <table:table-cell table:style-name="Table30.H8" office:value-type="float" office:value="3.40119738166216">
            <text:p text:style-name="P539">3,4012</text:p>
          </table:table-cell>
          <table:table-cell table:style-name="Table30.I8" office:value-type="float" office:value="1.47712125471966">
            <text:p text:style-name="P539">1,4771</text:p>
          </table:table-cell>
        </table:table-row>
        <table:table-row table:style-name="Table30.1">
          <table:table-cell table:style-name="Table30.A9" office:value-type="string">
            <text:p text:style-name="P537">0,7</text:p>
          </table:table-cell>
          <table:table-cell table:style-name="Table30.B9" office:value-type="float" office:value="0.836660026534076">
            <text:p text:style-name="P539">0,8367</text:p>
          </table:table-cell>
          <table:table-cell table:style-name="Table30.C9" office:value-type="float" office:value="-0.356674943938732">
            <text:p text:style-name="P539">-0,3567</text:p>
          </table:table-cell>
          <table:table-cell table:style-name="Table30.D9" office:value-type="float" office:value="-0.154901959985743">
            <text:p text:style-name="P539">-0,1549</text:p>
          </table:table-cell>
          <table:table-cell table:style-name="Table30.E1">
            <text:p text:style-name="P539"/>
          </table:table-cell>
          <table:table-cell table:style-name="Table30.F9" office:value-type="string">
            <text:p text:style-name="P537">40</text:p>
          </table:table-cell>
          <table:table-cell table:style-name="Table30.G9" office:value-type="float" office:value="6.32455532033676">
            <text:p text:style-name="P539">6,3246</text:p>
          </table:table-cell>
          <table:table-cell table:style-name="Table30.H9" office:value-type="float" office:value="3.68887945411394">
            <text:p text:style-name="P539">3,6889</text:p>
          </table:table-cell>
          <table:table-cell table:style-name="Table30.I9" office:value-type="float" office:value="1.60205999132796">
            <text:p text:style-name="P539">1,6021</text:p>
          </table:table-cell>
        </table:table-row>
        <table:table-row table:style-name="Table30.1">
          <table:table-cell table:style-name="Table30.A10" office:value-type="string">
            <text:p text:style-name="P537">0,8</text:p>
          </table:table-cell>
          <table:table-cell table:style-name="Table30.B10" office:value-type="float" office:value="0.894427190999916">
            <text:p text:style-name="P539">0,8944</text:p>
          </table:table-cell>
          <table:table-cell table:style-name="Table30.C10" office:value-type="float" office:value="-0.22314355131421">
            <text:p text:style-name="P539">-0,2231</text:p>
          </table:table-cell>
          <table:table-cell table:style-name="Table30.D10" office:value-type="float" office:value="-0.0969100130080564">
            <text:p text:style-name="P539">-0,0969</text:p>
          </table:table-cell>
          <table:table-cell table:style-name="Table30.E1">
            <text:p text:style-name="P539"/>
          </table:table-cell>
          <table:table-cell table:style-name="Table30.F10" office:value-type="string">
            <text:p text:style-name="P537">50</text:p>
          </table:table-cell>
          <table:table-cell table:style-name="Table30.G10" office:value-type="float" office:value="7.07106781186548">
            <text:p text:style-name="P539">7,0711</text:p>
          </table:table-cell>
          <table:table-cell table:style-name="Table30.H10" office:value-type="float" office:value="3.91202300542815">
            <text:p text:style-name="P539">3,9120</text:p>
          </table:table-cell>
          <table:table-cell table:style-name="Table30.I10" office:value-type="float" office:value="1.69897000433602">
            <text:p text:style-name="P539">1,6990</text:p>
          </table:table-cell>
        </table:table-row>
        <table:table-row table:style-name="Table30.1">
          <table:table-cell table:style-name="Table30.A11" office:value-type="string">
            <text:p text:style-name="P537">0,9</text:p>
          </table:table-cell>
          <table:table-cell table:style-name="Table30.B11" office:value-type="float" office:value="0.948683298050514">
            <text:p text:style-name="P539">0,9487</text:p>
          </table:table-cell>
          <table:table-cell table:style-name="Table30.C11" office:value-type="float" office:value="-0.105360515657826">
            <text:p text:style-name="P539">-0,1054</text:p>
          </table:table-cell>
          <table:table-cell table:style-name="Table30.D11" office:value-type="float" office:value="-0.0457574905606751">
            <text:p text:style-name="P539">-0,0458</text:p>
          </table:table-cell>
          <table:table-cell table:style-name="Table30.E1">
            <text:p text:style-name="P539"/>
          </table:table-cell>
          <table:table-cell table:style-name="Table30.F11" office:value-type="string">
            <text:p text:style-name="P537">60</text:p>
          </table:table-cell>
          <table:table-cell table:style-name="Table30.G11" office:value-type="float" office:value="7.74596669241483">
            <text:p text:style-name="P539">7,7460</text:p>
          </table:table-cell>
          <table:table-cell table:style-name="Table30.H11" office:value-type="float" office:value="4.0943445622221">
            <text:p text:style-name="P539">4,0943</text:p>
          </table:table-cell>
          <table:table-cell table:style-name="Table30.I11" office:value-type="float" office:value="1.77815125038364">
            <text:p text:style-name="P539">1,7782</text:p>
          </table:table-cell>
        </table:table-row>
        <table:table-row table:style-name="Table30.1">
          <table:table-cell table:style-name="Table30.A12" office:value-type="string">
            <text:p text:style-name="P537">1</text:p>
          </table:table-cell>
          <table:table-cell table:style-name="Table30.B12" office:value-type="float" office:value="1">
            <text:p text:style-name="P539">1,0000</text:p>
          </table:table-cell>
          <table:table-cell table:style-name="Table30.C12" office:value-type="float" office:value="0">
            <text:p text:style-name="P539">0,0000</text:p>
          </table:table-cell>
          <table:table-cell table:style-name="Table30.D12" office:value-type="float" office:value="0">
            <text:p text:style-name="P539">0,0000</text:p>
          </table:table-cell>
          <table:table-cell table:style-name="Table30.E1">
            <text:p text:style-name="P539"/>
          </table:table-cell>
          <table:table-cell table:style-name="Table30.F12" office:value-type="string">
            <text:p text:style-name="P537">70</text:p>
          </table:table-cell>
          <table:table-cell table:style-name="Table30.G12" office:value-type="float" office:value="8.36660026534076">
            <text:p text:style-name="P539">8,3666</text:p>
          </table:table-cell>
          <table:table-cell table:style-name="Table30.H12" office:value-type="float" office:value="4.24849524204936">
            <text:p text:style-name="P539">4,2485</text:p>
          </table:table-cell>
          <table:table-cell table:style-name="Table30.I12" office:value-type="float" office:value="1.84509804001426">
            <text:p text:style-name="P539">1,8451</text:p>
          </table:table-cell>
        </table:table-row>
        <table:table-row table:style-name="Table30.1">
          <table:table-cell table:style-name="Table30.A13" office:value-type="string">
            <text:p text:style-name="P537">2</text:p>
          </table:table-cell>
          <table:table-cell table:style-name="Table30.B13" office:value-type="float" office:value="1.4142135623731">
            <text:p text:style-name="P539">1,4142</text:p>
          </table:table-cell>
          <table:table-cell table:style-name="Table30.C13" office:value-type="float" office:value="0.693147180559945">
            <text:p text:style-name="P539">0,6931</text:p>
          </table:table-cell>
          <table:table-cell table:style-name="Table30.D13" office:value-type="float" office:value="0.301029995663981">
            <text:p text:style-name="P539">0,3010</text:p>
          </table:table-cell>
          <table:table-cell table:style-name="Table30.E1">
            <text:p text:style-name="P539"/>
          </table:table-cell>
          <table:table-cell table:style-name="Table30.F13" office:value-type="string">
            <text:p text:style-name="P537">80</text:p>
          </table:table-cell>
          <table:table-cell table:style-name="Table30.G13" office:value-type="float" office:value="8.94427190999916">
            <text:p text:style-name="P539">8,9443</text:p>
          </table:table-cell>
          <table:table-cell table:style-name="Table30.H13" office:value-type="float" office:value="4.38202663467388">
            <text:p text:style-name="P539">4,3820</text:p>
          </table:table-cell>
          <table:table-cell table:style-name="Table30.I13" office:value-type="float" office:value="1.90308998699194">
            <text:p text:style-name="P539">1,9031</text:p>
          </table:table-cell>
        </table:table-row>
        <table:table-row table:style-name="Table30.1">
          <table:table-cell table:style-name="Table30.A14" office:value-type="string">
            <text:p text:style-name="P537">3</text:p>
          </table:table-cell>
          <table:table-cell table:style-name="Table30.B14" office:value-type="float" office:value="1.73205080756888">
            <text:p text:style-name="P539">1,7321</text:p>
          </table:table-cell>
          <table:table-cell table:style-name="Table30.C14" office:value-type="float" office:value="1.09861228866811">
            <text:p text:style-name="P539">1,0986</text:p>
          </table:table-cell>
          <table:table-cell table:style-name="Table30.D14" office:value-type="float" office:value="0.477121254719662">
            <text:p text:style-name="P539">0,4771</text:p>
          </table:table-cell>
          <table:table-cell table:style-name="Table30.E1">
            <text:p text:style-name="P539"/>
          </table:table-cell>
          <table:table-cell table:style-name="Table30.F14" office:value-type="string">
            <text:p text:style-name="P537">90</text:p>
          </table:table-cell>
          <table:table-cell table:style-name="Table30.G14" office:value-type="float" office:value="9.48683298050514">
            <text:p text:style-name="P539">9,4868</text:p>
          </table:table-cell>
          <table:table-cell table:style-name="Table30.H14" office:value-type="float" office:value="4.49980967033027">
            <text:p text:style-name="P539">4,4998</text:p>
          </table:table-cell>
          <table:table-cell table:style-name="Table30.I14" office:value-type="float" office:value="1.95424250943932">
            <text:p text:style-name="P539">1,9542</text:p>
          </table:table-cell>
        </table:table-row>
        <table:table-row table:style-name="Table30.1">
          <table:table-cell table:style-name="Table30.A15" office:value-type="string">
            <text:p text:style-name="P537">4</text:p>
          </table:table-cell>
          <table:table-cell table:style-name="Table30.B15" office:value-type="float" office:value="2">
            <text:p text:style-name="P539">2,0000</text:p>
          </table:table-cell>
          <table:table-cell table:style-name="Table30.C15" office:value-type="float" office:value="1.38629436111989">
            <text:p text:style-name="P539">1,3863</text:p>
          </table:table-cell>
          <table:table-cell table:style-name="Table30.D15" office:value-type="float" office:value="0.602059991327962">
            <text:p text:style-name="P539">0,6021</text:p>
          </table:table-cell>
          <table:table-cell table:style-name="Table30.E1">
            <text:p text:style-name="P539"/>
          </table:table-cell>
          <table:table-cell table:style-name="Table30.F15" office:value-type="string">
            <text:p text:style-name="P537">100</text:p>
          </table:table-cell>
          <table:table-cell table:style-name="Table30.G15" office:value-type="float" office:value="10">
            <text:p text:style-name="P539">10,0000</text:p>
          </table:table-cell>
          <table:table-cell table:style-name="Table30.H15" office:value-type="float" office:value="4.60517018598809">
            <text:p text:style-name="P539">4,6052</text:p>
          </table:table-cell>
          <table:table-cell table:style-name="Table30.I15" office:value-type="float" office:value="2">
            <text:p text:style-name="P539">2,0000</text:p>
          </table:table-cell>
        </table:table-row>
        <table:table-row table:style-name="Table30.1">
          <table:table-cell table:style-name="Table30.A16" office:value-type="string">
            <text:p text:style-name="P537">5</text:p>
          </table:table-cell>
          <table:table-cell table:style-name="Table30.B16" office:value-type="float" office:value="2.23606797749979">
            <text:p text:style-name="P539">2,2361</text:p>
          </table:table-cell>
          <table:table-cell table:style-name="Table30.C16" office:value-type="float" office:value="1.6094379124341">
            <text:p text:style-name="P539">1,6094</text:p>
          </table:table-cell>
          <table:table-cell table:style-name="Table30.D16" office:value-type="float" office:value="0.698970004336019">
            <text:p text:style-name="P539">0,6990</text:p>
          </table:table-cell>
          <table:table-cell table:style-name="Table30.E1">
            <text:p text:style-name="P539"/>
          </table:table-cell>
          <table:table-cell table:style-name="Table30.F16" office:value-type="string">
            <text:p text:style-name="P537"/>
          </table:table-cell>
          <table:table-cell table:style-name="Table30.G16">
            <text:p text:style-name="P539"/>
          </table:table-cell>
          <table:table-cell table:style-name="Table30.H16">
            <text:p text:style-name="P539"/>
          </table:table-cell>
          <table:table-cell table:style-name="Table30.I16">
            <text:p text:style-name="P539"/>
          </table:table-cell>
        </table:table-row>
      </table:table>
      <text:p text:style-name="Standard"><text:soft-page-break/></text:p>
      <text:p text:style-name="P486"/>
      <text:h text:style-name="P501" text:outline-level="1"><text:bookmark-start text:name="__RefHeading___Toc73436_3151152902"/>ITU Regions<text:bookmark-end text:name="__RefHeading___Toc73436_3151152902"/></text:h>
      <text:p text:style-name="P352"><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352"/>
      <text:h text:style-name="P502"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7">A</text:p>
          </table:table-cell>
          <table:table-cell table:style-name="Table40.A1" office:value-type="string">
            <text:p text:style-name="Table_20_Contents">Alpha</text:p>
          </table:table-cell>
          <table:table-cell table:style-name="Table40.A1" office:value-type="string">
            <text:p text:style-name="P247">N</text:p>
          </table:table-cell>
          <table:table-cell table:style-name="Table40.A1" office:value-type="string">
            <text:p text:style-name="Table_20_Contents"><text:span text:style-name="T93">N</text:span><text:span text:style-name="T92">ovember</text:span></text:p>
          </table:table-cell>
        </table:table-row>
        <table:table-row>
          <table:table-cell table:style-name="Table40.A1" office:value-type="string">
            <text:p text:style-name="P247">B</text:p>
          </table:table-cell>
          <table:table-cell table:style-name="Table40.A1" office:value-type="string">
            <text:p text:style-name="Table_20_Contents"><text:span text:style-name="T93">B</text:span><text:span text:style-name="T92">ravo</text:span></text:p>
          </table:table-cell>
          <table:table-cell table:style-name="Table40.A1" office:value-type="string">
            <text:p text:style-name="P247">O</text:p>
          </table:table-cell>
          <table:table-cell table:style-name="Table40.A1" office:value-type="string">
            <text:p text:style-name="Table_20_Contents">Oscar</text:p>
          </table:table-cell>
        </table:table-row>
        <table:table-row>
          <table:table-cell table:style-name="Table40.A1" office:value-type="string">
            <text:p text:style-name="P247">C</text:p>
          </table:table-cell>
          <table:table-cell table:style-name="Table40.A1" office:value-type="string">
            <text:p text:style-name="Table_20_Contents"><text:span text:style-name="T93">C</text:span><text:span text:style-name="T92">harlie</text:span></text:p>
          </table:table-cell>
          <table:table-cell table:style-name="Table40.A1" office:value-type="string">
            <text:p text:style-name="P247">P</text:p>
          </table:table-cell>
          <table:table-cell table:style-name="Table40.A1" office:value-type="string">
            <text:p text:style-name="Table_20_Contents">Papa</text:p>
          </table:table-cell>
        </table:table-row>
        <table:table-row>
          <table:table-cell table:style-name="Table40.A1" office:value-type="string">
            <text:p text:style-name="P247">D</text:p>
          </table:table-cell>
          <table:table-cell table:style-name="Table40.A1" office:value-type="string">
            <text:p text:style-name="Table_20_Contents"><text:span text:style-name="T93">D</text:span><text:span text:style-name="T92">elta</text:span></text:p>
          </table:table-cell>
          <table:table-cell table:style-name="Table40.A1" office:value-type="string">
            <text:p text:style-name="P247">Q</text:p>
          </table:table-cell>
          <table:table-cell table:style-name="Table40.A1" office:value-type="string">
            <text:p text:style-name="Table_20_Contents"><text:span text:style-name="T93">Q</text:span><text:span text:style-name="T92">uebec</text:span></text:p>
          </table:table-cell>
        </table:table-row>
        <table:table-row>
          <table:table-cell table:style-name="Table40.A1" office:value-type="string">
            <text:p text:style-name="P247">E</text:p>
          </table:table-cell>
          <table:table-cell table:style-name="Table40.A1" office:value-type="string">
            <text:p text:style-name="Table_20_Contents">Echo</text:p>
          </table:table-cell>
          <table:table-cell table:style-name="Table40.A1" office:value-type="string">
            <text:p text:style-name="P247">R</text:p>
          </table:table-cell>
          <table:table-cell table:style-name="Table40.A1" office:value-type="string">
            <text:p text:style-name="Table_20_Contents">Romeo</text:p>
          </table:table-cell>
        </table:table-row>
        <table:table-row>
          <table:table-cell table:style-name="Table40.A1" office:value-type="string">
            <text:p text:style-name="P247">F</text:p>
          </table:table-cell>
          <table:table-cell table:style-name="Table40.A1" office:value-type="string">
            <text:p text:style-name="Table_20_Contents"><text:span text:style-name="T93">F</text:span><text:span text:style-name="T92">ox-Trott</text:span></text:p>
          </table:table-cell>
          <table:table-cell table:style-name="Table40.A1" office:value-type="string">
            <text:p text:style-name="P247">S</text:p>
          </table:table-cell>
          <table:table-cell table:style-name="Table40.A1" office:value-type="string">
            <text:p text:style-name="Table_20_Contents"><text:span text:style-name="T93">S</text:span><text:span text:style-name="T92">ierra</text:span></text:p>
          </table:table-cell>
        </table:table-row>
        <table:table-row>
          <table:table-cell table:style-name="Table40.A1" office:value-type="string">
            <text:p text:style-name="P247">G</text:p>
          </table:table-cell>
          <table:table-cell table:style-name="Table40.A1" office:value-type="string">
            <text:p text:style-name="Table_20_Contents">Golf</text:p>
          </table:table-cell>
          <table:table-cell table:style-name="Table40.A1" office:value-type="string">
            <text:p text:style-name="P247">T</text:p>
          </table:table-cell>
          <table:table-cell table:style-name="Table40.A1" office:value-type="string">
            <text:p text:style-name="Table_20_Contents">Tango</text:p>
          </table:table-cell>
        </table:table-row>
        <table:table-row>
          <table:table-cell table:style-name="Table40.A1" office:value-type="string">
            <text:p text:style-name="P247">H</text:p>
          </table:table-cell>
          <table:table-cell table:style-name="Table40.A1" office:value-type="string">
            <text:p text:style-name="Table_20_Contents"><text:span text:style-name="T93">H</text:span><text:span text:style-name="T92">otel</text:span></text:p>
          </table:table-cell>
          <table:table-cell table:style-name="Table40.A1" office:value-type="string">
            <text:p text:style-name="P247">U</text:p>
          </table:table-cell>
          <table:table-cell table:style-name="Table40.A1" office:value-type="string">
            <text:p text:style-name="Table_20_Contents">Uniform</text:p>
          </table:table-cell>
        </table:table-row>
        <table:table-row>
          <table:table-cell table:style-name="Table40.A1" office:value-type="string">
            <text:p text:style-name="P247">I</text:p>
          </table:table-cell>
          <table:table-cell table:style-name="Table40.A1" office:value-type="string">
            <text:p text:style-name="Table_20_Contents"><text:span text:style-name="T93">I</text:span><text:span text:style-name="T92">ndia</text:span></text:p>
          </table:table-cell>
          <table:table-cell table:style-name="Table40.A1" office:value-type="string">
            <text:p text:style-name="P247">V</text:p>
          </table:table-cell>
          <table:table-cell table:style-name="Table40.A1" office:value-type="string">
            <text:p text:style-name="Table_20_Contents">Victor</text:p>
          </table:table-cell>
        </table:table-row>
        <table:table-row>
          <table:table-cell table:style-name="Table40.A1" office:value-type="string">
            <text:p text:style-name="P247">J</text:p>
          </table:table-cell>
          <table:table-cell table:style-name="Table40.A1" office:value-type="string">
            <text:p text:style-name="Table_20_Contents">Juliet</text:p>
          </table:table-cell>
          <table:table-cell table:style-name="Table40.A1" office:value-type="string">
            <text:p text:style-name="P247">W</text:p>
          </table:table-cell>
          <table:table-cell table:style-name="Table40.A1" office:value-type="string">
            <text:p text:style-name="Table_20_Contents">Whisky</text:p>
          </table:table-cell>
        </table:table-row>
        <table:table-row>
          <table:table-cell table:style-name="Table40.A1" office:value-type="string">
            <text:p text:style-name="P247">K</text:p>
          </table:table-cell>
          <table:table-cell table:style-name="Table40.A1" office:value-type="string">
            <text:p text:style-name="Table_20_Contents">Kilo</text:p>
          </table:table-cell>
          <table:table-cell table:style-name="Table40.A1" office:value-type="string">
            <text:p text:style-name="P247">X</text:p>
          </table:table-cell>
          <table:table-cell table:style-name="Table40.A1" office:value-type="string">
            <text:p text:style-name="Table_20_Contents">X-Ray</text:p>
          </table:table-cell>
        </table:table-row>
        <table:table-row>
          <table:table-cell table:style-name="Table40.A1" office:value-type="string">
            <text:p text:style-name="P247">L</text:p>
          </table:table-cell>
          <table:table-cell table:style-name="Table40.A1" office:value-type="string">
            <text:p text:style-name="Table_20_Contents">Lima</text:p>
          </table:table-cell>
          <table:table-cell table:style-name="Table40.A1" office:value-type="string">
            <text:p text:style-name="P247">Y</text:p>
          </table:table-cell>
          <table:table-cell table:style-name="Table40.A1" office:value-type="string">
            <text:p text:style-name="Table_20_Contents"><text:span text:style-name="T93">Y</text:span><text:span text:style-name="T92">ankee</text:span></text:p>
          </table:table-cell>
        </table:table-row>
        <table:table-row>
          <table:table-cell table:style-name="Table40.A1" office:value-type="string">
            <text:p text:style-name="P247">M</text:p>
          </table:table-cell>
          <table:table-cell table:style-name="Table40.A1" office:value-type="string">
            <text:p text:style-name="Table_20_Contents">Mike</text:p>
          </table:table-cell>
          <table:table-cell table:style-name="Table40.A1" office:value-type="string">
            <text:p text:style-name="P247">Z</text:p>
          </table:table-cell>
          <table:table-cell table:style-name="Table40.A1" office:value-type="string">
            <text:p text:style-name="Table_20_Contents"><text:span text:style-name="T93">Z</text:span><text:span text:style-name="T92">ulu</text:span></text:p>
          </table:table-cell>
        </table:table-row>
      </table:table>
      <text:p text:style-name="P31">Widespread usage, occasionally replaced by country names.</text:p>
      <text:p text:style-name="P444"/>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9">1</text:p>
          </table:table-cell>
          <table:table-cell table:style-name="Table41.A1" office:value-type="string">
            <text:p text:style-name="Table_20_Contents">Unaone</text:p>
          </table:table-cell>
          <table:table-cell table:style-name="Table41.A1" office:value-type="string">
            <text:p text:style-name="P279">6</text:p>
          </table:table-cell>
          <table:table-cell table:style-name="Table41.A1" office:value-type="string">
            <text:p text:style-name="Table_20_Contents">Soxisix</text:p>
          </table:table-cell>
        </table:table-row>
        <table:table-row>
          <table:table-cell table:style-name="Table41.A1" office:value-type="string">
            <text:p text:style-name="P279">2</text:p>
          </table:table-cell>
          <table:table-cell table:style-name="Table41.A1" office:value-type="string">
            <text:p text:style-name="Table_20_Contents">Bissotwo</text:p>
          </table:table-cell>
          <table:table-cell table:style-name="Table41.A1" office:value-type="string">
            <text:p text:style-name="P279">7</text:p>
          </table:table-cell>
          <table:table-cell table:style-name="Table41.A1" office:value-type="string">
            <text:p text:style-name="Table_20_Contents"><text:span text:style-name="T94">Setteseven</text:span><text:span text:style-name="T93"> </text:span></text:p>
          </table:table-cell>
        </table:table-row>
        <table:table-row>
          <table:table-cell table:style-name="Table41.A1" office:value-type="string">
            <text:p text:style-name="P279">3</text:p>
          </table:table-cell>
          <table:table-cell table:style-name="Table41.A1" office:value-type="string">
            <text:p text:style-name="Table_20_Contents">Terrathree</text:p>
          </table:table-cell>
          <table:table-cell table:style-name="Table41.A1" office:value-type="string">
            <text:p text:style-name="P279">8</text:p>
          </table:table-cell>
          <table:table-cell table:style-name="Table41.A1" office:value-type="string">
            <text:p text:style-name="Table_20_Contents">Oktoeight </text:p>
          </table:table-cell>
        </table:table-row>
        <table:table-row>
          <table:table-cell table:style-name="Table41.A1" office:value-type="string">
            <text:p text:style-name="P279">4</text:p>
          </table:table-cell>
          <table:table-cell table:style-name="Table41.A1" office:value-type="string">
            <text:p text:style-name="Table_20_Contents">Kartefour</text:p>
          </table:table-cell>
          <table:table-cell table:style-name="Table41.A1" office:value-type="string">
            <text:p text:style-name="P279">9</text:p>
          </table:table-cell>
          <table:table-cell table:style-name="Table41.A1" office:value-type="string">
            <text:p text:style-name="Table_20_Contents">Novenine</text:p>
          </table:table-cell>
        </table:table-row>
        <table:table-row>
          <table:table-cell table:style-name="Table41.A1" office:value-type="string">
            <text:p text:style-name="P279">5</text:p>
          </table:table-cell>
          <table:table-cell table:style-name="Table41.A1" office:value-type="string">
            <text:p text:style-name="Table_20_Contents"><text:span text:style-name="T127">Pantafive</text:span> </text:p>
          </table:table-cell>
          <table:table-cell table:style-name="Table41.A1" office:value-type="string">
            <text:p text:style-name="P279">0</text:p>
          </table:table-cell>
          <table:table-cell table:style-name="Table41.A1" office:value-type="string">
            <text:p text:style-name="Table_20_Contents">Nadazero</text:p>
          </table:table-cell>
        </table:table-row>
        <table:table-row>
          <table:table-cell table:style-name="Table41.A1" office:value-type="string">
            <text:p text:style-name="P281">•</text:p>
          </table:table-cell>
          <table:table-cell table:style-name="Table41.A1" office:value-type="string">
            <text:p text:style-name="Table_20_Contents">Decimal</text:p>
          </table:table-cell>
          <table:table-cell table:style-name="Table41.A1" office:value-type="string">
            <text:p text:style-name="P279"/>
          </table:table-cell>
          <table:table-cell table:style-name="Table41.A1" office:value-type="string">
            <text:p text:style-name="Table_20_Contents"/>
          </table:table-cell>
        </table:table-row>
      </table:table>
      <text:p text:style-name="P26">Rare usage, only if transmission difficulties. <text:span text:style-name="T184">Usually, the numbers are sent in english.</text:span></text:p>
      <text:h text:style-name="P503"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7">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6">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6">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6">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6">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6">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6">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6">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6">DX</text:p>
          </table:table-cell>
          <table:table-cell table:style-name="Table10.B9" office:value-type="string">
            <text:p text:style-name="Table_20_Contents">Distant contact <text:span text:style-name="T53">(inter-continental)</text:span></text:p>
          </table:table-cell>
        </table:table-row>
        <table:table-row table:style-name="Table10.1">
          <table:table-cell table:style-name="Table10.A2" office:value-type="string">
            <text:p text:style-name="P326">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6">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31">ITU</text:p>
          </table:table-cell>
          <table:table-cell table:style-name="Table10.B12" office:value-type="string">
            <text:p text:style-name="P330">International Telecommunication Union</text:p>
          </table:table-cell>
        </table:table-row>
        <table:table-row table:style-name="Table10.1">
          <table:table-cell table:style-name="Table10.A2" office:value-type="string">
            <text:p text:style-name="P326">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6">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40">RR</text:p>
          </table:table-cell>
          <table:table-cell table:style-name="Table10.B15" office:value-type="string">
            <text:p text:style-name="P341">Radio Regulations</text:p>
          </table:table-cell>
        </table:table-row>
        <table:table-row table:style-name="Table10.1">
          <table:table-cell table:style-name="Table10.A2" office:value-type="string">
            <text:p text:style-name="P326">SSB</text:p>
          </table:table-cell>
          <table:table-cell table:style-name="Table10.B16" office:value-type="string">
            <text:p text:style-name="Table_20_Contents">Single Side Band</text:p>
          </table:table-cell>
        </table:table-row>
      </table:table>
      <text:p text:style-name="P320"/>
      <text:h text:style-name="P504" text:outline-level="1" text:is-list-header="true"><text:bookmark-start text:name="__RefHeading___Toc5430_125883045"/>References<text:bookmark-end text:name="__RefHeading___Toc5430_125883045"/></text:h>
      <text:p text:style-name="P325"><text:span text:style-name="T91">[1] </text:span><text:span text:style-name="T53">ITU Radio Regulation, </text:span><text:span text:style-name="T45">2020</text:span><text:span text:style-name="T53"><text:line-break/></text:span><text:a xlink:type="simple" xlink:href="https://www.itu.int/pub/R-REG-RR-2020" text:style-name="Internet_20_link" text:visited-style-name="Visited_20_Internet_20_Link">https://www.itu.int/pub/R-REG-RR-2020</text:a></text:p>
      <text:p text:style-name="P115"><text:span text:style-name="T91">[2] </text:span>IARU Region 1 Band Plan, <text:span text:style-name="T43">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5"><text:span text:style-name="T91">[3] </text:span>IARU Region 2 Band Plan, <text:span text:style-name="T4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5"><text:span text:style-name="T91">[4] </text:span>IARU Region 3 Band Plan, <text:span text:style-name="T43">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5"><text:span text:style-name="T91">[5] </text:span>Recommendation M.1772-0, <text:span text:style-name="T43">1995 Edition</text:span><text:line-break/><text:a xlink:type="simple" xlink:href="https://www.itu.int/rec/R-REC-M.1172-0-199510-I/en" text:style-name="Internet_20_link" text:visited-style-name="Visited_20_Internet_20_Link">https://www.itu.int/rec/R-REC-M.1172-0-199510-I/en</text:a></text:p>
      <text:p text:style-name="P1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5">
      <number:number number:decimal-places="4" number:min-decimal-places="4" number:min-integer-digits="1" number:grouping="true"/>
    </number:number-style>
    <number:number-style style:name="N114">
      <number:number number:decimal-places="4" number:min-decimal-places="4" number:min-integer-digits="1"/>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Band Plans</text:chapter><text:span text:style-name="MT1"><text:tab/></text:span><text:span text:style-name="MT1"><text:page-number text:select-page="current">21</text:page-number></text:span></text:p>
      </style:header>
      <style:header-left>
        <text:p text:style-name="MP2"><text:page-number text:select-page="current">20</text:page-number><text:tab/><text:chapter text:display="name" text:outline-level="1">Band Pla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3-05T11:40:04.376720757</dc:date>
    <meta:editing-duration>P9DT20H34M19S</meta:editing-duration>
    <meta:editing-cycles>472</meta:editing-cycles>
    <meta:generator>LibreOffice/7.5.0.3$MacOSX_X86_64 LibreOffice_project/c21113d003cd3efa8c53188764377a8272d9d6de</meta:generator>
    <meta:print-date>2023-01-28T14:02:03.649001226</meta:print-date>
    <meta:document-statistic meta:table-count="50" meta:image-count="7" meta:object-count="71" meta:page-count="71" meta:paragraph-count="2803" meta:word-count="7249" meta:character-count="38072" meta:non-whitespace-character-count="32784"/>
  </office:meta>
</office:document-meta>
</file>

<file path=Object 1/content.xml><?xml version="1.0" encoding="utf-8"?>
<math xmlns="http://www.w3.org/1998/Math/MathML" display="block">
  <semantics>
    <mrow>
      <msqrt>
        <mn>3</mn>
      </msqrt>
      <mo stretchy="false">/</mo>
      <mn>2</mn>
    </mrow>
    <annotation encoding="StarMath 5.0">sqrt{ 3 }/{ 2 }</annotation>
  </semantics>
</math>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i>i</mi>
        </msub>
      </mfrac>
      <mo stretchy="false">=</mo>
      <mrow>
        <mo stretchy="false">−</mo>
        <mfrac>
          <msub>
            <mi>R</mi>
            <mn>2</mn>
          </msub>
          <msub>
            <mi>R</mi>
            <mn>1</mn>
          </msub>
        </mfrac>
      </mrow>
    </mrow>
    <annotation encoding="StarMath 5.0">frac {V_out}{ V_{i} }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content.xml><?xml version="1.0" encoding="utf-8"?>
<math xmlns="http://www.w3.org/1998/Math/MathML" display="block">
  <semantics>
    <mrow>
      <mrow>
        <mo stretchy="false">−</mo>
        <mn>1</mn>
      </mrow>
      <mo stretchy="false">/</mo>
      <mn>2</mn>
    </mrow>
    <annotation encoding="StarMath 5.0">-1/2</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sqrt>
      <mi mathvariant="normal">N</mi>
    </msqrt>
    <annotation encoding="StarMath 5.0">sqrt N</annotation>
  </semantics>
</math>
</file>

<file path=Object 37/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38/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39/content.xml><?xml version="1.0" encoding="utf-8"?>
<math xmlns="http://www.w3.org/1998/Math/MathML" display="block">
  <semantics>
    <msqrt>
      <mi mathvariant="normal">N</mi>
    </msqrt>
    <annotation encoding="StarMath 5.0">sqrt N</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41/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2/content.xml><?xml version="1.0" encoding="utf-8"?>
<math xmlns="http://www.w3.org/1998/Math/MathML" display="block">
  <semantics>
    <mrow>
      <mi>π</mi>
      <mo stretchy="false">≈</mo>
      <mn>3.141592653590</mn>
    </mrow>
    <annotation encoding="StarMath 5.0">%pi approx 3.141592653590</annotation>
  </semantics>
</math>
</file>

<file path=Object 43/content.xml><?xml version="1.0" encoding="utf-8"?>
<math xmlns="http://www.w3.org/1998/Math/MathML" display="block">
  <semantics>
    <mrow>
      <mi mathvariant="normal">e</mi>
      <mo stretchy="false">≈</mo>
      <mn>2.718281828459</mn>
    </mrow>
    <annotation encoding="StarMath 5.0">func e approx 2.718281828459</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sqrt>
        <mn>3</mn>
      </msqrt>
      <mo stretchy="false">/</mo>
      <mn>2</mn>
    </mrow>
    <annotation encoding="StarMath 5.0">sqrt{ 3 }/{ 2 }</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row>
      <msqrt>
        <mn>2</mn>
      </msqrt>
      <mo stretchy="false">/</mo>
      <mn>2</mn>
    </mrow>
    <annotation encoding="StarMath 5.0">sqrt{2}/2</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row>
        <mo stretchy="false">−</mo>
        <msqrt>
          <mn>3</mn>
        </msqrt>
      </mrow>
      <mo stretchy="false">/</mo>
      <mn>3</mn>
    </mrow>
    <annotation encoding="StarMath 5.0">-sqrt{ 3 }/{ 3 }</annotation>
  </semantics>
</math>
</file>

<file path=Object 54/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